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9.46pt" svg:height="362.92pt" svg:x="402.72pt" svg:y="209.31pt">
            <loext:p draw:notify-on-update-of-ranges="Sheet1.A12:Sheet1.A106 Sheet1.B12:Sheet1.B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i</text:p>
          </table:table-cell>
          <table:table-cell table:number-columns-repeated="7"/>
          <table:table-cell office:value-type="string" calcext:value-type="string">
            <text:p>Temp (K)</text:p>
          </table:table-cell>
          <table:table-cell table:number-columns-repeated="9"/>
        </table:table-row>
        <table:table-row table:style-name="ro1">
          <table:table-cell office:value-type="float" office:value="-784.62" calcext:value-type="float">
            <text:p>-784.62</text:p>
          </table:table-cell>
          <table:table-cell office:value-type="float" office:value="11.334" calcext:value-type="float">
            <text:p>11.334</text:p>
          </table:table-cell>
          <table:table-cell office:value-type="float" office:value="0.64936" calcext:value-type="float">
            <text:p>0.64936</text:p>
          </table:table-cell>
          <table:table-cell office:value-type="float" office:value="-0.066476" calcext:value-type="float">
            <text:p>-0.066476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-0.00014164" calcext:value-type="float">
            <text:p>-0.00014164</text:p>
          </table:table-cell>
          <table:table-cell table:style-name="ce1" office:value-type="float" office:value="0.0000037127" calcext:value-type="float">
            <text:p>3.71E-0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17"/>
        </table:table-row>
        <table:table-row table:style-name="ro1">
          <table:table-cell office:value-type="float" office:value="5.6102" calcext:value-type="float">
            <text:p>5.6102</text:p>
          </table:table-cell>
          <table:table-cell office:value-type="float" office:value="-0.039763" calcext:value-type="float">
            <text:p>-0.039763</text:p>
          </table:table-cell>
          <table:table-cell office:value-type="float" office:value="0.0071242" calcext:value-type="float">
            <text:p>0.0071242</text:p>
          </table:table-cell>
          <table:table-cell office:value-type="float" office:value="-0.00095632" calcext:value-type="float">
            <text:p>-0.00095632</text:p>
          </table:table-cell>
          <table:table-cell table:style-name="ce1" office:value-type="float" office:value="0.000062681" calcext:value-type="float">
            <text:p>6.27E-05</text:p>
          </table:table-cell>
          <table:table-cell table:style-name="ce1" office:value-type="float" office:value="-0.0000010574" calcext:value-type="float">
            <text:p>-1.06E-06</text:p>
          </table:table-cell>
          <table:table-cell table:style-name="ce1" office:value-type="float" office:value="-0.000000018772" calcext:value-type="float">
            <text:p>-1.88E-0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ads</text:p>
          </table:table-cell>
          <table:table-cell table:number-columns-repeated="7"/>
          <table:table-cell office:value-type="string" calcext:value-type="string">
            <text:p>SUM ai</text:p>
          </table:table-cell>
          <table:table-cell table:number-columns-repeated="7"/>
          <table:table-cell office:value-type="string" calcext:value-type="string">
            <text:p>SUM bi</text:p>
          </table:table-cell>
        </table:table-row>
        <table:table-row table:style-name="ro1">
          <table:table-cell table:formula="of:=EXP(LN([.B12])+1/[.$I$2]*[.J12]+ ([.R12]))" office:value-type="float" office:value="0.00103706748285635" calcext:value-type="float">
            <text:p>0.001037067482856</text:p>
          </table:table-cell>
          <table:table-cell office:value-type="float" office:value="0.1" calcext:value-type="float">
            <text:p>0.1</text:p>
          </table:table-cell>
          <table:table-cell table:formula="of:=[.A$2]*[.$B12]^[.A$6]" office:value-type="float" office:value="-784.62" calcext:value-type="float">
            <text:p>-784.62</text:p>
          </table:table-cell>
          <table:table-cell table:formula="of:=[.B$2]*[.$B12]^[.B$6]" office:value-type="float" office:value="1.1334" calcext:value-type="float">
            <text:p>1.1334</text:p>
          </table:table-cell>
          <table:table-cell table:formula="of:=[.C$2]*[.$B12]^[.C$6]" office:value-type="float" office:value="0.0064936" calcext:value-type="float">
            <text:p>0.0064936</text:p>
          </table:table-cell>
          <table:table-cell table:formula="of:=[.D$2]*[.$B12]^[.D$6]" office:value-type="float" office:value="-0.000066476" calcext:value-type="float">
            <text:p>-6.6476E-05</text:p>
          </table:table-cell>
          <table:table-cell table:formula="of:=[.E$2]*[.$B12]^[.E$6]" office:value-type="float" office:value="0.0000003472" calcext:value-type="float">
            <text:p>3.472E-07</text:p>
          </table:table-cell>
          <table:table-cell table:formula="of:=[.F$2]*[.$B12]^[.F$6]" office:value-type="float" office:value="-0.0000000014164" calcext:value-type="float">
            <text:p>-1.4164E-09</text:p>
          </table:table-cell>
          <table:table-cell table:formula="of:=[.G$2]*[.$B12]^[.G$6]" office:value-type="float" office:value="0.0000000000037127" calcext:value-type="float">
            <text:p>3.7127E-12</text:p>
          </table:table-cell>
          <table:table-cell table:formula="of:=SUM([.C12:.I12])" office:value-type="float" office:value="-783.480172530213" calcext:value-type="float">
            <text:p>-783.480172530213</text:p>
          </table:table-cell>
          <table:table-cell table:formula="of:=[.A$4]*[.$B12]^[.A$6]" office:value-type="float" office:value="5.6102" calcext:value-type="float">
            <text:p>5.6102</text:p>
          </table:table-cell>
          <table:table-cell table:formula="of:=[.B$4]*[.$B12]^[.B$6]" office:value-type="float" office:value="-0.0039763" calcext:value-type="float">
            <text:p>-0.0039763</text:p>
          </table:table-cell>
          <table:table-cell table:formula="of:=[.C$4]*[.$B12]^[.C$6]" office:value-type="float" office:value="0.000071242" calcext:value-type="float">
            <text:p>7.1242E-05</text:p>
          </table:table-cell>
          <table:table-cell table:formula="of:=[.D$4]*[.$B12]^[.D$6]" office:value-type="float" office:value="-0.00000095632" calcext:value-type="float">
            <text:p>-9.5632E-07</text:p>
          </table:table-cell>
          <table:table-cell table:formula="of:=[.E$4]*[.$B12]^[.E$6]" office:value-type="float" office:value="0.0000000062681" calcext:value-type="float">
            <text:p>6.2681E-09</text:p>
          </table:table-cell>
          <table:table-cell table:formula="of:=[.F$4]*[.$B12]^[.F$6]" office:value-type="float" office:value="-0.000000000010574" calcext:value-type="float">
            <text:p>-1.0574E-11</text:p>
          </table:table-cell>
          <table:table-cell table:formula="of:=[.G$4]*[.$B12]^[.G$6]" office:value-type="float" office:value="-0.000000000000018772" calcext:value-type="float">
            <text:p>-1.8772E-14</text:p>
          </table:table-cell>
          <table:table-cell table:formula="of:=SUM([.K12:.Q12])" office:value-type="float" office:value="5.60629399193751" calcext:value-type="float">
            <text:p>5.60629399193751</text:p>
          </table:table-cell>
        </table:table-row>
        <table:table-row table:style-name="ro1">
          <table:table-cell table:formula="of:=EXP(LN([.B13])+1/[.$I$2]*[.J13]+ ([.R13]))" office:value-type="float" office:value="0.00429367325405228" calcext:value-type="float">
            <text:p>0.004293673254052</text:p>
          </table:table-cell>
          <table:table-cell office:value-type="float" office:value="0.4" calcext:value-type="float">
            <text:p>0.4</text:p>
          </table:table-cell>
          <table:table-cell table:formula="of:=[.A$2]*[.$B13]^[.A$6]" office:value-type="float" office:value="-784.62" calcext:value-type="float">
            <text:p>-784.62</text:p>
          </table:table-cell>
          <table:table-cell table:formula="of:=[.B$2]*[.$B13]^[.B$6]" office:value-type="float" office:value="4.5336" calcext:value-type="float">
            <text:p>4.5336</text:p>
          </table:table-cell>
          <table:table-cell table:formula="of:=[.C$2]*[.$B13]^[.C$6]" office:value-type="float" office:value="0.1038976" calcext:value-type="float">
            <text:p>0.1038976</text:p>
          </table:table-cell>
          <table:table-cell table:formula="of:=[.D$2]*[.$B13]^[.D$6]" office:value-type="float" office:value="-0.004254464" calcext:value-type="float">
            <text:p>-0.004254464</text:p>
          </table:table-cell>
          <table:table-cell table:formula="of:=[.E$2]*[.$B13]^[.E$6]" office:value-type="float" office:value="0.0000888832" calcext:value-type="float">
            <text:p>8.88832E-05</text:p>
          </table:table-cell>
          <table:table-cell table:formula="of:=[.F$2]*[.$B13]^[.F$6]" office:value-type="float" office:value="-0.0000014503936" calcext:value-type="float">
            <text:p>-1.4503936E-06</text:p>
          </table:table-cell>
          <table:table-cell table:formula="of:=[.G$2]*[.$B13]^[.G$6]" office:value-type="float" office:value="0.0000000152072192" calcext:value-type="float">
            <text:p>1.52072192E-08</text:p>
          </table:table-cell>
          <table:table-cell table:formula="of:=SUM([.C13:.I13])" office:value-type="float" office:value="-779.986669415986" calcext:value-type="float">
            <text:p>-779.986669415986</text:p>
          </table:table-cell>
          <table:table-cell table:formula="of:=[.A$4]*[.$B13]^[.A$6]" office:value-type="float" office:value="5.6102" calcext:value-type="float">
            <text:p>5.6102</text:p>
          </table:table-cell>
          <table:table-cell table:formula="of:=[.B$4]*[.$B13]^[.B$6]" office:value-type="float" office:value="-0.0159052" calcext:value-type="float">
            <text:p>-0.0159052</text:p>
          </table:table-cell>
          <table:table-cell table:formula="of:=[.C$4]*[.$B13]^[.C$6]" office:value-type="float" office:value="0.001139872" calcext:value-type="float">
            <text:p>0.001139872</text:p>
          </table:table-cell>
          <table:table-cell table:formula="of:=[.D$4]*[.$B13]^[.D$6]" office:value-type="float" office:value="-0.00006120448" calcext:value-type="float">
            <text:p>-6.120448E-05</text:p>
          </table:table-cell>
          <table:table-cell table:formula="of:=[.E$4]*[.$B13]^[.E$6]" office:value-type="float" office:value="0.0000016046336" calcext:value-type="float">
            <text:p>1.6046336E-06</text:p>
          </table:table-cell>
          <table:table-cell table:formula="of:=[.F$4]*[.$B13]^[.F$6]" office:value-type="float" office:value="-0.000000010827776" calcext:value-type="float">
            <text:p>-1.0827776E-08</text:p>
          </table:table-cell>
          <table:table-cell table:formula="of:=[.G$4]*[.$B13]^[.G$6]" office:value-type="float" office:value="-0.000000000076890112" calcext:value-type="float">
            <text:p>-7.6890112E-11</text:p>
          </table:table-cell>
          <table:table-cell table:formula="of:=SUM([.K13:.Q13])" office:value-type="float" office:value="5.59537506124893" calcext:value-type="float">
            <text:p>5.59537506124893</text:p>
          </table:table-cell>
        </table:table-row>
        <table:table-row table:style-name="ro1">
          <table:table-cell table:formula="of:=EXP(LN([.B14])+1/[.$I$2]*[.J14]+ ([.R14]))" office:value-type="float" office:value="0.00779620340474188" calcext:value-type="float">
            <text:p>0.007796203404742</text:p>
          </table:table-cell>
          <table:table-cell office:value-type="float" office:value="0.7" calcext:value-type="float">
            <text:p>0.7</text:p>
          </table:table-cell>
          <table:table-cell table:formula="of:=[.A$2]*[.$B14]^[.A$6]" office:value-type="float" office:value="-784.62" calcext:value-type="float">
            <text:p>-784.62</text:p>
          </table:table-cell>
          <table:table-cell table:formula="of:=[.B$2]*[.$B14]^[.B$6]" office:value-type="float" office:value="7.9338" calcext:value-type="float">
            <text:p>7.9338</text:p>
          </table:table-cell>
          <table:table-cell table:formula="of:=[.C$2]*[.$B14]^[.C$6]" office:value-type="float" office:value="0.3181864" calcext:value-type="float">
            <text:p>0.3181864</text:p>
          </table:table-cell>
          <table:table-cell table:formula="of:=[.D$2]*[.$B14]^[.D$6]" office:value-type="float" office:value="-0.022801268" calcext:value-type="float">
            <text:p>-0.022801268</text:p>
          </table:table-cell>
          <table:table-cell table:formula="of:=[.E$2]*[.$B14]^[.E$6]" office:value-type="float" office:value="0.0008336272" calcext:value-type="float">
            <text:p>0.0008336272</text:p>
          </table:table-cell>
          <table:table-cell table:formula="of:=[.F$2]*[.$B14]^[.F$6]" office:value-type="float" office:value="-0.0000238054348" calcext:value-type="float">
            <text:p>-2.38054348E-05</text:p>
          </table:table-cell>
          <table:table-cell table:formula="of:=[.G$2]*[.$B14]^[.G$6]" office:value-type="float" office:value="0.0000004367954423" calcext:value-type="float">
            <text:p>4.367954423E-07</text:p>
          </table:table-cell>
          <table:table-cell table:formula="of:=SUM([.C14:.I14])" office:value-type="float" office:value="-776.390004609439" calcext:value-type="float">
            <text:p>-776.390004609439</text:p>
          </table:table-cell>
          <table:table-cell table:formula="of:=[.A$4]*[.$B14]^[.A$6]" office:value-type="float" office:value="5.6102" calcext:value-type="float">
            <text:p>5.6102</text:p>
          </table:table-cell>
          <table:table-cell table:formula="of:=[.B$4]*[.$B14]^[.B$6]" office:value-type="float" office:value="-0.0278341" calcext:value-type="float">
            <text:p>-0.0278341</text:p>
          </table:table-cell>
          <table:table-cell table:formula="of:=[.C$4]*[.$B14]^[.C$6]" office:value-type="float" office:value="0.003490858" calcext:value-type="float">
            <text:p>0.003490858</text:p>
          </table:table-cell>
          <table:table-cell table:formula="of:=[.D$4]*[.$B14]^[.D$6]" office:value-type="float" office:value="-0.00032801776" calcext:value-type="float">
            <text:p>-0.00032801776</text:p>
          </table:table-cell>
          <table:table-cell table:formula="of:=[.E$4]*[.$B14]^[.E$6]" office:value-type="float" office:value="0.0000150497081" calcext:value-type="float">
            <text:p>1.50497081E-05</text:p>
          </table:table-cell>
          <table:table-cell table:formula="of:=[.F$4]*[.$B14]^[.F$6]" office:value-type="float" office:value="-0.000000177717218" calcext:value-type="float">
            <text:p>-1.77717218E-07</text:p>
          </table:table-cell>
          <table:table-cell table:formula="of:=[.G$4]*[.$B14]^[.G$6]" office:value-type="float" office:value="-0.000000002208507028" calcext:value-type="float">
            <text:p>-2.208507028E-09</text:p>
          </table:table-cell>
          <table:table-cell table:formula="of:=SUM([.K14:.Q14])" office:value-type="float" office:value="5.58554361002238" calcext:value-type="float">
            <text:p>5.58554361002238</text:p>
          </table:table-cell>
        </table:table-row>
        <table:table-row table:style-name="ro1">
          <table:table-cell table:formula="of:=EXP(LN([.B15])+1/[.$I$2]*[.J15]+ ([.R15]))" office:value-type="float" office:value="0.0115809286225325" calcext:value-type="float">
            <text:p>0.011580928622533</text:p>
          </table:table-cell>
          <table:table-cell office:value-type="float" office:value="1" calcext:value-type="float">
            <text:p>1</text:p>
          </table:table-cell>
          <table:table-cell table:formula="of:=[.A$2]*[.$B15]^[.A$6]" office:value-type="float" office:value="-784.62" calcext:value-type="float">
            <text:p>-784.62</text:p>
          </table:table-cell>
          <table:table-cell table:formula="of:=[.B$2]*[.$B15]^[.B$6]" office:value-type="float" office:value="11.334" calcext:value-type="float">
            <text:p>11.334</text:p>
          </table:table-cell>
          <table:table-cell table:formula="of:=[.C$2]*[.$B15]^[.C$6]" office:value-type="float" office:value="0.64936" calcext:value-type="float">
            <text:p>0.64936</text:p>
          </table:table-cell>
          <table:table-cell table:formula="of:=[.D$2]*[.$B15]^[.D$6]" office:value-type="float" office:value="-0.066476" calcext:value-type="float">
            <text:p>-0.066476</text:p>
          </table:table-cell>
          <table:table-cell table:formula="of:=[.E$2]*[.$B15]^[.E$6]" office:value-type="float" office:value="0.003472" calcext:value-type="float">
            <text:p>0.003472</text:p>
          </table:table-cell>
          <table:table-cell table:formula="of:=[.F$2]*[.$B15]^[.F$6]" office:value-type="float" office:value="-0.00014164" calcext:value-type="float">
            <text:p>-0.00014164</text:p>
          </table:table-cell>
          <table:table-cell table:formula="of:=[.G$2]*[.$B15]^[.G$6]" office:value-type="float" office:value="0.0000037127" calcext:value-type="float">
            <text:p>3.7127E-06</text:p>
          </table:table-cell>
          <table:table-cell table:formula="of:=SUM([.C15:.I15])" office:value-type="float" office:value="-772.6997819273" calcext:value-type="float">
            <text:p>-772.6997819273</text:p>
          </table:table-cell>
          <table:table-cell table:formula="of:=[.A$4]*[.$B15]^[.A$6]" office:value-type="float" office:value="5.6102" calcext:value-type="float">
            <text:p>5.6102</text:p>
          </table:table-cell>
          <table:table-cell table:formula="of:=[.B$4]*[.$B15]^[.B$6]" office:value-type="float" office:value="-0.039763" calcext:value-type="float">
            <text:p>-0.039763</text:p>
          </table:table-cell>
          <table:table-cell table:formula="of:=[.C$4]*[.$B15]^[.C$6]" office:value-type="float" office:value="0.0071242" calcext:value-type="float">
            <text:p>0.0071242</text:p>
          </table:table-cell>
          <table:table-cell table:formula="of:=[.D$4]*[.$B15]^[.D$6]" office:value-type="float" office:value="-0.000956320000000001" calcext:value-type="float">
            <text:p>-0.00095632</text:p>
          </table:table-cell>
          <table:table-cell table:formula="of:=[.E$4]*[.$B15]^[.E$6]" office:value-type="float" office:value="0.0000626810000000001" calcext:value-type="float">
            <text:p>6.26810000000001E-05</text:p>
          </table:table-cell>
          <table:table-cell table:formula="of:=[.F$4]*[.$B15]^[.F$6]" office:value-type="float" office:value="-0.0000010574" calcext:value-type="float">
            <text:p>-1.0574E-06</text:p>
          </table:table-cell>
          <table:table-cell table:formula="of:=[.G$4]*[.$B15]^[.G$6]" office:value-type="float" office:value="-0.000000018772" calcext:value-type="float">
            <text:p>-1.8772E-08</text:p>
          </table:table-cell>
          <table:table-cell table:formula="of:=SUM([.K15:.Q15])" office:value-type="float" office:value="5.576666484828" calcext:value-type="float">
            <text:p>5.576666484828</text:p>
          </table:table-cell>
        </table:table-row>
        <table:table-row table:style-name="ro1">
          <table:table-cell table:formula="of:=EXP(LN([.B16])+1/[.$I$2]*[.J16]+ ([.R16]))" office:value-type="float" office:value="0.0156849598136886" calcext:value-type="float">
            <text:p>0.015684959813689</text:p>
          </table:table-cell>
          <table:table-cell office:value-type="float" office:value="1.3" calcext:value-type="float">
            <text:p>1.3</text:p>
          </table:table-cell>
          <table:table-cell table:formula="of:=[.A$2]*[.$B16]^[.A$6]" office:value-type="float" office:value="-784.62" calcext:value-type="float">
            <text:p>-784.62</text:p>
          </table:table-cell>
          <table:table-cell table:formula="of:=[.B$2]*[.$B16]^[.B$6]" office:value-type="float" office:value="14.7342" calcext:value-type="float">
            <text:p>14.7342</text:p>
          </table:table-cell>
          <table:table-cell table:formula="of:=[.C$2]*[.$B16]^[.C$6]" office:value-type="float" office:value="1.0974184" calcext:value-type="float">
            <text:p>1.0974184</text:p>
          </table:table-cell>
          <table:table-cell table:formula="of:=[.D$2]*[.$B16]^[.D$6]" office:value-type="float" office:value="-0.146047772" calcext:value-type="float">
            <text:p>-0.146047772</text:p>
          </table:table-cell>
          <table:table-cell table:formula="of:=[.E$2]*[.$B16]^[.E$6]" office:value-type="float" office:value="0.00991637920000001" calcext:value-type="float">
            <text:p>0.0099163792</text:p>
          </table:table-cell>
          <table:table-cell table:formula="of:=[.F$2]*[.$B16]^[.F$6]" office:value-type="float" office:value="-0.000525899405200001" calcext:value-type="float">
            <text:p>-0.0005258994052</text:p>
          </table:table-cell>
          <table:table-cell table:formula="of:=[.G$2]*[.$B16]^[.G$6]" office:value-type="float" office:value="0.0000179204937743" calcext:value-type="float">
            <text:p>1.79204937743E-05</text:p>
          </table:table-cell>
          <table:table-cell table:formula="of:=SUM([.C16:.I16])" office:value-type="float" office:value="-768.925020971711" calcext:value-type="float">
            <text:p>-768.925020971711</text:p>
          </table:table-cell>
          <table:table-cell table:formula="of:=[.A$4]*[.$B16]^[.A$6]" office:value-type="float" office:value="5.6102" calcext:value-type="float">
            <text:p>5.6102</text:p>
          </table:table-cell>
          <table:table-cell table:formula="of:=[.B$4]*[.$B16]^[.B$6]" office:value-type="float" office:value="-0.0516919" calcext:value-type="float">
            <text:p>-0.0516919</text:p>
          </table:table-cell>
          <table:table-cell table:formula="of:=[.C$4]*[.$B16]^[.C$6]" office:value-type="float" office:value="0.012039898" calcext:value-type="float">
            <text:p>0.012039898</text:p>
          </table:table-cell>
          <table:table-cell table:formula="of:=[.D$4]*[.$B16]^[.D$6]" office:value-type="float" office:value="-0.00210103504" calcext:value-type="float">
            <text:p>-0.00210103504</text:p>
          </table:table-cell>
          <table:table-cell table:formula="of:=[.E$4]*[.$B16]^[.E$6]" office:value-type="float" office:value="0.0001790232041" calcext:value-type="float">
            <text:p>0.0001790232041</text:p>
          </table:table-cell>
          <table:table-cell table:formula="of:=[.F$4]*[.$B16]^[.F$6]" office:value-type="float" office:value="-0.000003926052182" calcext:value-type="float">
            <text:p>-3.926052182E-06</text:p>
          </table:table-cell>
          <table:table-cell table:formula="of:=[.G$4]*[.$B16]^[.G$6]" office:value-type="float" office:value="-0.0000000906088585480001" calcext:value-type="float">
            <text:p>-9.06088585480001E-08</text:p>
          </table:table-cell>
          <table:table-cell table:formula="of:=SUM([.K16:.Q16])" office:value-type="float" office:value="5.56862196950306" calcext:value-type="float">
            <text:p>5.56862196950306</text:p>
          </table:table-cell>
        </table:table-row>
        <table:table-row table:style-name="ro1">
          <table:table-cell table:formula="of:=EXP(LN([.B17])+1/[.$I$2]*[.J17]+ ([.R17]))" office:value-type="float" office:value="0.020146485932212" calcext:value-type="float">
            <text:p>0.020146485932212</text:p>
          </table:table-cell>
          <table:table-cell office:value-type="float" office:value="1.6" calcext:value-type="float">
            <text:p>1.6</text:p>
          </table:table-cell>
          <table:table-cell table:formula="of:=[.A$2]*[.$B17]^[.A$6]" office:value-type="float" office:value="-784.62" calcext:value-type="float">
            <text:p>-784.62</text:p>
          </table:table-cell>
          <table:table-cell table:formula="of:=[.B$2]*[.$B17]^[.B$6]" office:value-type="float" office:value="18.1344" calcext:value-type="float">
            <text:p>18.1344</text:p>
          </table:table-cell>
          <table:table-cell table:formula="of:=[.C$2]*[.$B17]^[.C$6]" office:value-type="float" office:value="1.6623616" calcext:value-type="float">
            <text:p>1.6623616</text:p>
          </table:table-cell>
          <table:table-cell table:formula="of:=[.D$2]*[.$B17]^[.D$6]" office:value-type="float" office:value="-0.272285696" calcext:value-type="float">
            <text:p>-0.272285696</text:p>
          </table:table-cell>
          <table:table-cell table:formula="of:=[.E$2]*[.$B17]^[.E$6]" office:value-type="float" office:value="0.0227540992" calcext:value-type="float">
            <text:p>0.0227540992</text:p>
          </table:table-cell>
          <table:table-cell table:formula="of:=[.F$2]*[.$B17]^[.F$6]" office:value-type="float" office:value="-0.0014852030464" calcext:value-type="float">
            <text:p>-0.0014852030464</text:p>
          </table:table-cell>
          <table:table-cell table:formula="of:=[.G$2]*[.$B17]^[.G$6]" office:value-type="float" office:value="0.0000622887698432001" calcext:value-type="float">
            <text:p>6.22887698432001E-05</text:p>
          </table:table-cell>
          <table:table-cell table:formula="of:=SUM([.C17:.I17])" office:value-type="float" office:value="-765.074192911077" calcext:value-type="float">
            <text:p>-765.074192911077</text:p>
          </table:table-cell>
          <table:table-cell table:formula="of:=[.A$4]*[.$B17]^[.A$6]" office:value-type="float" office:value="5.6102" calcext:value-type="float">
            <text:p>5.6102</text:p>
          </table:table-cell>
          <table:table-cell table:formula="of:=[.B$4]*[.$B17]^[.B$6]" office:value-type="float" office:value="-0.0636208" calcext:value-type="float">
            <text:p>-0.0636208</text:p>
          </table:table-cell>
          <table:table-cell table:formula="of:=[.C$4]*[.$B17]^[.C$6]" office:value-type="float" office:value="0.018237952" calcext:value-type="float">
            <text:p>0.018237952</text:p>
          </table:table-cell>
          <table:table-cell table:formula="of:=[.D$4]*[.$B17]^[.D$6]" office:value-type="float" office:value="-0.00391708672" calcext:value-type="float">
            <text:p>-0.00391708672</text:p>
          </table:table-cell>
          <table:table-cell table:formula="of:=[.E$4]*[.$B17]^[.E$6]" office:value-type="float" office:value="0.0004107862016" calcext:value-type="float">
            <text:p>0.0004107862016</text:p>
          </table:table-cell>
          <table:table-cell table:formula="of:=[.F$4]*[.$B17]^[.F$6]" office:value-type="float" office:value="-0.000011087642624" calcext:value-type="float">
            <text:p>-1.1087642624E-05</text:p>
          </table:table-cell>
          <table:table-cell table:formula="of:=[.G$4]*[.$B17]^[.G$6]" office:value-type="float" office:value="-0.000000314941898752" calcext:value-type="float">
            <text:p>-3.14941898752E-07</text:p>
          </table:table-cell>
          <table:table-cell table:formula="of:=SUM([.K17:.Q17])" office:value-type="float" office:value="5.56129944889708" calcext:value-type="float">
            <text:p>5.56129944889708</text:p>
          </table:table-cell>
        </table:table-row>
        <table:table-row table:style-name="ro1">
          <table:table-cell table:formula="of:=EXP(LN([.B18])+1/[.$I$2]*[.J18]+ ([.R18]))" office:value-type="float" office:value="0.0250049812503126" calcext:value-type="float">
            <text:p>0.025004981250313</text:p>
          </table:table-cell>
          <table:table-cell office:value-type="float" office:value="1.9" calcext:value-type="float">
            <text:p>1.9</text:p>
          </table:table-cell>
          <table:table-cell table:formula="of:=[.A$2]*[.$B18]^[.A$6]" office:value-type="float" office:value="-784.62" calcext:value-type="float">
            <text:p>-784.62</text:p>
          </table:table-cell>
          <table:table-cell table:formula="of:=[.B$2]*[.$B18]^[.B$6]" office:value-type="float" office:value="21.5346" calcext:value-type="float">
            <text:p>21.5346</text:p>
          </table:table-cell>
          <table:table-cell table:formula="of:=[.C$2]*[.$B18]^[.C$6]" office:value-type="float" office:value="2.3441896" calcext:value-type="float">
            <text:p>2.3441896</text:p>
          </table:table-cell>
          <table:table-cell table:formula="of:=[.D$2]*[.$B18]^[.D$6]" office:value-type="float" office:value="-0.455958884" calcext:value-type="float">
            <text:p>-0.455958884</text:p>
          </table:table-cell>
          <table:table-cell table:formula="of:=[.E$2]*[.$B18]^[.E$6]" office:value-type="float" office:value="0.0452474512" calcext:value-type="float">
            <text:p>0.0452474512</text:p>
          </table:table-cell>
          <table:table-cell table:formula="of:=[.F$2]*[.$B18]^[.F$6]" office:value-type="float" office:value="-0.0035071466236" calcext:value-type="float">
            <text:p>-0.0035071466236</text:p>
          </table:table-cell>
          <table:table-cell table:formula="of:=[.G$2]*[.$B18]^[.G$6]" office:value-type="float" office:value="0.0001746672423887" calcext:value-type="float">
            <text:p>0.000174667242389</text:p>
          </table:table-cell>
          <table:table-cell table:formula="of:=SUM([.C18:.I18])" office:value-type="float" office:value="-761.155254312181" calcext:value-type="float">
            <text:p>-761.155254312181</text:p>
          </table:table-cell>
          <table:table-cell table:formula="of:=[.A$4]*[.$B18]^[.A$6]" office:value-type="float" office:value="5.6102" calcext:value-type="float">
            <text:p>5.6102</text:p>
          </table:table-cell>
          <table:table-cell table:formula="of:=[.B$4]*[.$B18]^[.B$6]" office:value-type="float" office:value="-0.0755497" calcext:value-type="float">
            <text:p>-0.0755497</text:p>
          </table:table-cell>
          <table:table-cell table:formula="of:=[.C$4]*[.$B18]^[.C$6]" office:value-type="float" office:value="0.025718362" calcext:value-type="float">
            <text:p>0.025718362</text:p>
          </table:table-cell>
          <table:table-cell table:formula="of:=[.D$4]*[.$B18]^[.D$6]" office:value-type="float" office:value="-0.00655939888" calcext:value-type="float">
            <text:p>-0.00655939888</text:p>
          </table:table-cell>
          <table:table-cell table:formula="of:=[.E$4]*[.$B18]^[.E$6]" office:value-type="float" office:value="0.000816865060100001" calcext:value-type="float">
            <text:p>0.0008168650601</text:p>
          </table:table-cell>
          <table:table-cell table:formula="of:=[.F$4]*[.$B18]^[.F$6]" office:value-type="float" office:value="-0.000026182270826" calcext:value-type="float">
            <text:p>-2.6182270826E-05</text:p>
          </table:table-cell>
          <table:table-cell table:formula="of:=[.G$4]*[.$B18]^[.G$6]" office:value-type="float" office:value="-0.000000883145278132001" calcext:value-type="float">
            <text:p>-8.83145278132001E-07</text:p>
          </table:table-cell>
          <table:table-cell table:formula="of:=SUM([.K18:.Q18])" office:value-type="float" office:value="5.554599062764" calcext:value-type="float">
            <text:p>5.554599062764</text:p>
          </table:table-cell>
        </table:table-row>
        <table:table-row table:style-name="ro1">
          <table:table-cell table:formula="of:=EXP(LN([.B19])+1/[.$I$2]*[.J19]+ ([.R19]))" office:value-type="float" office:value="0.0303013907929055" calcext:value-type="float">
            <text:p>0.030301390792906</text:p>
          </table:table-cell>
          <table:table-cell office:value-type="float" office:value="2.2" calcext:value-type="float">
            <text:p>2.2</text:p>
          </table:table-cell>
          <table:table-cell table:formula="of:=[.A$2]*[.$B19]^[.A$6]" office:value-type="float" office:value="-784.62" calcext:value-type="float">
            <text:p>-784.62</text:p>
          </table:table-cell>
          <table:table-cell table:formula="of:=[.B$2]*[.$B19]^[.B$6]" office:value-type="float" office:value="24.9348" calcext:value-type="float">
            <text:p>24.9348</text:p>
          </table:table-cell>
          <table:table-cell table:formula="of:=[.C$2]*[.$B19]^[.C$6]" office:value-type="float" office:value="3.1429024" calcext:value-type="float">
            <text:p>3.1429024</text:p>
          </table:table-cell>
          <table:table-cell table:formula="of:=[.D$2]*[.$B19]^[.D$6]" office:value-type="float" office:value="-0.707836448" calcext:value-type="float">
            <text:p>-0.707836448</text:p>
          </table:table-cell>
          <table:table-cell table:formula="of:=[.E$2]*[.$B19]^[.E$6]" office:value-type="float" office:value="0.0813336832000001" calcext:value-type="float">
            <text:p>0.0813336832</text:p>
          </table:table-cell>
          <table:table-cell table:formula="of:=[.F$2]*[.$B19]^[.F$6]" office:value-type="float" office:value="-0.00729960436480001" calcext:value-type="float">
            <text:p>-0.0072996043648</text:p>
          </table:table-cell>
          <table:table-cell table:formula="of:=[.G$2]*[.$B19]^[.G$6]" office:value-type="float" office:value="0.000420945569580801" calcext:value-type="float">
            <text:p>0.000420945569581</text:p>
          </table:table-cell>
          <table:table-cell table:formula="of:=SUM([.C19:.I19])" office:value-type="float" office:value="-757.175679023595" calcext:value-type="float">
            <text:p>-757.175679023595</text:p>
          </table:table-cell>
          <table:table-cell table:formula="of:=[.A$4]*[.$B19]^[.A$6]" office:value-type="float" office:value="5.6102" calcext:value-type="float">
            <text:p>5.6102</text:p>
          </table:table-cell>
          <table:table-cell table:formula="of:=[.B$4]*[.$B19]^[.B$6]" office:value-type="float" office:value="-0.0874786" calcext:value-type="float">
            <text:p>-0.0874786</text:p>
          </table:table-cell>
          <table:table-cell table:formula="of:=[.C$4]*[.$B19]^[.C$6]" office:value-type="float" office:value="0.034481128" calcext:value-type="float">
            <text:p>0.034481128</text:p>
          </table:table-cell>
          <table:table-cell table:formula="of:=[.D$4]*[.$B19]^[.D$6]" office:value-type="float" office:value="-0.01018289536" calcext:value-type="float">
            <text:p>-0.01018289536</text:p>
          </table:table-cell>
          <table:table-cell table:formula="of:=[.E$4]*[.$B19]^[.E$6]" office:value-type="float" office:value="0.0014683400336" calcext:value-type="float">
            <text:p>0.0014683400336</text:p>
          </table:table-cell>
          <table:table-cell table:formula="of:=[.F$4]*[.$B19]^[.F$6]" office:value-type="float" office:value="-0.0000544945047680001" calcext:value-type="float">
            <text:p>-5.44945047680001E-05</text:p>
          </table:table-cell>
          <table:table-cell table:formula="of:=[.G$4]*[.$B19]^[.G$6]" office:value-type="float" office:value="-0.000002128367557888" calcext:value-type="float">
            <text:p>-2.128367557888E-06</text:p>
          </table:table-cell>
          <table:table-cell table:formula="of:=SUM([.K19:.Q19])" office:value-type="float" office:value="5.54843134980127" calcext:value-type="float">
            <text:p>5.54843134980127</text:p>
          </table:table-cell>
        </table:table-row>
        <table:table-row table:style-name="ro1">
          <table:table-cell table:formula="of:=EXP(LN([.B20])+1/[.$I$2]*[.J20]+ ([.R20]))" office:value-type="float" office:value="0.0360783015139931" calcext:value-type="float">
            <text:p>0.036078301513993</text:p>
          </table:table-cell>
          <table:table-cell office:value-type="float" office:value="2.5" calcext:value-type="float">
            <text:p>2.5</text:p>
          </table:table-cell>
          <table:table-cell table:formula="of:=[.A$2]*[.$B20]^[.A$6]" office:value-type="float" office:value="-784.62" calcext:value-type="float">
            <text:p>-784.62</text:p>
          </table:table-cell>
          <table:table-cell table:formula="of:=[.B$2]*[.$B20]^[.B$6]" office:value-type="float" office:value="28.335" calcext:value-type="float">
            <text:p>28.335</text:p>
          </table:table-cell>
          <table:table-cell table:formula="of:=[.C$2]*[.$B20]^[.C$6]" office:value-type="float" office:value="4.0585" calcext:value-type="float">
            <text:p>4.0585</text:p>
          </table:table-cell>
          <table:table-cell table:formula="of:=[.D$2]*[.$B20]^[.D$6]" office:value-type="float" office:value="-1.0386875" calcext:value-type="float">
            <text:p>-1.0386875</text:p>
          </table:table-cell>
          <table:table-cell table:formula="of:=[.E$2]*[.$B20]^[.E$6]" office:value-type="float" office:value="0.135625" calcext:value-type="float">
            <text:p>0.135625</text:p>
          </table:table-cell>
          <table:table-cell table:formula="of:=[.F$2]*[.$B20]^[.F$6]" office:value-type="float" office:value="-0.01383203125" calcext:value-type="float">
            <text:p>-0.01383203125</text:p>
          </table:table-cell>
          <table:table-cell table:formula="of:=[.G$2]*[.$B20]^[.G$6]" office:value-type="float" office:value="0.000906420898437501" calcext:value-type="float">
            <text:p>0.000906420898438</text:p>
          </table:table-cell>
          <table:table-cell table:formula="of:=SUM([.C20:.I20])" office:value-type="float" office:value="-753.142488110352" calcext:value-type="float">
            <text:p>-753.142488110352</text:p>
          </table:table-cell>
          <table:table-cell table:formula="of:=[.A$4]*[.$B20]^[.A$6]" office:value-type="float" office:value="5.6102" calcext:value-type="float">
            <text:p>5.6102</text:p>
          </table:table-cell>
          <table:table-cell table:formula="of:=[.B$4]*[.$B20]^[.B$6]" office:value-type="float" office:value="-0.0994075" calcext:value-type="float">
            <text:p>-0.0994075</text:p>
          </table:table-cell>
          <table:table-cell table:formula="of:=[.C$4]*[.$B20]^[.C$6]" office:value-type="float" office:value="0.04452625" calcext:value-type="float">
            <text:p>0.04452625</text:p>
          </table:table-cell>
          <table:table-cell table:formula="of:=[.D$4]*[.$B20]^[.D$6]" office:value-type="float" office:value="-0.0149425" calcext:value-type="float">
            <text:p>-0.0149425</text:p>
          </table:table-cell>
          <table:table-cell table:formula="of:=[.E$4]*[.$B20]^[.E$6]" office:value-type="float" office:value="0.0024484765625" calcext:value-type="float">
            <text:p>0.0024484765625</text:p>
          </table:table-cell>
          <table:table-cell table:formula="of:=[.F$4]*[.$B20]^[.F$6]" office:value-type="float" office:value="-0.00010326171875" calcext:value-type="float">
            <text:p>-0.00010326171875</text:p>
          </table:table-cell>
          <table:table-cell table:formula="of:=[.G$4]*[.$B20]^[.G$6]" office:value-type="float" office:value="-0.00000458300781250001" calcext:value-type="float">
            <text:p>-4.58300781250001E-06</text:p>
          </table:table-cell>
          <table:table-cell table:formula="of:=SUM([.K20:.Q20])" office:value-type="float" office:value="5.54271688183594" calcext:value-type="float">
            <text:p>5.54271688183594</text:p>
          </table:table-cell>
        </table:table-row>
        <table:table-row table:style-name="ro1">
          <table:table-cell table:formula="of:=EXP(LN([.B21])+1/[.$I$2]*[.J21]+ ([.R21]))" office:value-type="float" office:value="0.042380105996427" calcext:value-type="float">
            <text:p>0.042380105996427</text:p>
          </table:table-cell>
          <table:table-cell office:value-type="float" office:value="2.8" calcext:value-type="float">
            <text:p>2.8</text:p>
          </table:table-cell>
          <table:table-cell table:formula="of:=[.A$2]*[.$B21]^[.A$6]" office:value-type="float" office:value="-784.62" calcext:value-type="float">
            <text:p>-784.62</text:p>
          </table:table-cell>
          <table:table-cell table:formula="of:=[.B$2]*[.$B21]^[.B$6]" office:value-type="float" office:value="31.7352" calcext:value-type="float">
            <text:p>31.7352</text:p>
          </table:table-cell>
          <table:table-cell table:formula="of:=[.C$2]*[.$B21]^[.C$6]" office:value-type="float" office:value="5.0909824" calcext:value-type="float">
            <text:p>5.0909824</text:p>
          </table:table-cell>
          <table:table-cell table:formula="of:=[.D$2]*[.$B21]^[.D$6]" office:value-type="float" office:value="-1.459281152" calcext:value-type="float">
            <text:p>-1.459281152</text:p>
          </table:table-cell>
          <table:table-cell table:formula="of:=[.E$2]*[.$B21]^[.E$6]" office:value-type="float" office:value="0.2134085632" calcext:value-type="float">
            <text:p>0.2134085632</text:p>
          </table:table-cell>
          <table:table-cell table:formula="of:=[.F$2]*[.$B21]^[.F$6]" office:value-type="float" office:value="-0.0243767652352" calcext:value-type="float">
            <text:p>-0.0243767652352</text:p>
          </table:table-cell>
          <table:table-cell table:formula="of:=[.G$2]*[.$B21]^[.G$6]" office:value-type="float" office:value="0.0017891141316608" calcext:value-type="float">
            <text:p>0.001789114131661</text:p>
          </table:table-cell>
          <table:table-cell table:formula="of:=SUM([.C21:.I21])" office:value-type="float" office:value="-749.062277839904" calcext:value-type="float">
            <text:p>-749.062277839904</text:p>
          </table:table-cell>
          <table:table-cell table:formula="of:=[.A$4]*[.$B21]^[.A$6]" office:value-type="float" office:value="5.6102" calcext:value-type="float">
            <text:p>5.6102</text:p>
          </table:table-cell>
          <table:table-cell table:formula="of:=[.B$4]*[.$B21]^[.B$6]" office:value-type="float" office:value="-0.1113364" calcext:value-type="float">
            <text:p>-0.1113364</text:p>
          </table:table-cell>
          <table:table-cell table:formula="of:=[.C$4]*[.$B21]^[.C$6]" office:value-type="float" office:value="0.055853728" calcext:value-type="float">
            <text:p>0.055853728</text:p>
          </table:table-cell>
          <table:table-cell table:formula="of:=[.D$4]*[.$B21]^[.D$6]" office:value-type="float" office:value="-0.02099313664" calcext:value-type="float">
            <text:p>-0.02099313664</text:p>
          </table:table-cell>
          <table:table-cell table:formula="of:=[.E$4]*[.$B21]^[.E$6]" office:value-type="float" office:value="0.0038527252736" calcext:value-type="float">
            <text:p>0.0038527252736</text:p>
          </table:table-cell>
          <table:table-cell table:formula="of:=[.F$4]*[.$B21]^[.F$6]" office:value-type="float" office:value="-0.000181982431232" calcext:value-type="float">
            <text:p>-0.000181982431232</text:p>
          </table:table-cell>
          <table:table-cell table:formula="of:=[.G$4]*[.$B21]^[.G$6]" office:value-type="float" office:value="-0.00000904604478668801" calcext:value-type="float">
            <text:p>-9.04604478668801E-06</text:p>
          </table:table-cell>
          <table:table-cell table:formula="of:=SUM([.K21:.Q21])" office:value-type="float" office:value="5.53738588815758" calcext:value-type="float">
            <text:p>5.53738588815758</text:p>
          </table:table-cell>
        </table:table-row>
        <table:table-row table:style-name="ro1">
          <table:table-cell table:formula="of:=EXP(LN([.B22])+1/[.$I$2]*[.J22]+ ([.R22]))" office:value-type="float" office:value="0.0492531649133122" calcext:value-type="float">
            <text:p>0.049253164913312</text:p>
          </table:table-cell>
          <table:table-cell office:value-type="float" office:value="3.1" calcext:value-type="float">
            <text:p>3.1</text:p>
          </table:table-cell>
          <table:table-cell table:formula="of:=[.A$2]*[.$B22]^[.A$6]" office:value-type="float" office:value="-784.62" calcext:value-type="float">
            <text:p>-784.62</text:p>
          </table:table-cell>
          <table:table-cell table:formula="of:=[.B$2]*[.$B22]^[.B$6]" office:value-type="float" office:value="35.1354" calcext:value-type="float">
            <text:p>35.1354</text:p>
          </table:table-cell>
          <table:table-cell table:formula="of:=[.C$2]*[.$B22]^[.C$6]" office:value-type="float" office:value="6.2403496" calcext:value-type="float">
            <text:p>6.2403496</text:p>
          </table:table-cell>
          <table:table-cell table:formula="of:=[.D$2]*[.$B22]^[.D$6]" office:value-type="float" office:value="-1.980386516" calcext:value-type="float">
            <text:p>-1.980386516</text:p>
          </table:table-cell>
          <table:table-cell table:formula="of:=[.E$2]*[.$B22]^[.E$6]" office:value-type="float" office:value="0.3206464912" calcext:value-type="float">
            <text:p>0.3206464912</text:p>
          </table:table-cell>
          <table:table-cell table:formula="of:=[.F$2]*[.$B22]^[.F$6]" office:value-type="float" office:value="-0.0405503294764" calcext:value-type="float">
            <text:p>-0.0405503294764</text:p>
          </table:table-cell>
          <table:table-cell table:formula="of:=[.G$2]*[.$B22]^[.G$6]" office:value-type="float" office:value="0.0032950349164487" calcext:value-type="float">
            <text:p>0.003295034916449</text:p>
          </table:table-cell>
          <table:table-cell table:formula="of:=SUM([.C22:.I22])" office:value-type="float" office:value="-744.94124571936" calcext:value-type="float">
            <text:p>-744.94124571936</text:p>
          </table:table-cell>
          <table:table-cell table:formula="of:=[.A$4]*[.$B22]^[.A$6]" office:value-type="float" office:value="5.6102" calcext:value-type="float">
            <text:p>5.6102</text:p>
          </table:table-cell>
          <table:table-cell table:formula="of:=[.B$4]*[.$B22]^[.B$6]" office:value-type="float" office:value="-0.1232653" calcext:value-type="float">
            <text:p>-0.1232653</text:p>
          </table:table-cell>
          <table:table-cell table:formula="of:=[.C$4]*[.$B22]^[.C$6]" office:value-type="float" office:value="0.068463562" calcext:value-type="float">
            <text:p>0.068463562</text:p>
          </table:table-cell>
          <table:table-cell table:formula="of:=[.D$4]*[.$B22]^[.D$6]" office:value-type="float" office:value="-0.02848972912" calcext:value-type="float">
            <text:p>-0.02848972912</text:p>
          </table:table-cell>
          <table:table-cell table:formula="of:=[.E$4]*[.$B22]^[.E$6]" office:value-type="float" office:value="0.0057887219801" calcext:value-type="float">
            <text:p>0.0057887219801</text:p>
          </table:table-cell>
          <table:table-cell table:formula="of:=[.F$4]*[.$B22]^[.F$6]" office:value-type="float" office:value="-0.000302724642674" calcext:value-type="float">
            <text:p>-0.000302724642674</text:p>
          </table:table-cell>
          <table:table-cell table:formula="of:=[.G$4]*[.$B22]^[.G$6]" office:value-type="float" office:value="-0.000016660219099732" calcext:value-type="float">
            <text:p>-1.6660219099732E-05</text:p>
          </table:table-cell>
          <table:table-cell table:formula="of:=SUM([.K22:.Q22])" office:value-type="float" office:value="5.53237786999833" calcext:value-type="float">
            <text:p>5.53237786999833</text:p>
          </table:table-cell>
        </table:table-row>
        <table:table-row table:style-name="ro1">
          <table:table-cell table:formula="of:=EXP(LN([.B23])+1/[.$I$2]*[.J23]+ ([.R23]))" office:value-type="float" office:value="0.0567459741282862" calcext:value-type="float">
            <text:p>0.056745974128286</text:p>
          </table:table-cell>
          <table:table-cell office:value-type="float" office:value="3.4" calcext:value-type="float">
            <text:p>3.4</text:p>
          </table:table-cell>
          <table:table-cell table:formula="of:=[.A$2]*[.$B23]^[.A$6]" office:value-type="float" office:value="-784.62" calcext:value-type="float">
            <text:p>-784.62</text:p>
          </table:table-cell>
          <table:table-cell table:formula="of:=[.B$2]*[.$B23]^[.B$6]" office:value-type="float" office:value="38.5356" calcext:value-type="float">
            <text:p>38.5356</text:p>
          </table:table-cell>
          <table:table-cell table:formula="of:=[.C$2]*[.$B23]^[.C$6]" office:value-type="float" office:value="7.5066016" calcext:value-type="float">
            <text:p>7.5066016</text:p>
          </table:table-cell>
          <table:table-cell table:formula="of:=[.D$2]*[.$B23]^[.D$6]" office:value-type="float" office:value="-2.612772704" calcext:value-type="float">
            <text:p>-2.612772704</text:p>
          </table:table-cell>
          <table:table-cell table:formula="of:=[.E$2]*[.$B23]^[.E$6]" office:value-type="float" office:value="0.4639758592" calcext:value-type="float">
            <text:p>0.4639758592</text:p>
          </table:table-cell>
          <table:table-cell table:formula="of:=[.F$2]*[.$B23]^[.F$6]" office:value-type="float" office:value="-0.0643547345536001" calcext:value-type="float">
            <text:p>-0.0643547345536</text:p>
          </table:table-cell>
          <table:table-cell table:formula="of:=[.G$2]*[.$B23]^[.G$6]" office:value-type="float" office:value="0.00573539535528321" calcext:value-type="float">
            <text:p>0.005735395355283</text:p>
          </table:table-cell>
          <table:table-cell table:formula="of:=SUM([.C23:.I23])" office:value-type="float" office:value="-740.785214583998" calcext:value-type="float">
            <text:p>-740.785214583998</text:p>
          </table:table-cell>
          <table:table-cell table:formula="of:=[.A$4]*[.$B23]^[.A$6]" office:value-type="float" office:value="5.6102" calcext:value-type="float">
            <text:p>5.6102</text:p>
          </table:table-cell>
          <table:table-cell table:formula="of:=[.B$4]*[.$B23]^[.B$6]" office:value-type="float" office:value="-0.1351942" calcext:value-type="float">
            <text:p>-0.1351942</text:p>
          </table:table-cell>
          <table:table-cell table:formula="of:=[.C$4]*[.$B23]^[.C$6]" office:value-type="float" office:value="0.0823557520000001" calcext:value-type="float">
            <text:p>0.082355752</text:p>
          </table:table-cell>
          <table:table-cell table:formula="of:=[.D$4]*[.$B23]^[.D$6]" office:value-type="float" office:value="-0.03758720128" calcext:value-type="float">
            <text:p>-0.03758720128</text:p>
          </table:table-cell>
          <table:table-cell table:formula="of:=[.E$4]*[.$B23]^[.E$6]" office:value-type="float" office:value="0.00837628768160001" calcext:value-type="float">
            <text:p>0.0083762876816</text:p>
          </table:table-cell>
          <table:table-cell table:formula="of:=[.F$4]*[.$B23]^[.F$6]" office:value-type="float" office:value="-0.000480434173376001" calcext:value-type="float">
            <text:p>-0.000480434173376</text:p>
          </table:table-cell>
          <table:table-cell table:formula="of:=[.G$4]*[.$B23]^[.G$6]" office:value-type="float" office:value="-0.000028999068497152" calcext:value-type="float">
            <text:p>-2.8999068497152E-05</text:p>
          </table:table-cell>
          <table:table-cell table:formula="of:=SUM([.K23:.Q23])" office:value-type="float" office:value="5.52764120515973" calcext:value-type="float">
            <text:p>5.52764120515973</text:p>
          </table:table-cell>
        </table:table-row>
        <table:table-row table:style-name="ro1">
          <table:table-cell table:formula="of:=EXP(LN([.B24])+1/[.$I$2]*[.J24]+ ([.R24]))" office:value-type="float" office:value="0.0649093420803868" calcext:value-type="float">
            <text:p>0.064909342080387</text:p>
          </table:table-cell>
          <table:table-cell office:value-type="float" office:value="3.7" calcext:value-type="float">
            <text:p>3.7</text:p>
          </table:table-cell>
          <table:table-cell table:formula="of:=[.A$2]*[.$B24]^[.A$6]" office:value-type="float" office:value="-784.62" calcext:value-type="float">
            <text:p>-784.62</text:p>
          </table:table-cell>
          <table:table-cell table:formula="of:=[.B$2]*[.$B24]^[.B$6]" office:value-type="float" office:value="41.9358" calcext:value-type="float">
            <text:p>41.9358</text:p>
          </table:table-cell>
          <table:table-cell table:formula="of:=[.C$2]*[.$B24]^[.C$6]" office:value-type="float" office:value="8.8897384" calcext:value-type="float">
            <text:p>8.8897384</text:p>
          </table:table-cell>
          <table:table-cell table:formula="of:=[.D$2]*[.$B24]^[.D$6]" office:value-type="float" office:value="-3.367208828" calcext:value-type="float">
            <text:p>-3.367208828</text:p>
          </table:table-cell>
          <table:table-cell table:formula="of:=[.E$2]*[.$B24]^[.E$6]" office:value-type="float" office:value="0.6507086992" calcext:value-type="float">
            <text:p>0.6507086992</text:p>
          </table:table-cell>
          <table:table-cell table:formula="of:=[.F$2]*[.$B24]^[.F$6]" office:value-type="float" office:value="-0.0982187806948001" calcext:value-type="float">
            <text:p>-0.0982187806948</text:p>
          </table:table-cell>
          <table:table-cell table:formula="of:=[.G$2]*[.$B24]^[.G$6]" office:value-type="float" office:value="0.00952577243869431" calcext:value-type="float">
            <text:p>0.009525772438694</text:p>
          </table:table-cell>
          <table:table-cell table:formula="of:=SUM([.C24:.I24])" office:value-type="float" office:value="-736.599654737056" calcext:value-type="float">
            <text:p>-736.599654737056</text:p>
          </table:table-cell>
          <table:table-cell table:formula="of:=[.A$4]*[.$B24]^[.A$6]" office:value-type="float" office:value="5.6102" calcext:value-type="float">
            <text:p>5.6102</text:p>
          </table:table-cell>
          <table:table-cell table:formula="of:=[.B$4]*[.$B24]^[.B$6]" office:value-type="float" office:value="-0.1471231" calcext:value-type="float">
            <text:p>-0.1471231</text:p>
          </table:table-cell>
          <table:table-cell table:formula="of:=[.C$4]*[.$B24]^[.C$6]" office:value-type="float" office:value="0.097530298" calcext:value-type="float">
            <text:p>0.097530298</text:p>
          </table:table-cell>
          <table:table-cell table:formula="of:=[.D$4]*[.$B24]^[.D$6]" office:value-type="float" office:value="-0.04844047696" calcext:value-type="float">
            <text:p>-0.04844047696</text:p>
          </table:table-cell>
          <table:table-cell table:formula="of:=[.E$4]*[.$B24]^[.E$6]" office:value-type="float" office:value="0.0117474285641" calcext:value-type="float">
            <text:p>0.0117474285641</text:p>
          </table:table-cell>
          <table:table-cell table:formula="of:=[.F$4]*[.$B24]^[.F$6]" office:value-type="float" office:value="-0.000733243001318" calcext:value-type="float">
            <text:p>-0.000733243001318</text:p>
          </table:table-cell>
          <table:table-cell table:formula="of:=[.G$4]*[.$B24]^[.G$6]" office:value-type="float" office:value="-0.0000481638161497481" calcext:value-type="float">
            <text:p>-4.81638161497481E-05</text:p>
          </table:table-cell>
          <table:table-cell table:formula="of:=SUM([.K24:.Q24])" office:value-type="float" office:value="5.52313274278663" calcext:value-type="float">
            <text:p>5.52313274278663</text:p>
          </table:table-cell>
        </table:table-row>
        <table:table-row table:style-name="ro1">
          <table:table-cell table:formula="of:=EXP(LN([.B25])+1/[.$I$2]*[.J25]+ ([.R25]))" office:value-type="float" office:value="0.0737965829584789" calcext:value-type="float">
            <text:p>0.073796582958479</text:p>
          </table:table-cell>
          <table:table-cell office:value-type="float" office:value="4" calcext:value-type="float">
            <text:p>4</text:p>
          </table:table-cell>
          <table:table-cell table:formula="of:=[.A$2]*[.$B25]^[.A$6]" office:value-type="float" office:value="-784.62" calcext:value-type="float">
            <text:p>-784.62</text:p>
          </table:table-cell>
          <table:table-cell table:formula="of:=[.B$2]*[.$B25]^[.B$6]" office:value-type="float" office:value="45.336" calcext:value-type="float">
            <text:p>45.336</text:p>
          </table:table-cell>
          <table:table-cell table:formula="of:=[.C$2]*[.$B25]^[.C$6]" office:value-type="float" office:value="10.38976" calcext:value-type="float">
            <text:p>10.38976</text:p>
          </table:table-cell>
          <table:table-cell table:formula="of:=[.D$2]*[.$B25]^[.D$6]" office:value-type="float" office:value="-4.254464" calcext:value-type="float">
            <text:p>-4.254464</text:p>
          </table:table-cell>
          <table:table-cell table:formula="of:=[.E$2]*[.$B25]^[.E$6]" office:value-type="float" office:value="0.888832" calcext:value-type="float">
            <text:p>0.888832</text:p>
          </table:table-cell>
          <table:table-cell table:formula="of:=[.F$2]*[.$B25]^[.F$6]" office:value-type="float" office:value="-0.14503936" calcext:value-type="float">
            <text:p>-0.14503936</text:p>
          </table:table-cell>
          <table:table-cell table:formula="of:=[.G$2]*[.$B25]^[.G$6]" office:value-type="float" office:value="0.0152072192" calcext:value-type="float">
            <text:p>0.0152072192</text:p>
          </table:table-cell>
          <table:table-cell table:formula="of:=SUM([.C25:.I25])" office:value-type="float" office:value="-732.3897041408" calcext:value-type="float">
            <text:p>-732.3897041408</text:p>
          </table:table-cell>
          <table:table-cell table:formula="of:=[.A$4]*[.$B25]^[.A$6]" office:value-type="float" office:value="5.6102" calcext:value-type="float">
            <text:p>5.6102</text:p>
          </table:table-cell>
          <table:table-cell table:formula="of:=[.B$4]*[.$B25]^[.B$6]" office:value-type="float" office:value="-0.159052" calcext:value-type="float">
            <text:p>-0.159052</text:p>
          </table:table-cell>
          <table:table-cell table:formula="of:=[.C$4]*[.$B25]^[.C$6]" office:value-type="float" office:value="0.1139872" calcext:value-type="float">
            <text:p>0.1139872</text:p>
          </table:table-cell>
          <table:table-cell table:formula="of:=[.D$4]*[.$B25]^[.D$6]" office:value-type="float" office:value="-0.06120448" calcext:value-type="float">
            <text:p>-0.06120448</text:p>
          </table:table-cell>
          <table:table-cell table:formula="of:=[.E$4]*[.$B25]^[.E$6]" office:value-type="float" office:value="0.016046336" calcext:value-type="float">
            <text:p>0.016046336</text:p>
          </table:table-cell>
          <table:table-cell table:formula="of:=[.F$4]*[.$B25]^[.F$6]" office:value-type="float" office:value="-0.0010827776" calcext:value-type="float">
            <text:p>-0.0010827776</text:p>
          </table:table-cell>
          <table:table-cell table:formula="of:=[.G$4]*[.$B25]^[.G$6]" office:value-type="float" office:value="-0.000076890112" calcext:value-type="float">
            <text:p>-7.6890112E-05</text:p>
          </table:table-cell>
          <table:table-cell table:formula="of:=SUM([.K25:.Q25])" office:value-type="float" office:value="5.518817388288" calcext:value-type="float">
            <text:p>5.518817388288</text:p>
          </table:table-cell>
        </table:table-row>
        <table:table-row table:style-name="ro1">
          <table:table-cell table:formula="of:=EXP(LN([.B26])+1/[.$I$2]*[.J26]+ ([.R26]))" office:value-type="float" office:value="0.0834637310924506" calcext:value-type="float">
            <text:p>0.083463731092451</text:p>
          </table:table-cell>
          <table:table-cell office:value-type="float" office:value="4.3" calcext:value-type="float">
            <text:p>4.3</text:p>
          </table:table-cell>
          <table:table-cell table:formula="of:=[.A$2]*[.$B26]^[.A$6]" office:value-type="float" office:value="-784.62" calcext:value-type="float">
            <text:p>-784.62</text:p>
          </table:table-cell>
          <table:table-cell table:formula="of:=[.B$2]*[.$B26]^[.B$6]" office:value-type="float" office:value="48.7362" calcext:value-type="float">
            <text:p>48.7362</text:p>
          </table:table-cell>
          <table:table-cell table:formula="of:=[.C$2]*[.$B26]^[.C$6]" office:value-type="float" office:value="12.0066664" calcext:value-type="float">
            <text:p>12.0066664</text:p>
          </table:table-cell>
          <table:table-cell table:formula="of:=[.D$2]*[.$B26]^[.D$6]" office:value-type="float" office:value="-5.285307332" calcext:value-type="float">
            <text:p>-5.285307332</text:p>
          </table:table-cell>
          <table:table-cell table:formula="of:=[.E$2]*[.$B26]^[.E$6]" office:value-type="float" office:value="1.1870077072" calcext:value-type="float">
            <text:p>1.1870077072</text:p>
          </table:table-cell>
          <table:table-cell table:formula="of:=[.F$2]*[.$B26]^[.F$6]" office:value-type="float" office:value="-0.2082227586652" calcext:value-type="float">
            <text:p>-0.2082227586652</text:p>
          </table:table-cell>
          <table:table-cell table:formula="of:=[.G$2]*[.$B26]^[.G$6]" office:value-type="float" office:value="0.0234693245920223" calcext:value-type="float">
            <text:p>0.023469324592022</text:p>
          </table:table-cell>
          <table:table-cell table:formula="of:=SUM([.C26:.I26])" office:value-type="float" office:value="-728.160186658873" calcext:value-type="float">
            <text:p>-728.160186658873</text:p>
          </table:table-cell>
          <table:table-cell table:formula="of:=[.A$4]*[.$B26]^[.A$6]" office:value-type="float" office:value="5.6102" calcext:value-type="float">
            <text:p>5.6102</text:p>
          </table:table-cell>
          <table:table-cell table:formula="of:=[.B$4]*[.$B26]^[.B$6]" office:value-type="float" office:value="-0.1709809" calcext:value-type="float">
            <text:p>-0.1709809</text:p>
          </table:table-cell>
          <table:table-cell table:formula="of:=[.C$4]*[.$B26]^[.C$6]" office:value-type="float" office:value="0.131726458" calcext:value-type="float">
            <text:p>0.131726458</text:p>
          </table:table-cell>
          <table:table-cell table:formula="of:=[.D$4]*[.$B26]^[.D$6]" office:value-type="float" office:value="-0.07603413424" calcext:value-type="float">
            <text:p>-0.07603413424</text:p>
          </table:table-cell>
          <table:table-cell table:formula="of:=[.E$4]*[.$B26]^[.E$6]" office:value-type="float" office:value="0.0214293865481" calcext:value-type="float">
            <text:p>0.0214293865481</text:p>
          </table:table-cell>
          <table:table-cell table:formula="of:=[.F$4]*[.$B26]^[.F$6]" office:value-type="float" office:value="-0.001554467276282" calcext:value-type="float">
            <text:p>-0.001554467276282</text:p>
          </table:table-cell>
          <table:table-cell table:formula="of:=[.G$4]*[.$B26]^[.G$6]" office:value-type="float" office:value="-0.000118664627155828" calcext:value-type="float">
            <text:p>-0.000118664627156</text:p>
          </table:table-cell>
          <table:table-cell table:formula="of:=SUM([.K26:.Q26])" office:value-type="float" office:value="5.51466767840466" calcext:value-type="float">
            <text:p>5.51466767840466</text:p>
          </table:table-cell>
        </table:table-row>
        <table:table-row table:style-name="ro1">
          <table:table-cell table:formula="of:=EXP(LN([.B27])+1/[.$I$2]*[.J27]+ ([.R27]))" office:value-type="float" office:value="0.0939697819545362" calcext:value-type="float">
            <text:p>0.093969781954536</text:p>
          </table:table-cell>
          <table:table-cell office:value-type="float" office:value="4.6" calcext:value-type="float">
            <text:p>4.6</text:p>
          </table:table-cell>
          <table:table-cell table:formula="of:=[.A$2]*[.$B27]^[.A$6]" office:value-type="float" office:value="-784.62" calcext:value-type="float">
            <text:p>-784.62</text:p>
          </table:table-cell>
          <table:table-cell table:formula="of:=[.B$2]*[.$B27]^[.B$6]" office:value-type="float" office:value="52.1364" calcext:value-type="float">
            <text:p>52.1364</text:p>
          </table:table-cell>
          <table:table-cell table:formula="of:=[.C$2]*[.$B27]^[.C$6]" office:value-type="float" office:value="13.7404576" calcext:value-type="float">
            <text:p>13.7404576</text:p>
          </table:table-cell>
          <table:table-cell table:formula="of:=[.D$2]*[.$B27]^[.D$6]" office:value-type="float" office:value="-6.470507936" calcext:value-type="float">
            <text:p>-6.470507936</text:p>
          </table:table-cell>
          <table:table-cell table:formula="of:=[.E$2]*[.$B27]^[.E$6]" office:value-type="float" office:value="1.5545727232" calcext:value-type="float">
            <text:p>1.5545727232</text:p>
          </table:table-cell>
          <table:table-cell table:formula="of:=[.F$2]*[.$B27]^[.F$6]" office:value-type="float" office:value="-0.2917259592064" calcext:value-type="float">
            <text:p>-0.2917259592064</text:p>
          </table:table-cell>
          <table:table-cell table:formula="of:=[.G$2]*[.$B27]^[.G$6]" office:value-type="float" office:value="0.0351752220857792" calcext:value-type="float">
            <text:p>0.035175222085779</text:p>
          </table:table-cell>
          <table:table-cell table:formula="of:=SUM([.C27:.I27])" office:value-type="float" office:value="-723.915628349921" calcext:value-type="float">
            <text:p>-723.915628349921</text:p>
          </table:table-cell>
          <table:table-cell table:formula="of:=[.A$4]*[.$B27]^[.A$6]" office:value-type="float" office:value="5.6102" calcext:value-type="float">
            <text:p>5.6102</text:p>
          </table:table-cell>
          <table:table-cell table:formula="of:=[.B$4]*[.$B27]^[.B$6]" office:value-type="float" office:value="-0.1829098" calcext:value-type="float">
            <text:p>-0.1829098</text:p>
          </table:table-cell>
          <table:table-cell table:formula="of:=[.C$4]*[.$B27]^[.C$6]" office:value-type="float" office:value="0.150748072" calcext:value-type="float">
            <text:p>0.150748072</text:p>
          </table:table-cell>
          <table:table-cell table:formula="of:=[.D$4]*[.$B27]^[.D$6]" office:value-type="float" office:value="-0.09308436352" calcext:value-type="float">
            <text:p>-0.09308436352</text:p>
          </table:table-cell>
          <table:table-cell table:formula="of:=[.E$4]*[.$B27]^[.E$6]" office:value-type="float" office:value="0.0280651419536" calcext:value-type="float">
            <text:p>0.0280651419536</text:p>
          </table:table-cell>
          <table:table-cell table:formula="of:=[.F$4]*[.$B27]^[.F$6]" office:value-type="float" office:value="-0.002177852508224" calcext:value-type="float">
            <text:p>-0.002177852508224</text:p>
          </table:table-cell>
          <table:table-cell table:formula="of:=[.G$4]*[.$B27]^[.G$6]" office:value-type="float" office:value="-0.000177851501331712" calcext:value-type="float">
            <text:p>-0.000177851501332</text:p>
          </table:table-cell>
          <table:table-cell table:formula="of:=SUM([.K27:.Q27])" office:value-type="float" office:value="5.51066334642404" calcext:value-type="float">
            <text:p>5.51066334642404</text:p>
          </table:table-cell>
        </table:table-row>
        <table:table-row table:style-name="ro1">
          <table:table-cell table:formula="of:=EXP(LN([.B28])+1/[.$I$2]*[.J28]+ ([.R28]))" office:value-type="float" office:value="0.105376965162221" calcext:value-type="float">
            <text:p>0.105376965162221</text:p>
          </table:table-cell>
          <table:table-cell office:value-type="float" office:value="4.9" calcext:value-type="float">
            <text:p>4.9</text:p>
          </table:table-cell>
          <table:table-cell table:formula="of:=[.A$2]*[.$B28]^[.A$6]" office:value-type="float" office:value="-784.62" calcext:value-type="float">
            <text:p>-784.62</text:p>
          </table:table-cell>
          <table:table-cell table:formula="of:=[.B$2]*[.$B28]^[.B$6]" office:value-type="float" office:value="55.5366" calcext:value-type="float">
            <text:p>55.5366</text:p>
          </table:table-cell>
          <table:table-cell table:formula="of:=[.C$2]*[.$B28]^[.C$6]" office:value-type="float" office:value="15.5911336" calcext:value-type="float">
            <text:p>15.5911336</text:p>
          </table:table-cell>
          <table:table-cell table:formula="of:=[.D$2]*[.$B28]^[.D$6]" office:value-type="float" office:value="-7.820834924" calcext:value-type="float">
            <text:p>-7.820834924</text:p>
          </table:table-cell>
          <table:table-cell table:formula="of:=[.E$2]*[.$B28]^[.E$6]" office:value-type="float" office:value="2.0015389072" calcext:value-type="float">
            <text:p>2.0015389072</text:p>
          </table:table-cell>
          <table:table-cell table:formula="of:=[.F$2]*[.$B28]^[.F$6]" office:value-type="float" office:value="-0.4000979426836" calcext:value-type="float">
            <text:p>-0.4000979426836</text:p>
          </table:table-cell>
          <table:table-cell table:formula="of:=[.G$2]*[.$B28]^[.G$6]" office:value-type="float" office:value="0.0513885469911527" calcext:value-type="float">
            <text:p>0.051388546991153</text:p>
          </table:table-cell>
          <table:table-cell table:formula="of:=SUM([.C28:.I28])" office:value-type="float" office:value="-719.660271812493" calcext:value-type="float">
            <text:p>-719.660271812493</text:p>
          </table:table-cell>
          <table:table-cell table:formula="of:=[.A$4]*[.$B28]^[.A$6]" office:value-type="float" office:value="5.6102" calcext:value-type="float">
            <text:p>5.6102</text:p>
          </table:table-cell>
          <table:table-cell table:formula="of:=[.B$4]*[.$B28]^[.B$6]" office:value-type="float" office:value="-0.1948387" calcext:value-type="float">
            <text:p>-0.1948387</text:p>
          </table:table-cell>
          <table:table-cell table:formula="of:=[.C$4]*[.$B28]^[.C$6]" office:value-type="float" office:value="0.171052042" calcext:value-type="float">
            <text:p>0.171052042</text:p>
          </table:table-cell>
          <table:table-cell table:formula="of:=[.D$4]*[.$B28]^[.D$6]" office:value-type="float" office:value="-0.11251009168" calcext:value-type="float">
            <text:p>-0.11251009168</text:p>
          </table:table-cell>
          <table:table-cell table:formula="of:=[.E$4]*[.$B28]^[.E$6]" office:value-type="float" office:value="0.0361343491481" calcext:value-type="float">
            <text:p>0.0361343491481</text:p>
          </table:table-cell>
          <table:table-cell table:formula="of:=[.F$4]*[.$B28]^[.F$6]" office:value-type="float" office:value="-0.002986893282926" calcext:value-type="float">
            <text:p>-0.002986893282926</text:p>
          </table:table-cell>
          <table:table-cell table:formula="of:=[.G$4]*[.$B28]^[.G$6]" office:value-type="float" office:value="-0.000259828643337172" calcext:value-type="float">
            <text:p>-0.000259828643337</text:p>
          </table:table-cell>
          <table:table-cell table:formula="of:=SUM([.K28:.Q28])" office:value-type="float" office:value="5.50679087754184" calcext:value-type="float">
            <text:p>5.50679087754184</text:p>
          </table:table-cell>
        </table:table-row>
        <table:table-row table:style-name="ro1">
          <table:table-cell table:formula="of:=EXP(LN([.B29])+1/[.$I$2]*[.J29]+ ([.R29]))" office:value-type="float" office:value="0.117751054898123" calcext:value-type="float">
            <text:p>0.117751054898123</text:p>
          </table:table-cell>
          <table:table-cell office:value-type="float" office:value="5.2" calcext:value-type="float">
            <text:p>5.2</text:p>
          </table:table-cell>
          <table:table-cell table:formula="of:=[.A$2]*[.$B29]^[.A$6]" office:value-type="float" office:value="-784.62" calcext:value-type="float">
            <text:p>-784.62</text:p>
          </table:table-cell>
          <table:table-cell table:formula="of:=[.B$2]*[.$B29]^[.B$6]" office:value-type="float" office:value="58.9368" calcext:value-type="float">
            <text:p>58.9368</text:p>
          </table:table-cell>
          <table:table-cell table:formula="of:=[.C$2]*[.$B29]^[.C$6]" office:value-type="float" office:value="17.5586944" calcext:value-type="float">
            <text:p>17.5586944</text:p>
          </table:table-cell>
          <table:table-cell table:formula="of:=[.D$2]*[.$B29]^[.D$6]" office:value-type="float" office:value="-9.347057408" calcext:value-type="float">
            <text:p>-9.347057408</text:p>
          </table:table-cell>
          <table:table-cell table:formula="of:=[.E$2]*[.$B29]^[.E$6]" office:value-type="float" office:value="2.5385930752" calcext:value-type="float">
            <text:p>2.5385930752</text:p>
          </table:table-cell>
          <table:table-cell table:formula="of:=[.F$2]*[.$B29]^[.F$6]" office:value-type="float" office:value="-0.5385209909248" calcext:value-type="float">
            <text:p>-0.5385209909248</text:p>
          </table:table-cell>
          <table:table-cell table:formula="of:=[.G$2]*[.$B29]^[.G$6]" office:value-type="float" office:value="0.0734023424995328" calcext:value-type="float">
            <text:p>0.073402342499533</text:p>
          </table:table-cell>
          <table:table-cell table:formula="of:=SUM([.C29:.I29])" office:value-type="float" office:value="-715.398088581225" calcext:value-type="float">
            <text:p>-715.398088581225</text:p>
          </table:table-cell>
          <table:table-cell table:formula="of:=[.A$4]*[.$B29]^[.A$6]" office:value-type="float" office:value="5.6102" calcext:value-type="float">
            <text:p>5.6102</text:p>
          </table:table-cell>
          <table:table-cell table:formula="of:=[.B$4]*[.$B29]^[.B$6]" office:value-type="float" office:value="-0.2067676" calcext:value-type="float">
            <text:p>-0.2067676</text:p>
          </table:table-cell>
          <table:table-cell table:formula="of:=[.C$4]*[.$B29]^[.C$6]" office:value-type="float" office:value="0.192638368" calcext:value-type="float">
            <text:p>0.192638368</text:p>
          </table:table-cell>
          <table:table-cell table:formula="of:=[.D$4]*[.$B29]^[.D$6]" office:value-type="float" office:value="-0.13446624256" calcext:value-type="float">
            <text:p>-0.13446624256</text:p>
          </table:table-cell>
          <table:table-cell table:formula="of:=[.E$4]*[.$B29]^[.E$6]" office:value-type="float" office:value="0.0458299402496" calcext:value-type="float">
            <text:p>0.0458299402496</text:p>
          </table:table-cell>
          <table:table-cell table:formula="of:=[.F$4]*[.$B29]^[.F$6]" office:value-type="float" office:value="-0.004020277434368" calcext:value-type="float">
            <text:p>-0.004020277434368</text:p>
          </table:table-cell>
          <table:table-cell table:formula="of:=[.G$4]*[.$B29]^[.G$6]" office:value-type="float" office:value="-0.000371133884612608" calcext:value-type="float">
            <text:p>-0.000371133884613</text:p>
          </table:table-cell>
          <table:table-cell table:formula="of:=SUM([.K29:.Q29])" office:value-type="float" office:value="5.50304305437062" calcext:value-type="float">
            <text:p>5.50304305437062</text:p>
          </table:table-cell>
        </table:table-row>
        <table:table-row table:style-name="ro1">
          <table:table-cell table:formula="of:=EXP(LN([.B30])+1/[.$I$2]*[.J30]+ ([.R30]))" office:value-type="float" office:value="0.131161723210723" calcext:value-type="float">
            <text:p>0.131161723210723</text:p>
          </table:table-cell>
          <table:table-cell office:value-type="float" office:value="5.5" calcext:value-type="float">
            <text:p>5.5</text:p>
          </table:table-cell>
          <table:table-cell table:formula="of:=[.A$2]*[.$B30]^[.A$6]" office:value-type="float" office:value="-784.62" calcext:value-type="float">
            <text:p>-784.62</text:p>
          </table:table-cell>
          <table:table-cell table:formula="of:=[.B$2]*[.$B30]^[.B$6]" office:value-type="float" office:value="62.337" calcext:value-type="float">
            <text:p>62.337</text:p>
          </table:table-cell>
          <table:table-cell table:formula="of:=[.C$2]*[.$B30]^[.C$6]" office:value-type="float" office:value="19.64314" calcext:value-type="float">
            <text:p>19.64314</text:p>
          </table:table-cell>
          <table:table-cell table:formula="of:=[.D$2]*[.$B30]^[.D$6]" office:value-type="float" office:value="-11.0599445" calcext:value-type="float">
            <text:p>-11.0599445</text:p>
          </table:table-cell>
          <table:table-cell table:formula="of:=[.E$2]*[.$B30]^[.E$6]" office:value-type="float" office:value="3.177097" calcext:value-type="float">
            <text:p>3.177097</text:p>
          </table:table-cell>
          <table:table-cell table:formula="of:=[.F$2]*[.$B30]^[.F$6]" office:value-type="float" office:value="-0.71285198875" calcext:value-type="float">
            <text:p>-0.71285198875</text:p>
          </table:table-cell>
          <table:table-cell table:formula="of:=[.G$2]*[.$B30]^[.G$6]" office:value-type="float" office:value="0.102769914448437" calcext:value-type="float">
            <text:p>0.102769914448437</text:p>
          </table:table-cell>
          <table:table-cell table:formula="of:=SUM([.C30:.I30])" office:value-type="float" office:value="-711.132789574302" calcext:value-type="float">
            <text:p>-711.132789574302</text:p>
          </table:table-cell>
          <table:table-cell table:formula="of:=[.A$4]*[.$B30]^[.A$6]" office:value-type="float" office:value="5.6102" calcext:value-type="float">
            <text:p>5.6102</text:p>
          </table:table-cell>
          <table:table-cell table:formula="of:=[.B$4]*[.$B30]^[.B$6]" office:value-type="float" office:value="-0.2186965" calcext:value-type="float">
            <text:p>-0.2186965</text:p>
          </table:table-cell>
          <table:table-cell table:formula="of:=[.C$4]*[.$B30]^[.C$6]" office:value-type="float" office:value="0.21550705" calcext:value-type="float">
            <text:p>0.21550705</text:p>
          </table:table-cell>
          <table:table-cell table:formula="of:=[.D$4]*[.$B30]^[.D$6]" office:value-type="float" office:value="-0.15910774" calcext:value-type="float">
            <text:p>-0.15910774</text:p>
          </table:table-cell>
          <table:table-cell table:formula="of:=[.E$4]*[.$B30]^[.E$6]" office:value-type="float" office:value="0.0573570325625" calcext:value-type="float">
            <text:p>0.0573570325625</text:p>
          </table:table-cell>
          <table:table-cell table:formula="of:=[.F$4]*[.$B30]^[.F$6]" office:value-type="float" office:value="-0.00532172898125" calcext:value-type="float">
            <text:p>-0.00532172898125</text:p>
          </table:table-cell>
          <table:table-cell table:formula="of:=[.G$4]*[.$B30]^[.G$6]" office:value-type="float" office:value="-0.0005196209858125" calcext:value-type="float">
            <text:p>-0.000519620985813</text:p>
          </table:table-cell>
          <table:table-cell table:formula="of:=SUM([.K30:.Q30])" office:value-type="float" office:value="5.49941849259544" calcext:value-type="float">
            <text:p>5.49941849259544</text:p>
          </table:table-cell>
        </table:table-row>
        <table:table-row table:style-name="ro1">
          <table:table-cell table:formula="of:=EXP(LN([.B31])+1/[.$I$2]*[.J31]+ ([.R31]))" office:value-type="float" office:value="0.145682941735455" calcext:value-type="float">
            <text:p>0.145682941735455</text:p>
          </table:table-cell>
          <table:table-cell office:value-type="float" office:value="5.8" calcext:value-type="float">
            <text:p>5.8</text:p>
          </table:table-cell>
          <table:table-cell table:formula="of:=[.A$2]*[.$B31]^[.A$6]" office:value-type="float" office:value="-784.62" calcext:value-type="float">
            <text:p>-784.62</text:p>
          </table:table-cell>
          <table:table-cell table:formula="of:=[.B$2]*[.$B31]^[.B$6]" office:value-type="float" office:value="65.7372" calcext:value-type="float">
            <text:p>65.7372</text:p>
          </table:table-cell>
          <table:table-cell table:formula="of:=[.C$2]*[.$B31]^[.C$6]" office:value-type="float" office:value="21.8444704" calcext:value-type="float">
            <text:p>21.8444704</text:p>
          </table:table-cell>
          <table:table-cell table:formula="of:=[.D$2]*[.$B31]^[.D$6]" office:value-type="float" office:value="-12.970265312" calcext:value-type="float">
            <text:p>-12.970265312</text:p>
          </table:table-cell>
          <table:table-cell table:formula="of:=[.E$2]*[.$B31]^[.E$6]" office:value-type="float" office:value="3.9290874112" calcext:value-type="float">
            <text:p>3.9290874112</text:p>
          </table:table-cell>
          <table:table-cell table:formula="of:=[.F$2]*[.$B31]^[.F$6]" office:value-type="float" office:value="-0.929663726195201" calcext:value-type="float">
            <text:p>-0.929663726195201</text:p>
          </table:table-cell>
          <table:table-cell table:formula="of:=[.G$2]*[.$B31]^[.G$6]" office:value-type="float" office:value="0.141337634808109" calcext:value-type="float">
            <text:p>0.141337634808109</text:p>
          </table:table-cell>
          <table:table-cell table:formula="of:=SUM([.C31:.I31])" office:value-type="float" office:value="-706.867833592187" calcext:value-type="float">
            <text:p>-706.867833592187</text:p>
          </table:table-cell>
          <table:table-cell table:formula="of:=[.A$4]*[.$B31]^[.A$6]" office:value-type="float" office:value="5.6102" calcext:value-type="float">
            <text:p>5.6102</text:p>
          </table:table-cell>
          <table:table-cell table:formula="of:=[.B$4]*[.$B31]^[.B$6]" office:value-type="float" office:value="-0.2306254" calcext:value-type="float">
            <text:p>-0.2306254</text:p>
          </table:table-cell>
          <table:table-cell table:formula="of:=[.C$4]*[.$B31]^[.C$6]" office:value-type="float" office:value="0.239658088" calcext:value-type="float">
            <text:p>0.239658088</text:p>
          </table:table-cell>
          <table:table-cell table:formula="of:=[.D$4]*[.$B31]^[.D$6]" office:value-type="float" office:value="-0.18658950784" calcext:value-type="float">
            <text:p>-0.18658950784</text:p>
          </table:table-cell>
          <table:table-cell table:formula="of:=[.E$4]*[.$B31]^[.E$6]" office:value-type="float" office:value="0.0709329285776" calcext:value-type="float">
            <text:p>0.0709329285776</text:p>
          </table:table-cell>
          <table:table-cell table:formula="of:=[.F$4]*[.$B31]^[.F$6]" office:value-type="float" office:value="-0.006940316464832" calcext:value-type="float">
            <text:p>-0.006940316464832</text:p>
          </table:table-cell>
          <table:table-cell table:formula="of:=[.G$4]*[.$B31]^[.G$6]" office:value-type="float" office:value="-0.000714625496435968" calcext:value-type="float">
            <text:p>-0.000714625496436</text:p>
          </table:table-cell>
          <table:table-cell table:formula="of:=SUM([.K31:.Q31])" office:value-type="float" office:value="5.49592116677633" calcext:value-type="float">
            <text:p>5.49592116677633</text:p>
          </table:table-cell>
        </table:table-row>
        <table:table-row table:style-name="ro1">
          <table:table-cell table:formula="of:=EXP(LN([.B32])+1/[.$I$2]*[.J32]+ ([.R32]))" office:value-type="float" office:value="0.161393437484394" calcext:value-type="float">
            <text:p>0.161393437484394</text:p>
          </table:table-cell>
          <table:table-cell office:value-type="float" office:value="6.1" calcext:value-type="float">
            <text:p>6.1</text:p>
          </table:table-cell>
          <table:table-cell table:formula="of:=[.A$2]*[.$B32]^[.A$6]" office:value-type="float" office:value="-784.62" calcext:value-type="float">
            <text:p>-784.62</text:p>
          </table:table-cell>
          <table:table-cell table:formula="of:=[.B$2]*[.$B32]^[.B$6]" office:value-type="float" office:value="69.1374" calcext:value-type="float">
            <text:p>69.1374</text:p>
          </table:table-cell>
          <table:table-cell table:formula="of:=[.C$2]*[.$B32]^[.C$6]" office:value-type="float" office:value="24.1626856" calcext:value-type="float">
            <text:p>24.1626856</text:p>
          </table:table-cell>
          <table:table-cell table:formula="of:=[.D$2]*[.$B32]^[.D$6]" office:value-type="float" office:value="-15.088788956" calcext:value-type="float">
            <text:p>-15.088788956</text:p>
          </table:table-cell>
          <table:table-cell table:formula="of:=[.E$2]*[.$B32]^[.E$6]" office:value-type="float" office:value="4.8072759952" calcext:value-type="float">
            <text:p>4.8072759952</text:p>
          </table:table-cell>
          <table:table-cell table:formula="of:=[.F$2]*[.$B32]^[.F$6]" office:value-type="float" office:value="-1.1962862007364" calcext:value-type="float">
            <text:p>-1.1962862007364</text:p>
          </table:table-cell>
          <table:table-cell table:formula="of:=[.G$2]*[.$B32]^[.G$6]" office:value-type="float" office:value="0.191279693890085" calcext:value-type="float">
            <text:p>0.191279693890085</text:p>
          </table:table-cell>
          <table:table-cell table:formula="of:=SUM([.C32:.I32])" office:value-type="float" office:value="-702.606433867646" calcext:value-type="float">
            <text:p>-702.606433867646</text:p>
          </table:table-cell>
          <table:table-cell table:formula="of:=[.A$4]*[.$B32]^[.A$6]" office:value-type="float" office:value="5.6102" calcext:value-type="float">
            <text:p>5.6102</text:p>
          </table:table-cell>
          <table:table-cell table:formula="of:=[.B$4]*[.$B32]^[.B$6]" office:value-type="float" office:value="-0.2425543" calcext:value-type="float">
            <text:p>-0.2425543</text:p>
          </table:table-cell>
          <table:table-cell table:formula="of:=[.C$4]*[.$B32]^[.C$6]" office:value-type="float" office:value="0.265091482" calcext:value-type="float">
            <text:p>0.265091482</text:p>
          </table:table-cell>
          <table:table-cell table:formula="of:=[.D$4]*[.$B32]^[.D$6]" office:value-type="float" office:value="-0.21706646992" calcext:value-type="float">
            <text:p>-0.21706646992</text:p>
          </table:table-cell>
          <table:table-cell table:formula="of:=[.E$4]*[.$B32]^[.E$6]" office:value-type="float" office:value="0.0867871159721" calcext:value-type="float">
            <text:p>0.0867871159721</text:p>
          </table:table-cell>
          <table:table-cell table:formula="of:=[.F$4]*[.$B32]^[.F$6]" office:value-type="float" office:value="-0.008930761286774" calcext:value-type="float">
            <text:p>-0.008930761286774</text:p>
          </table:table-cell>
          <table:table-cell table:formula="of:=[.G$4]*[.$B32]^[.G$6]" office:value-type="float" office:value="-0.000967140467504692" calcext:value-type="float">
            <text:p>-0.000967140467505</text:p>
          </table:table-cell>
          <table:table-cell table:formula="of:=SUM([.K32:.Q32])" office:value-type="float" office:value="5.49255992629782" calcext:value-type="float">
            <text:p>5.49255992629782</text:p>
          </table:table-cell>
        </table:table-row>
        <table:table-row table:style-name="ro1">
          <table:table-cell table:formula="of:=EXP(LN([.B33])+1/[.$I$2]*[.J33]+ ([.R33]))" office:value-type="float" office:value="0.178377208502818" calcext:value-type="float">
            <text:p>0.178377208502818</text:p>
          </table:table-cell>
          <table:table-cell office:value-type="float" office:value="6.4" calcext:value-type="float">
            <text:p>6.4</text:p>
          </table:table-cell>
          <table:table-cell table:formula="of:=[.A$2]*[.$B33]^[.A$6]" office:value-type="float" office:value="-784.62" calcext:value-type="float">
            <text:p>-784.62</text:p>
          </table:table-cell>
          <table:table-cell table:formula="of:=[.B$2]*[.$B33]^[.B$6]" office:value-type="float" office:value="72.5376" calcext:value-type="float">
            <text:p>72.5376</text:p>
          </table:table-cell>
          <table:table-cell table:formula="of:=[.C$2]*[.$B33]^[.C$6]" office:value-type="float" office:value="26.5977856" calcext:value-type="float">
            <text:p>26.5977856</text:p>
          </table:table-cell>
          <table:table-cell table:formula="of:=[.D$2]*[.$B33]^[.D$6]" office:value-type="float" office:value="-17.426284544" calcext:value-type="float">
            <text:p>-17.426284544</text:p>
          </table:table-cell>
          <table:table-cell table:formula="of:=[.E$2]*[.$B33]^[.E$6]" office:value-type="float" office:value="5.8250493952" calcext:value-type="float">
            <text:p>5.8250493952</text:p>
          </table:table-cell>
          <table:table-cell table:formula="of:=[.F$2]*[.$B33]^[.F$6]" office:value-type="float" office:value="-1.5208479195136" calcext:value-type="float">
            <text:p>-1.5208479195136</text:p>
          </table:table-cell>
          <table:table-cell table:formula="of:=[.G$2]*[.$B33]^[.G$6]" office:value-type="float" office:value="0.255134801277747" calcext:value-type="float">
            <text:p>0.255134801277747</text:p>
          </table:table-cell>
          <table:table-cell table:formula="of:=SUM([.C33:.I33])" office:value-type="float" office:value="-698.351562667036" calcext:value-type="float">
            <text:p>-698.351562667036</text:p>
          </table:table-cell>
          <table:table-cell table:formula="of:=[.A$4]*[.$B33]^[.A$6]" office:value-type="float" office:value="5.6102" calcext:value-type="float">
            <text:p>5.6102</text:p>
          </table:table-cell>
          <table:table-cell table:formula="of:=[.B$4]*[.$B33]^[.B$6]" office:value-type="float" office:value="-0.2544832" calcext:value-type="float">
            <text:p>-0.2544832</text:p>
          </table:table-cell>
          <table:table-cell table:formula="of:=[.C$4]*[.$B33]^[.C$6]" office:value-type="float" office:value="0.291807232" calcext:value-type="float">
            <text:p>0.291807232</text:p>
          </table:table-cell>
          <table:table-cell table:formula="of:=[.D$4]*[.$B33]^[.D$6]" office:value-type="float" office:value="-0.25069355008" calcext:value-type="float">
            <text:p>-0.25069355008</text:p>
          </table:table-cell>
          <table:table-cell table:formula="of:=[.E$4]*[.$B33]^[.E$6]" office:value-type="float" office:value="0.1051612676096" calcext:value-type="float">
            <text:p>0.1051612676096</text:p>
          </table:table-cell>
          <table:table-cell table:formula="of:=[.F$4]*[.$B33]^[.F$6]" office:value-type="float" office:value="-0.011353746046976" calcext:value-type="float">
            <text:p>-0.011353746046976</text:p>
          </table:table-cell>
          <table:table-cell table:formula="of:=[.G$4]*[.$B33]^[.G$6]" office:value-type="float" office:value="-0.00129000201728819" calcext:value-type="float">
            <text:p>-0.001290002017288</text:p>
          </table:table-cell>
          <table:table-cell table:formula="of:=SUM([.K33:.Q33])" office:value-type="float" office:value="5.48934800146534" calcext:value-type="float">
            <text:p>5.48934800146534</text:p>
          </table:table-cell>
        </table:table-row>
        <table:table-row table:style-name="ro1">
          <table:table-cell table:formula="of:=EXP(LN([.B34])+1/[.$I$2]*[.J34]+ ([.R34]))" office:value-type="float" office:value="0.196724105392627" calcext:value-type="float">
            <text:p>0.196724105392627</text:p>
          </table:table-cell>
          <table:table-cell office:value-type="float" office:value="6.7" calcext:value-type="float">
            <text:p>6.7</text:p>
          </table:table-cell>
          <table:table-cell table:formula="of:=[.A$2]*[.$B34]^[.A$6]" office:value-type="float" office:value="-784.62" calcext:value-type="float">
            <text:p>-784.62</text:p>
          </table:table-cell>
          <table:table-cell table:formula="of:=[.B$2]*[.$B34]^[.B$6]" office:value-type="float" office:value="75.9378" calcext:value-type="float">
            <text:p>75.9378</text:p>
          </table:table-cell>
          <table:table-cell table:formula="of:=[.C$2]*[.$B34]^[.C$6]" office:value-type="float" office:value="29.1497704" calcext:value-type="float">
            <text:p>29.1497704</text:p>
          </table:table-cell>
          <table:table-cell table:formula="of:=[.D$2]*[.$B34]^[.D$6]" office:value-type="float" office:value="-19.993521188" calcext:value-type="float">
            <text:p>-19.993521188</text:p>
          </table:table-cell>
          <table:table-cell table:formula="of:=[.E$2]*[.$B34]^[.E$6]" office:value-type="float" office:value="6.9964692112" calcext:value-type="float">
            <text:p>6.9964692112</text:p>
          </table:table-cell>
          <table:table-cell table:formula="of:=[.F$2]*[.$B34]^[.F$6]" office:value-type="float" office:value="-1.9123172015548" calcext:value-type="float">
            <text:p>-1.9123172015548</text:p>
          </table:table-cell>
          <table:table-cell table:formula="of:=[.G$2]*[.$B34]^[.G$6]" office:value-type="float" office:value="0.335844835478847" calcext:value-type="float">
            <text:p>0.335844835478847</text:p>
          </table:table-cell>
          <table:table-cell table:formula="of:=SUM([.C34:.I34])" office:value-type="float" office:value="-694.105953942876" calcext:value-type="float">
            <text:p>-694.105953942876</text:p>
          </table:table-cell>
          <table:table-cell table:formula="of:=[.A$4]*[.$B34]^[.A$6]" office:value-type="float" office:value="5.6102" calcext:value-type="float">
            <text:p>5.6102</text:p>
          </table:table-cell>
          <table:table-cell table:formula="of:=[.B$4]*[.$B34]^[.B$6]" office:value-type="float" office:value="-0.2664121" calcext:value-type="float">
            <text:p>-0.2664121</text:p>
          </table:table-cell>
          <table:table-cell table:formula="of:=[.C$4]*[.$B34]^[.C$6]" office:value-type="float" office:value="0.319805338" calcext:value-type="float">
            <text:p>0.319805338</text:p>
          </table:table-cell>
          <table:table-cell table:formula="of:=[.D$4]*[.$B34]^[.D$6]" office:value-type="float" office:value="-0.28762567216" calcext:value-type="float">
            <text:p>-0.28762567216</text:p>
          </table:table-cell>
          <table:table-cell table:formula="of:=[.E$4]*[.$B34]^[.E$6]" office:value-type="float" office:value="0.1263092415401" calcext:value-type="float">
            <text:p>0.1263092415401</text:p>
          </table:table-cell>
          <table:table-cell table:formula="of:=[.F$4]*[.$B34]^[.F$6]" office:value-type="float" office:value="-0.014276222881418" calcext:value-type="float">
            <text:p>-0.014276222881418</text:p>
          </table:table-cell>
          <table:table-cell table:formula="of:=[.G$4]*[.$B34]^[.G$6]" office:value-type="float" office:value="-0.00169808475007647" calcext:value-type="float">
            <text:p>-0.001698084750076</text:p>
          </table:table-cell>
          <table:table-cell table:formula="of:=SUM([.K34:.Q34])" office:value-type="float" office:value="5.48630249974861" calcext:value-type="float">
            <text:p>5.48630249974861</text:p>
          </table:table-cell>
        </table:table-row>
        <table:table-row table:style-name="ro1">
          <table:table-cell table:formula="of:=EXP(LN([.B35])+1/[.$I$2]*[.J35]+ ([.R35]))" office:value-type="float" office:value="0.216530484967476" calcext:value-type="float">
            <text:p>0.216530484967476</text:p>
          </table:table-cell>
          <table:table-cell office:value-type="float" office:value="7" calcext:value-type="float">
            <text:p>7</text:p>
          </table:table-cell>
          <table:table-cell table:formula="of:=[.A$2]*[.$B35]^[.A$6]" office:value-type="float" office:value="-784.62" calcext:value-type="float">
            <text:p>-784.62</text:p>
          </table:table-cell>
          <table:table-cell table:formula="of:=[.B$2]*[.$B35]^[.B$6]" office:value-type="float" office:value="79.338" calcext:value-type="float">
            <text:p>79.338</text:p>
          </table:table-cell>
          <table:table-cell table:formula="of:=[.C$2]*[.$B35]^[.C$6]" office:value-type="float" office:value="31.81864" calcext:value-type="float">
            <text:p>31.81864</text:p>
          </table:table-cell>
          <table:table-cell table:formula="of:=[.D$2]*[.$B35]^[.D$6]" office:value-type="float" office:value="-22.801268" calcext:value-type="float">
            <text:p>-22.801268</text:p>
          </table:table-cell>
          <table:table-cell table:formula="of:=[.E$2]*[.$B35]^[.E$6]" office:value-type="float" office:value="8.336272" calcext:value-type="float">
            <text:p>8.336272</text:p>
          </table:table-cell>
          <table:table-cell table:formula="of:=[.F$2]*[.$B35]^[.F$6]" office:value-type="float" office:value="-2.38054348" calcext:value-type="float">
            <text:p>-2.38054348</text:p>
          </table:table-cell>
          <table:table-cell table:formula="of:=[.G$2]*[.$B35]^[.G$6]" office:value-type="float" office:value="0.4367954423" calcext:value-type="float">
            <text:p>0.4367954423</text:p>
          </table:table-cell>
          <table:table-cell table:formula="of:=SUM([.C35:.I35])" office:value-type="float" office:value="-689.8721040377" calcext:value-type="float">
            <text:p>-689.8721040377</text:p>
          </table:table-cell>
          <table:table-cell table:formula="of:=[.A$4]*[.$B35]^[.A$6]" office:value-type="float" office:value="5.6102" calcext:value-type="float">
            <text:p>5.6102</text:p>
          </table:table-cell>
          <table:table-cell table:formula="of:=[.B$4]*[.$B35]^[.B$6]" office:value-type="float" office:value="-0.278341" calcext:value-type="float">
            <text:p>-0.278341</text:p>
          </table:table-cell>
          <table:table-cell table:formula="of:=[.C$4]*[.$B35]^[.C$6]" office:value-type="float" office:value="0.3490858" calcext:value-type="float">
            <text:p>0.3490858</text:p>
          </table:table-cell>
          <table:table-cell table:formula="of:=[.D$4]*[.$B35]^[.D$6]" office:value-type="float" office:value="-0.32801776" calcext:value-type="float">
            <text:p>-0.32801776</text:p>
          </table:table-cell>
          <table:table-cell table:formula="of:=[.E$4]*[.$B35]^[.E$6]" office:value-type="float" office:value="0.150497081" calcext:value-type="float">
            <text:p>0.150497081</text:p>
          </table:table-cell>
          <table:table-cell table:formula="of:=[.F$4]*[.$B35]^[.F$6]" office:value-type="float" office:value="-0.0177717218" calcext:value-type="float">
            <text:p>-0.0177717218</text:p>
          </table:table-cell>
          <table:table-cell table:formula="of:=[.G$4]*[.$B35]^[.G$6]" office:value-type="float" office:value="-0.002208507028" calcext:value-type="float">
            <text:p>-0.002208507028</text:p>
          </table:table-cell>
          <table:table-cell table:formula="of:=SUM([.K35:.Q35])" office:value-type="float" office:value="5.483443892172" calcext:value-type="float">
            <text:p>5.483443892172</text:p>
          </table:table-cell>
        </table:table-row>
        <table:table-row table:style-name="ro1">
          <table:table-cell table:formula="of:=EXP(LN([.B36])+1/[.$I$2]*[.J36]+ ([.R36]))" office:value-type="float" office:value="0.237899942644884" calcext:value-type="float">
            <text:p>0.237899942644884</text:p>
          </table:table-cell>
          <table:table-cell office:value-type="float" office:value="7.3" calcext:value-type="float">
            <text:p>7.3</text:p>
          </table:table-cell>
          <table:table-cell table:formula="of:=[.A$2]*[.$B36]^[.A$6]" office:value-type="float" office:value="-784.62" calcext:value-type="float">
            <text:p>-784.62</text:p>
          </table:table-cell>
          <table:table-cell table:formula="of:=[.B$2]*[.$B36]^[.B$6]" office:value-type="float" office:value="82.7382" calcext:value-type="float">
            <text:p>82.7382</text:p>
          </table:table-cell>
          <table:table-cell table:formula="of:=[.C$2]*[.$B36]^[.C$6]" office:value-type="float" office:value="34.6043944" calcext:value-type="float">
            <text:p>34.6043944</text:p>
          </table:table-cell>
          <table:table-cell table:formula="of:=[.D$2]*[.$B36]^[.D$6]" office:value-type="float" office:value="-25.860294092" calcext:value-type="float">
            <text:p>-25.860294092</text:p>
          </table:table-cell>
          <table:table-cell table:formula="of:=[.E$2]*[.$B36]^[.E$6]" office:value-type="float" office:value="9.8598692752" calcext:value-type="float">
            <text:p>9.8598692752</text:p>
          </table:table-cell>
          <table:table-cell table:formula="of:=[.F$2]*[.$B36]^[.F$6]" office:value-type="float" office:value="-2.9362986043252" calcext:value-type="float">
            <text:p>-2.9362986043252</text:p>
          </table:table-cell>
          <table:table-cell table:formula="of:=[.G$2]*[.$B36]^[.G$6]" office:value-type="float" office:value="0.561858581943171" calcext:value-type="float">
            <text:p>0.561858581943171</text:p>
          </table:table-cell>
          <table:table-cell table:formula="of:=SUM([.C36:.I36])" office:value-type="float" office:value="-685.652270439182" calcext:value-type="float">
            <text:p>-685.652270439182</text:p>
          </table:table-cell>
          <table:table-cell table:formula="of:=[.A$4]*[.$B36]^[.A$6]" office:value-type="float" office:value="5.6102" calcext:value-type="float">
            <text:p>5.6102</text:p>
          </table:table-cell>
          <table:table-cell table:formula="of:=[.B$4]*[.$B36]^[.B$6]" office:value-type="float" office:value="-0.2902699" calcext:value-type="float">
            <text:p>-0.2902699</text:p>
          </table:table-cell>
          <table:table-cell table:formula="of:=[.C$4]*[.$B36]^[.C$6]" office:value-type="float" office:value="0.379648618" calcext:value-type="float">
            <text:p>0.379648618</text:p>
          </table:table-cell>
          <table:table-cell table:formula="of:=[.D$4]*[.$B36]^[.D$6]" office:value-type="float" office:value="-0.37202473744" calcext:value-type="float">
            <text:p>-0.37202473744</text:p>
          </table:table-cell>
          <table:table-cell table:formula="of:=[.E$4]*[.$B36]^[.E$6]" office:value-type="float" office:value="0.1780030144121" calcext:value-type="float">
            <text:p>0.1780030144121</text:p>
          </table:table-cell>
          <table:table-cell table:formula="of:=[.F$4]*[.$B36]^[.F$6]" office:value-type="float" office:value="-0.021920659024382" calcext:value-type="float">
            <text:p>-0.021920659024382</text:p>
          </table:table-cell>
          <table:table-cell table:formula="of:=[.G$4]*[.$B36]^[.G$6]" office:value-type="float" office:value="-0.00284084609589711" calcext:value-type="float">
            <text:p>-0.002840846095897</text:p>
          </table:table-cell>
          <table:table-cell table:formula="of:=SUM([.K36:.Q36])" office:value-type="float" office:value="5.48079548985182" calcext:value-type="float">
            <text:p>5.48079548985182</text:p>
          </table:table-cell>
        </table:table-row>
        <table:table-row table:style-name="ro1">
          <table:table-cell table:formula="of:=EXP(LN([.B37])+1/[.$I$2]*[.J37]+ ([.R37]))" office:value-type="float" office:value="0.260944130609517" calcext:value-type="float">
            <text:p>0.260944130609517</text:p>
          </table:table-cell>
          <table:table-cell office:value-type="float" office:value="7.6" calcext:value-type="float">
            <text:p>7.6</text:p>
          </table:table-cell>
          <table:table-cell table:formula="of:=[.A$2]*[.$B37]^[.A$6]" office:value-type="float" office:value="-784.62" calcext:value-type="float">
            <text:p>-784.62</text:p>
          </table:table-cell>
          <table:table-cell table:formula="of:=[.B$2]*[.$B37]^[.B$6]" office:value-type="float" office:value="86.1384" calcext:value-type="float">
            <text:p>86.1384</text:p>
          </table:table-cell>
          <table:table-cell table:formula="of:=[.C$2]*[.$B37]^[.C$6]" office:value-type="float" office:value="37.5070336" calcext:value-type="float">
            <text:p>37.5070336</text:p>
          </table:table-cell>
          <table:table-cell table:formula="of:=[.D$2]*[.$B37]^[.D$6]" office:value-type="float" office:value="-29.181368576" calcext:value-type="float">
            <text:p>-29.181368576</text:p>
          </table:table-cell>
          <table:table-cell table:formula="of:=[.E$2]*[.$B37]^[.E$6]" office:value-type="float" office:value="11.5833475072" calcext:value-type="float">
            <text:p>11.5833475072</text:p>
          </table:table-cell>
          <table:table-cell table:formula="of:=[.F$2]*[.$B37]^[.F$6]" office:value-type="float" office:value="-3.5913181425664" calcext:value-type="float">
            <text:p>-3.5913181425664</text:p>
          </table:table-cell>
          <table:table-cell table:formula="of:=[.G$2]*[.$B37]^[.G$6]" office:value-type="float" office:value="0.715437024824115" calcext:value-type="float">
            <text:p>0.715437024824115</text:p>
          </table:table-cell>
          <table:table-cell table:formula="of:=SUM([.C37:.I37])" office:value-type="float" office:value="-681.448468586542" calcext:value-type="float">
            <text:p>-681.448468586542</text:p>
          </table:table-cell>
          <table:table-cell table:formula="of:=[.A$4]*[.$B37]^[.A$6]" office:value-type="float" office:value="5.6102" calcext:value-type="float">
            <text:p>5.6102</text:p>
          </table:table-cell>
          <table:table-cell table:formula="of:=[.B$4]*[.$B37]^[.B$6]" office:value-type="float" office:value="-0.3021988" calcext:value-type="float">
            <text:p>-0.3021988</text:p>
          </table:table-cell>
          <table:table-cell table:formula="of:=[.C$4]*[.$B37]^[.C$6]" office:value-type="float" office:value="0.411493792" calcext:value-type="float">
            <text:p>0.411493792</text:p>
          </table:table-cell>
          <table:table-cell table:formula="of:=[.D$4]*[.$B37]^[.D$6]" office:value-type="float" office:value="-0.41980152832" calcext:value-type="float">
            <text:p>-0.41980152832</text:p>
          </table:table-cell>
          <table:table-cell table:formula="of:=[.E$4]*[.$B37]^[.E$6]" office:value-type="float" office:value="0.2091174553856" calcext:value-type="float">
            <text:p>0.2091174553856</text:p>
          </table:table-cell>
          <table:table-cell table:formula="of:=[.F$4]*[.$B37]^[.F$6]" office:value-type="float" office:value="-0.026810645325824" calcext:value-type="float">
            <text:p>-0.026810645325824</text:p>
          </table:table-cell>
          <table:table-cell table:formula="of:=[.G$4]*[.$B37]^[.G$6]" office:value-type="float" office:value="-0.00361736305922867" calcext:value-type="float">
            <text:p>-0.003617363059229</text:p>
          </table:table-cell>
          <table:table-cell table:formula="of:=SUM([.K37:.Q37])" office:value-type="float" office:value="5.47838291068055" calcext:value-type="float">
            <text:p>5.47838291068055</text:p>
          </table:table-cell>
        </table:table-row>
        <table:table-row table:style-name="ro1">
          <table:table-cell table:formula="of:=EXP(LN([.B38])+1/[.$I$2]*[.J38]+ ([.R38]))" office:value-type="float" office:value="0.285783669311966" calcext:value-type="float">
            <text:p>0.285783669311966</text:p>
          </table:table-cell>
          <table:table-cell office:value-type="float" office:value="7.9" calcext:value-type="float">
            <text:p>7.9</text:p>
          </table:table-cell>
          <table:table-cell table:formula="of:=[.A$2]*[.$B38]^[.A$6]" office:value-type="float" office:value="-784.62" calcext:value-type="float">
            <text:p>-784.62</text:p>
          </table:table-cell>
          <table:table-cell table:formula="of:=[.B$2]*[.$B38]^[.B$6]" office:value-type="float" office:value="89.5386" calcext:value-type="float">
            <text:p>89.5386</text:p>
          </table:table-cell>
          <table:table-cell table:formula="of:=[.C$2]*[.$B38]^[.C$6]" office:value-type="float" office:value="40.5265576" calcext:value-type="float">
            <text:p>40.5265576</text:p>
          </table:table-cell>
          <table:table-cell table:formula="of:=[.D$2]*[.$B38]^[.D$6]" office:value-type="float" office:value="-32.775260564" calcext:value-type="float">
            <text:p>-32.775260564</text:p>
          </table:table-cell>
          <table:table-cell table:formula="of:=[.E$2]*[.$B38]^[.E$6]" office:value-type="float" office:value="13.5234681232" calcext:value-type="float">
            <text:p>13.5234681232</text:p>
          </table:table-cell>
          <table:table-cell table:formula="of:=[.F$2]*[.$B38]^[.F$6]" office:value-type="float" office:value="-4.3583426835436" calcext:value-type="float">
            <text:p>-4.3583426835436</text:p>
          </table:table-cell>
          <table:table-cell table:formula="of:=[.G$2]*[.$B38]^[.G$6]" office:value-type="float" office:value="0.902510796112817" calcext:value-type="float">
            <text:p>0.902510796112817</text:p>
          </table:table-cell>
          <table:table-cell table:formula="of:=SUM([.C38:.I38])" office:value-type="float" office:value="-677.262466728231" calcext:value-type="float">
            <text:p>-677.262466728231</text:p>
          </table:table-cell>
          <table:table-cell table:formula="of:=[.A$4]*[.$B38]^[.A$6]" office:value-type="float" office:value="5.6102" calcext:value-type="float">
            <text:p>5.6102</text:p>
          </table:table-cell>
          <table:table-cell table:formula="of:=[.B$4]*[.$B38]^[.B$6]" office:value-type="float" office:value="-0.3141277" calcext:value-type="float">
            <text:p>-0.3141277</text:p>
          </table:table-cell>
          <table:table-cell table:formula="of:=[.C$4]*[.$B38]^[.C$6]" office:value-type="float" office:value="0.444621322" calcext:value-type="float">
            <text:p>0.444621322</text:p>
          </table:table-cell>
          <table:table-cell table:formula="of:=[.D$4]*[.$B38]^[.D$6]" office:value-type="float" office:value="-0.47150305648" calcext:value-type="float">
            <text:p>-0.47150305648</text:p>
          </table:table-cell>
          <table:table-cell table:formula="of:=[.E$4]*[.$B38]^[.E$6]" office:value-type="float" office:value="0.2441430027161" calcext:value-type="float">
            <text:p>0.2441430027161</text:p>
          </table:table-cell>
          <table:table-cell table:formula="of:=[.F$4]*[.$B38]^[.F$6]" office:value-type="float" office:value="-0.032536794363026" calcext:value-type="float">
            <text:p>-0.032536794363026</text:p>
          </table:table-cell>
          <table:table-cell table:formula="of:=[.G$4]*[.$B38]^[.G$6]" office:value-type="float" office:value="-0.00456323771504021" calcext:value-type="float">
            <text:p>-0.00456323771504</text:p>
          </table:table-cell>
          <table:table-cell table:formula="of:=SUM([.K38:.Q38])" office:value-type="float" office:value="5.47623353615803" calcext:value-type="float">
            <text:p>5.47623353615803</text:p>
          </table:table-cell>
        </table:table-row>
        <table:table-row table:style-name="ro1">
          <table:table-cell table:formula="of:=EXP(LN([.B39])+1/[.$I$2]*[.J39]+ ([.R39]))" office:value-type="float" office:value="0.31254916051177" calcext:value-type="float">
            <text:p>0.31254916051177</text:p>
          </table:table-cell>
          <table:table-cell office:value-type="float" office:value="8.2" calcext:value-type="float">
            <text:p>8.2</text:p>
          </table:table-cell>
          <table:table-cell table:formula="of:=[.A$2]*[.$B39]^[.A$6]" office:value-type="float" office:value="-784.62" calcext:value-type="float">
            <text:p>-784.62</text:p>
          </table:table-cell>
          <table:table-cell table:formula="of:=[.B$2]*[.$B39]^[.B$6]" office:value-type="float" office:value="92.9388" calcext:value-type="float">
            <text:p>92.9388</text:p>
          </table:table-cell>
          <table:table-cell table:formula="of:=[.C$2]*[.$B39]^[.C$6]" office:value-type="float" office:value="43.6629664" calcext:value-type="float">
            <text:p>43.6629664</text:p>
          </table:table-cell>
          <table:table-cell table:formula="of:=[.D$2]*[.$B39]^[.D$6]" office:value-type="float" office:value="-36.652739168" calcext:value-type="float">
            <text:p>-36.652739168</text:p>
          </table:table-cell>
          <table:table-cell table:formula="of:=[.E$2]*[.$B39]^[.E$6]" office:value-type="float" office:value="15.6976675072" calcext:value-type="float">
            <text:p>15.6976675072</text:p>
          </table:table-cell>
          <table:table-cell table:formula="of:=[.F$2]*[.$B39]^[.F$6]" office:value-type="float" office:value="-5.2511591390848" calcext:value-type="float">
            <text:p>-5.2511591390848</text:p>
          </table:table-cell>
          <table:table-cell table:formula="of:=[.G$2]*[.$B39]^[.G$6]" office:value-type="float" office:value="1.12868556899589" calcext:value-type="float">
            <text:p>1.12868556899589</text:p>
          </table:table-cell>
          <table:table-cell table:formula="of:=SUM([.C39:.I39])" office:value-type="float" office:value="-673.095778830889" calcext:value-type="float">
            <text:p>-673.095778830889</text:p>
          </table:table-cell>
          <table:table-cell table:formula="of:=[.A$4]*[.$B39]^[.A$6]" office:value-type="float" office:value="5.6102" calcext:value-type="float">
            <text:p>5.6102</text:p>
          </table:table-cell>
          <table:table-cell table:formula="of:=[.B$4]*[.$B39]^[.B$6]" office:value-type="float" office:value="-0.3260566" calcext:value-type="float">
            <text:p>-0.3260566</text:p>
          </table:table-cell>
          <table:table-cell table:formula="of:=[.C$4]*[.$B39]^[.C$6]" office:value-type="float" office:value="0.479031208" calcext:value-type="float">
            <text:p>0.479031208</text:p>
          </table:table-cell>
          <table:table-cell table:formula="of:=[.D$4]*[.$B39]^[.D$6]" office:value-type="float" office:value="-0.52728424576" calcext:value-type="float">
            <text:p>-0.52728424576</text:p>
          </table:table-cell>
          <table:table-cell table:formula="of:=[.E$4]*[.$B39]^[.E$6]" office:value-type="float" office:value="0.2833944403856" calcext:value-type="float">
            <text:p>0.2833944403856</text:p>
          </table:table-cell>
          <table:table-cell table:formula="of:=[.F$4]*[.$B39]^[.F$6]" office:value-type="float" office:value="-0.039202031019968" calcext:value-type="float">
            <text:p>-0.039202031019968</text:p>
          </table:table-cell>
          <table:table-cell table:formula="of:=[.G$4]*[.$B39]^[.G$6]" office:value-type="float" office:value="-0.00570681323597133" calcext:value-type="float">
            <text:p>-0.005706813235971</text:p>
          </table:table-cell>
          <table:table-cell table:formula="of:=SUM([.K39:.Q39])" office:value-type="float" office:value="5.47437595836966" calcext:value-type="float">
            <text:p>5.47437595836966</text:p>
          </table:table-cell>
        </table:table-row>
        <table:table-row table:style-name="ro1">
          <table:table-cell table:formula="of:=EXP(LN([.B40])+1/[.$I$2]*[.J40]+ ([.R40]))" office:value-type="float" office:value="0.341382310844255" calcext:value-type="float">
            <text:p>0.341382310844255</text:p>
          </table:table-cell>
          <table:table-cell office:value-type="float" office:value="8.5" calcext:value-type="float">
            <text:p>8.5</text:p>
          </table:table-cell>
          <table:table-cell table:formula="of:=[.A$2]*[.$B40]^[.A$6]" office:value-type="float" office:value="-784.62" calcext:value-type="float">
            <text:p>-784.62</text:p>
          </table:table-cell>
          <table:table-cell table:formula="of:=[.B$2]*[.$B40]^[.B$6]" office:value-type="float" office:value="96.339" calcext:value-type="float">
            <text:p>96.339</text:p>
          </table:table-cell>
          <table:table-cell table:formula="of:=[.C$2]*[.$B40]^[.C$6]" office:value-type="float" office:value="46.91626" calcext:value-type="float">
            <text:p>46.91626</text:p>
          </table:table-cell>
          <table:table-cell table:formula="of:=[.D$2]*[.$B40]^[.D$6]" office:value-type="float" office:value="-40.8245735" calcext:value-type="float">
            <text:p>-40.8245735</text:p>
          </table:table-cell>
          <table:table-cell table:formula="of:=[.E$2]*[.$B40]^[.E$6]" office:value-type="float" office:value="18.124057" calcext:value-type="float">
            <text:p>18.124057</text:p>
          </table:table-cell>
          <table:table-cell table:formula="of:=[.F$2]*[.$B40]^[.F$6]" office:value-type="float" office:value="-6.28464204625001" calcext:value-type="float">
            <text:p>-6.28464204625001</text:p>
          </table:table-cell>
          <table:table-cell table:formula="of:=[.G$2]*[.$B40]^[.G$6]" office:value-type="float" office:value="1.40024300666094" calcext:value-type="float">
            <text:p>1.40024300666094</text:p>
          </table:table-cell>
          <table:table-cell table:formula="of:=SUM([.C40:.I40])" office:value-type="float" office:value="-668.949655539589" calcext:value-type="float">
            <text:p>-668.949655539589</text:p>
          </table:table-cell>
          <table:table-cell table:formula="of:=[.A$4]*[.$B40]^[.A$6]" office:value-type="float" office:value="5.6102" calcext:value-type="float">
            <text:p>5.6102</text:p>
          </table:table-cell>
          <table:table-cell table:formula="of:=[.B$4]*[.$B40]^[.B$6]" office:value-type="float" office:value="-0.3379855" calcext:value-type="float">
            <text:p>-0.3379855</text:p>
          </table:table-cell>
          <table:table-cell table:formula="of:=[.C$4]*[.$B40]^[.C$6]" office:value-type="float" office:value="0.51472345" calcext:value-type="float">
            <text:p>0.51472345</text:p>
          </table:table-cell>
          <table:table-cell table:formula="of:=[.D$4]*[.$B40]^[.D$6]" office:value-type="float" office:value="-0.58730002" calcext:value-type="float">
            <text:p>-0.58730002</text:p>
          </table:table-cell>
          <table:table-cell table:formula="of:=[.E$4]*[.$B40]^[.E$6]" office:value-type="float" office:value="0.3271987375625" calcext:value-type="float">
            <text:p>0.3271987375625</text:p>
          </table:table-cell>
          <table:table-cell table:formula="of:=[.F$4]*[.$B40]^[.F$6]" office:value-type="float" office:value="-0.04691739974375" calcext:value-type="float">
            <text:p>-0.04691739974375</text:p>
          </table:table-cell>
          <table:table-cell table:formula="of:=[.G$4]*[.$B40]^[.G$6]" office:value-type="float" office:value="-0.00707985070731251" calcext:value-type="float">
            <text:p>-0.007079850707313</text:p>
          </table:table-cell>
          <table:table-cell table:formula="of:=SUM([.K40:.Q40])" office:value-type="float" office:value="5.47283941711144" calcext:value-type="float">
            <text:p>5.47283941711144</text:p>
          </table:table-cell>
        </table:table-row>
        <table:table-row table:style-name="ro1">
          <table:table-cell table:formula="of:=EXP(LN([.B41])+1/[.$I$2]*[.J41]+ ([.R41]))" office:value-type="float" office:value="0.372437175800442" calcext:value-type="float">
            <text:p>0.372437175800442</text:p>
          </table:table-cell>
          <table:table-cell office:value-type="float" office:value="8.8" calcext:value-type="float">
            <text:p>8.8</text:p>
          </table:table-cell>
          <table:table-cell table:formula="of:=[.A$2]*[.$B41]^[.A$6]" office:value-type="float" office:value="-784.62" calcext:value-type="float">
            <text:p>-784.62</text:p>
          </table:table-cell>
          <table:table-cell table:formula="of:=[.B$2]*[.$B41]^[.B$6]" office:value-type="float" office:value="99.7392" calcext:value-type="float">
            <text:p>99.7392</text:p>
          </table:table-cell>
          <table:table-cell table:formula="of:=[.C$2]*[.$B41]^[.C$6]" office:value-type="float" office:value="50.2864384" calcext:value-type="float">
            <text:p>50.2864384</text:p>
          </table:table-cell>
          <table:table-cell table:formula="of:=[.D$2]*[.$B41]^[.D$6]" office:value-type="float" office:value="-45.301532672" calcext:value-type="float">
            <text:p>-45.301532672</text:p>
          </table:table-cell>
          <table:table-cell table:formula="of:=[.E$2]*[.$B41]^[.E$6]" office:value-type="float" office:value="20.8214228992" calcext:value-type="float">
            <text:p>20.8214228992</text:p>
          </table:table-cell>
          <table:table-cell table:formula="of:=[.F$2]*[.$B41]^[.F$6]" office:value-type="float" office:value="-7.4747948695552" calcext:value-type="float">
            <text:p>-7.4747948695552</text:p>
          </table:table-cell>
          <table:table-cell table:formula="of:=[.G$2]*[.$B41]^[.G$6]" office:value-type="float" office:value="1.72419305300296" calcext:value-type="float">
            <text:p>1.72419305300296</text:p>
          </table:table-cell>
          <table:table-cell table:formula="of:=SUM([.C41:.I41])" office:value-type="float" office:value="-664.825073189352" calcext:value-type="float">
            <text:p>-664.825073189352</text:p>
          </table:table-cell>
          <table:table-cell table:formula="of:=[.A$4]*[.$B41]^[.A$6]" office:value-type="float" office:value="5.6102" calcext:value-type="float">
            <text:p>5.6102</text:p>
          </table:table-cell>
          <table:table-cell table:formula="of:=[.B$4]*[.$B41]^[.B$6]" office:value-type="float" office:value="-0.3499144" calcext:value-type="float">
            <text:p>-0.3499144</text:p>
          </table:table-cell>
          <table:table-cell table:formula="of:=[.C$4]*[.$B41]^[.C$6]" office:value-type="float" office:value="0.551698048" calcext:value-type="float">
            <text:p>0.551698048</text:p>
          </table:table-cell>
          <table:table-cell table:formula="of:=[.D$4]*[.$B41]^[.D$6]" office:value-type="float" office:value="-0.65170530304" calcext:value-type="float">
            <text:p>-0.65170530304</text:p>
          </table:table-cell>
          <table:table-cell table:formula="of:=[.E$4]*[.$B41]^[.E$6]" office:value-type="float" office:value="0.3758950486016" calcext:value-type="float">
            <text:p>0.3758950486016</text:p>
          </table:table-cell>
          <table:table-cell table:formula="of:=[.F$4]*[.$B41]^[.F$6]" office:value-type="float" office:value="-0.055802372882432" calcext:value-type="float">
            <text:p>-0.055802372882432</text:p>
          </table:table-cell>
          <table:table-cell table:formula="of:=[.G$4]*[.$B41]^[.G$6]" office:value-type="float" office:value="-0.00871779351710925" calcext:value-type="float">
            <text:p>-0.008717793517109</text:p>
          </table:table-cell>
          <table:table-cell table:formula="of:=SUM([.K41:.Q41])" office:value-type="float" office:value="5.47165322716206" calcext:value-type="float">
            <text:p>5.47165322716206</text:p>
          </table:table-cell>
        </table:table-row>
        <table:table-row table:style-name="ro1">
          <table:table-cell table:formula="of:=EXP(LN([.B42])+1/[.$I$2]*[.J42]+ ([.R42]))" office:value-type="float" office:value="0.405881535069243" calcext:value-type="float">
            <text:p>0.405881535069243</text:p>
          </table:table-cell>
          <table:table-cell office:value-type="float" office:value="9.1" calcext:value-type="float">
            <text:p>9.1</text:p>
          </table:table-cell>
          <table:table-cell table:formula="of:=[.A$2]*[.$B42]^[.A$6]" office:value-type="float" office:value="-784.62" calcext:value-type="float">
            <text:p>-784.62</text:p>
          </table:table-cell>
          <table:table-cell table:formula="of:=[.B$2]*[.$B42]^[.B$6]" office:value-type="float" office:value="103.1394" calcext:value-type="float">
            <text:p>103.1394</text:p>
          </table:table-cell>
          <table:table-cell table:formula="of:=[.C$2]*[.$B42]^[.C$6]" office:value-type="float" office:value="53.7735016" calcext:value-type="float">
            <text:p>53.7735016</text:p>
          </table:table-cell>
          <table:table-cell table:formula="of:=[.D$2]*[.$B42]^[.D$6]" office:value-type="float" office:value="-50.094385796" calcext:value-type="float">
            <text:p>-50.094385796</text:p>
          </table:table-cell>
          <table:table-cell table:formula="of:=[.E$2]*[.$B42]^[.E$6]" office:value-type="float" office:value="23.8092264592" calcext:value-type="float">
            <text:p>23.8092264592</text:p>
          </table:table-cell>
          <table:table-cell table:formula="of:=[.F$2]*[.$B42]^[.F$6]" office:value-type="float" office:value="-8.83879130319641" calcext:value-type="float">
            <text:p>-8.83879130319641</text:p>
          </table:table-cell>
          <table:table-cell table:formula="of:=[.G$2]*[.$B42]^[.G$6]" office:value-type="float" office:value="2.10832817205262" calcext:value-type="float">
            <text:p>2.10832817205262</text:p>
          </table:table-cell>
          <table:table-cell table:formula="of:=SUM([.C42:.I42])" office:value-type="float" office:value="-660.722720867944" calcext:value-type="float">
            <text:p>-660.722720867944</text:p>
          </table:table-cell>
          <table:table-cell table:formula="of:=[.A$4]*[.$B42]^[.A$6]" office:value-type="float" office:value="5.6102" calcext:value-type="float">
            <text:p>5.6102</text:p>
          </table:table-cell>
          <table:table-cell table:formula="of:=[.B$4]*[.$B42]^[.B$6]" office:value-type="float" office:value="-0.3618433" calcext:value-type="float">
            <text:p>-0.3618433</text:p>
          </table:table-cell>
          <table:table-cell table:formula="of:=[.C$4]*[.$B42]^[.C$6]" office:value-type="float" office:value="0.589955002" calcext:value-type="float">
            <text:p>0.589955002</text:p>
          </table:table-cell>
          <table:table-cell table:formula="of:=[.D$4]*[.$B42]^[.D$6]" office:value-type="float" office:value="-0.72065501872" calcext:value-type="float">
            <text:p>-0.72065501872</text:p>
          </table:table-cell>
          <table:table-cell table:formula="of:=[.E$4]*[.$B42]^[.E$6]" office:value-type="float" office:value="0.4298347130441" calcext:value-type="float">
            <text:p>0.4298347130441</text:p>
          </table:table-cell>
          <table:table-cell table:formula="of:=[.F$4]*[.$B42]^[.F$6]" office:value-type="float" office:value="-0.065985159022874" calcext:value-type="float">
            <text:p>-0.065985159022874</text:p>
          </table:table-cell>
          <table:table-cell table:formula="of:=[.G$4]*[.$B42]^[.G$6]" office:value-type="float" office:value="-0.0106600415993137" calcext:value-type="float">
            <text:p>-0.010660041599314</text:p>
          </table:table-cell>
          <table:table-cell table:formula="of:=SUM([.K42:.Q42])" office:value-type="float" office:value="5.47084619570191" calcext:value-type="float">
            <text:p>5.47084619570191</text:p>
          </table:table-cell>
        </table:table-row>
        <table:table-row table:style-name="ro1">
          <table:table-cell table:formula="of:=EXP(LN([.B43])+1/[.$I$2]*[.J43]+ ([.R43]))" office:value-type="float" office:value="0.441898411413027" calcext:value-type="float">
            <text:p>0.441898411413027</text:p>
          </table:table-cell>
          <table:table-cell office:value-type="float" office:value="9.4" calcext:value-type="float">
            <text:p>9.4</text:p>
          </table:table-cell>
          <table:table-cell table:formula="of:=[.A$2]*[.$B43]^[.A$6]" office:value-type="float" office:value="-784.62" calcext:value-type="float">
            <text:p>-784.62</text:p>
          </table:table-cell>
          <table:table-cell table:formula="of:=[.B$2]*[.$B43]^[.B$6]" office:value-type="float" office:value="106.5396" calcext:value-type="float">
            <text:p>106.5396</text:p>
          </table:table-cell>
          <table:table-cell table:formula="of:=[.C$2]*[.$B43]^[.C$6]" office:value-type="float" office:value="57.3774496" calcext:value-type="float">
            <text:p>57.3774496</text:p>
          </table:table-cell>
          <table:table-cell table:formula="of:=[.D$2]*[.$B43]^[.D$6]" office:value-type="float" office:value="-55.213901984" calcext:value-type="float">
            <text:p>-55.213901984</text:p>
          </table:table-cell>
          <table:table-cell table:formula="of:=[.E$2]*[.$B43]^[.E$6]" office:value-type="float" office:value="27.1076038912" calcext:value-type="float">
            <text:p>27.1076038912</text:p>
          </table:table-cell>
          <table:table-cell table:formula="of:=[.F$2]*[.$B43]^[.F$6]" office:value-type="float" office:value="-10.3950165732736" calcext:value-type="float">
            <text:p>-10.3950165732736</text:p>
          </table:table-cell>
          <table:table-cell table:formula="of:=[.G$2]*[.$B43]^[.G$6]" office:value-type="float" office:value="2.56127953612661" calcext:value-type="float">
            <text:p>2.56127953612661</text:p>
          </table:table-cell>
          <table:table-cell table:formula="of:=SUM([.C43:.I43])" office:value-type="float" office:value="-656.642985529947" calcext:value-type="float">
            <text:p>-656.642985529947</text:p>
          </table:table-cell>
          <table:table-cell table:formula="of:=[.A$4]*[.$B43]^[.A$6]" office:value-type="float" office:value="5.6102" calcext:value-type="float">
            <text:p>5.6102</text:p>
          </table:table-cell>
          <table:table-cell table:formula="of:=[.B$4]*[.$B43]^[.B$6]" office:value-type="float" office:value="-0.3737722" calcext:value-type="float">
            <text:p>-0.3737722</text:p>
          </table:table-cell>
          <table:table-cell table:formula="of:=[.C$4]*[.$B43]^[.C$6]" office:value-type="float" office:value="0.629494312" calcext:value-type="float">
            <text:p>0.629494312</text:p>
          </table:table-cell>
          <table:table-cell table:formula="of:=[.D$4]*[.$B43]^[.D$6]" office:value-type="float" office:value="-0.79430409088" calcext:value-type="float">
            <text:p>-0.79430409088</text:p>
          </table:table-cell>
          <table:table-cell table:formula="of:=[.E$4]*[.$B43]^[.E$6]" office:value-type="float" office:value="0.4893812556176" calcext:value-type="float">
            <text:p>0.4893812556176</text:p>
          </table:table-cell>
          <table:table-cell table:formula="of:=[.F$4]*[.$B43]^[.F$6]" office:value-type="float" office:value="-0.077603011328576" calcext:value-type="float">
            <text:p>-0.077603011328576</text:p>
          </table:table-cell>
          <table:table-cell table:formula="of:=[.G$4]*[.$B43]^[.G$6]" office:value-type="float" office:value="-0.0129502355299832" calcext:value-type="float">
            <text:p>-0.012950235529983</text:p>
          </table:table-cell>
          <table:table-cell table:formula="of:=SUM([.K43:.Q43])" office:value-type="float" office:value="5.47044602987904" calcext:value-type="float">
            <text:p>5.47044602987904</text:p>
          </table:table-cell>
        </table:table-row>
        <table:table-row table:style-name="ro1">
          <table:table-cell table:formula="of:=EXP(LN([.B44])+1/[.$I$2]*[.J44]+ ([.R44]))" office:value-type="float" office:value="0.480687746642672" calcext:value-type="float">
            <text:p>0.480687746642672</text:p>
          </table:table-cell>
          <table:table-cell office:value-type="float" office:value="9.7" calcext:value-type="float">
            <text:p>9.7</text:p>
          </table:table-cell>
          <table:table-cell table:formula="of:=[.A$2]*[.$B44]^[.A$6]" office:value-type="float" office:value="-784.62" calcext:value-type="float">
            <text:p>-784.62</text:p>
          </table:table-cell>
          <table:table-cell table:formula="of:=[.B$2]*[.$B44]^[.B$6]" office:value-type="float" office:value="109.9398" calcext:value-type="float">
            <text:p>109.9398</text:p>
          </table:table-cell>
          <table:table-cell table:formula="of:=[.C$2]*[.$B44]^[.C$6]" office:value-type="float" office:value="61.0982824" calcext:value-type="float">
            <text:p>61.0982824</text:p>
          </table:table-cell>
          <table:table-cell table:formula="of:=[.D$2]*[.$B44]^[.D$6]" office:value-type="float" office:value="-60.670850348" calcext:value-type="float">
            <text:p>-60.670850348</text:p>
          </table:table-cell>
          <table:table-cell table:formula="of:=[.E$2]*[.$B44]^[.E$6]" office:value-type="float" office:value="30.7373663632" calcext:value-type="float">
            <text:p>30.7373663632</text:p>
          </table:table-cell>
          <table:table-cell table:formula="of:=[.F$2]*[.$B44]^[.F$6]" office:value-type="float" office:value="-12.1631087400148" calcext:value-type="float">
            <text:p>-12.1631087400148</text:p>
          </table:table-cell>
          <table:table-cell table:formula="of:=[.G$2]*[.$B44]^[.G$6]" office:value-type="float" office:value="3.0925751626999" calcext:value-type="float">
            <text:p>3.0925751626999</text:p>
          </table:table-cell>
          <table:table-cell table:formula="of:=SUM([.C44:.I44])" office:value-type="float" office:value="-652.585935162115" calcext:value-type="float">
            <text:p>-652.585935162115</text:p>
          </table:table-cell>
          <table:table-cell table:formula="of:=[.A$4]*[.$B44]^[.A$6]" office:value-type="float" office:value="5.6102" calcext:value-type="float">
            <text:p>5.6102</text:p>
          </table:table-cell>
          <table:table-cell table:formula="of:=[.B$4]*[.$B44]^[.B$6]" office:value-type="float" office:value="-0.3857011" calcext:value-type="float">
            <text:p>-0.3857011</text:p>
          </table:table-cell>
          <table:table-cell table:formula="of:=[.C$4]*[.$B44]^[.C$6]" office:value-type="float" office:value="0.670315978" calcext:value-type="float">
            <text:p>0.670315978</text:p>
          </table:table-cell>
          <table:table-cell table:formula="of:=[.D$4]*[.$B44]^[.D$6]" office:value-type="float" office:value="-0.87280744336" calcext:value-type="float">
            <text:p>-0.87280744336</text:p>
          </table:table-cell>
          <table:table-cell table:formula="of:=[.E$4]*[.$B44]^[.E$6]" office:value-type="float" office:value="0.5549103862361" calcext:value-type="float">
            <text:p>0.5549103862361</text:p>
          </table:table-cell>
          <table:table-cell table:formula="of:=[.F$4]*[.$B44]^[.F$6]" office:value-type="float" office:value="-0.090802535877518" calcext:value-type="float">
            <text:p>-0.090802535877518</text:p>
          </table:table-cell>
          <table:table-cell table:formula="of:=[.G$4]*[.$B44]^[.G$6]" office:value-type="float" office:value="-0.0156365504765272" calcext:value-type="float">
            <text:p>-0.015636550476527</text:p>
          </table:table-cell>
          <table:table-cell table:formula="of:=SUM([.K44:.Q44])" office:value-type="float" office:value="5.47047873452206" calcext:value-type="float">
            <text:p>5.47047873452206</text:p>
          </table:table-cell>
        </table:table-row>
        <table:table-row table:style-name="ro1">
          <table:table-cell table:formula="of:=EXP(LN([.B45])+1/[.$I$2]*[.J45]+ ([.R45]))" office:value-type="float" office:value="0.522468249837827" calcext:value-type="float">
            <text:p>0.522468249837827</text:p>
          </table:table-cell>
          <table:table-cell office:value-type="float" office:value="10" calcext:value-type="float">
            <text:p>10</text:p>
          </table:table-cell>
          <table:table-cell table:formula="of:=[.A$2]*[.$B45]^[.A$6]" office:value-type="float" office:value="-784.62" calcext:value-type="float">
            <text:p>-784.62</text:p>
          </table:table-cell>
          <table:table-cell table:formula="of:=[.B$2]*[.$B45]^[.B$6]" office:value-type="float" office:value="113.34" calcext:value-type="float">
            <text:p>113.34</text:p>
          </table:table-cell>
          <table:table-cell table:formula="of:=[.C$2]*[.$B45]^[.C$6]" office:value-type="float" office:value="64.936" calcext:value-type="float">
            <text:p>64.936</text:p>
          </table:table-cell>
          <table:table-cell table:formula="of:=[.D$2]*[.$B45]^[.D$6]" office:value-type="float" office:value="-66.476" calcext:value-type="float">
            <text:p>-66.476</text:p>
          </table:table-cell>
          <table:table-cell table:formula="of:=[.E$2]*[.$B45]^[.E$6]" office:value-type="float" office:value="34.72" calcext:value-type="float">
            <text:p>34.72</text:p>
          </table:table-cell>
          <table:table-cell table:formula="of:=[.F$2]*[.$B45]^[.F$6]" office:value-type="float" office:value="-14.164" calcext:value-type="float">
            <text:p>-14.164</text:p>
          </table:table-cell>
          <table:table-cell table:formula="of:=[.G$2]*[.$B45]^[.G$6]" office:value-type="float" office:value="3.7127" calcext:value-type="float">
            <text:p>3.7127</text:p>
          </table:table-cell>
          <table:table-cell table:formula="of:=SUM([.C45:.I45])" office:value-type="float" office:value="-648.5513" calcext:value-type="float">
            <text:p>-648.5513</text:p>
          </table:table-cell>
          <table:table-cell table:formula="of:=[.A$4]*[.$B45]^[.A$6]" office:value-type="float" office:value="5.6102" calcext:value-type="float">
            <text:p>5.6102</text:p>
          </table:table-cell>
          <table:table-cell table:formula="of:=[.B$4]*[.$B45]^[.B$6]" office:value-type="float" office:value="-0.39763" calcext:value-type="float">
            <text:p>-0.39763</text:p>
          </table:table-cell>
          <table:table-cell table:formula="of:=[.C$4]*[.$B45]^[.C$6]" office:value-type="float" office:value="0.71242" calcext:value-type="float">
            <text:p>0.71242</text:p>
          </table:table-cell>
          <table:table-cell table:formula="of:=[.D$4]*[.$B45]^[.D$6]" office:value-type="float" office:value="-0.95632" calcext:value-type="float">
            <text:p>-0.95632</text:p>
          </table:table-cell>
          <table:table-cell table:formula="of:=[.E$4]*[.$B45]^[.E$6]" office:value-type="float" office:value="0.626810000000001" calcext:value-type="float">
            <text:p>0.626810000000001</text:p>
          </table:table-cell>
          <table:table-cell table:formula="of:=[.F$4]*[.$B45]^[.F$6]" office:value-type="float" office:value="-0.10574" calcext:value-type="float">
            <text:p>-0.10574</text:p>
          </table:table-cell>
          <table:table-cell table:formula="of:=[.G$4]*[.$B45]^[.G$6]" office:value-type="float" office:value="-0.018772" calcext:value-type="float">
            <text:p>-0.018772</text:p>
          </table:table-cell>
          <table:table-cell table:formula="of:=SUM([.K45:.Q45])" office:value-type="float" office:value="5.470968" calcext:value-type="float">
            <text:p>5.470968</text:p>
          </table:table-cell>
        </table:table-row>
        <table:table-row table:style-name="ro1">
          <table:table-cell table:formula="of:=EXP(LN([.B46])+1/[.$I$2]*[.J46]+ ([.R46]))" office:value-type="float" office:value="0.567479434734028" calcext:value-type="float">
            <text:p>0.567479434734028</text:p>
          </table:table-cell>
          <table:table-cell office:value-type="float" office:value="10.3" calcext:value-type="float">
            <text:p>10.3</text:p>
          </table:table-cell>
          <table:table-cell table:formula="of:=[.A$2]*[.$B46]^[.A$6]" office:value-type="float" office:value="-784.62" calcext:value-type="float">
            <text:p>-784.62</text:p>
          </table:table-cell>
          <table:table-cell table:formula="of:=[.B$2]*[.$B46]^[.B$6]" office:value-type="float" office:value="116.7402" calcext:value-type="float">
            <text:p>116.7402</text:p>
          </table:table-cell>
          <table:table-cell table:formula="of:=[.C$2]*[.$B46]^[.C$6]" office:value-type="float" office:value="68.8906024" calcext:value-type="float">
            <text:p>68.8906024</text:p>
          </table:table-cell>
          <table:table-cell table:formula="of:=[.D$2]*[.$B46]^[.D$6]" office:value-type="float" office:value="-72.640120052" calcext:value-type="float">
            <text:p>-72.640120052</text:p>
          </table:table-cell>
          <table:table-cell table:formula="of:=[.E$2]*[.$B46]^[.E$6]" office:value-type="float" office:value="39.0776658832" calcext:value-type="float">
            <text:p>39.0776658832</text:p>
          </table:table-cell>
          <table:table-cell table:formula="of:=[.F$2]*[.$B46]^[.F$6]" office:value-type="float" office:value="-16.4199579883852" calcext:value-type="float">
            <text:p>-16.4199579883852</text:p>
          </table:table-cell>
          <table:table-cell table:formula="of:=[.G$2]*[.$B46]^[.G$6]" office:value-type="float" office:value="4.43315796132322" calcext:value-type="float">
            <text:p>4.43315796132322</text:p>
          </table:table-cell>
          <table:table-cell table:formula="of:=SUM([.C46:.I46])" office:value-type="float" office:value="-644.538451795862" calcext:value-type="float">
            <text:p>-644.538451795862</text:p>
          </table:table-cell>
          <table:table-cell table:formula="of:=[.A$4]*[.$B46]^[.A$6]" office:value-type="float" office:value="5.6102" calcext:value-type="float">
            <text:p>5.6102</text:p>
          </table:table-cell>
          <table:table-cell table:formula="of:=[.B$4]*[.$B46]^[.B$6]" office:value-type="float" office:value="-0.4095589" calcext:value-type="float">
            <text:p>-0.4095589</text:p>
          </table:table-cell>
          <table:table-cell table:formula="of:=[.C$4]*[.$B46]^[.C$6]" office:value-type="float" office:value="0.755806378" calcext:value-type="float">
            <text:p>0.755806378</text:p>
          </table:table-cell>
          <table:table-cell table:formula="of:=[.D$4]*[.$B46]^[.D$6]" office:value-type="float" office:value="-1.04499668464" calcext:value-type="float">
            <text:p>-1.04499668464</text:p>
          </table:table-cell>
          <table:table-cell table:formula="of:=[.E$4]*[.$B46]^[.E$6]" office:value-type="float" office:value="0.7054801771961" calcext:value-type="float">
            <text:p>0.7054801771961</text:p>
          </table:table-cell>
          <table:table-cell table:formula="of:=[.F$4]*[.$B46]^[.F$6]" office:value-type="float" office:value="-0.122581640616482" calcext:value-type="float">
            <text:p>-0.122581640616482</text:p>
          </table:table-cell>
          <table:table-cell table:formula="of:=[.G$4]*[.$B46]^[.G$6]" office:value-type="float" office:value="-0.0224147497104424" calcext:value-type="float">
            <text:p>-0.022414749710442</text:p>
          </table:table-cell>
          <table:table-cell table:formula="of:=SUM([.K46:.Q46])" office:value-type="float" office:value="5.47193458022918" calcext:value-type="float">
            <text:p>5.47193458022918</text:p>
          </table:table-cell>
        </table:table-row>
        <table:table-row table:style-name="ro1">
          <table:table-cell table:formula="of:=EXP(LN([.B47])+1/[.$I$2]*[.J47]+ ([.R47]))" office:value-type="float" office:value="0.615983865182908" calcext:value-type="float">
            <text:p>0.615983865182908</text:p>
          </table:table-cell>
          <table:table-cell office:value-type="float" office:value="10.6" calcext:value-type="float">
            <text:p>10.6</text:p>
          </table:table-cell>
          <table:table-cell table:formula="of:=[.A$2]*[.$B47]^[.A$6]" office:value-type="float" office:value="-784.62" calcext:value-type="float">
            <text:p>-784.62</text:p>
          </table:table-cell>
          <table:table-cell table:formula="of:=[.B$2]*[.$B47]^[.B$6]" office:value-type="float" office:value="120.1404" calcext:value-type="float">
            <text:p>120.1404</text:p>
          </table:table-cell>
          <table:table-cell table:formula="of:=[.C$2]*[.$B47]^[.C$6]" office:value-type="float" office:value="72.9620896" calcext:value-type="float">
            <text:p>72.9620896</text:p>
          </table:table-cell>
          <table:table-cell table:formula="of:=[.D$2]*[.$B47]^[.D$6]" office:value-type="float" office:value="-79.173979616" calcext:value-type="float">
            <text:p>-79.173979616</text:p>
          </table:table-cell>
          <table:table-cell table:formula="of:=[.E$2]*[.$B47]^[.E$6]" office:value-type="float" office:value="43.8332000512" calcext:value-type="float">
            <text:p>43.8332000512</text:p>
          </table:table-cell>
          <table:table-cell table:formula="of:=[.F$2]*[.$B47]^[.F$6]" office:value-type="float" office:value="-18.9546270811264" calcext:value-type="float">
            <text:p>-18.9546270811264</text:p>
          </table:table-cell>
          <table:table-cell table:formula="of:=[.G$2]*[.$B47]^[.G$6]" office:value-type="float" office:value="5.26653590807286" calcext:value-type="float">
            <text:p>5.26653590807286</text:p>
          </table:table-cell>
          <table:table-cell table:formula="of:=SUM([.C47:.I47])" office:value-type="float" office:value="-640.546381137854" calcext:value-type="float">
            <text:p>-640.546381137854</text:p>
          </table:table-cell>
          <table:table-cell table:formula="of:=[.A$4]*[.$B47]^[.A$6]" office:value-type="float" office:value="5.6102" calcext:value-type="float">
            <text:p>5.6102</text:p>
          </table:table-cell>
          <table:table-cell table:formula="of:=[.B$4]*[.$B47]^[.B$6]" office:value-type="float" office:value="-0.4214878" calcext:value-type="float">
            <text:p>-0.4214878</text:p>
          </table:table-cell>
          <table:table-cell table:formula="of:=[.C$4]*[.$B47]^[.C$6]" office:value-type="float" office:value="0.800475112" calcext:value-type="float">
            <text:p>0.800475112</text:p>
          </table:table-cell>
          <table:table-cell table:formula="of:=[.D$4]*[.$B47]^[.D$6]" office:value-type="float" office:value="-1.13899242112" calcext:value-type="float">
            <text:p>-1.13899242112</text:p>
          </table:table-cell>
          <table:table-cell table:formula="of:=[.E$4]*[.$B47]^[.E$6]" office:value-type="float" office:value="0.791333183297601" calcext:value-type="float">
            <text:p>0.791333183297601</text:p>
          </table:table-cell>
          <table:table-cell table:formula="of:=[.F$4]*[.$B47]^[.F$6]" office:value-type="float" office:value="-0.141503972575424" calcext:value-type="float">
            <text:p>-0.141503972575424</text:p>
          </table:table-cell>
          <table:table-cell table:formula="of:=[.G$4]*[.$B47]^[.G$6]" office:value-type="float" office:value="-0.0266284407752697" calcext:value-type="float">
            <text:p>-0.02662844077527</text:p>
          </table:table-cell>
          <table:table-cell table:formula="of:=SUM([.K47:.Q47])" office:value-type="float" office:value="5.47339566082691" calcext:value-type="float">
            <text:p>5.47339566082691</text:p>
          </table:table-cell>
        </table:table-row>
        <table:table-row table:style-name="ro1">
          <table:table-cell table:formula="of:=EXP(LN([.B48])+1/[.$I$2]*[.J48]+ ([.R48]))" office:value-type="float" office:value="0.668269629798123" calcext:value-type="float">
            <text:p>0.668269629798123</text:p>
          </table:table-cell>
          <table:table-cell office:value-type="float" office:value="10.9" calcext:value-type="float">
            <text:p>10.9</text:p>
          </table:table-cell>
          <table:table-cell table:formula="of:=[.A$2]*[.$B48]^[.A$6]" office:value-type="float" office:value="-784.62" calcext:value-type="float">
            <text:p>-784.62</text:p>
          </table:table-cell>
          <table:table-cell table:formula="of:=[.B$2]*[.$B48]^[.B$6]" office:value-type="float" office:value="123.5406" calcext:value-type="float">
            <text:p>123.5406</text:p>
          </table:table-cell>
          <table:table-cell table:formula="of:=[.C$2]*[.$B48]^[.C$6]" office:value-type="float" office:value="77.1504616" calcext:value-type="float">
            <text:p>77.1504616</text:p>
          </table:table-cell>
          <table:table-cell table:formula="of:=[.D$2]*[.$B48]^[.D$6]" office:value-type="float" office:value="-86.088347804" calcext:value-type="float">
            <text:p>-86.088347804</text:p>
          </table:table-cell>
          <table:table-cell table:formula="of:=[.E$2]*[.$B48]^[.E$6]" office:value-type="float" office:value="49.0101134992" calcext:value-type="float">
            <text:p>49.0101134992</text:p>
          </table:table-cell>
          <table:table-cell table:formula="of:=[.F$2]*[.$B48]^[.F$6]" office:value-type="float" office:value="-21.7930696972036" calcext:value-type="float">
            <text:p>-21.7930696972036</text:p>
          </table:table-cell>
          <table:table-cell table:formula="of:=[.G$2]*[.$B48]^[.G$6]" office:value-type="float" office:value="6.22656958151938" calcext:value-type="float">
            <text:p>6.22656958151938</text:p>
          </table:table-cell>
          <table:table-cell table:formula="of:=SUM([.C48:.I48])" office:value-type="float" office:value="-636.573672820484" calcext:value-type="float">
            <text:p>-636.573672820484</text:p>
          </table:table-cell>
          <table:table-cell table:formula="of:=[.A$4]*[.$B48]^[.A$6]" office:value-type="float" office:value="5.6102" calcext:value-type="float">
            <text:p>5.6102</text:p>
          </table:table-cell>
          <table:table-cell table:formula="of:=[.B$4]*[.$B48]^[.B$6]" office:value-type="float" office:value="-0.4334167" calcext:value-type="float">
            <text:p>-0.4334167</text:p>
          </table:table-cell>
          <table:table-cell table:formula="of:=[.C$4]*[.$B48]^[.C$6]" office:value-type="float" office:value="0.846426202" calcext:value-type="float">
            <text:p>0.846426202</text:p>
          </table:table-cell>
          <table:table-cell table:formula="of:=[.D$4]*[.$B48]^[.D$6]" office:value-type="float" office:value="-1.23846213328" calcext:value-type="float">
            <text:p>-1.23846213328</text:p>
          </table:table-cell>
          <table:table-cell table:formula="of:=[.E$4]*[.$B48]^[.E$6]" office:value-type="float" office:value="0.8847934689641" calcext:value-type="float">
            <text:p>0.8847934689641</text:p>
          </table:table-cell>
          <table:table-cell table:formula="of:=[.F$4]*[.$B48]^[.F$6]" office:value-type="float" office:value="-0.162694096991126" calcext:value-type="float">
            <text:p>-0.162694096991126</text:p>
          </table:table-cell>
          <table:table-cell table:formula="of:=[.G$4]*[.$B48]^[.G$6]" office:value-type="float" office:value="-0.0314825232807073" calcext:value-type="float">
            <text:p>-0.031482523280707</text:p>
          </table:table-cell>
          <table:table-cell table:formula="of:=SUM([.K48:.Q48])" office:value-type="float" office:value="5.47536421741227" calcext:value-type="float">
            <text:p>5.47536421741227</text:p>
          </table:table-cell>
        </table:table-row>
        <table:table-row table:style-name="ro1">
          <table:table-cell table:formula="of:=EXP(LN([.B49])+1/[.$I$2]*[.J49]+ ([.R49]))" office:value-type="float" office:value="0.724653069342568" calcext:value-type="float">
            <text:p>0.724653069342568</text:p>
          </table:table-cell>
          <table:table-cell office:value-type="float" office:value="11.2" calcext:value-type="float">
            <text:p>11.2</text:p>
          </table:table-cell>
          <table:table-cell table:formula="of:=[.A$2]*[.$B49]^[.A$6]" office:value-type="float" office:value="-784.62" calcext:value-type="float">
            <text:p>-784.62</text:p>
          </table:table-cell>
          <table:table-cell table:formula="of:=[.B$2]*[.$B49]^[.B$6]" office:value-type="float" office:value="126.9408" calcext:value-type="float">
            <text:p>126.9408</text:p>
          </table:table-cell>
          <table:table-cell table:formula="of:=[.C$2]*[.$B49]^[.C$6]" office:value-type="float" office:value="81.4557184" calcext:value-type="float">
            <text:p>81.4557184</text:p>
          </table:table-cell>
          <table:table-cell table:formula="of:=[.D$2]*[.$B49]^[.D$6]" office:value-type="float" office:value="-93.393993728" calcext:value-type="float">
            <text:p>-93.393993728</text:p>
          </table:table-cell>
          <table:table-cell table:formula="of:=[.E$2]*[.$B49]^[.E$6]" office:value-type="float" office:value="54.6325921792" calcext:value-type="float">
            <text:p>54.6325921792</text:p>
          </table:table-cell>
          <table:table-cell table:formula="of:=[.F$2]*[.$B49]^[.F$6]" office:value-type="float" office:value="-24.9618076008448" calcext:value-type="float">
            <text:p>-24.9618076008448</text:p>
          </table:table-cell>
          <table:table-cell table:formula="of:=[.G$2]*[.$B49]^[.G$6]" office:value-type="float" office:value="7.32821148328264" calcext:value-type="float">
            <text:p>7.32821148328264</text:p>
          </table:table-cell>
          <table:table-cell table:formula="of:=SUM([.C49:.I49])" office:value-type="float" office:value="-632.618479266362" calcext:value-type="float">
            <text:p>-632.618479266362</text:p>
          </table:table-cell>
          <table:table-cell table:formula="of:=[.A$4]*[.$B49]^[.A$6]" office:value-type="float" office:value="5.6102" calcext:value-type="float">
            <text:p>5.6102</text:p>
          </table:table-cell>
          <table:table-cell table:formula="of:=[.B$4]*[.$B49]^[.B$6]" office:value-type="float" office:value="-0.4453456" calcext:value-type="float">
            <text:p>-0.4453456</text:p>
          </table:table-cell>
          <table:table-cell table:formula="of:=[.C$4]*[.$B49]^[.C$6]" office:value-type="float" office:value="0.893659648" calcext:value-type="float">
            <text:p>0.893659648</text:p>
          </table:table-cell>
          <table:table-cell table:formula="of:=[.D$4]*[.$B49]^[.D$6]" office:value-type="float" office:value="-1.34356074496" calcext:value-type="float">
            <text:p>-1.34356074496</text:p>
          </table:table-cell>
          <table:table-cell table:formula="of:=[.E$4]*[.$B49]^[.E$6]" office:value-type="float" office:value="0.9862976700416" calcext:value-type="float">
            <text:p>0.9862976700416</text:p>
          </table:table-cell>
          <table:table-cell table:formula="of:=[.F$4]*[.$B49]^[.F$6]" office:value-type="float" office:value="-0.186350009581568" calcext:value-type="float">
            <text:p>-0.186350009581568</text:p>
          </table:table-cell>
          <table:table-cell table:formula="of:=[.G$4]*[.$B49]^[.G$6]" office:value-type="float" office:value="-0.0370525994462741" calcext:value-type="float">
            <text:p>-0.037052599446274</text:p>
          </table:table-cell>
          <table:table-cell table:formula="of:=SUM([.K49:.Q49])" office:value-type="float" office:value="5.47784836405376" calcext:value-type="float">
            <text:p>5.47784836405376</text:p>
          </table:table-cell>
        </table:table-row>
        <table:table-row table:style-name="ro1">
          <table:table-cell table:formula="of:=EXP(LN([.B50])+1/[.$I$2]*[.J50]+ ([.R50]))" office:value-type="float" office:value="0.785481783107381" calcext:value-type="float">
            <text:p>0.785481783107381</text:p>
          </table:table-cell>
          <table:table-cell office:value-type="float" office:value="11.5" calcext:value-type="float">
            <text:p>11.5</text:p>
          </table:table-cell>
          <table:table-cell table:formula="of:=[.A$2]*[.$B50]^[.A$6]" office:value-type="float" office:value="-784.62" calcext:value-type="float">
            <text:p>-784.62</text:p>
          </table:table-cell>
          <table:table-cell table:formula="of:=[.B$2]*[.$B50]^[.B$6]" office:value-type="float" office:value="130.341" calcext:value-type="float">
            <text:p>130.341</text:p>
          </table:table-cell>
          <table:table-cell table:formula="of:=[.C$2]*[.$B50]^[.C$6]" office:value-type="float" office:value="85.87786" calcext:value-type="float">
            <text:p>85.87786</text:p>
          </table:table-cell>
          <table:table-cell table:formula="of:=[.D$2]*[.$B50]^[.D$6]" office:value-type="float" office:value="-101.1016865" calcext:value-type="float">
            <text:p>-101.1016865</text:p>
          </table:table-cell>
          <table:table-cell table:formula="of:=[.E$2]*[.$B50]^[.E$6]" office:value-type="float" office:value="60.725497" calcext:value-type="float">
            <text:p>60.725497</text:p>
          </table:table-cell>
          <table:table-cell table:formula="of:=[.F$2]*[.$B50]^[.F$6]" office:value-type="float" office:value="-28.48886320375" calcext:value-type="float">
            <text:p>-28.48886320375</text:p>
          </table:table-cell>
          <table:table-cell table:formula="of:=[.G$2]*[.$B50]^[.G$6]" office:value-type="float" office:value="8.58770070453595" calcext:value-type="float">
            <text:p>8.58770070453595</text:p>
          </table:table-cell>
          <table:table-cell table:formula="of:=SUM([.C50:.I50])" office:value-type="float" office:value="-628.678491999214" calcext:value-type="float">
            <text:p>-628.678491999214</text:p>
          </table:table-cell>
          <table:table-cell table:formula="of:=[.A$4]*[.$B50]^[.A$6]" office:value-type="float" office:value="5.6102" calcext:value-type="float">
            <text:p>5.6102</text:p>
          </table:table-cell>
          <table:table-cell table:formula="of:=[.B$4]*[.$B50]^[.B$6]" office:value-type="float" office:value="-0.4572745" calcext:value-type="float">
            <text:p>-0.4572745</text:p>
          </table:table-cell>
          <table:table-cell table:formula="of:=[.C$4]*[.$B50]^[.C$6]" office:value-type="float" office:value="0.94217545" calcext:value-type="float">
            <text:p>0.94217545</text:p>
          </table:table-cell>
          <table:table-cell table:formula="of:=[.D$4]*[.$B50]^[.D$6]" office:value-type="float" office:value="-1.45444318" calcext:value-type="float">
            <text:p>-1.45444318</text:p>
          </table:table-cell>
          <table:table-cell table:formula="of:=[.E$4]*[.$B50]^[.E$6]" office:value-type="float" office:value="1.0962946075625" calcext:value-type="float">
            <text:p>1.0962946075625</text:p>
          </table:table-cell>
          <table:table-cell table:formula="of:=[.F$4]*[.$B50]^[.F$6]" office:value-type="float" office:value="-0.21268090900625" calcext:value-type="float">
            <text:p>-0.21268090900625</text:p>
          </table:table-cell>
          <table:table-cell table:formula="of:=[.G$4]*[.$B50]^[.G$6]" office:value-type="float" office:value="-0.0434207766923126" calcext:value-type="float">
            <text:p>-0.043420776692313</text:p>
          </table:table-cell>
          <table:table-cell table:formula="of:=SUM([.K50:.Q50])" office:value-type="float" office:value="5.48085069186394" calcext:value-type="float">
            <text:p>5.48085069186394</text:p>
          </table:table-cell>
        </table:table-row>
        <table:table-row table:style-name="ro1">
          <table:table-cell table:formula="of:=EXP(LN([.B51])+1/[.$I$2]*[.J51]+ ([.R51]))" office:value-type="float" office:value="0.851137943498646" calcext:value-type="float">
            <text:p>0.851137943498646</text:p>
          </table:table-cell>
          <table:table-cell office:value-type="float" office:value="11.8" calcext:value-type="float">
            <text:p>11.8</text:p>
          </table:table-cell>
          <table:table-cell table:formula="of:=[.A$2]*[.$B51]^[.A$6]" office:value-type="float" office:value="-784.62" calcext:value-type="float">
            <text:p>-784.62</text:p>
          </table:table-cell>
          <table:table-cell table:formula="of:=[.B$2]*[.$B51]^[.B$6]" office:value-type="float" office:value="133.7412" calcext:value-type="float">
            <text:p>133.7412</text:p>
          </table:table-cell>
          <table:table-cell table:formula="of:=[.C$2]*[.$B51]^[.C$6]" office:value-type="float" office:value="90.4168864" calcext:value-type="float">
            <text:p>90.4168864</text:p>
          </table:table-cell>
          <table:table-cell table:formula="of:=[.D$2]*[.$B51]^[.D$6]" office:value-type="float" office:value="-109.222195232" calcext:value-type="float">
            <text:p>-109.222195232</text:p>
          </table:table-cell>
          <table:table-cell table:formula="of:=[.E$2]*[.$B51]^[.E$6]" office:value-type="float" office:value="67.3143638272" calcext:value-type="float">
            <text:p>67.3143638272</text:p>
          </table:table-cell>
          <table:table-cell table:formula="of:=[.F$2]*[.$B51]^[.F$6]" office:value-type="float" office:value="-32.4038008673152" calcext:value-type="float">
            <text:p>-32.4038008673152</text:p>
          </table:table-cell>
          <table:table-cell table:formula="of:=[.G$2]*[.$B51]^[.G$6]" office:value-type="float" office:value="10.0226347039322" calcext:value-type="float">
            <text:p>10.0226347039322</text:p>
          </table:table-cell>
          <table:table-cell table:formula="of:=SUM([.C51:.I51])" office:value-type="float" office:value="-624.750911168183" calcext:value-type="float">
            <text:p>-624.750911168183</text:p>
          </table:table-cell>
          <table:table-cell table:formula="of:=[.A$4]*[.$B51]^[.A$6]" office:value-type="float" office:value="5.6102" calcext:value-type="float">
            <text:p>5.6102</text:p>
          </table:table-cell>
          <table:table-cell table:formula="of:=[.B$4]*[.$B51]^[.B$6]" office:value-type="float" office:value="-0.4692034" calcext:value-type="float">
            <text:p>-0.4692034</text:p>
          </table:table-cell>
          <table:table-cell table:formula="of:=[.C$4]*[.$B51]^[.C$6]" office:value-type="float" office:value="0.991973608" calcext:value-type="float">
            <text:p>0.991973608</text:p>
          </table:table-cell>
          <table:table-cell table:formula="of:=[.D$4]*[.$B51]^[.D$6]" office:value-type="float" office:value="-1.57126436224" calcext:value-type="float">
            <text:p>-1.57126436224</text:p>
          </table:table-cell>
          <table:table-cell table:formula="of:=[.E$4]*[.$B51]^[.E$6]" office:value-type="float" office:value="1.2152452877456" calcext:value-type="float">
            <text:p>1.2152452877456</text:p>
          </table:table-cell>
          <table:table-cell table:formula="of:=[.F$4]*[.$B51]^[.F$6]" office:value-type="float" office:value="-0.241907505204032" calcext:value-type="float">
            <text:p>-0.241907505204032</text:p>
          </table:table-cell>
          <table:table-cell table:formula="of:=[.G$4]*[.$B51]^[.G$6]" office:value-type="float" office:value="-0.0506760305605665" calcext:value-type="float">
            <text:p>-0.050676030560567</text:p>
          </table:table-cell>
          <table:table-cell table:formula="of:=SUM([.K51:.Q51])" office:value-type="float" office:value="5.484367597741" calcext:value-type="float">
            <text:p>5.484367597741</text:p>
          </table:table-cell>
        </table:table-row>
        <table:table-row table:style-name="ro1">
          <table:table-cell table:formula="of:=EXP(LN([.B52])+1/[.$I$2]*[.J52]+ ([.R52]))" office:value-type="float" office:value="0.922041951302787" calcext:value-type="float">
            <text:p>0.922041951302787</text:p>
          </table:table-cell>
          <table:table-cell office:value-type="float" office:value="12.1" calcext:value-type="float">
            <text:p>12.1</text:p>
          </table:table-cell>
          <table:table-cell table:formula="of:=[.A$2]*[.$B52]^[.A$6]" office:value-type="float" office:value="-784.62" calcext:value-type="float">
            <text:p>-784.62</text:p>
          </table:table-cell>
          <table:table-cell table:formula="of:=[.B$2]*[.$B52]^[.B$6]" office:value-type="float" office:value="137.1414" calcext:value-type="float">
            <text:p>137.1414</text:p>
          </table:table-cell>
          <table:table-cell table:formula="of:=[.C$2]*[.$B52]^[.C$6]" office:value-type="float" office:value="95.0727976" calcext:value-type="float">
            <text:p>95.0727976</text:p>
          </table:table-cell>
          <table:table-cell table:formula="of:=[.D$2]*[.$B52]^[.D$6]" office:value-type="float" office:value="-117.766289036" calcext:value-type="float">
            <text:p>-117.766289036</text:p>
          </table:table-cell>
          <table:table-cell table:formula="of:=[.E$2]*[.$B52]^[.E$6]" office:value-type="float" office:value="74.4254034832" calcext:value-type="float">
            <text:p>74.4254034832</text:p>
          </table:table-cell>
          <table:table-cell table:formula="of:=[.F$2]*[.$B52]^[.F$6]" office:value-type="float" office:value="-36.7377682048564" calcext:value-type="float">
            <text:p>-36.7377682048564</text:p>
          </table:table-cell>
          <table:table-cell table:formula="of:=[.G$2]*[.$B52]^[.G$6]" office:value-type="float" office:value="11.6520430342521" calcext:value-type="float">
            <text:p>11.6520430342521</text:p>
          </table:table-cell>
          <table:table-cell table:formula="of:=SUM([.C52:.I52])" office:value-type="float" office:value="-620.832413123404" calcext:value-type="float">
            <text:p>-620.832413123404</text:p>
          </table:table-cell>
          <table:table-cell table:formula="of:=[.A$4]*[.$B52]^[.A$6]" office:value-type="float" office:value="5.6102" calcext:value-type="float">
            <text:p>5.6102</text:p>
          </table:table-cell>
          <table:table-cell table:formula="of:=[.B$4]*[.$B52]^[.B$6]" office:value-type="float" office:value="-0.4811323" calcext:value-type="float">
            <text:p>-0.4811323</text:p>
          </table:table-cell>
          <table:table-cell table:formula="of:=[.C$4]*[.$B52]^[.C$6]" office:value-type="float" office:value="1.043054122" calcext:value-type="float">
            <text:p>1.043054122</text:p>
          </table:table-cell>
          <table:table-cell table:formula="of:=[.D$4]*[.$B52]^[.D$6]" office:value-type="float" office:value="-1.69417921552" calcext:value-type="float">
            <text:p>-1.69417921552</text:p>
          </table:table-cell>
          <table:table-cell table:formula="of:=[.E$4]*[.$B52]^[.E$6]" office:value-type="float" office:value="1.3436229019961" calcext:value-type="float">
            <text:p>1.3436229019961</text:p>
          </table:table-cell>
          <table:table-cell table:formula="of:=[.F$4]*[.$B52]^[.F$6]" office:value-type="float" office:value="-0.274262327730974" calcext:value-type="float">
            <text:p>-0.274262327730974</text:p>
          </table:table-cell>
          <table:table-cell table:formula="of:=[.G$4]*[.$B52]^[.G$6]" office:value-type="float" office:value="-0.0589145774878067" calcext:value-type="float">
            <text:p>-0.058914577487807</text:p>
          </table:table-cell>
          <table:table-cell table:formula="of:=SUM([.K52:.Q52])" office:value-type="float" office:value="5.48838860325732" calcext:value-type="float">
            <text:p>5.48838860325732</text:p>
          </table:table-cell>
        </table:table-row>
        <table:table-row table:style-name="ro1">
          <table:table-cell table:formula="of:=EXP(LN([.B53])+1/[.$I$2]*[.J53]+ ([.R53]))" office:value-type="float" office:value="0.998656467669492" calcext:value-type="float">
            <text:p>0.998656467669492</text:p>
          </table:table-cell>
          <table:table-cell office:value-type="float" office:value="12.4" calcext:value-type="float">
            <text:p>12.4</text:p>
          </table:table-cell>
          <table:table-cell table:formula="of:=[.A$2]*[.$B53]^[.A$6]" office:value-type="float" office:value="-784.62" calcext:value-type="float">
            <text:p>-784.62</text:p>
          </table:table-cell>
          <table:table-cell table:formula="of:=[.B$2]*[.$B53]^[.B$6]" office:value-type="float" office:value="140.5416" calcext:value-type="float">
            <text:p>140.5416</text:p>
          </table:table-cell>
          <table:table-cell table:formula="of:=[.C$2]*[.$B53]^[.C$6]" office:value-type="float" office:value="99.8455936" calcext:value-type="float">
            <text:p>99.8455936</text:p>
          </table:table-cell>
          <table:table-cell table:formula="of:=[.D$2]*[.$B53]^[.D$6]" office:value-type="float" office:value="-126.744737024" calcext:value-type="float">
            <text:p>-126.744737024</text:p>
          </table:table-cell>
          <table:table-cell table:formula="of:=[.E$2]*[.$B53]^[.E$6]" office:value-type="float" office:value="82.0855017472001" calcext:value-type="float">
            <text:p>82.0855017472001</text:p>
          </table:table-cell>
          <table:table-cell table:formula="of:=[.F$2]*[.$B53]^[.F$6]" office:value-type="float" office:value="-41.5235373838336" calcext:value-type="float">
            <text:p>-41.5235373838336</text:p>
          </table:table-cell>
          <table:table-cell table:formula="of:=[.G$2]*[.$B53]^[.G$6]" office:value-type="float" office:value="13.4964630177739" calcext:value-type="float">
            <text:p>13.4964630177739</text:p>
          </table:table-cell>
          <table:table-cell table:formula="of:=SUM([.C53:.I53])" office:value-type="float" office:value="-616.91911604286" calcext:value-type="float">
            <text:p>-616.91911604286</text:p>
          </table:table-cell>
          <table:table-cell table:formula="of:=[.A$4]*[.$B53]^[.A$6]" office:value-type="float" office:value="5.6102" calcext:value-type="float">
            <text:p>5.6102</text:p>
          </table:table-cell>
          <table:table-cell table:formula="of:=[.B$4]*[.$B53]^[.B$6]" office:value-type="float" office:value="-0.4930612" calcext:value-type="float">
            <text:p>-0.4930612</text:p>
          </table:table-cell>
          <table:table-cell table:formula="of:=[.C$4]*[.$B53]^[.C$6]" office:value-type="float" office:value="1.095416992" calcext:value-type="float">
            <text:p>1.095416992</text:p>
          </table:table-cell>
          <table:table-cell table:formula="of:=[.D$4]*[.$B53]^[.D$6]" office:value-type="float" office:value="-1.82334266368" calcext:value-type="float">
            <text:p>-1.82334266368</text:p>
          </table:table-cell>
          <table:table-cell table:formula="of:=[.E$4]*[.$B53]^[.E$6]" office:value-type="float" office:value="1.4819128269056" calcext:value-type="float">
            <text:p>1.4819128269056</text:p>
          </table:table-cell>
          <table:table-cell table:formula="of:=[.F$4]*[.$B53]^[.F$6]" office:value-type="float" office:value="-0.309990034098176" calcext:value-type="float">
            <text:p>-0.309990034098176</text:p>
          </table:table-cell>
          <table:table-cell table:formula="of:=[.G$4]*[.$B53]^[.G$6]" office:value-type="float" office:value="-0.0682402574325024" calcext:value-type="float">
            <text:p>-0.068240257432502</text:p>
          </table:table-cell>
          <table:table-cell table:formula="of:=SUM([.K53:.Q53])" office:value-type="float" office:value="5.49289566369492" calcext:value-type="float">
            <text:p>5.49289566369492</text:p>
          </table:table-cell>
        </table:table-row>
        <table:table-row table:style-name="ro1">
          <table:table-cell table:formula="of:=EXP(LN([.B54])+1/[.$I$2]*[.J54]+ ([.R54]))" office:value-type="float" office:value="1.08149086275645" calcext:value-type="float">
            <text:p>1.08149086275645</text:p>
          </table:table-cell>
          <table:table-cell office:value-type="float" office:value="12.7" calcext:value-type="float">
            <text:p>12.7</text:p>
          </table:table-cell>
          <table:table-cell table:formula="of:=[.A$2]*[.$B54]^[.A$6]" office:value-type="float" office:value="-784.62" calcext:value-type="float">
            <text:p>-784.62</text:p>
          </table:table-cell>
          <table:table-cell table:formula="of:=[.B$2]*[.$B54]^[.B$6]" office:value-type="float" office:value="143.9418" calcext:value-type="float">
            <text:p>143.9418</text:p>
          </table:table-cell>
          <table:table-cell table:formula="of:=[.C$2]*[.$B54]^[.C$6]" office:value-type="float" office:value="104.7352744" calcext:value-type="float">
            <text:p>104.7352744</text:p>
          </table:table-cell>
          <table:table-cell table:formula="of:=[.D$2]*[.$B54]^[.D$6]" office:value-type="float" office:value="-136.168308308" calcext:value-type="float">
            <text:p>-136.168308308</text:p>
          </table:table-cell>
          <table:table-cell table:formula="of:=[.E$2]*[.$B54]^[.E$6]" office:value-type="float" office:value="90.3222193552" calcext:value-type="float">
            <text:p>90.3222193552</text:p>
          </table:table-cell>
          <table:table-cell table:formula="of:=[.F$2]*[.$B54]^[.F$6]" office:value-type="float" office:value="-46.7955464280748" calcext:value-type="float">
            <text:p>-46.7955464280748</text:p>
          </table:table-cell>
          <table:table-cell table:formula="of:=[.G$2]*[.$B54]^[.G$6]" office:value-type="float" office:value="15.5780173703659" calcext:value-type="float">
            <text:p>15.5780173703659</text:p>
          </table:table-cell>
          <table:table-cell table:formula="of:=SUM([.C54:.I54])" office:value-type="float" office:value="-613.006543610509" calcext:value-type="float">
            <text:p>-613.006543610509</text:p>
          </table:table-cell>
          <table:table-cell table:formula="of:=[.A$4]*[.$B54]^[.A$6]" office:value-type="float" office:value="5.6102" calcext:value-type="float">
            <text:p>5.6102</text:p>
          </table:table-cell>
          <table:table-cell table:formula="of:=[.B$4]*[.$B54]^[.B$6]" office:value-type="float" office:value="-0.5049901" calcext:value-type="float">
            <text:p>-0.5049901</text:p>
          </table:table-cell>
          <table:table-cell table:formula="of:=[.C$4]*[.$B54]^[.C$6]" office:value-type="float" office:value="1.149062218" calcext:value-type="float">
            <text:p>1.149062218</text:p>
          </table:table-cell>
          <table:table-cell table:formula="of:=[.D$4]*[.$B54]^[.D$6]" office:value-type="float" office:value="-1.95890963056" calcext:value-type="float">
            <text:p>-1.95890963056</text:p>
          </table:table-cell>
          <table:table-cell table:formula="of:=[.E$4]*[.$B54]^[.E$6]" office:value-type="float" office:value="1.6306126242521" calcext:value-type="float">
            <text:p>1.6306126242521</text:p>
          </table:table-cell>
          <table:table-cell table:formula="of:=[.F$4]*[.$B54]^[.F$6]" office:value-type="float" office:value="-0.349347718109618" calcext:value-type="float">
            <text:p>-0.349347718109618</text:p>
          </table:table-cell>
          <table:table-cell table:formula="of:=[.G$4]*[.$B54]^[.G$6]" office:value-type="float" office:value="-0.078764926354542" calcext:value-type="float">
            <text:p>-0.078764926354542</text:p>
          </table:table-cell>
          <table:table-cell table:formula="of:=SUM([.K54:.Q54])" office:value-type="float" office:value="5.49786246722794" calcext:value-type="float">
            <text:p>5.49786246722794</text:p>
          </table:table-cell>
        </table:table-row>
        <table:table-row table:style-name="ro1">
          <table:table-cell table:formula="of:=EXP(LN([.B55])+1/[.$I$2]*[.J55]+ ([.R55]))" office:value-type="float" office:value="1.17110612525174" calcext:value-type="float">
            <text:p>1.17110612525174</text:p>
          </table:table-cell>
          <table:table-cell office:value-type="float" office:value="13" calcext:value-type="float">
            <text:p>13</text:p>
          </table:table-cell>
          <table:table-cell table:formula="of:=[.A$2]*[.$B55]^[.A$6]" office:value-type="float" office:value="-784.62" calcext:value-type="float">
            <text:p>-784.62</text:p>
          </table:table-cell>
          <table:table-cell table:formula="of:=[.B$2]*[.$B55]^[.B$6]" office:value-type="float" office:value="147.342" calcext:value-type="float">
            <text:p>147.342</text:p>
          </table:table-cell>
          <table:table-cell table:formula="of:=[.C$2]*[.$B55]^[.C$6]" office:value-type="float" office:value="109.74184" calcext:value-type="float">
            <text:p>109.74184</text:p>
          </table:table-cell>
          <table:table-cell table:formula="of:=[.D$2]*[.$B55]^[.D$6]" office:value-type="float" office:value="-146.047772" calcext:value-type="float">
            <text:p>-146.047772</text:p>
          </table:table-cell>
          <table:table-cell table:formula="of:=[.E$2]*[.$B55]^[.E$6]" office:value-type="float" office:value="99.1637920000001" calcext:value-type="float">
            <text:p>99.1637920000001</text:p>
          </table:table-cell>
          <table:table-cell table:formula="of:=[.F$2]*[.$B55]^[.F$6]" office:value-type="float" office:value="-52.58994052" calcext:value-type="float">
            <text:p>-52.58994052</text:p>
          </table:table-cell>
          <table:table-cell table:formula="of:=[.G$2]*[.$B55]^[.G$6]" office:value-type="float" office:value="17.9204937743" calcext:value-type="float">
            <text:p>17.9204937743</text:p>
          </table:table-cell>
          <table:table-cell table:formula="of:=SUM([.C55:.I55])" office:value-type="float" office:value="-609.0895867457" calcext:value-type="float">
            <text:p>-609.0895867457</text:p>
          </table:table-cell>
          <table:table-cell table:formula="of:=[.A$4]*[.$B55]^[.A$6]" office:value-type="float" office:value="5.6102" calcext:value-type="float">
            <text:p>5.6102</text:p>
          </table:table-cell>
          <table:table-cell table:formula="of:=[.B$4]*[.$B55]^[.B$6]" office:value-type="float" office:value="-0.516919" calcext:value-type="float">
            <text:p>-0.516919</text:p>
          </table:table-cell>
          <table:table-cell table:formula="of:=[.C$4]*[.$B55]^[.C$6]" office:value-type="float" office:value="1.2039898" calcext:value-type="float">
            <text:p>1.2039898</text:p>
          </table:table-cell>
          <table:table-cell table:formula="of:=[.D$4]*[.$B55]^[.D$6]" office:value-type="float" office:value="-2.10103504" calcext:value-type="float">
            <text:p>-2.10103504</text:p>
          </table:table-cell>
          <table:table-cell table:formula="of:=[.E$4]*[.$B55]^[.E$6]" office:value-type="float" office:value="1.790232041" calcext:value-type="float">
            <text:p>1.790232041</text:p>
          </table:table-cell>
          <table:table-cell table:formula="of:=[.F$4]*[.$B55]^[.F$6]" office:value-type="float" office:value="-0.3926052182" calcext:value-type="float">
            <text:p>-0.3926052182</text:p>
          </table:table-cell>
          <table:table-cell table:formula="of:=[.G$4]*[.$B55]^[.G$6]" office:value-type="float" office:value="-0.0906088585480001" calcext:value-type="float">
            <text:p>-0.090608858548</text:p>
          </table:table-cell>
          <table:table-cell table:formula="of:=SUM([.K55:.Q55])" office:value-type="float" office:value="5.503253724252" calcext:value-type="float">
            <text:p>5.503253724252</text:p>
          </table:table-cell>
        </table:table-row>
        <table:table-row table:style-name="ro1">
          <table:table-cell table:formula="of:=EXP(LN([.B56])+1/[.$I$2]*[.J56]+ ([.R56]))" office:value-type="float" office:value="1.26812028165983" calcext:value-type="float">
            <text:p>1.26812028165983</text:p>
          </table:table-cell>
          <table:table-cell office:value-type="float" office:value="13.3" calcext:value-type="float">
            <text:p>13.3</text:p>
          </table:table-cell>
          <table:table-cell table:formula="of:=[.A$2]*[.$B56]^[.A$6]" office:value-type="float" office:value="-784.62" calcext:value-type="float">
            <text:p>-784.62</text:p>
          </table:table-cell>
          <table:table-cell table:formula="of:=[.B$2]*[.$B56]^[.B$6]" office:value-type="float" office:value="150.7422" calcext:value-type="float">
            <text:p>150.7422</text:p>
          </table:table-cell>
          <table:table-cell table:formula="of:=[.C$2]*[.$B56]^[.C$6]" office:value-type="float" office:value="114.8652904" calcext:value-type="float">
            <text:p>114.8652904</text:p>
          </table:table-cell>
          <table:table-cell table:formula="of:=[.D$2]*[.$B56]^[.D$6]" office:value-type="float" office:value="-156.393897212" calcext:value-type="float">
            <text:p>-156.393897212</text:p>
          </table:table-cell>
          <table:table-cell table:formula="of:=[.E$2]*[.$B56]^[.E$6]" office:value-type="float" office:value="108.6391303312" calcext:value-type="float">
            <text:p>108.6391303312</text:p>
          </table:table-cell>
          <table:table-cell table:formula="of:=[.F$2]*[.$B56]^[.F$6]" office:value-type="float" office:value="-58.9446133028453" calcext:value-type="float">
            <text:p>-58.9446133028453</text:p>
          </table:table-cell>
          <table:table-cell table:formula="of:=[.G$2]*[.$B56]^[.G$6]" office:value-type="float" office:value="20.5494263997882" calcext:value-type="float">
            <text:p>20.5494263997882</text:p>
          </table:table-cell>
          <table:table-cell table:formula="of:=SUM([.C56:.I56])" office:value-type="float" office:value="-605.162463383857" calcext:value-type="float">
            <text:p>-605.162463383857</text:p>
          </table:table-cell>
          <table:table-cell table:formula="of:=[.A$4]*[.$B56]^[.A$6]" office:value-type="float" office:value="5.6102" calcext:value-type="float">
            <text:p>5.6102</text:p>
          </table:table-cell>
          <table:table-cell table:formula="of:=[.B$4]*[.$B56]^[.B$6]" office:value-type="float" office:value="-0.5288479" calcext:value-type="float">
            <text:p>-0.5288479</text:p>
          </table:table-cell>
          <table:table-cell table:formula="of:=[.C$4]*[.$B56]^[.C$6]" office:value-type="float" office:value="1.260199738" calcext:value-type="float">
            <text:p>1.260199738</text:p>
          </table:table-cell>
          <table:table-cell table:formula="of:=[.D$4]*[.$B56]^[.D$6]" office:value-type="float" office:value="-2.24987381584" calcext:value-type="float">
            <text:p>-2.24987381584</text:p>
          </table:table-cell>
          <table:table-cell table:formula="of:=[.E$4]*[.$B56]^[.E$6]" office:value-type="float" office:value="1.9612930093001" calcext:value-type="float">
            <text:p>1.9612930093001</text:p>
          </table:table-cell>
          <table:table-cell table:formula="of:=[.F$4]*[.$B56]^[.F$6]" office:value-type="float" office:value="-0.440045425772582" calcext:value-type="float">
            <text:p>-0.440045425772582</text:p>
          </table:table-cell>
          <table:table-cell table:formula="of:=[.G$4]*[.$B56]^[.G$6]" office:value-type="float" office:value="-0.103901158826952" calcext:value-type="float">
            <text:p>-0.103901158826952</text:p>
          </table:table-cell>
          <table:table-cell table:formula="of:=SUM([.K56:.Q56])" office:value-type="float" office:value="5.50902444686057" calcext:value-type="float">
            <text:p>5.50902444686057</text:p>
          </table:table-cell>
        </table:table-row>
        <table:table-row table:style-name="ro1">
          <table:table-cell table:formula="of:=EXP(LN([.B57])+1/[.$I$2]*[.J57]+ ([.R57]))" office:value-type="float" office:value="1.37321437934175" calcext:value-type="float">
            <text:p>1.37321437934175</text:p>
          </table:table-cell>
          <table:table-cell office:value-type="float" office:value="13.6" calcext:value-type="float">
            <text:p>13.6</text:p>
          </table:table-cell>
          <table:table-cell table:formula="of:=[.A$2]*[.$B57]^[.A$6]" office:value-type="float" office:value="-784.62" calcext:value-type="float">
            <text:p>-784.62</text:p>
          </table:table-cell>
          <table:table-cell table:formula="of:=[.B$2]*[.$B57]^[.B$6]" office:value-type="float" office:value="154.1424" calcext:value-type="float">
            <text:p>154.1424</text:p>
          </table:table-cell>
          <table:table-cell table:formula="of:=[.C$2]*[.$B57]^[.C$6]" office:value-type="float" office:value="120.1056256" calcext:value-type="float">
            <text:p>120.1056256</text:p>
          </table:table-cell>
          <table:table-cell table:formula="of:=[.D$2]*[.$B57]^[.D$6]" office:value-type="float" office:value="-167.217453056" calcext:value-type="float">
            <text:p>-167.217453056</text:p>
          </table:table-cell>
          <table:table-cell table:formula="of:=[.E$2]*[.$B57]^[.E$6]" office:value-type="float" office:value="118.7778199552" calcext:value-type="float">
            <text:p>118.7778199552</text:p>
          </table:table-cell>
          <table:table-cell table:formula="of:=[.F$2]*[.$B57]^[.F$6]" office:value-type="float" office:value="-65.8992481828864" calcext:value-type="float">
            <text:p>-65.8992481828864</text:p>
          </table:table-cell>
          <table:table-cell table:formula="of:=[.G$2]*[.$B57]^[.G$6]" office:value-type="float" office:value="23.49217937524" calcext:value-type="float">
            <text:p>23.49217937524</text:p>
          </table:table-cell>
          <table:table-cell table:formula="of:=SUM([.C57:.I57])" office:value-type="float" office:value="-601.218676308446" calcext:value-type="float">
            <text:p>-601.218676308446</text:p>
          </table:table-cell>
          <table:table-cell table:formula="of:=[.A$4]*[.$B57]^[.A$6]" office:value-type="float" office:value="5.6102" calcext:value-type="float">
            <text:p>5.6102</text:p>
          </table:table-cell>
          <table:table-cell table:formula="of:=[.B$4]*[.$B57]^[.B$6]" office:value-type="float" office:value="-0.5407768" calcext:value-type="float">
            <text:p>-0.5407768</text:p>
          </table:table-cell>
          <table:table-cell table:formula="of:=[.C$4]*[.$B57]^[.C$6]" office:value-type="float" office:value="1.317692032" calcext:value-type="float">
            <text:p>1.317692032</text:p>
          </table:table-cell>
          <table:table-cell table:formula="of:=[.D$4]*[.$B57]^[.D$6]" office:value-type="float" office:value="-2.40558088192" calcext:value-type="float">
            <text:p>-2.40558088192</text:p>
          </table:table-cell>
          <table:table-cell table:formula="of:=[.E$4]*[.$B57]^[.E$6]" office:value-type="float" office:value="2.1443296464896" calcext:value-type="float">
            <text:p>2.1443296464896</text:p>
          </table:table-cell>
          <table:table-cell table:formula="of:=[.F$4]*[.$B57]^[.F$6]" office:value-type="float" office:value="-0.491964593537024" calcext:value-type="float">
            <text:p>-0.491964593537024</text:p>
          </table:table-cell>
          <table:table-cell table:formula="of:=[.G$4]*[.$B57]^[.G$6]" office:value-type="float" office:value="-0.118780184564335" calcext:value-type="float">
            <text:p>-0.118780184564335</text:p>
          </table:table-cell>
          <table:table-cell table:formula="of:=SUM([.K57:.Q57])" office:value-type="float" office:value="5.51511921846824" calcext:value-type="float">
            <text:p>5.51511921846824</text:p>
          </table:table-cell>
        </table:table-row>
        <table:table-row table:style-name="ro1">
          <table:table-cell table:formula="of:=EXP(LN([.B58])+1/[.$I$2]*[.J58]+ ([.R58]))" office:value-type="float" office:value="1.48713909288059" calcext:value-type="float">
            <text:p>1.48713909288059</text:p>
          </table:table-cell>
          <table:table-cell office:value-type="float" office:value="13.9" calcext:value-type="float">
            <text:p>13.9</text:p>
          </table:table-cell>
          <table:table-cell table:formula="of:=[.A$2]*[.$B58]^[.A$6]" office:value-type="float" office:value="-784.62" calcext:value-type="float">
            <text:p>-784.62</text:p>
          </table:table-cell>
          <table:table-cell table:formula="of:=[.B$2]*[.$B58]^[.B$6]" office:value-type="float" office:value="157.5426" calcext:value-type="float">
            <text:p>157.5426</text:p>
          </table:table-cell>
          <table:table-cell table:formula="of:=[.C$2]*[.$B58]^[.C$6]" office:value-type="float" office:value="125.4628456" calcext:value-type="float">
            <text:p>125.4628456</text:p>
          </table:table-cell>
          <table:table-cell table:formula="of:=[.D$2]*[.$B58]^[.D$6]" office:value-type="float" office:value="-178.529208644" calcext:value-type="float">
            <text:p>-178.529208644</text:p>
          </table:table-cell>
          <table:table-cell table:formula="of:=[.E$2]*[.$B58]^[.E$6]" office:value-type="float" office:value="129.6101214352" calcext:value-type="float">
            <text:p>129.6101214352</text:p>
          </table:table-cell>
          <table:table-cell table:formula="of:=[.F$2]*[.$B58]^[.F$6]" office:value-type="float" office:value="-73.4953596316637" calcext:value-type="float">
            <text:p>-73.4953596316637</text:p>
          </table:table-cell>
          <table:table-cell table:formula="of:=[.G$2]*[.$B58]^[.G$6]" office:value-type="float" office:value="26.7780322062429" calcext:value-type="float">
            <text:p>26.7780322062429</text:p>
          </table:table-cell>
          <table:table-cell table:formula="of:=SUM([.C58:.I58])" office:value-type="float" office:value="-597.250969034221" calcext:value-type="float">
            <text:p>-597.250969034221</text:p>
          </table:table-cell>
          <table:table-cell table:formula="of:=[.A$4]*[.$B58]^[.A$6]" office:value-type="float" office:value="5.6102" calcext:value-type="float">
            <text:p>5.6102</text:p>
          </table:table-cell>
          <table:table-cell table:formula="of:=[.B$4]*[.$B58]^[.B$6]" office:value-type="float" office:value="-0.5527057" calcext:value-type="float">
            <text:p>-0.5527057</text:p>
          </table:table-cell>
          <table:table-cell table:formula="of:=[.C$4]*[.$B58]^[.C$6]" office:value-type="float" office:value="1.376466682" calcext:value-type="float">
            <text:p>1.376466682</text:p>
          </table:table-cell>
          <table:table-cell table:formula="of:=[.D$4]*[.$B58]^[.D$6]" office:value-type="float" office:value="-2.56831116208" calcext:value-type="float">
            <text:p>-2.56831116208</text:p>
          </table:table-cell>
          <table:table-cell table:formula="of:=[.E$4]*[.$B58]^[.E$6]" office:value-type="float" office:value="2.3398882550921" calcext:value-type="float">
            <text:p>2.3398882550921</text:p>
          </table:table-cell>
          <table:table-cell table:formula="of:=[.F$4]*[.$B58]^[.F$6]" office:value-type="float" office:value="-0.548672643847226" calcext:value-type="float">
            <text:p>-0.548672643847226</text:p>
          </table:table-cell>
          <table:table-cell table:formula="of:=[.G$4]*[.$B58]^[.G$6]" office:value-type="float" office:value="-0.135393977583858" calcext:value-type="float">
            <text:p>-0.135393977583858</text:p>
          </table:table-cell>
          <table:table-cell table:formula="of:=SUM([.K58:.Q58])" office:value-type="float" office:value="5.52147145358102" calcext:value-type="float">
            <text:p>5.52147145358102</text:p>
          </table:table-cell>
        </table:table-row>
        <table:table-row table:style-name="ro1">
          <table:table-cell table:formula="of:=EXP(LN([.B59])+1/[.$I$2]*[.J59]+ ([.R59]))" office:value-type="float" office:value="1.61072201944734" calcext:value-type="float">
            <text:p>1.61072201944734</text:p>
          </table:table-cell>
          <table:table-cell office:value-type="float" office:value="14.2" calcext:value-type="float">
            <text:p>14.2</text:p>
          </table:table-cell>
          <table:table-cell table:formula="of:=[.A$2]*[.$B59]^[.A$6]" office:value-type="float" office:value="-784.62" calcext:value-type="float">
            <text:p>-784.62</text:p>
          </table:table-cell>
          <table:table-cell table:formula="of:=[.B$2]*[.$B59]^[.B$6]" office:value-type="float" office:value="160.9428" calcext:value-type="float">
            <text:p>160.9428</text:p>
          </table:table-cell>
          <table:table-cell table:formula="of:=[.C$2]*[.$B59]^[.C$6]" office:value-type="float" office:value="130.9369504" calcext:value-type="float">
            <text:p>130.9369504</text:p>
          </table:table-cell>
          <table:table-cell table:formula="of:=[.D$2]*[.$B59]^[.D$6]" office:value-type="float" office:value="-190.339933088" calcext:value-type="float">
            <text:p>-190.339933088</text:p>
          </table:table-cell>
          <table:table-cell table:formula="of:=[.E$2]*[.$B59]^[.E$6]" office:value-type="float" office:value="141.1669702912" calcext:value-type="float">
            <text:p>141.1669702912</text:p>
          </table:table-cell>
          <table:table-cell table:formula="of:=[.F$2]*[.$B59]^[.F$6]" office:value-type="float" office:value="-81.7763344882048" calcext:value-type="float">
            <text:p>-81.7763344882048</text:p>
          </table:table-cell>
          <table:table-cell table:formula="of:=[.G$2]*[.$B59]^[.G$6]" office:value-type="float" office:value="30.4382671432638" calcext:value-type="float">
            <text:p>30.4382671432638</text:p>
          </table:table-cell>
          <table:table-cell table:formula="of:=SUM([.C59:.I59])" office:value-type="float" office:value="-593.251279741741" calcext:value-type="float">
            <text:p>-593.251279741741</text:p>
          </table:table-cell>
          <table:table-cell table:formula="of:=[.A$4]*[.$B59]^[.A$6]" office:value-type="float" office:value="5.6102" calcext:value-type="float">
            <text:p>5.6102</text:p>
          </table:table-cell>
          <table:table-cell table:formula="of:=[.B$4]*[.$B59]^[.B$6]" office:value-type="float" office:value="-0.5646346" calcext:value-type="float">
            <text:p>-0.5646346</text:p>
          </table:table-cell>
          <table:table-cell table:formula="of:=[.C$4]*[.$B59]^[.C$6]" office:value-type="float" office:value="1.436523688" calcext:value-type="float">
            <text:p>1.436523688</text:p>
          </table:table-cell>
          <table:table-cell table:formula="of:=[.D$4]*[.$B59]^[.D$6]" office:value-type="float" office:value="-2.73821958016" calcext:value-type="float">
            <text:p>-2.73821958016</text:p>
          </table:table-cell>
          <table:table-cell table:formula="of:=[.E$4]*[.$B59]^[.E$6]" office:value-type="float" office:value="2.5485273228176" calcext:value-type="float">
            <text:p>2.5485273228176</text:p>
          </table:table-cell>
          <table:table-cell table:formula="of:=[.F$4]*[.$B59]^[.F$6]" office:value-type="float" office:value="-0.610493477039168" calcext:value-type="float">
            <text:p>-0.610493477039168</text:p>
          </table:table-cell>
          <table:table-cell table:formula="of:=[.G$4]*[.$B59]^[.G$6]" office:value-type="float" office:value="-0.153900705904961" calcext:value-type="float">
            <text:p>-0.153900705904961</text:p>
          </table:table-cell>
          <table:table-cell table:formula="of:=SUM([.K59:.Q59])" office:value-type="float" office:value="5.52800264771347" calcext:value-type="float">
            <text:p>5.52800264771347</text:p>
          </table:table-cell>
        </table:table-row>
        <table:table-row table:style-name="ro1">
          <table:table-cell table:formula="of:=EXP(LN([.B60])+1/[.$I$2]*[.J60]+ ([.R60]))" office:value-type="float" office:value="1.74487573552234" calcext:value-type="float">
            <text:p>1.74487573552234</text:p>
          </table:table-cell>
          <table:table-cell office:value-type="float" office:value="14.5" calcext:value-type="float">
            <text:p>14.5</text:p>
          </table:table-cell>
          <table:table-cell table:formula="of:=[.A$2]*[.$B60]^[.A$6]" office:value-type="float" office:value="-784.62" calcext:value-type="float">
            <text:p>-784.62</text:p>
          </table:table-cell>
          <table:table-cell table:formula="of:=[.B$2]*[.$B60]^[.B$6]" office:value-type="float" office:value="164.343" calcext:value-type="float">
            <text:p>164.343</text:p>
          </table:table-cell>
          <table:table-cell table:formula="of:=[.C$2]*[.$B60]^[.C$6]" office:value-type="float" office:value="136.52794" calcext:value-type="float">
            <text:p>136.52794</text:p>
          </table:table-cell>
          <table:table-cell table:formula="of:=[.D$2]*[.$B60]^[.D$6]" office:value-type="float" office:value="-202.6603955" calcext:value-type="float">
            <text:p>-202.6603955</text:p>
          </table:table-cell>
          <table:table-cell table:formula="of:=[.E$2]*[.$B60]^[.E$6]" office:value-type="float" office:value="153.479977" calcext:value-type="float">
            <text:p>153.479977</text:p>
          </table:table-cell>
          <table:table-cell table:formula="of:=[.F$2]*[.$B60]^[.F$6]" office:value-type="float" office:value="-90.7874732612501" calcext:value-type="float">
            <text:p>-90.7874732612501</text:p>
          </table:table-cell>
          <table:table-cell table:formula="of:=[.G$2]*[.$B60]^[.G$6]" office:value-type="float" office:value="34.5062584980735" calcext:value-type="float">
            <text:p>34.5062584980735</text:p>
          </table:table-cell>
          <table:table-cell table:formula="of:=SUM([.C60:.I60])" office:value-type="float" office:value="-589.210693263177" calcext:value-type="float">
            <text:p>-589.210693263177</text:p>
          </table:table-cell>
          <table:table-cell table:formula="of:=[.A$4]*[.$B60]^[.A$6]" office:value-type="float" office:value="5.6102" calcext:value-type="float">
            <text:p>5.6102</text:p>
          </table:table-cell>
          <table:table-cell table:formula="of:=[.B$4]*[.$B60]^[.B$6]" office:value-type="float" office:value="-0.5765635" calcext:value-type="float">
            <text:p>-0.5765635</text:p>
          </table:table-cell>
          <table:table-cell table:formula="of:=[.C$4]*[.$B60]^[.C$6]" office:value-type="float" office:value="1.49786305" calcext:value-type="float">
            <text:p>1.49786305</text:p>
          </table:table-cell>
          <table:table-cell table:formula="of:=[.D$4]*[.$B60]^[.D$6]" office:value-type="float" office:value="-2.91546106" calcext:value-type="float">
            <text:p>-2.91546106</text:p>
          </table:table-cell>
          <table:table-cell table:formula="of:=[.E$4]*[.$B60]^[.E$6]" office:value-type="float" office:value="2.7708175225625" calcext:value-type="float">
            <text:p>2.7708175225625</text:p>
          </table:table-cell>
          <table:table-cell table:formula="of:=[.F$4]*[.$B60]^[.F$6]" office:value-type="float" office:value="-0.67776527976875" calcext:value-type="float">
            <text:p>-0.67776527976875</text:p>
          </table:table-cell>
          <table:table-cell table:formula="of:=[.G$4]*[.$B60]^[.G$6]" office:value-type="float" office:value="-0.174469115340813" calcext:value-type="float">
            <text:p>-0.174469115340813</text:p>
          </table:table-cell>
          <table:table-cell table:formula="of:=SUM([.K60:.Q60])" office:value-type="float" office:value="5.53462161745294" calcext:value-type="float">
            <text:p>5.53462161745294</text:p>
          </table:table-cell>
        </table:table-row>
        <table:table-row table:style-name="ro1">
          <table:table-cell table:formula="of:=EXP(LN([.B61])+1/[.$I$2]*[.J61]+ ([.R61]))" office:value-type="float" office:value="1.89060669464717" calcext:value-type="float">
            <text:p>1.89060669464717</text:p>
          </table:table-cell>
          <table:table-cell office:value-type="float" office:value="14.8" calcext:value-type="float">
            <text:p>14.8</text:p>
          </table:table-cell>
          <table:table-cell table:formula="of:=[.A$2]*[.$B61]^[.A$6]" office:value-type="float" office:value="-784.62" calcext:value-type="float">
            <text:p>-784.62</text:p>
          </table:table-cell>
          <table:table-cell table:formula="of:=[.B$2]*[.$B61]^[.B$6]" office:value-type="float" office:value="167.7432" calcext:value-type="float">
            <text:p>167.7432</text:p>
          </table:table-cell>
          <table:table-cell table:formula="of:=[.C$2]*[.$B61]^[.C$6]" office:value-type="float" office:value="142.2358144" calcext:value-type="float">
            <text:p>142.2358144</text:p>
          </table:table-cell>
          <table:table-cell table:formula="of:=[.D$2]*[.$B61]^[.D$6]" office:value-type="float" office:value="-215.501364992" calcext:value-type="float">
            <text:p>-215.501364992</text:p>
          </table:table-cell>
          <table:table-cell table:formula="of:=[.E$2]*[.$B61]^[.E$6]" office:value-type="float" office:value="166.5814269952" calcext:value-type="float">
            <text:p>166.5814269952</text:p>
          </table:table-cell>
          <table:table-cell table:formula="of:=[.F$2]*[.$B61]^[.F$6]" office:value-type="float" office:value="-100.576031431475" calcext:value-type="float">
            <text:p>-100.576031431475</text:p>
          </table:table-cell>
          <table:table-cell table:formula="of:=[.G$2]*[.$B61]^[.G$6]" office:value-type="float" office:value="39.0175639088919" calcext:value-type="float">
            <text:p>39.0175639088919</text:p>
          </table:table-cell>
          <table:table-cell table:formula="of:=SUM([.C61:.I61])" office:value-type="float" office:value="-585.119391119383" calcext:value-type="float">
            <text:p>-585.119391119383</text:p>
          </table:table-cell>
          <table:table-cell table:formula="of:=[.A$4]*[.$B61]^[.A$6]" office:value-type="float" office:value="5.6102" calcext:value-type="float">
            <text:p>5.6102</text:p>
          </table:table-cell>
          <table:table-cell table:formula="of:=[.B$4]*[.$B61]^[.B$6]" office:value-type="float" office:value="-0.5884924" calcext:value-type="float">
            <text:p>-0.5884924</text:p>
          </table:table-cell>
          <table:table-cell table:formula="of:=[.C$4]*[.$B61]^[.C$6]" office:value-type="float" office:value="1.560484768" calcext:value-type="float">
            <text:p>1.560484768</text:p>
          </table:table-cell>
          <table:table-cell table:formula="of:=[.D$4]*[.$B61]^[.D$6]" office:value-type="float" office:value="-3.10019052544" calcext:value-type="float">
            <text:p>-3.10019052544</text:p>
          </table:table-cell>
          <table:table-cell table:formula="of:=[.E$4]*[.$B61]^[.E$6]" office:value-type="float" office:value="3.0073417124096" calcext:value-type="float">
            <text:p>3.0073417124096</text:p>
          </table:table-cell>
          <table:table-cell table:formula="of:=[.F$4]*[.$B61]^[.F$6]" office:value-type="float" office:value="-0.750840833349632" calcext:value-type="float">
            <text:p>-0.750840833349632</text:p>
          </table:table-cell>
          <table:table-cell table:formula="of:=[.G$4]*[.$B61]^[.G$6]" office:value-type="float" office:value="-0.197278990949368" calcext:value-type="float">
            <text:p>-0.197278990949368</text:p>
          </table:table-cell>
          <table:table-cell table:formula="of:=SUM([.K61:.Q61])" office:value-type="float" office:value="5.5412237306706" calcext:value-type="float">
            <text:p>5.5412237306706</text:p>
          </table:table-cell>
        </table:table-row>
        <table:table-row table:style-name="ro1">
          <table:table-cell table:formula="of:=EXP(LN([.B62])+1/[.$I$2]*[.J62]+ ([.R62]))" office:value-type="float" office:value="2.04902505391225" calcext:value-type="float">
            <text:p>2.04902505391225</text:p>
          </table:table-cell>
          <table:table-cell office:value-type="float" office:value="15.1" calcext:value-type="float">
            <text:p>15.1</text:p>
          </table:table-cell>
          <table:table-cell table:formula="of:=[.A$2]*[.$B62]^[.A$6]" office:value-type="float" office:value="-784.62" calcext:value-type="float">
            <text:p>-784.62</text:p>
          </table:table-cell>
          <table:table-cell table:formula="of:=[.B$2]*[.$B62]^[.B$6]" office:value-type="float" office:value="171.1434" calcext:value-type="float">
            <text:p>171.1434</text:p>
          </table:table-cell>
          <table:table-cell table:formula="of:=[.C$2]*[.$B62]^[.C$6]" office:value-type="float" office:value="148.0605736" calcext:value-type="float">
            <text:p>148.0605736</text:p>
          </table:table-cell>
          <table:table-cell table:formula="of:=[.D$2]*[.$B62]^[.D$6]" office:value-type="float" office:value="-228.873610676" calcext:value-type="float">
            <text:p>-228.873610676</text:p>
          </table:table-cell>
          <table:table-cell table:formula="of:=[.E$2]*[.$B62]^[.E$6]" office:value-type="float" office:value="180.5042806672" calcext:value-type="float">
            <text:p>180.5042806672</text:p>
          </table:table-cell>
          <table:table-cell table:formula="of:=[.F$2]*[.$B62]^[.F$6]" office:value-type="float" office:value="-111.191260753716" calcext:value-type="float">
            <text:p>-111.191260753716</text:p>
          </table:table-cell>
          <table:table-cell table:formula="of:=[.G$2]*[.$B62]^[.G$6]" office:value-type="float" office:value="44.0100175542564" calcext:value-type="float">
            <text:p>44.0100175542564</text:p>
          </table:table-cell>
          <table:table-cell table:formula="of:=SUM([.C62:.I62])" office:value-type="float" office:value="-580.96659960826" calcext:value-type="float">
            <text:p>-580.96659960826</text:p>
          </table:table-cell>
          <table:table-cell table:formula="of:=[.A$4]*[.$B62]^[.A$6]" office:value-type="float" office:value="5.6102" calcext:value-type="float">
            <text:p>5.6102</text:p>
          </table:table-cell>
          <table:table-cell table:formula="of:=[.B$4]*[.$B62]^[.B$6]" office:value-type="float" office:value="-0.6004213" calcext:value-type="float">
            <text:p>-0.6004213</text:p>
          </table:table-cell>
          <table:table-cell table:formula="of:=[.C$4]*[.$B62]^[.C$6]" office:value-type="float" office:value="1.624388842" calcext:value-type="float">
            <text:p>1.624388842</text:p>
          </table:table-cell>
          <table:table-cell table:formula="of:=[.D$4]*[.$B62]^[.D$6]" office:value-type="float" office:value="-3.29256290032" calcext:value-type="float">
            <text:p>-3.29256290032</text:p>
          </table:table-cell>
          <table:table-cell table:formula="of:=[.E$4]*[.$B62]^[.E$6]" office:value-type="float" office:value="3.2586949356281" calcext:value-type="float">
            <text:p>3.2586949356281</text:p>
          </table:table-cell>
          <table:table-cell table:formula="of:=[.F$4]*[.$B62]^[.F$6]" office:value-type="float" office:value="-0.830087822091074" calcext:value-type="float">
            <text:p>-0.830087822091074</text:p>
          </table:table-cell>
          <table:table-cell table:formula="of:=[.G$4]*[.$B62]^[.G$6]" office:value-type="float" office:value="-0.222521628337464" calcext:value-type="float">
            <text:p>-0.222521628337464</text:p>
          </table:table-cell>
          <table:table-cell table:formula="of:=SUM([.K62:.Q62])" office:value-type="float" office:value="5.54769012687956" calcext:value-type="float">
            <text:p>5.54769012687956</text:p>
          </table:table-cell>
        </table:table-row>
        <table:table-row table:style-name="ro1">
          <table:table-cell table:formula="of:=EXP(LN([.B63])+1/[.$I$2]*[.J63]+ ([.R63]))" office:value-type="float" office:value="2.22135552571149" calcext:value-type="float">
            <text:p>2.22135552571149</text:p>
          </table:table-cell>
          <table:table-cell office:value-type="float" office:value="15.4" calcext:value-type="float">
            <text:p>15.4</text:p>
          </table:table-cell>
          <table:table-cell table:formula="of:=[.A$2]*[.$B63]^[.A$6]" office:value-type="float" office:value="-784.62" calcext:value-type="float">
            <text:p>-784.62</text:p>
          </table:table-cell>
          <table:table-cell table:formula="of:=[.B$2]*[.$B63]^[.B$6]" office:value-type="float" office:value="174.5436" calcext:value-type="float">
            <text:p>174.5436</text:p>
          </table:table-cell>
          <table:table-cell table:formula="of:=[.C$2]*[.$B63]^[.C$6]" office:value-type="float" office:value="154.0022176" calcext:value-type="float">
            <text:p>154.0022176</text:p>
          </table:table-cell>
          <table:table-cell table:formula="of:=[.D$2]*[.$B63]^[.D$6]" office:value-type="float" office:value="-242.787901664" calcext:value-type="float">
            <text:p>-242.787901664</text:p>
          </table:table-cell>
          <table:table-cell table:formula="of:=[.E$2]*[.$B63]^[.E$6]" office:value-type="float" office:value="195.2821733632" calcext:value-type="float">
            <text:p>195.2821733632</text:p>
          </table:table-cell>
          <table:table-cell table:formula="of:=[.F$2]*[.$B63]^[.F$6]" office:value-type="float" office:value="-122.684450559194" calcext:value-type="float">
            <text:p>-122.684450559194</text:p>
          </table:table-cell>
          <table:table-cell table:formula="of:=[.G$2]*[.$B63]^[.G$6]" office:value-type="float" office:value="49.5238253156116" calcext:value-type="float">
            <text:p>49.5238253156116</text:p>
          </table:table-cell>
          <table:table-cell table:formula="of:=SUM([.C63:.I63])" office:value-type="float" office:value="-576.740535944382" calcext:value-type="float">
            <text:p>-576.740535944382</text:p>
          </table:table-cell>
          <table:table-cell table:formula="of:=[.A$4]*[.$B63]^[.A$6]" office:value-type="float" office:value="5.6102" calcext:value-type="float">
            <text:p>5.6102</text:p>
          </table:table-cell>
          <table:table-cell table:formula="of:=[.B$4]*[.$B63]^[.B$6]" office:value-type="float" office:value="-0.6123502" calcext:value-type="float">
            <text:p>-0.6123502</text:p>
          </table:table-cell>
          <table:table-cell table:formula="of:=[.C$4]*[.$B63]^[.C$6]" office:value-type="float" office:value="1.689575272" calcext:value-type="float">
            <text:p>1.689575272</text:p>
          </table:table-cell>
          <table:table-cell table:formula="of:=[.D$4]*[.$B63]^[.D$6]" office:value-type="float" office:value="-3.49273310848" calcext:value-type="float">
            <text:p>-3.49273310848</text:p>
          </table:table-cell>
          <table:table-cell table:formula="of:=[.E$4]*[.$B63]^[.E$6]" office:value-type="float" office:value="3.5254844206736" calcext:value-type="float">
            <text:p>3.5254844206736</text:p>
          </table:table-cell>
          <table:table-cell table:formula="of:=[.F$4]*[.$B63]^[.F$6]" office:value-type="float" office:value="-0.915889141635777" calcext:value-type="float">
            <text:p>-0.915889141635777</text:p>
          </table:table-cell>
          <table:table-cell table:formula="of:=[.G$4]*[.$B63]^[.G$6]" office:value-type="float" office:value="-0.250400314817966" calcext:value-type="float">
            <text:p>-0.250400314817966</text:p>
          </table:table-cell>
          <table:table-cell table:formula="of:=SUM([.K63:.Q63])" office:value-type="float" office:value="5.55388692773986" calcext:value-type="float">
            <text:p>5.55388692773986</text:p>
          </table:table-cell>
        </table:table-row>
        <table:table-row table:style-name="ro1">
          <table:table-cell table:formula="of:=EXP(LN([.B64])+1/[.$I$2]*[.J64]+ ([.R64]))" office:value-type="float" office:value="2.40894936101664" calcext:value-type="float">
            <text:p>2.40894936101664</text:p>
          </table:table-cell>
          <table:table-cell office:value-type="float" office:value="15.7" calcext:value-type="float">
            <text:p>15.7</text:p>
          </table:table-cell>
          <table:table-cell table:formula="of:=[.A$2]*[.$B64]^[.A$6]" office:value-type="float" office:value="-784.62" calcext:value-type="float">
            <text:p>-784.62</text:p>
          </table:table-cell>
          <table:table-cell table:formula="of:=[.B$2]*[.$B64]^[.B$6]" office:value-type="float" office:value="177.9438" calcext:value-type="float">
            <text:p>177.9438</text:p>
          </table:table-cell>
          <table:table-cell table:formula="of:=[.C$2]*[.$B64]^[.C$6]" office:value-type="float" office:value="160.0607464" calcext:value-type="float">
            <text:p>160.0607464</text:p>
          </table:table-cell>
          <table:table-cell table:formula="of:=[.D$2]*[.$B64]^[.D$6]" office:value-type="float" office:value="-257.255007068" calcext:value-type="float">
            <text:p>-257.255007068</text:p>
          </table:table-cell>
          <table:table-cell table:formula="of:=[.E$2]*[.$B64]^[.E$6]" office:value-type="float" office:value="210.9494153872" calcext:value-type="float">
            <text:p>210.9494153872</text:p>
          </table:table-cell>
          <table:table-cell table:formula="of:=[.F$2]*[.$B64]^[.F$6]" office:value-type="float" office:value="-135.108969057735" calcext:value-type="float">
            <text:p>-135.108969057735</text:p>
          </table:table-cell>
          <table:table-cell table:formula="of:=[.G$2]*[.$B64]^[.G$6]" office:value-type="float" office:value="55.6016618886207" calcext:value-type="float">
            <text:p>55.6016618886207</text:p>
          </table:table-cell>
          <table:table-cell table:formula="of:=SUM([.C64:.I64])" office:value-type="float" office:value="-572.428352449914" calcext:value-type="float">
            <text:p>-572.428352449914</text:p>
          </table:table-cell>
          <table:table-cell table:formula="of:=[.A$4]*[.$B64]^[.A$6]" office:value-type="float" office:value="5.6102" calcext:value-type="float">
            <text:p>5.6102</text:p>
          </table:table-cell>
          <table:table-cell table:formula="of:=[.B$4]*[.$B64]^[.B$6]" office:value-type="float" office:value="-0.6242791" calcext:value-type="float">
            <text:p>-0.6242791</text:p>
          </table:table-cell>
          <table:table-cell table:formula="of:=[.C$4]*[.$B64]^[.C$6]" office:value-type="float" office:value="1.756044058" calcext:value-type="float">
            <text:p>1.756044058</text:p>
          </table:table-cell>
          <table:table-cell table:formula="of:=[.D$4]*[.$B64]^[.D$6]" office:value-type="float" office:value="-3.70085607376" calcext:value-type="float">
            <text:p>-3.70085607376</text:p>
          </table:table-cell>
          <table:table-cell table:formula="of:=[.E$4]*[.$B64]^[.E$6]" office:value-type="float" office:value="3.8083295811881" calcext:value-type="float">
            <text:p>3.8083295811881</text:p>
          </table:table-cell>
          <table:table-cell table:formula="of:=[.F$4]*[.$B64]^[.F$6]" office:value-type="float" office:value="-1.00864320729772" calcext:value-type="float">
            <text:p>-1.00864320729772</text:p>
          </table:table-cell>
          <table:table-cell table:formula="of:=[.G$4]*[.$B64]^[.G$6]" office:value-type="float" office:value="-0.281130820419961" calcext:value-type="float">
            <text:p>-0.281130820419961</text:p>
          </table:table-cell>
          <table:table-cell table:formula="of:=SUM([.K64:.Q64])" office:value-type="float" office:value="5.55966443771042" calcext:value-type="float">
            <text:p>5.55966443771042</text:p>
          </table:table-cell>
        </table:table-row>
        <table:table-row table:style-name="ro1">
          <table:table-cell table:formula="of:=EXP(LN([.B65])+1/[.$I$2]*[.J65]+ ([.R65]))" office:value-type="float" office:value="2.61329758115868" calcext:value-type="float">
            <text:p>2.61329758115868</text:p>
          </table:table-cell>
          <table:table-cell office:value-type="float" office:value="16" calcext:value-type="float">
            <text:p>16</text:p>
          </table:table-cell>
          <table:table-cell table:formula="of:=[.A$2]*[.$B65]^[.A$6]" office:value-type="float" office:value="-784.62" calcext:value-type="float">
            <text:p>-784.62</text:p>
          </table:table-cell>
          <table:table-cell table:formula="of:=[.B$2]*[.$B65]^[.B$6]" office:value-type="float" office:value="181.344" calcext:value-type="float">
            <text:p>181.344</text:p>
          </table:table-cell>
          <table:table-cell table:formula="of:=[.C$2]*[.$B65]^[.C$6]" office:value-type="float" office:value="166.23616" calcext:value-type="float">
            <text:p>166.23616</text:p>
          </table:table-cell>
          <table:table-cell table:formula="of:=[.D$2]*[.$B65]^[.D$6]" office:value-type="float" office:value="-272.285696" calcext:value-type="float">
            <text:p>-272.285696</text:p>
          </table:table-cell>
          <table:table-cell table:formula="of:=[.E$2]*[.$B65]^[.E$6]" office:value-type="float" office:value="227.540992" calcext:value-type="float">
            <text:p>227.540992</text:p>
          </table:table-cell>
          <table:table-cell table:formula="of:=[.F$2]*[.$B65]^[.F$6]" office:value-type="float" office:value="-148.52030464" calcext:value-type="float">
            <text:p>-148.52030464</text:p>
          </table:table-cell>
          <table:table-cell table:formula="of:=[.G$2]*[.$B65]^[.G$6]" office:value-type="float" office:value="62.2887698432001" calcext:value-type="float">
            <text:p>62.2887698432001</text:p>
          </table:table-cell>
          <table:table-cell table:formula="of:=SUM([.C65:.I65])" office:value-type="float" office:value="-568.0160787968" calcext:value-type="float">
            <text:p>-568.0160787968</text:p>
          </table:table-cell>
          <table:table-cell table:formula="of:=[.A$4]*[.$B65]^[.A$6]" office:value-type="float" office:value="5.6102" calcext:value-type="float">
            <text:p>5.6102</text:p>
          </table:table-cell>
          <table:table-cell table:formula="of:=[.B$4]*[.$B65]^[.B$6]" office:value-type="float" office:value="-0.636208" calcext:value-type="float">
            <text:p>-0.636208</text:p>
          </table:table-cell>
          <table:table-cell table:formula="of:=[.C$4]*[.$B65]^[.C$6]" office:value-type="float" office:value="1.8237952" calcext:value-type="float">
            <text:p>1.8237952</text:p>
          </table:table-cell>
          <table:table-cell table:formula="of:=[.D$4]*[.$B65]^[.D$6]" office:value-type="float" office:value="-3.91708672" calcext:value-type="float">
            <text:p>-3.91708672</text:p>
          </table:table-cell>
          <table:table-cell table:formula="of:=[.E$4]*[.$B65]^[.E$6]" office:value-type="float" office:value="4.107862016" calcext:value-type="float">
            <text:p>4.107862016</text:p>
          </table:table-cell>
          <table:table-cell table:formula="of:=[.F$4]*[.$B65]^[.F$6]" office:value-type="float" office:value="-1.1087642624" calcext:value-type="float">
            <text:p>-1.1087642624</text:p>
          </table:table-cell>
          <table:table-cell table:formula="of:=[.G$4]*[.$B65]^[.G$6]" office:value-type="float" office:value="-0.314941898752" calcext:value-type="float">
            <text:p>-0.314941898752</text:p>
          </table:table-cell>
          <table:table-cell table:formula="of:=SUM([.K65:.Q65])" office:value-type="float" office:value="5.564856334848" calcext:value-type="float">
            <text:p>5.564856334848</text:p>
          </table:table-cell>
        </table:table-row>
        <table:table-row table:style-name="ro1">
          <table:table-cell table:formula="of:=EXP(LN([.B66])+1/[.$I$2]*[.J66]+ ([.R66]))" office:value-type="float" office:value="2.83604558699466" calcext:value-type="float">
            <text:p>2.83604558699466</text:p>
          </table:table-cell>
          <table:table-cell office:value-type="float" office:value="16.3" calcext:value-type="float">
            <text:p>16.3</text:p>
          </table:table-cell>
          <table:table-cell table:formula="of:=[.A$2]*[.$B66]^[.A$6]" office:value-type="float" office:value="-784.62" calcext:value-type="float">
            <text:p>-784.62</text:p>
          </table:table-cell>
          <table:table-cell table:formula="of:=[.B$2]*[.$B66]^[.B$6]" office:value-type="float" office:value="184.7442" calcext:value-type="float">
            <text:p>184.7442</text:p>
          </table:table-cell>
          <table:table-cell table:formula="of:=[.C$2]*[.$B66]^[.C$6]" office:value-type="float" office:value="172.5284584" calcext:value-type="float">
            <text:p>172.5284584</text:p>
          </table:table-cell>
          <table:table-cell table:formula="of:=[.D$2]*[.$B66]^[.D$6]" office:value-type="float" office:value="-287.890737572" calcext:value-type="float">
            <text:p>-287.890737572</text:p>
          </table:table-cell>
          <table:table-cell table:formula="of:=[.E$2]*[.$B66]^[.E$6]" office:value-type="float" office:value="245.0925634192" calcext:value-type="float">
            <text:p>245.0925634192</text:p>
          </table:table-cell>
          <table:table-cell table:formula="of:=[.F$2]*[.$B66]^[.F$6]" office:value-type="float" office:value="-162.976107179705" calcext:value-type="float">
            <text:p>-162.976107179705</text:p>
          </table:table-cell>
          <table:table-cell table:formula="of:=[.G$2]*[.$B66]^[.G$6]" office:value-type="float" office:value="69.6330606322741" calcext:value-type="float">
            <text:p>69.6330606322741</text:p>
          </table:table-cell>
          <table:table-cell table:formula="of:=SUM([.C66:.I66])" office:value-type="float" office:value="-563.488562300231" calcext:value-type="float">
            <text:p>-563.488562300231</text:p>
          </table:table-cell>
          <table:table-cell table:formula="of:=[.A$4]*[.$B66]^[.A$6]" office:value-type="float" office:value="5.6102" calcext:value-type="float">
            <text:p>5.6102</text:p>
          </table:table-cell>
          <table:table-cell table:formula="of:=[.B$4]*[.$B66]^[.B$6]" office:value-type="float" office:value="-0.6481369" calcext:value-type="float">
            <text:p>-0.6481369</text:p>
          </table:table-cell>
          <table:table-cell table:formula="of:=[.C$4]*[.$B66]^[.C$6]" office:value-type="float" office:value="1.892828698" calcext:value-type="float">
            <text:p>1.892828698</text:p>
          </table:table-cell>
          <table:table-cell table:formula="of:=[.D$4]*[.$B66]^[.D$6]" office:value-type="float" office:value="-4.14157997104" calcext:value-type="float">
            <text:p>-4.14157997104</text:p>
          </table:table-cell>
          <table:table-cell table:formula="of:=[.E$4]*[.$B66]^[.E$6]" office:value-type="float" office:value="4.42472550912411" calcext:value-type="float">
            <text:p>4.42472550912411</text:p>
          </table:table-cell>
          <table:table-cell table:formula="of:=[.F$4]*[.$B66]^[.F$6]" office:value-type="float" office:value="-1.21668268661268" calcext:value-type="float">
            <text:p>-1.21668268661268</text:p>
          </table:table-cell>
          <table:table-cell table:formula="of:=[.G$4]*[.$B66]^[.G$6]" office:value-type="float" office:value="-0.352075797718385" calcext:value-type="float">
            <text:p>-0.352075797718385</text:p>
          </table:table-cell>
          <table:table-cell table:formula="of:=SUM([.K66:.Q66])" office:value-type="float" office:value="5.56927885175303" calcext:value-type="float">
            <text:p>5.56927885175303</text:p>
          </table:table-cell>
        </table:table-row>
        <table:table-row table:style-name="ro1">
          <table:table-cell table:formula="of:=EXP(LN([.B67])+1/[.$I$2]*[.J67]+ ([.R67]))" office:value-type="float" office:value="3.07900928755632" calcext:value-type="float">
            <text:p>3.07900928755632</text:p>
          </table:table-cell>
          <table:table-cell office:value-type="float" office:value="16.6" calcext:value-type="float">
            <text:p>16.6</text:p>
          </table:table-cell>
          <table:table-cell table:formula="of:=[.A$2]*[.$B67]^[.A$6]" office:value-type="float" office:value="-784.62" calcext:value-type="float">
            <text:p>-784.62</text:p>
          </table:table-cell>
          <table:table-cell table:formula="of:=[.B$2]*[.$B67]^[.B$6]" office:value-type="float" office:value="188.1444" calcext:value-type="float">
            <text:p>188.1444</text:p>
          </table:table-cell>
          <table:table-cell table:formula="of:=[.C$2]*[.$B67]^[.C$6]" office:value-type="float" office:value="178.9376416" calcext:value-type="float">
            <text:p>178.9376416</text:p>
          </table:table-cell>
          <table:table-cell table:formula="of:=[.D$2]*[.$B67]^[.D$6]" office:value-type="float" office:value="-304.080900896" calcext:value-type="float">
            <text:p>-304.080900896</text:p>
          </table:table-cell>
          <table:table-cell table:formula="of:=[.E$2]*[.$B67]^[.E$6]" office:value-type="float" office:value="263.6404648192" calcext:value-type="float">
            <text:p>263.6404648192</text:p>
          </table:table-cell>
          <table:table-cell table:formula="of:=[.F$2]*[.$B67]^[.F$6]" office:value-type="float" office:value="-178.536229335847" calcext:value-type="float">
            <text:p>-178.536229335847</text:p>
          </table:table-cell>
          <table:table-cell table:formula="of:=[.G$2]*[.$B67]^[.G$6]" office:value-type="float" office:value="77.6852175492537" calcext:value-type="float">
            <text:p>77.6852175492537</text:p>
          </table:table-cell>
          <table:table-cell table:formula="of:=SUM([.C67:.I67])" office:value-type="float" office:value="-558.829406263393" calcext:value-type="float">
            <text:p>-558.829406263393</text:p>
          </table:table-cell>
          <table:table-cell table:formula="of:=[.A$4]*[.$B67]^[.A$6]" office:value-type="float" office:value="5.6102" calcext:value-type="float">
            <text:p>5.6102</text:p>
          </table:table-cell>
          <table:table-cell table:formula="of:=[.B$4]*[.$B67]^[.B$6]" office:value-type="float" office:value="-0.6600658" calcext:value-type="float">
            <text:p>-0.6600658</text:p>
          </table:table-cell>
          <table:table-cell table:formula="of:=[.C$4]*[.$B67]^[.C$6]" office:value-type="float" office:value="1.963144552" calcext:value-type="float">
            <text:p>1.963144552</text:p>
          </table:table-cell>
          <table:table-cell table:formula="of:=[.D$4]*[.$B67]^[.D$6]" office:value-type="float" office:value="-4.37449075072" calcext:value-type="float">
            <text:p>-4.37449075072</text:p>
          </table:table-cell>
          <table:table-cell table:formula="of:=[.E$4]*[.$B67]^[.E$6]" office:value-type="float" office:value="4.75957602976161" calcext:value-type="float">
            <text:p>4.75957602976161</text:p>
          </table:table-cell>
          <table:table-cell table:formula="of:=[.F$4]*[.$B67]^[.F$6]" office:value-type="float" office:value="-1.33284530429063" calcext:value-type="float">
            <text:p>-1.33284530429063</text:p>
          </table:table-cell>
          <table:table-cell table:formula="of:=[.G$4]*[.$B67]^[.G$6]" office:value-type="float" office:value="-0.392788780088504" calcext:value-type="float">
            <text:p>-0.392788780088504</text:p>
          </table:table-cell>
          <table:table-cell table:formula="of:=SUM([.K67:.Q67])" office:value-type="float" office:value="5.57272994666247" calcext:value-type="float">
            <text:p>5.57272994666247</text:p>
          </table:table-cell>
        </table:table-row>
        <table:table-row table:style-name="ro1">
          <table:table-cell table:formula="of:=EXP(LN([.B68])+1/[.$I$2]*[.J68]+ ([.R68]))" office:value-type="float" office:value="3.34419290502959" calcext:value-type="float">
            <text:p>3.34419290502959</text:p>
          </table:table-cell>
          <table:table-cell office:value-type="float" office:value="16.9" calcext:value-type="float">
            <text:p>16.9</text:p>
          </table:table-cell>
          <table:table-cell table:formula="of:=[.A$2]*[.$B68]^[.A$6]" office:value-type="float" office:value="-784.62" calcext:value-type="float">
            <text:p>-784.62</text:p>
          </table:table-cell>
          <table:table-cell table:formula="of:=[.B$2]*[.$B68]^[.B$6]" office:value-type="float" office:value="191.5446" calcext:value-type="float">
            <text:p>191.5446</text:p>
          </table:table-cell>
          <table:table-cell table:formula="of:=[.C$2]*[.$B68]^[.C$6]" office:value-type="float" office:value="185.4637096" calcext:value-type="float">
            <text:p>185.4637096</text:p>
          </table:table-cell>
          <table:table-cell table:formula="of:=[.D$2]*[.$B68]^[.D$6]" office:value-type="float" office:value="-320.866955084" calcext:value-type="float">
            <text:p>-320.866955084</text:p>
          </table:table-cell>
          <table:table-cell table:formula="of:=[.E$2]*[.$B68]^[.E$6]" office:value-type="float" office:value="283.2217063312" calcext:value-type="float">
            <text:p>283.2217063312</text:p>
          </table:table-cell>
          <table:table-cell table:formula="of:=[.F$2]*[.$B68]^[.F$6]" office:value-type="float" office:value="-195.262767854924" calcext:value-type="float">
            <text:p>-195.262767854924</text:p>
          </table:table-cell>
          <table:table-cell table:formula="of:=[.G$2]*[.$B68]^[.G$6]" office:value-type="float" office:value="86.4988006342354" calcext:value-type="float">
            <text:p>86.4988006342354</text:p>
          </table:table-cell>
          <table:table-cell table:formula="of:=SUM([.C68:.I68])" office:value-type="float" office:value="-554.020906373488" calcext:value-type="float">
            <text:p>-554.020906373488</text:p>
          </table:table-cell>
          <table:table-cell table:formula="of:=[.A$4]*[.$B68]^[.A$6]" office:value-type="float" office:value="5.6102" calcext:value-type="float">
            <text:p>5.6102</text:p>
          </table:table-cell>
          <table:table-cell table:formula="of:=[.B$4]*[.$B68]^[.B$6]" office:value-type="float" office:value="-0.6719947" calcext:value-type="float">
            <text:p>-0.6719947</text:p>
          </table:table-cell>
          <table:table-cell table:formula="of:=[.C$4]*[.$B68]^[.C$6]" office:value-type="float" office:value="2.034742762" calcext:value-type="float">
            <text:p>2.034742762</text:p>
          </table:table-cell>
          <table:table-cell table:formula="of:=[.D$4]*[.$B68]^[.D$6]" office:value-type="float" office:value="-4.61597398288" calcext:value-type="float">
            <text:p>-4.61597398288</text:p>
          </table:table-cell>
          <table:table-cell table:formula="of:=[.E$4]*[.$B68]^[.E$6]" office:value-type="float" office:value="5.11308173230011" calcext:value-type="float">
            <text:p>5.11308173230011</text:p>
          </table:table-cell>
          <table:table-cell table:formula="of:=[.F$4]*[.$B68]^[.F$6]" office:value-type="float" office:value="-1.45771569281133" calcext:value-type="float">
            <text:p>-1.45771569281133</text:p>
          </table:table-cell>
          <table:table-cell table:formula="of:=[.G$4]*[.$B68]^[.G$6]" office:value-type="float" office:value="-0.437351653919214" calcext:value-type="float">
            <text:p>-0.437351653919214</text:p>
          </table:table-cell>
          <table:table-cell table:formula="of:=SUM([.K68:.Q68])" office:value-type="float" office:value="5.57498846468956" calcext:value-type="float">
            <text:p>5.57498846468956</text:p>
          </table:table-cell>
        </table:table-row>
        <table:table-row table:style-name="ro1">
          <table:table-cell table:formula="of:=EXP(LN([.B69])+1/[.$I$2]*[.J69]+ ([.R69]))" office:value-type="float" office:value="3.63380862945601" calcext:value-type="float">
            <text:p>3.63380862945601</text:p>
          </table:table-cell>
          <table:table-cell office:value-type="float" office:value="17.2" calcext:value-type="float">
            <text:p>17.2</text:p>
          </table:table-cell>
          <table:table-cell table:formula="of:=[.A$2]*[.$B69]^[.A$6]" office:value-type="float" office:value="-784.62" calcext:value-type="float">
            <text:p>-784.62</text:p>
          </table:table-cell>
          <table:table-cell table:formula="of:=[.B$2]*[.$B69]^[.B$6]" office:value-type="float" office:value="194.9448" calcext:value-type="float">
            <text:p>194.9448</text:p>
          </table:table-cell>
          <table:table-cell table:formula="of:=[.C$2]*[.$B69]^[.C$6]" office:value-type="float" office:value="192.1066624" calcext:value-type="float">
            <text:p>192.1066624</text:p>
          </table:table-cell>
          <table:table-cell table:formula="of:=[.D$2]*[.$B69]^[.D$6]" office:value-type="float" office:value="-338.259669248" calcext:value-type="float">
            <text:p>-338.259669248</text:p>
          </table:table-cell>
          <table:table-cell table:formula="of:=[.E$2]*[.$B69]^[.E$6]" office:value-type="float" office:value="303.8739730432" calcext:value-type="float">
            <text:p>303.8739730432</text:p>
          </table:table-cell>
          <table:table-cell table:formula="of:=[.F$2]*[.$B69]^[.F$6]" office:value-type="float" office:value="-213.220104873165" calcext:value-type="float">
            <text:p>-213.220104873165</text:p>
          </table:table-cell>
          <table:table-cell table:formula="of:=[.G$2]*[.$B69]^[.G$6]" office:value-type="float" office:value="96.1303535289234" calcext:value-type="float">
            <text:p>96.1303535289234</text:p>
          </table:table-cell>
          <table:table-cell table:formula="of:=SUM([.C69:.I69])" office:value-type="float" office:value="-549.043985149041" calcext:value-type="float">
            <text:p>-549.043985149041</text:p>
          </table:table-cell>
          <table:table-cell table:formula="of:=[.A$4]*[.$B69]^[.A$6]" office:value-type="float" office:value="5.6102" calcext:value-type="float">
            <text:p>5.6102</text:p>
          </table:table-cell>
          <table:table-cell table:formula="of:=[.B$4]*[.$B69]^[.B$6]" office:value-type="float" office:value="-0.6839236" calcext:value-type="float">
            <text:p>-0.6839236</text:p>
          </table:table-cell>
          <table:table-cell table:formula="of:=[.C$4]*[.$B69]^[.C$6]" office:value-type="float" office:value="2.107623328" calcext:value-type="float">
            <text:p>2.107623328</text:p>
          </table:table-cell>
          <table:table-cell table:formula="of:=[.D$4]*[.$B69]^[.D$6]" office:value-type="float" office:value="-4.86618459136" calcext:value-type="float">
            <text:p>-4.86618459136</text:p>
          </table:table-cell>
          <table:table-cell table:formula="of:=[.E$4]*[.$B69]^[.E$6]" office:value-type="float" office:value="5.4859229563136" calcext:value-type="float">
            <text:p>5.4859229563136</text:p>
          </table:table-cell>
          <table:table-cell table:formula="of:=[.F$4]*[.$B69]^[.F$6]" office:value-type="float" office:value="-1.59177449091277" calcext:value-type="float">
            <text:p>-1.59177449091277</text:p>
          </table:table-cell>
          <table:table-cell table:formula="of:=[.G$4]*[.$B69]^[.G$6]" office:value-type="float" office:value="-0.486050312830272" calcext:value-type="float">
            <text:p>-0.486050312830272</text:p>
          </table:table-cell>
          <table:table-cell table:formula="of:=SUM([.K69:.Q69])" office:value-type="float" office:value="5.57581328921056" calcext:value-type="float">
            <text:p>5.57581328921056</text:p>
          </table:table-cell>
        </table:table-row>
        <table:table-row table:style-name="ro1">
          <table:table-cell table:formula="of:=EXP(LN([.B70])+1/[.$I$2]*[.J70]+ ([.R70]))" office:value-type="float" office:value="3.95029831518569" calcext:value-type="float">
            <text:p>3.95029831518569</text:p>
          </table:table-cell>
          <table:table-cell office:value-type="float" office:value="17.5" calcext:value-type="float">
            <text:p>17.5</text:p>
          </table:table-cell>
          <table:table-cell table:formula="of:=[.A$2]*[.$B70]^[.A$6]" office:value-type="float" office:value="-784.62" calcext:value-type="float">
            <text:p>-784.62</text:p>
          </table:table-cell>
          <table:table-cell table:formula="of:=[.B$2]*[.$B70]^[.B$6]" office:value-type="float" office:value="198.345" calcext:value-type="float">
            <text:p>198.345</text:p>
          </table:table-cell>
          <table:table-cell table:formula="of:=[.C$2]*[.$B70]^[.C$6]" office:value-type="float" office:value="198.8665" calcext:value-type="float">
            <text:p>198.8665</text:p>
          </table:table-cell>
          <table:table-cell table:formula="of:=[.D$2]*[.$B70]^[.D$6]" office:value-type="float" office:value="-356.2698125" calcext:value-type="float">
            <text:p>-356.2698125</text:p>
          </table:table-cell>
          <table:table-cell table:formula="of:=[.E$2]*[.$B70]^[.E$6]" office:value-type="float" office:value="325.635625" calcext:value-type="float">
            <text:p>325.635625</text:p>
          </table:table-cell>
          <table:table-cell table:formula="of:=[.F$2]*[.$B70]^[.F$6]" office:value-type="float" office:value="-232.47494921875" calcext:value-type="float">
            <text:p>-232.47494921875</text:p>
          </table:table-cell>
          <table:table-cell table:formula="of:=[.G$2]*[.$B70]^[.G$6]" office:value-type="float" office:value="106.639512280274" calcext:value-type="float">
            <text:p>106.639512280274</text:p>
          </table:table-cell>
          <table:table-cell table:formula="of:=SUM([.C70:.I70])" office:value-type="float" office:value="-543.878124438477" calcext:value-type="float">
            <text:p>-543.878124438477</text:p>
          </table:table-cell>
          <table:table-cell table:formula="of:=[.A$4]*[.$B70]^[.A$6]" office:value-type="float" office:value="5.6102" calcext:value-type="float">
            <text:p>5.6102</text:p>
          </table:table-cell>
          <table:table-cell table:formula="of:=[.B$4]*[.$B70]^[.B$6]" office:value-type="float" office:value="-0.6958525" calcext:value-type="float">
            <text:p>-0.6958525</text:p>
          </table:table-cell>
          <table:table-cell table:formula="of:=[.C$4]*[.$B70]^[.C$6]" office:value-type="float" office:value="2.18178625" calcext:value-type="float">
            <text:p>2.18178625</text:p>
          </table:table-cell>
          <table:table-cell table:formula="of:=[.D$4]*[.$B70]^[.D$6]" office:value-type="float" office:value="-5.1252775" calcext:value-type="float">
            <text:p>-5.1252775</text:p>
          </table:table-cell>
          <table:table-cell table:formula="of:=[.E$4]*[.$B70]^[.E$6]" office:value-type="float" office:value="5.87879222656251" calcext:value-type="float">
            <text:p>5.87879222656251</text:p>
          </table:table-cell>
          <table:table-cell table:formula="of:=[.F$4]*[.$B70]^[.F$6]" office:value-type="float" office:value="-1.73551970703125" calcext:value-type="float">
            <text:p>-1.73551970703125</text:p>
          </table:table-cell>
          <table:table-cell table:formula="of:=[.G$4]*[.$B70]^[.G$6]" office:value-type="float" office:value="-0.539186286132813" calcext:value-type="float">
            <text:p>-0.539186286132813</text:p>
          </table:table-cell>
          <table:table-cell table:formula="of:=SUM([.K70:.Q70])" office:value-type="float" office:value="5.57494248339844" calcext:value-type="float">
            <text:p>5.57494248339844</text:p>
          </table:table-cell>
        </table:table-row>
        <table:table-row table:style-name="ro1">
          <table:table-cell table:formula="of:=EXP(LN([.B71])+1/[.$I$2]*[.J71]+ ([.R71]))" office:value-type="float" office:value="4.2963574322288" calcext:value-type="float">
            <text:p>4.2963574322288</text:p>
          </table:table-cell>
          <table:table-cell office:value-type="float" office:value="17.8" calcext:value-type="float">
            <text:p>17.8</text:p>
          </table:table-cell>
          <table:table-cell table:formula="of:=[.A$2]*[.$B71]^[.A$6]" office:value-type="float" office:value="-784.62" calcext:value-type="float">
            <text:p>-784.62</text:p>
          </table:table-cell>
          <table:table-cell table:formula="of:=[.B$2]*[.$B71]^[.B$6]" office:value-type="float" office:value="201.7452" calcext:value-type="float">
            <text:p>201.7452</text:p>
          </table:table-cell>
          <table:table-cell table:formula="of:=[.C$2]*[.$B71]^[.C$6]" office:value-type="float" office:value="205.7432224" calcext:value-type="float">
            <text:p>205.7432224</text:p>
          </table:table-cell>
          <table:table-cell table:formula="of:=[.D$2]*[.$B71]^[.D$6]" office:value-type="float" office:value="-374.908153952" calcext:value-type="float">
            <text:p>-374.908153952</text:p>
          </table:table-cell>
          <table:table-cell table:formula="of:=[.E$2]*[.$B71]^[.E$6]" office:value-type="float" office:value="348.5456972032" calcext:value-type="float">
            <text:p>348.5456972032</text:p>
          </table:table-cell>
          <table:table-cell table:formula="of:=[.F$2]*[.$B71]^[.F$6]" office:value-type="float" office:value="-253.096377714036" calcext:value-type="float">
            <text:p>-253.096377714036</text:p>
          </table:table-cell>
          <table:table-cell table:formula="of:=[.G$2]*[.$B71]^[.G$6]" office:value-type="float" office:value="118.089116092858" calcext:value-type="float">
            <text:p>118.089116092858</text:p>
          </table:table-cell>
          <table:table-cell table:formula="of:=SUM([.C71:.I71])" office:value-type="float" office:value="-538.501295969977" calcext:value-type="float">
            <text:p>-538.501295969977</text:p>
          </table:table-cell>
          <table:table-cell table:formula="of:=[.A$4]*[.$B71]^[.A$6]" office:value-type="float" office:value="5.6102" calcext:value-type="float">
            <text:p>5.6102</text:p>
          </table:table-cell>
          <table:table-cell table:formula="of:=[.B$4]*[.$B71]^[.B$6]" office:value-type="float" office:value="-0.7077814" calcext:value-type="float">
            <text:p>-0.7077814</text:p>
          </table:table-cell>
          <table:table-cell table:formula="of:=[.C$4]*[.$B71]^[.C$6]" office:value-type="float" office:value="2.257231528" calcext:value-type="float">
            <text:p>2.257231528</text:p>
          </table:table-cell>
          <table:table-cell table:formula="of:=[.D$4]*[.$B71]^[.D$6]" office:value-type="float" office:value="-5.39340763264" calcext:value-type="float">
            <text:p>-5.39340763264</text:p>
          </table:table-cell>
          <table:table-cell table:formula="of:=[.E$4]*[.$B71]^[.E$6]" office:value-type="float" office:value="6.29239425299361" calcext:value-type="float">
            <text:p>6.29239425299361</text:p>
          </table:table-cell>
          <table:table-cell table:formula="of:=[.F$4]*[.$B71]^[.F$6]" office:value-type="float" office:value="-1.88946702763923" calcext:value-type="float">
            <text:p>-1.88946702763923</text:p>
          </table:table-cell>
          <table:table-cell table:formula="of:=[.G$4]*[.$B71]^[.G$6]" office:value-type="float" office:value="-0.597077298810874" calcext:value-type="float">
            <text:p>-0.597077298810874</text:p>
          </table:table-cell>
          <table:table-cell table:formula="of:=SUM([.K71:.Q71])" office:value-type="float" office:value="5.5720924219035" calcext:value-type="float">
            <text:p>5.5720924219035</text:p>
          </table:table-cell>
        </table:table-row>
        <table:table-row table:style-name="ro1">
          <table:table-cell table:formula="of:=EXP(LN([.B72])+1/[.$I$2]*[.J72]+ ([.R72]))" office:value-type="float" office:value="4.67496150971217" calcext:value-type="float">
            <text:p>4.67496150971217</text:p>
          </table:table-cell>
          <table:table-cell office:value-type="float" office:value="18.1" calcext:value-type="float">
            <text:p>18.1</text:p>
          </table:table-cell>
          <table:table-cell table:formula="of:=[.A$2]*[.$B72]^[.A$6]" office:value-type="float" office:value="-784.62" calcext:value-type="float">
            <text:p>-784.62</text:p>
          </table:table-cell>
          <table:table-cell table:formula="of:=[.B$2]*[.$B72]^[.B$6]" office:value-type="float" office:value="205.1454" calcext:value-type="float">
            <text:p>205.1454</text:p>
          </table:table-cell>
          <table:table-cell table:formula="of:=[.C$2]*[.$B72]^[.C$6]" office:value-type="float" office:value="212.7368296" calcext:value-type="float">
            <text:p>212.7368296</text:p>
          </table:table-cell>
          <table:table-cell table:formula="of:=[.D$2]*[.$B72]^[.D$6]" office:value-type="float" office:value="-394.185462716" calcext:value-type="float">
            <text:p>-394.185462716</text:p>
          </table:table-cell>
          <table:table-cell table:formula="of:=[.E$2]*[.$B72]^[.E$6]" office:value-type="float" office:value="372.6438996112" calcext:value-type="float">
            <text:p>372.6438996112</text:p>
          </table:table-cell>
          <table:table-cell table:formula="of:=[.F$2]*[.$B72]^[.F$6]" office:value-type="float" office:value="-275.155876477777" calcext:value-type="float">
            <text:p>-275.155876477777</text:p>
          </table:table-cell>
          <table:table-cell table:formula="of:=[.G$2]*[.$B72]^[.G$6]" office:value-type="float" office:value="130.545320029954" calcext:value-type="float">
            <text:p>130.545320029954</text:p>
          </table:table-cell>
          <table:table-cell table:formula="of:=SUM([.C72:.I72])" office:value-type="float" office:value="-532.889889952623" calcext:value-type="float">
            <text:p>-532.889889952623</text:p>
          </table:table-cell>
          <table:table-cell table:formula="of:=[.A$4]*[.$B72]^[.A$6]" office:value-type="float" office:value="5.6102" calcext:value-type="float">
            <text:p>5.6102</text:p>
          </table:table-cell>
          <table:table-cell table:formula="of:=[.B$4]*[.$B72]^[.B$6]" office:value-type="float" office:value="-0.7197103" calcext:value-type="float">
            <text:p>-0.7197103</text:p>
          </table:table-cell>
          <table:table-cell table:formula="of:=[.C$4]*[.$B72]^[.C$6]" office:value-type="float" office:value="2.333959162" calcext:value-type="float">
            <text:p>2.333959162</text:p>
          </table:table-cell>
          <table:table-cell table:formula="of:=[.D$4]*[.$B72]^[.D$6]" office:value-type="float" office:value="-5.67072991312" calcext:value-type="float">
            <text:p>-5.67072991312</text:p>
          </table:table-cell>
          <table:table-cell table:formula="of:=[.E$4]*[.$B72]^[.E$6]" office:value-type="float" office:value="6.72744593074011" calcext:value-type="float">
            <text:p>6.72744593074011</text:p>
          </table:table-cell>
          <table:table-cell table:formula="of:=[.F$4]*[.$B72]^[.F$6]" office:value-type="float" office:value="-2.05415012558318" calcext:value-type="float">
            <text:p>-2.05415012558318</text:p>
          </table:table-cell>
          <table:table-cell table:formula="of:=[.G$4]*[.$B72]^[.G$6]" office:value-type="float" office:value="-0.660057841355966" calcext:value-type="float">
            <text:p>-0.660057841355966</text:p>
          </table:table-cell>
          <table:table-cell table:formula="of:=SUM([.K72:.Q72])" office:value-type="float" office:value="5.56695691268096" calcext:value-type="float">
            <text:p>5.56695691268096</text:p>
          </table:table-cell>
        </table:table-row>
        <table:table-row table:style-name="ro1">
          <table:table-cell table:formula="of:=EXP(LN([.B73])+1/[.$I$2]*[.J73]+ ([.R73]))" office:value-type="float" office:value="5.08939533622286" calcext:value-type="float">
            <text:p>5.08939533622286</text:p>
          </table:table-cell>
          <table:table-cell office:value-type="float" office:value="18.4" calcext:value-type="float">
            <text:p>18.4</text:p>
          </table:table-cell>
          <table:table-cell table:formula="of:=[.A$2]*[.$B73]^[.A$6]" office:value-type="float" office:value="-784.62" calcext:value-type="float">
            <text:p>-784.62</text:p>
          </table:table-cell>
          <table:table-cell table:formula="of:=[.B$2]*[.$B73]^[.B$6]" office:value-type="float" office:value="208.5456" calcext:value-type="float">
            <text:p>208.5456</text:p>
          </table:table-cell>
          <table:table-cell table:formula="of:=[.C$2]*[.$B73]^[.C$6]" office:value-type="float" office:value="219.8473216" calcext:value-type="float">
            <text:p>219.8473216</text:p>
          </table:table-cell>
          <table:table-cell table:formula="of:=[.D$2]*[.$B73]^[.D$6]" office:value-type="float" office:value="-414.112507904" calcext:value-type="float">
            <text:p>-414.112507904</text:p>
          </table:table-cell>
          <table:table-cell table:formula="of:=[.E$2]*[.$B73]^[.E$6]" office:value-type="float" office:value="397.9706171392" calcext:value-type="float">
            <text:p>397.9706171392</text:p>
          </table:table-cell>
          <table:table-cell table:formula="of:=[.F$2]*[.$B73]^[.F$6]" office:value-type="float" office:value="-298.727382227354" calcext:value-type="float">
            <text:p>-298.727382227354</text:p>
          </table:table-cell>
          <table:table-cell table:formula="of:=[.G$2]*[.$B73]^[.G$6]" office:value-type="float" office:value="144.077709663352" calcext:value-type="float">
            <text:p>144.077709663352</text:p>
          </table:table-cell>
          <table:table-cell table:formula="of:=SUM([.C73:.I73])" office:value-type="float" office:value="-527.018641728802" calcext:value-type="float">
            <text:p>-527.018641728802</text:p>
          </table:table-cell>
          <table:table-cell table:formula="of:=[.A$4]*[.$B73]^[.A$6]" office:value-type="float" office:value="5.6102" calcext:value-type="float">
            <text:p>5.6102</text:p>
          </table:table-cell>
          <table:table-cell table:formula="of:=[.B$4]*[.$B73]^[.B$6]" office:value-type="float" office:value="-0.7316392" calcext:value-type="float">
            <text:p>-0.7316392</text:p>
          </table:table-cell>
          <table:table-cell table:formula="of:=[.C$4]*[.$B73]^[.C$6]" office:value-type="float" office:value="2.411969152" calcext:value-type="float">
            <text:p>2.411969152</text:p>
          </table:table-cell>
          <table:table-cell table:formula="of:=[.D$4]*[.$B73]^[.D$6]" office:value-type="float" office:value="-5.95739926528001" calcext:value-type="float">
            <text:p>-5.95739926528001</text:p>
          </table:table-cell>
          <table:table-cell table:formula="of:=[.E$4]*[.$B73]^[.E$6]" office:value-type="float" office:value="7.18467634012161" calcext:value-type="float">
            <text:p>7.18467634012161</text:p>
          </table:table-cell>
          <table:table-cell table:formula="of:=[.F$4]*[.$B73]^[.F$6]" office:value-type="float" office:value="-2.23012096842138" calcext:value-type="float">
            <text:p>-2.23012096842138</text:p>
          </table:table-cell>
          <table:table-cell table:formula="of:=[.G$4]*[.$B73]^[.G$6]" office:value-type="float" office:value="-0.728479749454694" calcext:value-type="float">
            <text:p>-0.728479749454694</text:p>
          </table:table-cell>
          <table:table-cell table:formula="of:=SUM([.K73:.Q73])" office:value-type="float" office:value="5.55920630896553" calcext:value-type="float">
            <text:p>5.55920630896553</text:p>
          </table:table-cell>
        </table:table-row>
        <table:table-row table:style-name="ro1">
          <table:table-cell table:formula="of:=EXP(LN([.B74])+1/[.$I$2]*[.J74]+ ([.R74]))" office:value-type="float" office:value="5.54328521361329" calcext:value-type="float">
            <text:p>5.54328521361329</text:p>
          </table:table-cell>
          <table:table-cell office:value-type="float" office:value="18.7" calcext:value-type="float">
            <text:p>18.7</text:p>
          </table:table-cell>
          <table:table-cell table:formula="of:=[.A$2]*[.$B74]^[.A$6]" office:value-type="float" office:value="-784.62" calcext:value-type="float">
            <text:p>-784.62</text:p>
          </table:table-cell>
          <table:table-cell table:formula="of:=[.B$2]*[.$B74]^[.B$6]" office:value-type="float" office:value="211.9458" calcext:value-type="float">
            <text:p>211.9458</text:p>
          </table:table-cell>
          <table:table-cell table:formula="of:=[.C$2]*[.$B74]^[.C$6]" office:value-type="float" office:value="227.0746984" calcext:value-type="float">
            <text:p>227.0746984</text:p>
          </table:table-cell>
          <table:table-cell table:formula="of:=[.D$2]*[.$B74]^[.D$6]" office:value-type="float" office:value="-434.700058628" calcext:value-type="float">
            <text:p>-434.700058628</text:p>
          </table:table-cell>
          <table:table-cell table:formula="of:=[.E$2]*[.$B74]^[.E$6]" office:value-type="float" office:value="424.5669096592" calcext:value-type="float">
            <text:p>424.5669096592</text:p>
          </table:table-cell>
          <table:table-cell table:formula="of:=[.F$2]*[.$B74]^[.F$6]" office:value-type="float" office:value="-323.887323580995" calcext:value-type="float">
            <text:p>-323.887323580995</text:p>
          </table:table-cell>
          <table:table-cell table:formula="of:=[.G$2]*[.$B74]^[.G$6]" office:value-type="float" office:value="158.759417671889" calcext:value-type="float">
            <text:p>158.759417671889</text:p>
          </table:table-cell>
          <table:table-cell table:formula="of:=SUM([.C74:.I74])" office:value-type="float" office:value="-520.860556477906" calcext:value-type="float">
            <text:p>-520.860556477906</text:p>
          </table:table-cell>
          <table:table-cell table:formula="of:=[.A$4]*[.$B74]^[.A$6]" office:value-type="float" office:value="5.6102" calcext:value-type="float">
            <text:p>5.6102</text:p>
          </table:table-cell>
          <table:table-cell table:formula="of:=[.B$4]*[.$B74]^[.B$6]" office:value-type="float" office:value="-0.7435681" calcext:value-type="float">
            <text:p>-0.7435681</text:p>
          </table:table-cell>
          <table:table-cell table:formula="of:=[.C$4]*[.$B74]^[.C$6]" office:value-type="float" office:value="2.491261498" calcext:value-type="float">
            <text:p>2.491261498</text:p>
          </table:table-cell>
          <table:table-cell table:formula="of:=[.D$4]*[.$B74]^[.D$6]" office:value-type="float" office:value="-6.25357061296" calcext:value-type="float">
            <text:p>-6.25357061296</text:p>
          </table:table-cell>
          <table:table-cell table:formula="of:=[.E$4]*[.$B74]^[.E$6]" office:value-type="float" office:value="7.6648267466441" calcext:value-type="float">
            <text:p>7.6648267466441</text:p>
          </table:table-cell>
          <table:table-cell table:formula="of:=[.F$4]*[.$B74]^[.F$6]" office:value-type="float" office:value="-2.41795012676182" calcext:value-type="float">
            <text:p>-2.41795012676182</text:p>
          </table:table-cell>
          <table:table-cell table:formula="of:=[.G$4]*[.$B74]^[.G$6]" office:value-type="float" office:value="-0.802712793529424" calcext:value-type="float">
            <text:p>-0.802712793529424</text:p>
          </table:table-cell>
          <table:table-cell table:formula="of:=SUM([.K74:.Q74])" office:value-type="float" office:value="5.54848661139286" calcext:value-type="float">
            <text:p>5.54848661139286</text:p>
          </table:table-cell>
        </table:table-row>
        <table:table-row table:style-name="ro1">
          <table:table-cell table:formula="of:=EXP(LN([.B75])+1/[.$I$2]*[.J75]+ ([.R75]))" office:value-type="float" office:value="6.04063459771592" calcext:value-type="float">
            <text:p>6.04063459771592</text:p>
          </table:table-cell>
          <table:table-cell office:value-type="float" office:value="19" calcext:value-type="float">
            <text:p>19</text:p>
          </table:table-cell>
          <table:table-cell table:formula="of:=[.A$2]*[.$B75]^[.A$6]" office:value-type="float" office:value="-784.62" calcext:value-type="float">
            <text:p>-784.62</text:p>
          </table:table-cell>
          <table:table-cell table:formula="of:=[.B$2]*[.$B75]^[.B$6]" office:value-type="float" office:value="215.346" calcext:value-type="float">
            <text:p>215.346</text:p>
          </table:table-cell>
          <table:table-cell table:formula="of:=[.C$2]*[.$B75]^[.C$6]" office:value-type="float" office:value="234.41896" calcext:value-type="float">
            <text:p>234.41896</text:p>
          </table:table-cell>
          <table:table-cell table:formula="of:=[.D$2]*[.$B75]^[.D$6]" office:value-type="float" office:value="-455.958884" calcext:value-type="float">
            <text:p>-455.958884</text:p>
          </table:table-cell>
          <table:table-cell table:formula="of:=[.E$2]*[.$B75]^[.E$6]" office:value-type="float" office:value="452.474512" calcext:value-type="float">
            <text:p>452.474512</text:p>
          </table:table-cell>
          <table:table-cell table:formula="of:=[.F$2]*[.$B75]^[.F$6]" office:value-type="float" office:value="-350.71466236" calcext:value-type="float">
            <text:p>-350.71466236</text:p>
          </table:table-cell>
          <table:table-cell table:formula="of:=[.G$2]*[.$B75]^[.G$6]" office:value-type="float" office:value="174.6672423887" calcext:value-type="float">
            <text:p>174.6672423887</text:p>
          </table:table-cell>
          <table:table-cell table:formula="of:=SUM([.C75:.I75])" office:value-type="float" office:value="-514.3868319713" calcext:value-type="float">
            <text:p>-514.3868319713</text:p>
          </table:table-cell>
          <table:table-cell table:formula="of:=[.A$4]*[.$B75]^[.A$6]" office:value-type="float" office:value="5.6102" calcext:value-type="float">
            <text:p>5.6102</text:p>
          </table:table-cell>
          <table:table-cell table:formula="of:=[.B$4]*[.$B75]^[.B$6]" office:value-type="float" office:value="-0.755497" calcext:value-type="float">
            <text:p>-0.755497</text:p>
          </table:table-cell>
          <table:table-cell table:formula="of:=[.C$4]*[.$B75]^[.C$6]" office:value-type="float" office:value="2.5718362" calcext:value-type="float">
            <text:p>2.5718362</text:p>
          </table:table-cell>
          <table:table-cell table:formula="of:=[.D$4]*[.$B75]^[.D$6]" office:value-type="float" office:value="-6.55939888" calcext:value-type="float">
            <text:p>-6.55939888</text:p>
          </table:table-cell>
          <table:table-cell table:formula="of:=[.E$4]*[.$B75]^[.E$6]" office:value-type="float" office:value="8.16865060100001" calcext:value-type="float">
            <text:p>8.16865060100001</text:p>
          </table:table-cell>
          <table:table-cell table:formula="of:=[.F$4]*[.$B75]^[.F$6]" office:value-type="float" office:value="-2.6182270826" calcext:value-type="float">
            <text:p>-2.6182270826</text:p>
          </table:table-cell>
          <table:table-cell table:formula="of:=[.G$4]*[.$B75]^[.G$6]" office:value-type="float" office:value="-0.883145278132001" calcext:value-type="float">
            <text:p>-0.883145278132001</text:p>
          </table:table-cell>
          <table:table-cell table:formula="of:=SUM([.K75:.Q75])" office:value-type="float" office:value="5.534418560268" calcext:value-type="float">
            <text:p>5.534418560268</text:p>
          </table:table-cell>
        </table:table-row>
        <table:table-row table:style-name="ro1">
          <table:table-cell table:formula="of:=EXP(LN([.B76])+1/[.$I$2]*[.J76]+ ([.R76]))" office:value-type="float" office:value="6.58586350242627" calcext:value-type="float">
            <text:p>6.58586350242627</text:p>
          </table:table-cell>
          <table:table-cell office:value-type="float" office:value="19.3" calcext:value-type="float">
            <text:p>19.3</text:p>
          </table:table-cell>
          <table:table-cell table:formula="of:=[.A$2]*[.$B76]^[.A$6]" office:value-type="float" office:value="-784.62" calcext:value-type="float">
            <text:p>-784.62</text:p>
          </table:table-cell>
          <table:table-cell table:formula="of:=[.B$2]*[.$B76]^[.B$6]" office:value-type="float" office:value="218.7462" calcext:value-type="float">
            <text:p>218.7462</text:p>
          </table:table-cell>
          <table:table-cell table:formula="of:=[.C$2]*[.$B76]^[.C$6]" office:value-type="float" office:value="241.8801064" calcext:value-type="float">
            <text:p>241.8801064</text:p>
          </table:table-cell>
          <table:table-cell table:formula="of:=[.D$2]*[.$B76]^[.D$6]" office:value-type="float" office:value="-477.899753132" calcext:value-type="float">
            <text:p>-477.899753132</text:p>
          </table:table-cell>
          <table:table-cell table:formula="of:=[.E$2]*[.$B76]^[.E$6]" office:value-type="float" office:value="481.7358339472" calcext:value-type="float">
            <text:p>481.7358339472</text:p>
          </table:table-cell>
          <table:table-cell table:formula="of:=[.F$2]*[.$B76]^[.F$6]" office:value-type="float" office:value="-379.290934890966" calcext:value-type="float">
            <text:p>-379.290934890966</text:p>
          </table:table-cell>
          <table:table-cell table:formula="of:=[.G$2]*[.$B76]^[.G$6]" office:value-type="float" office:value="191.881768297197" calcext:value-type="float">
            <text:p>191.881768297197</text:p>
          </table:table-cell>
          <table:table-cell table:formula="of:=SUM([.C76:.I76])" office:value-type="float" office:value="-507.566779378568" calcext:value-type="float">
            <text:p>-507.566779378568</text:p>
          </table:table-cell>
          <table:table-cell table:formula="of:=[.A$4]*[.$B76]^[.A$6]" office:value-type="float" office:value="5.6102" calcext:value-type="float">
            <text:p>5.6102</text:p>
          </table:table-cell>
          <table:table-cell table:formula="of:=[.B$4]*[.$B76]^[.B$6]" office:value-type="float" office:value="-0.7674259" calcext:value-type="float">
            <text:p>-0.7674259</text:p>
          </table:table-cell>
          <table:table-cell table:formula="of:=[.C$4]*[.$B76]^[.C$6]" office:value-type="float" office:value="2.653693258" calcext:value-type="float">
            <text:p>2.653693258</text:p>
          </table:table-cell>
          <table:table-cell table:formula="of:=[.D$4]*[.$B76]^[.D$6]" office:value-type="float" office:value="-6.87503899024" calcext:value-type="float">
            <text:p>-6.87503899024</text:p>
          </table:table-cell>
          <table:table-cell table:formula="of:=[.E$4]*[.$B76]^[.E$6]" office:value-type="float" office:value="8.69691353906811" calcext:value-type="float">
            <text:p>8.69691353906811</text:p>
          </table:table-cell>
          <table:table-cell table:formula="of:=[.F$4]*[.$B76]^[.F$6]" office:value-type="float" office:value="-2.83156053765678" calcext:value-type="float">
            <text:p>-2.83156053765678</text:p>
          </table:table-cell>
          <table:table-cell table:formula="of:=[.G$4]*[.$B76]^[.G$6]" office:value-type="float" office:value="-0.970184651190504" calcext:value-type="float">
            <text:p>-0.970184651190504</text:p>
          </table:table-cell>
          <table:table-cell table:formula="of:=SUM([.K76:.Q76])" office:value-type="float" office:value="5.51659671798082" calcext:value-type="float">
            <text:p>5.51659671798082</text:p>
          </table:table-cell>
        </table:table-row>
        <table:table-row table:style-name="ro1">
          <table:table-cell table:formula="of:=EXP(LN([.B77])+1/[.$I$2]*[.J77]+ ([.R77]))" office:value-type="float" office:value="7.18385209405877" calcext:value-type="float">
            <text:p>7.18385209405877</text:p>
          </table:table-cell>
          <table:table-cell office:value-type="float" office:value="19.6" calcext:value-type="float">
            <text:p>19.6</text:p>
          </table:table-cell>
          <table:table-cell table:formula="of:=[.A$2]*[.$B77]^[.A$6]" office:value-type="float" office:value="-784.62" calcext:value-type="float">
            <text:p>-784.62</text:p>
          </table:table-cell>
          <table:table-cell table:formula="of:=[.B$2]*[.$B77]^[.B$6]" office:value-type="float" office:value="222.1464" calcext:value-type="float">
            <text:p>222.1464</text:p>
          </table:table-cell>
          <table:table-cell table:formula="of:=[.C$2]*[.$B77]^[.C$6]" office:value-type="float" office:value="249.4581376" calcext:value-type="float">
            <text:p>249.4581376</text:p>
          </table:table-cell>
          <table:table-cell table:formula="of:=[.D$2]*[.$B77]^[.D$6]" office:value-type="float" office:value="-500.533435136" calcext:value-type="float">
            <text:p>-500.533435136</text:p>
          </table:table-cell>
          <table:table-cell table:formula="of:=[.E$2]*[.$B77]^[.E$6]" office:value-type="float" office:value="512.393960243201" calcext:value-type="float">
            <text:p>512.393960243201</text:p>
          </table:table-cell>
          <table:table-cell table:formula="of:=[.F$2]*[.$B77]^[.F$6]" office:value-type="float" office:value="-409.700293308007" calcext:value-type="float">
            <text:p>-409.700293308007</text:p>
          </table:table-cell>
          <table:table-cell table:formula="of:=[.G$2]*[.$B77]^[.G$6]" office:value-type="float" office:value="210.487488475762" calcext:value-type="float">
            <text:p>210.487488475762</text:p>
          </table:table-cell>
          <table:table-cell table:formula="of:=SUM([.C77:.I77])" office:value-type="float" office:value="-500.367742125045" calcext:value-type="float">
            <text:p>-500.367742125045</text:p>
          </table:table-cell>
          <table:table-cell table:formula="of:=[.A$4]*[.$B77]^[.A$6]" office:value-type="float" office:value="5.6102" calcext:value-type="float">
            <text:p>5.6102</text:p>
          </table:table-cell>
          <table:table-cell table:formula="of:=[.B$4]*[.$B77]^[.B$6]" office:value-type="float" office:value="-0.7793548" calcext:value-type="float">
            <text:p>-0.7793548</text:p>
          </table:table-cell>
          <table:table-cell table:formula="of:=[.C$4]*[.$B77]^[.C$6]" office:value-type="float" office:value="2.736832672" calcext:value-type="float">
            <text:p>2.736832672</text:p>
          </table:table-cell>
          <table:table-cell table:formula="of:=[.D$4]*[.$B77]^[.D$6]" office:value-type="float" office:value="-7.20064586752001" calcext:value-type="float">
            <text:p>-7.20064586752001</text:p>
          </table:table-cell>
          <table:table-cell table:formula="of:=[.E$4]*[.$B77]^[.E$6]" office:value-type="float" office:value="9.25039338191361" calcext:value-type="float">
            <text:p>9.25039338191361</text:p>
          </table:table-cell>
          <table:table-cell table:formula="of:=[.F$4]*[.$B77]^[.F$6]" office:value-type="float" office:value="-3.05857872171623" calcext:value-type="float">
            <text:p>-3.05857872171623</text:p>
          </table:table-cell>
          <table:table-cell table:formula="of:=[.G$4]*[.$B77]^[.G$6]" office:value-type="float" office:value="-1.06425812310906" calcext:value-type="float">
            <text:p>-1.06425812310906</text:p>
          </table:table-cell>
          <table:table-cell table:formula="of:=SUM([.K77:.Q77])" office:value-type="float" office:value="5.49458854156832" calcext:value-type="float">
            <text:p>5.49458854156832</text:p>
          </table:table-cell>
        </table:table-row>
        <table:table-row table:style-name="ro1">
          <table:table-cell table:formula="of:=EXP(LN([.B78])+1/[.$I$2]*[.J78]+ ([.R78]))" office:value-type="float" office:value="7.83998896234442" calcext:value-type="float">
            <text:p>7.83998896234442</text:p>
          </table:table-cell>
          <table:table-cell office:value-type="float" office:value="19.9" calcext:value-type="float">
            <text:p>19.9</text:p>
          </table:table-cell>
          <table:table-cell table:formula="of:=[.A$2]*[.$B78]^[.A$6]" office:value-type="float" office:value="-784.62" calcext:value-type="float">
            <text:p>-784.62</text:p>
          </table:table-cell>
          <table:table-cell table:formula="of:=[.B$2]*[.$B78]^[.B$6]" office:value-type="float" office:value="225.5466" calcext:value-type="float">
            <text:p>225.5466</text:p>
          </table:table-cell>
          <table:table-cell table:formula="of:=[.C$2]*[.$B78]^[.C$6]" office:value-type="float" office:value="257.1530536" calcext:value-type="float">
            <text:p>257.1530536</text:p>
          </table:table-cell>
          <table:table-cell table:formula="of:=[.D$2]*[.$B78]^[.D$6]" office:value-type="float" office:value="-523.870699124" calcext:value-type="float">
            <text:p>-523.870699124</text:p>
          </table:table-cell>
          <table:table-cell table:formula="of:=[.E$2]*[.$B78]^[.E$6]" office:value-type="float" office:value="544.492650587201" calcext:value-type="float">
            <text:p>544.492650587201</text:p>
          </table:table-cell>
          <table:table-cell table:formula="of:=[.F$2]*[.$B78]^[.F$6]" office:value-type="float" office:value="-442.029546854984" calcext:value-type="float">
            <text:p>-442.029546854984</text:p>
          </table:table-cell>
          <table:table-cell table:formula="of:=[.G$2]*[.$B78]^[.G$6]" office:value-type="float" office:value="230.572928991169" calcext:value-type="float">
            <text:p>230.572928991169</text:p>
          </table:table-cell>
          <table:table-cell table:formula="of:=SUM([.C78:.I78])" office:value-type="float" office:value="-492.755012800615" calcext:value-type="float">
            <text:p>-492.755012800615</text:p>
          </table:table-cell>
          <table:table-cell table:formula="of:=[.A$4]*[.$B78]^[.A$6]" office:value-type="float" office:value="5.6102" calcext:value-type="float">
            <text:p>5.6102</text:p>
          </table:table-cell>
          <table:table-cell table:formula="of:=[.B$4]*[.$B78]^[.B$6]" office:value-type="float" office:value="-0.7912837" calcext:value-type="float">
            <text:p>-0.7912837</text:p>
          </table:table-cell>
          <table:table-cell table:formula="of:=[.C$4]*[.$B78]^[.C$6]" office:value-type="float" office:value="2.821254442" calcext:value-type="float">
            <text:p>2.821254442</text:p>
          </table:table-cell>
          <table:table-cell table:formula="of:=[.D$4]*[.$B78]^[.D$6]" office:value-type="float" office:value="-7.53637443568001" calcext:value-type="float">
            <text:p>-7.53637443568001</text:p>
          </table:table-cell>
          <table:table-cell table:formula="of:=[.E$4]*[.$B78]^[.E$6]" office:value-type="float" office:value="9.82988013578811" calcext:value-type="float">
            <text:p>9.82988013578811</text:p>
          </table:table-cell>
          <table:table-cell table:formula="of:=[.F$4]*[.$B78]^[.F$6]" office:value-type="float" office:value="-3.29992970096343" calcext:value-type="float">
            <text:p>-3.29992970096343</text:p>
          </table:table-cell>
          <table:table-cell table:formula="of:=[.G$4]*[.$B78]^[.G$6]" office:value-type="float" office:value="-1.16581329572069" calcext:value-type="float">
            <text:p>-1.16581329572069</text:p>
          </table:table-cell>
          <table:table-cell table:formula="of:=SUM([.K78:.Q78])" office:value-type="float" office:value="5.46793344542398" calcext:value-type="float">
            <text:p>5.46793344542398</text:p>
          </table:table-cell>
        </table:table-row>
        <table:table-row table:style-name="ro1">
          <table:table-cell table:formula="of:=EXP(LN([.B79])+1/[.$I$2]*[.J79]+ ([.R79]))" office:value-type="float" office:value="8.5602246248597" calcext:value-type="float">
            <text:p>8.5602246248597</text:p>
          </table:table-cell>
          <table:table-cell office:value-type="float" office:value="20.2" calcext:value-type="float">
            <text:p>20.2</text:p>
          </table:table-cell>
          <table:table-cell table:formula="of:=[.A$2]*[.$B79]^[.A$6]" office:value-type="float" office:value="-784.62" calcext:value-type="float">
            <text:p>-784.62</text:p>
          </table:table-cell>
          <table:table-cell table:formula="of:=[.B$2]*[.$B79]^[.B$6]" office:value-type="float" office:value="228.9468" calcext:value-type="float">
            <text:p>228.9468</text:p>
          </table:table-cell>
          <table:table-cell table:formula="of:=[.C$2]*[.$B79]^[.C$6]" office:value-type="float" office:value="264.9648544" calcext:value-type="float">
            <text:p>264.9648544</text:p>
          </table:table-cell>
          <table:table-cell table:formula="of:=[.D$2]*[.$B79]^[.D$6]" office:value-type="float" office:value="-547.922314208" calcext:value-type="float">
            <text:p>-547.922314208</text:p>
          </table:table-cell>
          <table:table-cell table:formula="of:=[.E$2]*[.$B79]^[.E$6]" office:value-type="float" office:value="578.0763396352" calcext:value-type="float">
            <text:p>578.0763396352</text:p>
          </table:table-cell>
          <table:table-cell table:formula="of:=[.F$2]*[.$B79]^[.F$6]" office:value-type="float" office:value="-476.368203187725" calcext:value-type="float">
            <text:p>-476.368203187725</text:p>
          </table:table-cell>
          <table:table-cell table:formula="of:=[.G$2]*[.$B79]^[.G$6]" office:value-type="float" office:value="252.230775240726" calcext:value-type="float">
            <text:p>252.230775240726</text:p>
          </table:table-cell>
          <table:table-cell table:formula="of:=SUM([.C79:.I79])" office:value-type="float" office:value="-484.6917481198" calcext:value-type="float">
            <text:p>-484.6917481198</text:p>
          </table:table-cell>
          <table:table-cell table:formula="of:=[.A$4]*[.$B79]^[.A$6]" office:value-type="float" office:value="5.6102" calcext:value-type="float">
            <text:p>5.6102</text:p>
          </table:table-cell>
          <table:table-cell table:formula="of:=[.B$4]*[.$B79]^[.B$6]" office:value-type="float" office:value="-0.8032126" calcext:value-type="float">
            <text:p>-0.8032126</text:p>
          </table:table-cell>
          <table:table-cell table:formula="of:=[.C$4]*[.$B79]^[.C$6]" office:value-type="float" office:value="2.906958568" calcext:value-type="float">
            <text:p>2.906958568</text:p>
          </table:table-cell>
          <table:table-cell table:formula="of:=[.D$4]*[.$B79]^[.D$6]" office:value-type="float" office:value="-7.88237961856" calcext:value-type="float">
            <text:p>-7.88237961856</text:p>
          </table:table-cell>
          <table:table-cell table:formula="of:=[.E$4]*[.$B79]^[.E$6]" office:value-type="float" office:value="10.4361759921296" calcext:value-type="float">
            <text:p>10.4361759921296</text:p>
          </table:table-cell>
          <table:table-cell table:formula="of:=[.F$4]*[.$B79]^[.F$6]" office:value-type="float" office:value="-3.55628168632237" calcext:value-type="float">
            <text:p>-3.55628168632237</text:p>
          </table:table-cell>
          <table:table-cell table:formula="of:=[.G$4]*[.$B79]^[.G$6]" office:value-type="float" office:value="-1.27531880109325" calcext:value-type="float">
            <text:p>-1.27531880109325</text:p>
          </table:table-cell>
          <table:table-cell table:formula="of:=SUM([.K79:.Q79])" office:value-type="float" office:value="5.43614185415399" calcext:value-type="float">
            <text:p>5.43614185415399</text:p>
          </table:table-cell>
        </table:table-row>
        <table:table-row table:style-name="ro1">
          <table:table-cell table:formula="of:=EXP(LN([.B80])+1/[.$I$2]*[.J80]+ ([.R80]))" office:value-type="float" office:value="9.35113090541843" calcext:value-type="float">
            <text:p>9.35113090541843</text:p>
          </table:table-cell>
          <table:table-cell office:value-type="float" office:value="20.5" calcext:value-type="float">
            <text:p>20.5</text:p>
          </table:table-cell>
          <table:table-cell table:formula="of:=[.A$2]*[.$B80]^[.A$6]" office:value-type="float" office:value="-784.62" calcext:value-type="float">
            <text:p>-784.62</text:p>
          </table:table-cell>
          <table:table-cell table:formula="of:=[.B$2]*[.$B80]^[.B$6]" office:value-type="float" office:value="232.347" calcext:value-type="float">
            <text:p>232.347</text:p>
          </table:table-cell>
          <table:table-cell table:formula="of:=[.C$2]*[.$B80]^[.C$6]" office:value-type="float" office:value="272.89354" calcext:value-type="float">
            <text:p>272.89354</text:p>
          </table:table-cell>
          <table:table-cell table:formula="of:=[.D$2]*[.$B80]^[.D$6]" office:value-type="float" office:value="-572.6990495" calcext:value-type="float">
            <text:p>-572.6990495</text:p>
          </table:table-cell>
          <table:table-cell table:formula="of:=[.E$2]*[.$B80]^[.E$6]" office:value-type="float" office:value="613.190137" calcext:value-type="float">
            <text:p>613.190137</text:p>
          </table:table-cell>
          <table:table-cell table:formula="of:=[.F$2]*[.$B80]^[.F$6]" office:value-type="float" office:value="-512.808509676251" calcext:value-type="float">
            <text:p>-512.808509676251</text:p>
          </table:table-cell>
          <table:table-cell table:formula="of:=[.G$2]*[.$B80]^[.G$6]" office:value-type="float" office:value="275.558000243136" calcext:value-type="float">
            <text:p>275.558000243136</text:p>
          </table:table-cell>
          <table:table-cell table:formula="of:=SUM([.C80:.I80])" office:value-type="float" office:value="-476.138881933114" calcext:value-type="float">
            <text:p>-476.138881933114</text:p>
          </table:table-cell>
          <table:table-cell table:formula="of:=[.A$4]*[.$B80]^[.A$6]" office:value-type="float" office:value="5.6102" calcext:value-type="float">
            <text:p>5.6102</text:p>
          </table:table-cell>
          <table:table-cell table:formula="of:=[.B$4]*[.$B80]^[.B$6]" office:value-type="float" office:value="-0.8151415" calcext:value-type="float">
            <text:p>-0.8151415</text:p>
          </table:table-cell>
          <table:table-cell table:formula="of:=[.C$4]*[.$B80]^[.C$6]" office:value-type="float" office:value="2.99394505" calcext:value-type="float">
            <text:p>2.99394505</text:p>
          </table:table-cell>
          <table:table-cell table:formula="of:=[.D$4]*[.$B80]^[.D$6]" office:value-type="float" office:value="-8.23881634" calcext:value-type="float">
            <text:p>-8.23881634</text:p>
          </table:table-cell>
          <table:table-cell table:formula="of:=[.E$4]*[.$B80]^[.E$6]" office:value-type="float" office:value="11.0700953275625" calcext:value-type="float">
            <text:p>11.0700953275625</text:p>
          </table:table-cell>
          <table:table-cell table:formula="of:=[.F$4]*[.$B80]^[.F$6]" office:value-type="float" office:value="-3.82832334179375" calcext:value-type="float">
            <text:p>-3.82832334179375</text:p>
          </table:table-cell>
          <table:table-cell table:formula="of:=[.G$4]*[.$B80]^[.G$6]" office:value-type="float" office:value="-1.39326495018831" calcext:value-type="float">
            <text:p>-1.39326495018831</text:p>
          </table:table-cell>
          <table:table-cell table:formula="of:=SUM([.K80:.Q80])" office:value-type="float" office:value="5.39869424558044" calcext:value-type="float">
            <text:p>5.39869424558044</text:p>
          </table:table-cell>
        </table:table-row>
        <table:table-row table:style-name="ro1">
          <table:table-cell table:formula="of:=EXP(LN([.B81])+1/[.$I$2]*[.J81]+ ([.R81]))" office:value-type="float" office:value="10.2199669268966" calcext:value-type="float">
            <text:p>10.2199669268966</text:p>
          </table:table-cell>
          <table:table-cell office:value-type="float" office:value="20.8" calcext:value-type="float">
            <text:p>20.8</text:p>
          </table:table-cell>
          <table:table-cell table:formula="of:=[.A$2]*[.$B81]^[.A$6]" office:value-type="float" office:value="-784.62" calcext:value-type="float">
            <text:p>-784.62</text:p>
          </table:table-cell>
          <table:table-cell table:formula="of:=[.B$2]*[.$B81]^[.B$6]" office:value-type="float" office:value="235.7472" calcext:value-type="float">
            <text:p>235.7472</text:p>
          </table:table-cell>
          <table:table-cell table:formula="of:=[.C$2]*[.$B81]^[.C$6]" office:value-type="float" office:value="280.9391104" calcext:value-type="float">
            <text:p>280.9391104</text:p>
          </table:table-cell>
          <table:table-cell table:formula="of:=[.D$2]*[.$B81]^[.D$6]" office:value-type="float" office:value="-598.211674112" calcext:value-type="float">
            <text:p>-598.211674112</text:p>
          </table:table-cell>
          <table:table-cell table:formula="of:=[.E$2]*[.$B81]^[.E$6]" office:value-type="float" office:value="649.879827251201" calcext:value-type="float">
            <text:p>649.879827251201</text:p>
          </table:table-cell>
          <table:table-cell table:formula="of:=[.F$2]*[.$B81]^[.F$6]" office:value-type="float" office:value="-551.445494706996" calcext:value-type="float">
            <text:p>-551.445494706996</text:p>
          </table:table-cell>
          <table:table-cell table:formula="of:=[.G$2]*[.$B81]^[.G$6]" office:value-type="float" office:value="300.655994878087" calcext:value-type="float">
            <text:p>300.655994878087</text:p>
          </table:table-cell>
          <table:table-cell table:formula="of:=SUM([.C81:.I81])" office:value-type="float" office:value="-467.055036289709" calcext:value-type="float">
            <text:p>-467.055036289709</text:p>
          </table:table-cell>
          <table:table-cell table:formula="of:=[.A$4]*[.$B81]^[.A$6]" office:value-type="float" office:value="5.6102" calcext:value-type="float">
            <text:p>5.6102</text:p>
          </table:table-cell>
          <table:table-cell table:formula="of:=[.B$4]*[.$B81]^[.B$6]" office:value-type="float" office:value="-0.8270704" calcext:value-type="float">
            <text:p>-0.8270704</text:p>
          </table:table-cell>
          <table:table-cell table:formula="of:=[.C$4]*[.$B81]^[.C$6]" office:value-type="float" office:value="3.082213888" calcext:value-type="float">
            <text:p>3.082213888</text:p>
          </table:table-cell>
          <table:table-cell table:formula="of:=[.D$4]*[.$B81]^[.D$6]" office:value-type="float" office:value="-8.60583952384001" calcext:value-type="float">
            <text:p>-8.60583952384001</text:p>
          </table:table-cell>
          <table:table-cell table:formula="of:=[.E$4]*[.$B81]^[.E$6]" office:value-type="float" office:value="11.7324647038976" calcext:value-type="float">
            <text:p>11.7324647038976</text:p>
          </table:table-cell>
          <table:table-cell table:formula="of:=[.F$4]*[.$B81]^[.F$6]" office:value-type="float" office:value="-4.11676409279284" calcext:value-type="float">
            <text:p>-4.11676409279284</text:p>
          </table:table-cell>
          <table:table-cell table:formula="of:=[.G$4]*[.$B81]^[.G$6]" office:value-type="float" office:value="-1.52016439137324" calcext:value-type="float">
            <text:p>-1.52016439137324</text:p>
          </table:table-cell>
          <table:table-cell table:formula="of:=SUM([.K81:.Q81])" office:value-type="float" office:value="5.35504018389153" calcext:value-type="float">
            <text:p>5.35504018389153</text:p>
          </table:table-cell>
        </table:table-row>
        <table:table-row table:style-name="ro1">
          <table:table-cell table:formula="of:=EXP(LN([.B82])+1/[.$I$2]*[.J82]+ ([.R82]))" office:value-type="float" office:value="11.1747525786075" calcext:value-type="float">
            <text:p>11.1747525786075</text:p>
          </table:table-cell>
          <table:table-cell office:value-type="float" office:value="21.1" calcext:value-type="float">
            <text:p>21.1</text:p>
          </table:table-cell>
          <table:table-cell table:formula="of:=[.A$2]*[.$B82]^[.A$6]" office:value-type="float" office:value="-784.62" calcext:value-type="float">
            <text:p>-784.62</text:p>
          </table:table-cell>
          <table:table-cell table:formula="of:=[.B$2]*[.$B82]^[.B$6]" office:value-type="float" office:value="239.1474" calcext:value-type="float">
            <text:p>239.1474</text:p>
          </table:table-cell>
          <table:table-cell table:formula="of:=[.C$2]*[.$B82]^[.C$6]" office:value-type="float" office:value="289.1015656" calcext:value-type="float">
            <text:p>289.1015656</text:p>
          </table:table-cell>
          <table:table-cell table:formula="of:=[.D$2]*[.$B82]^[.D$6]" office:value-type="float" office:value="-624.470957156" calcext:value-type="float">
            <text:p>-624.470957156</text:p>
          </table:table-cell>
          <table:table-cell table:formula="of:=[.E$2]*[.$B82]^[.E$6]" office:value-type="float" office:value="688.191869915201" calcext:value-type="float">
            <text:p>688.191869915201</text:p>
          </table:table-cell>
          <table:table-cell table:formula="of:=[.F$2]*[.$B82]^[.F$6]" office:value-type="float" office:value="-592.377008985037" calcext:value-type="float">
            <text:p>-592.377008985037</text:p>
          </table:table-cell>
          <table:table-cell table:formula="of:=[.G$2]*[.$B82]^[.G$6]" office:value-type="float" office:value="327.630700074552" calcext:value-type="float">
            <text:p>327.630700074552</text:p>
          </table:table-cell>
          <table:table-cell table:formula="of:=SUM([.C82:.I82])" office:value-type="float" office:value="-457.396430551284" calcext:value-type="float">
            <text:p>-457.396430551284</text:p>
          </table:table-cell>
          <table:table-cell table:formula="of:=[.A$4]*[.$B82]^[.A$6]" office:value-type="float" office:value="5.6102" calcext:value-type="float">
            <text:p>5.6102</text:p>
          </table:table-cell>
          <table:table-cell table:formula="of:=[.B$4]*[.$B82]^[.B$6]" office:value-type="float" office:value="-0.8389993" calcext:value-type="float">
            <text:p>-0.8389993</text:p>
          </table:table-cell>
          <table:table-cell table:formula="of:=[.C$4]*[.$B82]^[.C$6]" office:value-type="float" office:value="3.171765082" calcext:value-type="float">
            <text:p>3.171765082</text:p>
          </table:table-cell>
          <table:table-cell table:formula="of:=[.D$4]*[.$B82]^[.D$6]" office:value-type="float" office:value="-8.98360409392001" calcext:value-type="float">
            <text:p>-8.98360409392001</text:p>
          </table:table-cell>
          <table:table-cell table:formula="of:=[.E$4]*[.$B82]^[.E$6]" office:value-type="float" office:value="12.4241228681321" calcext:value-type="float">
            <text:p>12.4241228681321</text:p>
          </table:table-cell>
          <table:table-cell table:formula="of:=[.F$4]*[.$B82]^[.F$6]" office:value-type="float" office:value="-4.42233443448728" calcext:value-type="float">
            <text:p>-4.42233443448728</text:p>
          </table:table-cell>
          <table:table-cell table:formula="of:=[.G$4]*[.$B82]^[.G$6]" office:value-type="float" office:value="-1.65655277878619" calcext:value-type="float">
            <text:p>-1.65655277878619</text:p>
          </table:table-cell>
          <table:table-cell table:formula="of:=SUM([.K82:.Q82])" office:value-type="float" office:value="5.30459734293864" calcext:value-type="float">
            <text:p>5.30459734293864</text:p>
          </table:table-cell>
        </table:table-row>
        <table:table-row table:style-name="ro1">
          <table:table-cell table:formula="of:=EXP(LN([.B83])+1/[.$I$2]*[.J83]+ ([.R83]))" office:value-type="float" office:value="12.2243504619578" calcext:value-type="float">
            <text:p>12.2243504619578</text:p>
          </table:table-cell>
          <table:table-cell office:value-type="float" office:value="21.4" calcext:value-type="float">
            <text:p>21.4</text:p>
          </table:table-cell>
          <table:table-cell table:formula="of:=[.A$2]*[.$B83]^[.A$6]" office:value-type="float" office:value="-784.62" calcext:value-type="float">
            <text:p>-784.62</text:p>
          </table:table-cell>
          <table:table-cell table:formula="of:=[.B$2]*[.$B83]^[.B$6]" office:value-type="float" office:value="242.5476" calcext:value-type="float">
            <text:p>242.5476</text:p>
          </table:table-cell>
          <table:table-cell table:formula="of:=[.C$2]*[.$B83]^[.C$6]" office:value-type="float" office:value="297.3809056" calcext:value-type="float">
            <text:p>297.3809056</text:p>
          </table:table-cell>
          <table:table-cell table:formula="of:=[.D$2]*[.$B83]^[.D$6]" office:value-type="float" office:value="-651.487667744001" calcext:value-type="float">
            <text:p>-651.487667744001</text:p>
          </table:table-cell>
          <table:table-cell table:formula="of:=[.E$2]*[.$B83]^[.E$6]" office:value-type="float" office:value="728.173399475201" calcext:value-type="float">
            <text:p>728.173399475201</text:p>
          </table:table-cell>
          <table:table-cell table:formula="of:=[.F$2]*[.$B83]^[.F$6]" office:value-type="float" office:value="-635.703766836314" calcext:value-type="float">
            <text:p>-635.703766836314</text:p>
          </table:table-cell>
          <table:table-cell table:formula="of:=[.G$2]*[.$B83]^[.G$6]" office:value-type="float" office:value="356.592740947827" calcext:value-type="float">
            <text:p>356.592740947827</text:p>
          </table:table-cell>
          <table:table-cell table:formula="of:=SUM([.C83:.I83])" office:value-type="float" office:value="-447.116788557287" calcext:value-type="float">
            <text:p>-447.116788557287</text:p>
          </table:table-cell>
          <table:table-cell table:formula="of:=[.A$4]*[.$B83]^[.A$6]" office:value-type="float" office:value="5.6102" calcext:value-type="float">
            <text:p>5.6102</text:p>
          </table:table-cell>
          <table:table-cell table:formula="of:=[.B$4]*[.$B83]^[.B$6]" office:value-type="float" office:value="-0.8509282" calcext:value-type="float">
            <text:p>-0.8509282</text:p>
          </table:table-cell>
          <table:table-cell table:formula="of:=[.C$4]*[.$B83]^[.C$6]" office:value-type="float" office:value="3.262598632" calcext:value-type="float">
            <text:p>3.262598632</text:p>
          </table:table-cell>
          <table:table-cell table:formula="of:=[.D$4]*[.$B83]^[.D$6]" office:value-type="float" office:value="-9.37226497408001" calcext:value-type="float">
            <text:p>-9.37226497408001</text:p>
          </table:table-cell>
          <table:table-cell table:formula="of:=[.E$4]*[.$B83]^[.E$6]" office:value-type="float" office:value="13.1459207524496" calcext:value-type="float">
            <text:p>13.1459207524496</text:p>
          </table:table-cell>
          <table:table-cell table:formula="of:=[.F$4]*[.$B83]^[.F$6]" office:value-type="float" office:value="-4.74578624013498" calcext:value-type="float">
            <text:p>-4.74578624013498</text:p>
          </table:table-cell>
          <table:table-cell table:formula="of:=[.G$4]*[.$B83]^[.G$6]" office:value-type="float" office:value="-1.80298945055421" calcext:value-type="float">
            <text:p>-1.80298945055421</text:p>
          </table:table-cell>
          <table:table-cell table:formula="of:=SUM([.K83:.Q83])" office:value-type="float" office:value="5.24675051968042" calcext:value-type="float">
            <text:p>5.24675051968042</text:p>
          </table:table-cell>
        </table:table-row>
        <table:table-row table:style-name="ro1">
          <table:table-cell table:formula="of:=EXP(LN([.B84])+1/[.$I$2]*[.J84]+ ([.R84]))" office:value-type="float" office:value="13.3785574908868" calcext:value-type="float">
            <text:p>13.3785574908868</text:p>
          </table:table-cell>
          <table:table-cell office:value-type="float" office:value="21.7" calcext:value-type="float">
            <text:p>21.7</text:p>
          </table:table-cell>
          <table:table-cell table:formula="of:=[.A$2]*[.$B84]^[.A$6]" office:value-type="float" office:value="-784.62" calcext:value-type="float">
            <text:p>-784.62</text:p>
          </table:table-cell>
          <table:table-cell table:formula="of:=[.B$2]*[.$B84]^[.B$6]" office:value-type="float" office:value="245.9478" calcext:value-type="float">
            <text:p>245.9478</text:p>
          </table:table-cell>
          <table:table-cell table:formula="of:=[.C$2]*[.$B84]^[.C$6]" office:value-type="float" office:value="305.7771304" calcext:value-type="float">
            <text:p>305.7771304</text:p>
          </table:table-cell>
          <table:table-cell table:formula="of:=[.D$2]*[.$B84]^[.D$6]" office:value-type="float" office:value="-679.272574988" calcext:value-type="float">
            <text:p>-679.272574988</text:p>
          </table:table-cell>
          <table:table-cell table:formula="of:=[.E$2]*[.$B84]^[.E$6]" office:value-type="float" office:value="769.8722253712" calcext:value-type="float">
            <text:p>769.8722253712</text:p>
          </table:table-cell>
          <table:table-cell table:formula="of:=[.F$2]*[.$B84]^[.F$6]" office:value-type="float" office:value="-681.529387509855" calcext:value-type="float">
            <text:p>-681.529387509855</text:p>
          </table:table-cell>
          <table:table-cell table:formula="of:=[.G$2]*[.$B84]^[.G$6]" office:value-type="float" office:value="387.657562885273" calcext:value-type="float">
            <text:p>387.657562885273</text:p>
          </table:table-cell>
          <table:table-cell table:formula="of:=SUM([.C84:.I84])" office:value-type="float" office:value="-436.167243841382" calcext:value-type="float">
            <text:p>-436.167243841382</text:p>
          </table:table-cell>
          <table:table-cell table:formula="of:=[.A$4]*[.$B84]^[.A$6]" office:value-type="float" office:value="5.6102" calcext:value-type="float">
            <text:p>5.6102</text:p>
          </table:table-cell>
          <table:table-cell table:formula="of:=[.B$4]*[.$B84]^[.B$6]" office:value-type="float" office:value="-0.8628571" calcext:value-type="float">
            <text:p>-0.8628571</text:p>
          </table:table-cell>
          <table:table-cell table:formula="of:=[.C$4]*[.$B84]^[.C$6]" office:value-type="float" office:value="3.354714538" calcext:value-type="float">
            <text:p>3.354714538</text:p>
          </table:table-cell>
          <table:table-cell table:formula="of:=[.D$4]*[.$B84]^[.D$6]" office:value-type="float" office:value="-9.77197708816" calcext:value-type="float">
            <text:p>-9.77197708816</text:p>
          </table:table-cell>
          <table:table-cell table:formula="of:=[.E$4]*[.$B84]^[.E$6]" office:value-type="float" office:value="13.8987214742201" calcext:value-type="float">
            <text:p>13.8987214742201</text:p>
          </table:table-cell>
          <table:table-cell table:formula="of:=[.F$4]*[.$B84]^[.F$6]" office:value-type="float" office:value="-5.08789306942192" calcext:value-type="float">
            <text:p>-5.08789306942192</text:p>
          </table:table-cell>
          <table:table-cell table:formula="of:=[.G$4]*[.$B84]^[.G$6]" office:value-type="float" office:value="-1.96005811686437" calcext:value-type="float">
            <text:p>-1.96005811686437</text:p>
          </table:table-cell>
          <table:table-cell table:formula="of:=SUM([.K84:.Q84])" office:value-type="float" office:value="5.18085063777381" calcext:value-type="float">
            <text:p>5.18085063777381</text:p>
          </table:table-cell>
        </table:table-row>
        <table:table-row table:style-name="ro1">
          <table:table-cell table:formula="of:=EXP(LN([.B85])+1/[.$I$2]*[.J85]+ ([.R85]))" office:value-type="float" office:value="14.6482075318144" calcext:value-type="float">
            <text:p>14.6482075318144</text:p>
          </table:table-cell>
          <table:table-cell office:value-type="float" office:value="22" calcext:value-type="float">
            <text:p>22</text:p>
          </table:table-cell>
          <table:table-cell table:formula="of:=[.A$2]*[.$B85]^[.A$6]" office:value-type="float" office:value="-784.62" calcext:value-type="float">
            <text:p>-784.62</text:p>
          </table:table-cell>
          <table:table-cell table:formula="of:=[.B$2]*[.$B85]^[.B$6]" office:value-type="float" office:value="249.348" calcext:value-type="float">
            <text:p>249.348</text:p>
          </table:table-cell>
          <table:table-cell table:formula="of:=[.C$2]*[.$B85]^[.C$6]" office:value-type="float" office:value="314.29024" calcext:value-type="float">
            <text:p>314.29024</text:p>
          </table:table-cell>
          <table:table-cell table:formula="of:=[.D$2]*[.$B85]^[.D$6]" office:value-type="float" office:value="-707.836448" calcext:value-type="float">
            <text:p>-707.836448</text:p>
          </table:table-cell>
          <table:table-cell table:formula="of:=[.E$2]*[.$B85]^[.E$6]" office:value-type="float" office:value="813.336832" calcext:value-type="float">
            <text:p>813.336832</text:p>
          </table:table-cell>
          <table:table-cell table:formula="of:=[.F$2]*[.$B85]^[.F$6]" office:value-type="float" office:value="-729.960436480001" calcext:value-type="float">
            <text:p>-729.960436480001</text:p>
          </table:table-cell>
          <table:table-cell table:formula="of:=[.G$2]*[.$B85]^[.G$6]" office:value-type="float" office:value="420.9455695808" calcext:value-type="float">
            <text:p>420.9455695808</text:p>
          </table:table-cell>
          <table:table-cell table:formula="of:=SUM([.C85:.I85])" office:value-type="float" office:value="-424.4962428992" calcext:value-type="float">
            <text:p>-424.4962428992</text:p>
          </table:table-cell>
          <table:table-cell table:formula="of:=[.A$4]*[.$B85]^[.A$6]" office:value-type="float" office:value="5.6102" calcext:value-type="float">
            <text:p>5.6102</text:p>
          </table:table-cell>
          <table:table-cell table:formula="of:=[.B$4]*[.$B85]^[.B$6]" office:value-type="float" office:value="-0.874786" calcext:value-type="float">
            <text:p>-0.874786</text:p>
          </table:table-cell>
          <table:table-cell table:formula="of:=[.C$4]*[.$B85]^[.C$6]" office:value-type="float" office:value="3.4481128" calcext:value-type="float">
            <text:p>3.4481128</text:p>
          </table:table-cell>
          <table:table-cell table:formula="of:=[.D$4]*[.$B85]^[.D$6]" office:value-type="float" office:value="-10.18289536" calcext:value-type="float">
            <text:p>-10.18289536</text:p>
          </table:table-cell>
          <table:table-cell table:formula="of:=[.E$4]*[.$B85]^[.E$6]" office:value-type="float" office:value="14.683400336" calcext:value-type="float">
            <text:p>14.683400336</text:p>
          </table:table-cell>
          <table:table-cell table:formula="of:=[.F$4]*[.$B85]^[.F$6]" office:value-type="float" office:value="-5.4494504768" calcext:value-type="float">
            <text:p>-5.4494504768</text:p>
          </table:table-cell>
          <table:table-cell table:formula="of:=[.G$4]*[.$B85]^[.G$6]" office:value-type="float" office:value="-2.128367557888" calcext:value-type="float">
            <text:p>-2.128367557888</text:p>
          </table:table-cell>
          <table:table-cell table:formula="of:=SUM([.K85:.Q85])" office:value-type="float" office:value="5.106213741312" calcext:value-type="float">
            <text:p>5.106213741312</text:p>
          </table:table-cell>
        </table:table-row>
        <table:table-row table:style-name="ro1">
          <table:table-cell table:formula="of:=EXP(LN([.B86])+1/[.$I$2]*[.J86]+ ([.R86]))" office:value-type="float" office:value="16.0452867191842" calcext:value-type="float">
            <text:p>16.0452867191842</text:p>
          </table:table-cell>
          <table:table-cell office:value-type="float" office:value="22.3" calcext:value-type="float">
            <text:p>22.3</text:p>
          </table:table-cell>
          <table:table-cell table:formula="of:=[.A$2]*[.$B86]^[.A$6]" office:value-type="float" office:value="-784.62" calcext:value-type="float">
            <text:p>-784.62</text:p>
          </table:table-cell>
          <table:table-cell table:formula="of:=[.B$2]*[.$B86]^[.B$6]" office:value-type="float" office:value="252.7482" calcext:value-type="float">
            <text:p>252.7482</text:p>
          </table:table-cell>
          <table:table-cell table:formula="of:=[.C$2]*[.$B86]^[.C$6]" office:value-type="float" office:value="322.9202344" calcext:value-type="float">
            <text:p>322.9202344</text:p>
          </table:table-cell>
          <table:table-cell table:formula="of:=[.D$2]*[.$B86]^[.D$6]" office:value-type="float" office:value="-737.190055892" calcext:value-type="float">
            <text:p>-737.190055892</text:p>
          </table:table-cell>
          <table:table-cell table:formula="of:=[.E$2]*[.$B86]^[.E$6]" office:value-type="float" office:value="858.616378715201" calcext:value-type="float">
            <text:p>858.616378715201</text:p>
          </table:table-cell>
          <table:table-cell table:formula="of:=[.F$2]*[.$B86]^[.F$6]" office:value-type="float" office:value="-781.106466748626" calcext:value-type="float">
            <text:p>-781.106466748626</text:p>
          </table:table-cell>
          <table:table-cell table:formula="of:=[.G$2]*[.$B86]^[.G$6]" office:value-type="float" office:value="456.582263018053" calcext:value-type="float">
            <text:p>456.582263018053</text:p>
          </table:table-cell>
          <table:table-cell table:formula="of:=SUM([.C86:.I86])" office:value-type="float" office:value="-412.049446507373" calcext:value-type="float">
            <text:p>-412.049446507373</text:p>
          </table:table-cell>
          <table:table-cell table:formula="of:=[.A$4]*[.$B86]^[.A$6]" office:value-type="float" office:value="5.6102" calcext:value-type="float">
            <text:p>5.6102</text:p>
          </table:table-cell>
          <table:table-cell table:formula="of:=[.B$4]*[.$B86]^[.B$6]" office:value-type="float" office:value="-0.8867149" calcext:value-type="float">
            <text:p>-0.8867149</text:p>
          </table:table-cell>
          <table:table-cell table:formula="of:=[.C$4]*[.$B86]^[.C$6]" office:value-type="float" office:value="3.542793418" calcext:value-type="float">
            <text:p>3.542793418</text:p>
          </table:table-cell>
          <table:table-cell table:formula="of:=[.D$4]*[.$B86]^[.D$6]" office:value-type="float" office:value="-10.60517471344" calcext:value-type="float">
            <text:p>-10.60517471344</text:p>
          </table:table-cell>
          <table:table-cell table:formula="of:=[.E$4]*[.$B86]^[.E$6]" office:value-type="float" office:value="15.5008448255321" calcext:value-type="float">
            <text:p>15.5008448255321</text:p>
          </table:table-cell>
          <table:table-cell table:formula="of:=[.F$4]*[.$B86]^[.F$6]" office:value-type="float" office:value="-5.83127631982489" calcext:value-type="float">
            <text:p>-5.83127631982489</text:p>
          </table:table-cell>
          <table:table-cell table:formula="of:=[.G$4]*[.$B86]^[.G$6]" office:value-type="float" office:value="-2.30855233155787" calcext:value-type="float">
            <text:p>-2.30855233155787</text:p>
          </table:table-cell>
          <table:table-cell table:formula="of:=SUM([.K86:.Q86])" office:value-type="float" office:value="5.02211997870935" calcext:value-type="float">
            <text:p>5.02211997870935</text:p>
          </table:table-cell>
        </table:table-row>
        <table:table-row table:style-name="ro1">
          <table:table-cell table:formula="of:=EXP(LN([.B87])+1/[.$I$2]*[.J87]+ ([.R87]))" office:value-type="float" office:value="17.583063386498" calcext:value-type="float">
            <text:p>17.583063386498</text:p>
          </table:table-cell>
          <table:table-cell office:value-type="float" office:value="22.6" calcext:value-type="float">
            <text:p>22.6</text:p>
          </table:table-cell>
          <table:table-cell table:formula="of:=[.A$2]*[.$B87]^[.A$6]" office:value-type="float" office:value="-784.62" calcext:value-type="float">
            <text:p>-784.62</text:p>
          </table:table-cell>
          <table:table-cell table:formula="of:=[.B$2]*[.$B87]^[.B$6]" office:value-type="float" office:value="256.1484" calcext:value-type="float">
            <text:p>256.1484</text:p>
          </table:table-cell>
          <table:table-cell table:formula="of:=[.C$2]*[.$B87]^[.C$6]" office:value-type="float" office:value="331.6671136" calcext:value-type="float">
            <text:p>331.6671136</text:p>
          </table:table-cell>
          <table:table-cell table:formula="of:=[.D$2]*[.$B87]^[.D$6]" office:value-type="float" office:value="-767.344167776" calcext:value-type="float">
            <text:p>-767.344167776</text:p>
          </table:table-cell>
          <table:table-cell table:formula="of:=[.E$2]*[.$B87]^[.E$6]" office:value-type="float" office:value="905.760699827201" calcext:value-type="float">
            <text:p>905.760699827201</text:p>
          </table:table-cell>
          <table:table-cell table:formula="of:=[.F$2]*[.$B87]^[.F$6]" office:value-type="float" office:value="-835.080060147367" calcext:value-type="float">
            <text:p>-835.080060147367</text:p>
          </table:table-cell>
          <table:table-cell table:formula="of:=[.G$2]*[.$B87]^[.G$6]" office:value-type="float" office:value="494.698385402332" calcext:value-type="float">
            <text:p>494.698385402332</text:p>
          </table:table-cell>
          <table:table-cell table:formula="of:=SUM([.C87:.I87])" office:value-type="float" office:value="-398.769629093834" calcext:value-type="float">
            <text:p>-398.769629093834</text:p>
          </table:table-cell>
          <table:table-cell table:formula="of:=[.A$4]*[.$B87]^[.A$6]" office:value-type="float" office:value="5.6102" calcext:value-type="float">
            <text:p>5.6102</text:p>
          </table:table-cell>
          <table:table-cell table:formula="of:=[.B$4]*[.$B87]^[.B$6]" office:value-type="float" office:value="-0.8986438" calcext:value-type="float">
            <text:p>-0.8986438</text:p>
          </table:table-cell>
          <table:table-cell table:formula="of:=[.C$4]*[.$B87]^[.C$6]" office:value-type="float" office:value="3.638756392" calcext:value-type="float">
            <text:p>3.638756392</text:p>
          </table:table-cell>
          <table:table-cell table:formula="of:=[.D$4]*[.$B87]^[.D$6]" office:value-type="float" office:value="-11.03897007232" calcext:value-type="float">
            <text:p>-11.03897007232</text:p>
          </table:table-cell>
          <table:table-cell table:formula="of:=[.E$4]*[.$B87]^[.E$6]" office:value-type="float" office:value="16.3519546157456" calcext:value-type="float">
            <text:p>16.3519546157456</text:p>
          </table:table-cell>
          <table:table-cell table:formula="of:=[.F$4]*[.$B87]^[.F$6]" office:value-type="float" office:value="-6.23421106749383" calcext:value-type="float">
            <text:p>-6.23421106749383</text:p>
          </table:table-cell>
          <table:table-cell table:formula="of:=[.G$4]*[.$B87]^[.G$6]" office:value-type="float" office:value="-2.50127349119848" calcext:value-type="float">
            <text:p>-2.50127349119848</text:p>
          </table:table-cell>
          <table:table-cell table:formula="of:=SUM([.K87:.Q87])" office:value-type="float" office:value="4.9278125767333" calcext:value-type="float">
            <text:p>4.9278125767333</text:p>
          </table:table-cell>
        </table:table-row>
        <table:table-row table:style-name="ro1">
          <table:table-cell table:formula="of:=EXP(LN([.B88])+1/[.$I$2]*[.J88]+ ([.R88]))" office:value-type="float" office:value="19.2762349204009" calcext:value-type="float">
            <text:p>19.2762349204009</text:p>
          </table:table-cell>
          <table:table-cell office:value-type="float" office:value="22.9" calcext:value-type="float">
            <text:p>22.9</text:p>
          </table:table-cell>
          <table:table-cell table:formula="of:=[.A$2]*[.$B88]^[.A$6]" office:value-type="float" office:value="-784.62" calcext:value-type="float">
            <text:p>-784.62</text:p>
          </table:table-cell>
          <table:table-cell table:formula="of:=[.B$2]*[.$B88]^[.B$6]" office:value-type="float" office:value="259.5486" calcext:value-type="float">
            <text:p>259.5486</text:p>
          </table:table-cell>
          <table:table-cell table:formula="of:=[.C$2]*[.$B88]^[.C$6]" office:value-type="float" office:value="340.5308776" calcext:value-type="float">
            <text:p>340.5308776</text:p>
          </table:table-cell>
          <table:table-cell table:formula="of:=[.D$2]*[.$B88]^[.D$6]" office:value-type="float" office:value="-798.309552764001" calcext:value-type="float">
            <text:p>-798.309552764001</text:p>
          </table:table-cell>
          <table:table-cell table:formula="of:=[.E$2]*[.$B88]^[.E$6]" office:value-type="float" office:value="954.820304603201" calcext:value-type="float">
            <text:p>954.820304603201</text:p>
          </table:table-cell>
          <table:table-cell table:formula="of:=[.F$2]*[.$B88]^[.F$6]" office:value-type="float" office:value="-891.996868639845" calcext:value-type="float">
            <text:p>-891.996868639845</text:p>
          </table:table-cell>
          <table:table-cell table:formula="of:=[.G$2]*[.$B88]^[.G$6]" office:value-type="float" office:value="535.430063041235" calcext:value-type="float">
            <text:p>535.430063041235</text:p>
          </table:table-cell>
          <table:table-cell table:formula="of:=SUM([.C88:.I88])" office:value-type="float" office:value="-384.596576159409" calcext:value-type="float">
            <text:p>-384.596576159409</text:p>
          </table:table-cell>
          <table:table-cell table:formula="of:=[.A$4]*[.$B88]^[.A$6]" office:value-type="float" office:value="5.6102" calcext:value-type="float">
            <text:p>5.6102</text:p>
          </table:table-cell>
          <table:table-cell table:formula="of:=[.B$4]*[.$B88]^[.B$6]" office:value-type="float" office:value="-0.9105727" calcext:value-type="float">
            <text:p>-0.9105727</text:p>
          </table:table-cell>
          <table:table-cell table:formula="of:=[.C$4]*[.$B88]^[.C$6]" office:value-type="float" office:value="3.736001722" calcext:value-type="float">
            <text:p>3.736001722</text:p>
          </table:table-cell>
          <table:table-cell table:formula="of:=[.D$4]*[.$B88]^[.D$6]" office:value-type="float" office:value="-11.48443636048" calcext:value-type="float">
            <text:p>-11.48443636048</text:p>
          </table:table-cell>
          <table:table-cell table:formula="of:=[.E$4]*[.$B88]^[.E$6]" office:value-type="float" office:value="17.2376415647561" calcext:value-type="float">
            <text:p>17.2376415647561</text:p>
          </table:table-cell>
          <table:table-cell table:formula="of:=[.F$4]*[.$B88]^[.F$6]" office:value-type="float" office:value="-6.65911810858353" calcext:value-type="float">
            <text:p>-6.65911810858353</text:p>
          </table:table-cell>
          <table:table-cell table:formula="of:=[.G$4]*[.$B88]^[.G$6]" office:value-type="float" office:value="-2.70721931300942" calcext:value-type="float">
            <text:p>-2.70721931300942</text:p>
          </table:table-cell>
          <table:table-cell table:formula="of:=SUM([.K88:.Q88])" office:value-type="float" office:value="4.82249680468316" calcext:value-type="float">
            <text:p>4.82249680468316</text:p>
          </table:table-cell>
        </table:table-row>
        <table:table-row table:style-name="ro1">
          <table:table-cell table:formula="of:=EXP(LN([.B89])+1/[.$I$2]*[.J89]+ ([.R89]))" office:value-type="float" office:value="21.1410942907774" calcext:value-type="float">
            <text:p>21.1410942907774</text:p>
          </table:table-cell>
          <table:table-cell office:value-type="float" office:value="23.2" calcext:value-type="float">
            <text:p>23.2</text:p>
          </table:table-cell>
          <table:table-cell table:formula="of:=[.A$2]*[.$B89]^[.A$6]" office:value-type="float" office:value="-784.62" calcext:value-type="float">
            <text:p>-784.62</text:p>
          </table:table-cell>
          <table:table-cell table:formula="of:=[.B$2]*[.$B89]^[.B$6]" office:value-type="float" office:value="262.9488" calcext:value-type="float">
            <text:p>262.9488</text:p>
          </table:table-cell>
          <table:table-cell table:formula="of:=[.C$2]*[.$B89]^[.C$6]" office:value-type="float" office:value="349.5115264" calcext:value-type="float">
            <text:p>349.5115264</text:p>
          </table:table-cell>
          <table:table-cell table:formula="of:=[.D$2]*[.$B89]^[.D$6]" office:value-type="float" office:value="-830.096979968001" calcext:value-type="float">
            <text:p>-830.096979968001</text:p>
          </table:table-cell>
          <table:table-cell table:formula="of:=[.E$2]*[.$B89]^[.E$6]" office:value-type="float" office:value="1005.8463772672" calcext:value-type="float">
            <text:p>1005.8463772672</text:p>
          </table:table-cell>
          <table:table-cell table:formula="of:=[.F$2]*[.$B89]^[.F$6]" office:value-type="float" office:value="-951.975655623886" calcext:value-type="float">
            <text:p>-951.975655623886</text:p>
          </table:table-cell>
          <table:table-cell table:formula="of:=[.G$2]*[.$B89]^[.G$6]" office:value-type="float" office:value="578.918952174015" calcext:value-type="float">
            <text:p>578.918952174015</text:p>
          </table:table-cell>
          <table:table-cell table:formula="of:=SUM([.C89:.I89])" office:value-type="float" office:value="-369.466979750671" calcext:value-type="float">
            <text:p>-369.466979750671</text:p>
          </table:table-cell>
          <table:table-cell table:formula="of:=[.A$4]*[.$B89]^[.A$6]" office:value-type="float" office:value="5.6102" calcext:value-type="float">
            <text:p>5.6102</text:p>
          </table:table-cell>
          <table:table-cell table:formula="of:=[.B$4]*[.$B89]^[.B$6]" office:value-type="float" office:value="-0.9225016" calcext:value-type="float">
            <text:p>-0.9225016</text:p>
          </table:table-cell>
          <table:table-cell table:formula="of:=[.C$4]*[.$B89]^[.C$6]" office:value-type="float" office:value="3.834529408" calcext:value-type="float">
            <text:p>3.834529408</text:p>
          </table:table-cell>
          <table:table-cell table:formula="of:=[.D$4]*[.$B89]^[.D$6]" office:value-type="float" office:value="-11.94172850176" calcext:value-type="float">
            <text:p>-11.94172850176</text:p>
          </table:table-cell>
          <table:table-cell table:formula="of:=[.E$4]*[.$B89]^[.E$6]" office:value-type="float" office:value="18.1588297158656" calcext:value-type="float">
            <text:p>18.1588297158656</text:p>
          </table:table-cell>
          <table:table-cell table:formula="of:=[.F$4]*[.$B89]^[.F$6]" office:value-type="float" office:value="-7.10688405998798" calcext:value-type="float">
            <text:p>-7.10688405998798</text:p>
          </table:table-cell>
          <table:table-cell table:formula="of:=[.G$4]*[.$B89]^[.G$6]" office:value-type="float" office:value="-2.92710603340173" calcext:value-type="float">
            <text:p>-2.92710603340173</text:p>
          </table:table-cell>
          <table:table-cell table:formula="of:=SUM([.K89:.Q89])" office:value-type="float" office:value="4.70533892871591" calcext:value-type="float">
            <text:p>4.70533892871591</text:p>
          </table:table-cell>
        </table:table-row>
        <table:table-row table:style-name="ro1">
          <table:table-cell table:formula="of:=EXP(LN([.B90])+1/[.$I$2]*[.J90]+ ([.R90]))" office:value-type="float" office:value="23.195719549986" calcext:value-type="float">
            <text:p>23.195719549986</text:p>
          </table:table-cell>
          <table:table-cell office:value-type="float" office:value="23.5" calcext:value-type="float">
            <text:p>23.5</text:p>
          </table:table-cell>
          <table:table-cell table:formula="of:=[.A$2]*[.$B90]^[.A$6]" office:value-type="float" office:value="-784.62" calcext:value-type="float">
            <text:p>-784.62</text:p>
          </table:table-cell>
          <table:table-cell table:formula="of:=[.B$2]*[.$B90]^[.B$6]" office:value-type="float" office:value="266.349" calcext:value-type="float">
            <text:p>266.349</text:p>
          </table:table-cell>
          <table:table-cell table:formula="of:=[.C$2]*[.$B90]^[.C$6]" office:value-type="float" office:value="358.60906" calcext:value-type="float">
            <text:p>358.60906</text:p>
          </table:table-cell>
          <table:table-cell table:formula="of:=[.D$2]*[.$B90]^[.D$6]" office:value-type="float" office:value="-862.7172185" calcext:value-type="float">
            <text:p>-862.7172185</text:p>
          </table:table-cell>
          <table:table-cell table:formula="of:=[.E$2]*[.$B90]^[.E$6]" office:value-type="float" office:value="1058.890777" calcext:value-type="float">
            <text:p>1058.890777</text:p>
          </table:table-cell>
          <table:table-cell table:formula="of:=[.F$2]*[.$B90]^[.F$6]" office:value-type="float" office:value="-1015.13833723375" calcext:value-type="float">
            <text:p>-1015.13833723375</text:p>
          </table:table-cell>
          <table:table-cell table:formula="of:=[.G$2]*[.$B90]^[.G$6]" office:value-type="float" office:value="625.312386749661" calcext:value-type="float">
            <text:p>625.312386749661</text:p>
          </table:table-cell>
          <table:table-cell table:formula="of:=SUM([.C90:.I90])" office:value-type="float" office:value="-353.314331984089" calcext:value-type="float">
            <text:p>-353.314331984089</text:p>
          </table:table-cell>
          <table:table-cell table:formula="of:=[.A$4]*[.$B90]^[.A$6]" office:value-type="float" office:value="5.6102" calcext:value-type="float">
            <text:p>5.6102</text:p>
          </table:table-cell>
          <table:table-cell table:formula="of:=[.B$4]*[.$B90]^[.B$6]" office:value-type="float" office:value="-0.9344305" calcext:value-type="float">
            <text:p>-0.9344305</text:p>
          </table:table-cell>
          <table:table-cell table:formula="of:=[.C$4]*[.$B90]^[.C$6]" office:value-type="float" office:value="3.93433945" calcext:value-type="float">
            <text:p>3.93433945</text:p>
          </table:table-cell>
          <table:table-cell table:formula="of:=[.D$4]*[.$B90]^[.D$6]" office:value-type="float" office:value="-12.41100142" calcext:value-type="float">
            <text:p>-12.41100142</text:p>
          </table:table-cell>
          <table:table-cell table:formula="of:=[.E$4]*[.$B90]^[.E$6]" office:value-type="float" office:value="19.1164552975625" calcext:value-type="float">
            <text:p>19.1164552975625</text:p>
          </table:table-cell>
          <table:table-cell table:formula="of:=[.F$4]*[.$B90]^[.F$6]" office:value-type="float" office:value="-7.57841907505626" calcext:value-type="float">
            <text:p>-7.57841907505626</text:p>
          </table:table-cell>
          <table:table-cell table:formula="of:=[.G$4]*[.$B90]^[.G$6]" office:value-type="float" office:value="-3.16167859618732" calcext:value-type="float">
            <text:p>-3.16167859618732</text:p>
          </table:table-cell>
          <table:table-cell table:formula="of:=SUM([.K90:.Q90])" office:value-type="float" office:value="4.57546515631894" calcext:value-type="float">
            <text:p>4.57546515631894</text:p>
          </table:table-cell>
        </table:table-row>
        <table:table-row table:style-name="ro1">
          <table:table-cell table:formula="of:=EXP(LN([.B91])+1/[.$I$2]*[.J91]+ ([.R91]))" office:value-type="float" office:value="25.4601902501826" calcext:value-type="float">
            <text:p>25.4601902501826</text:p>
          </table:table-cell>
          <table:table-cell office:value-type="float" office:value="23.8" calcext:value-type="float">
            <text:p>23.8</text:p>
          </table:table-cell>
          <table:table-cell table:formula="of:=[.A$2]*[.$B91]^[.A$6]" office:value-type="float" office:value="-784.62" calcext:value-type="float">
            <text:p>-784.62</text:p>
          </table:table-cell>
          <table:table-cell table:formula="of:=[.B$2]*[.$B91]^[.B$6]" office:value-type="float" office:value="269.7492" calcext:value-type="float">
            <text:p>269.7492</text:p>
          </table:table-cell>
          <table:table-cell table:formula="of:=[.C$2]*[.$B91]^[.C$6]" office:value-type="float" office:value="367.8234784" calcext:value-type="float">
            <text:p>367.8234784</text:p>
          </table:table-cell>
          <table:table-cell table:formula="of:=[.D$2]*[.$B91]^[.D$6]" office:value-type="float" office:value="-896.181037472" calcext:value-type="float">
            <text:p>-896.181037472</text:p>
          </table:table-cell>
          <table:table-cell table:formula="of:=[.E$2]*[.$B91]^[.E$6]" office:value-type="float" office:value="1114.0060379392" calcext:value-type="float">
            <text:p>1114.0060379392</text:p>
          </table:table-cell>
          <table:table-cell table:formula="of:=[.F$2]*[.$B91]^[.F$6]" office:value-type="float" office:value="-1081.61002364236" calcext:value-type="float">
            <text:p>-1081.61002364236</text:p>
          </table:table-cell>
          <table:table-cell table:formula="of:=[.G$2]*[.$B91]^[.G$6]" office:value-type="float" office:value="674.763528153714" calcext:value-type="float">
            <text:p>674.763528153714</text:p>
          </table:table-cell>
          <table:table-cell table:formula="of:=SUM([.C91:.I91])" office:value-type="float" office:value="-336.068816621442" calcext:value-type="float">
            <text:p>-336.068816621442</text:p>
          </table:table-cell>
          <table:table-cell table:formula="of:=[.A$4]*[.$B91]^[.A$6]" office:value-type="float" office:value="5.6102" calcext:value-type="float">
            <text:p>5.6102</text:p>
          </table:table-cell>
          <table:table-cell table:formula="of:=[.B$4]*[.$B91]^[.B$6]" office:value-type="float" office:value="-0.9463594" calcext:value-type="float">
            <text:p>-0.9463594</text:p>
          </table:table-cell>
          <table:table-cell table:formula="of:=[.C$4]*[.$B91]^[.C$6]" office:value-type="float" office:value="4.035431848" calcext:value-type="float">
            <text:p>4.035431848</text:p>
          </table:table-cell>
          <table:table-cell table:formula="of:=[.D$4]*[.$B91]^[.D$6]" office:value-type="float" office:value="-12.89241003904" calcext:value-type="float">
            <text:p>-12.89241003904</text:p>
          </table:table-cell>
          <table:table-cell table:formula="of:=[.E$4]*[.$B91]^[.E$6]" office:value-type="float" office:value="20.1114667235216" calcext:value-type="float">
            <text:p>20.1114667235216</text:p>
          </table:table-cell>
          <table:table-cell table:formula="of:=[.F$4]*[.$B91]^[.F$6]" office:value-type="float" office:value="-8.07465715193044" calcext:value-type="float">
            <text:p>-8.07465715193044</text:p>
          </table:table-cell>
          <table:table-cell table:formula="of:=[.G$4]*[.$B91]^[.G$6]" office:value-type="float" office:value="-3.41171140962144" calcext:value-type="float">
            <text:p>-3.41171140962144</text:p>
          </table:table-cell>
          <table:table-cell table:formula="of:=SUM([.K91:.Q91])" office:value-type="float" office:value="4.43196057092973" calcext:value-type="float">
            <text:p>4.43196057092973</text:p>
          </table:table-cell>
        </table:table-row>
        <table:table-row table:style-name="ro1">
          <table:table-cell table:formula="of:=EXP(LN([.B92])+1/[.$I$2]*[.J92]+ ([.R92]))" office:value-type="float" office:value="27.9568355249142" calcext:value-type="float">
            <text:p>27.9568355249142</text:p>
          </table:table-cell>
          <table:table-cell office:value-type="float" office:value="24.1" calcext:value-type="float">
            <text:p>24.1</text:p>
          </table:table-cell>
          <table:table-cell table:formula="of:=[.A$2]*[.$B92]^[.A$6]" office:value-type="float" office:value="-784.62" calcext:value-type="float">
            <text:p>-784.62</text:p>
          </table:table-cell>
          <table:table-cell table:formula="of:=[.B$2]*[.$B92]^[.B$6]" office:value-type="float" office:value="273.1494" calcext:value-type="float">
            <text:p>273.1494</text:p>
          </table:table-cell>
          <table:table-cell table:formula="of:=[.C$2]*[.$B92]^[.C$6]" office:value-type="float" office:value="377.1547816" calcext:value-type="float">
            <text:p>377.1547816</text:p>
          </table:table-cell>
          <table:table-cell table:formula="of:=[.D$2]*[.$B92]^[.D$6]" office:value-type="float" office:value="-930.499205996001" calcext:value-type="float">
            <text:p>-930.499205996001</text:p>
          </table:table-cell>
          <table:table-cell table:formula="of:=[.E$2]*[.$B92]^[.E$6]" office:value-type="float" office:value="1171.2453691792" calcext:value-type="float">
            <text:p>1171.2453691792</text:p>
          </table:table-cell>
          <table:table-cell table:formula="of:=[.F$2]*[.$B92]^[.F$6]" office:value-type="float" office:value="-1151.5190603635" calcext:value-type="float">
            <text:p>-1151.5190603635</text:p>
          </table:table-cell>
          <table:table-cell table:formula="of:=[.G$2]*[.$B92]^[.G$6]" office:value-type="float" office:value="727.43151688378" calcext:value-type="float">
            <text:p>727.43151688378</text:p>
          </table:table-cell>
          <table:table-cell table:formula="of:=SUM([.C92:.I92])" office:value-type="float" office:value="-317.657198696517" calcext:value-type="float">
            <text:p>-317.657198696517</text:p>
          </table:table-cell>
          <table:table-cell table:formula="of:=[.A$4]*[.$B92]^[.A$6]" office:value-type="float" office:value="5.6102" calcext:value-type="float">
            <text:p>5.6102</text:p>
          </table:table-cell>
          <table:table-cell table:formula="of:=[.B$4]*[.$B92]^[.B$6]" office:value-type="float" office:value="-0.9582883" calcext:value-type="float">
            <text:p>-0.9582883</text:p>
          </table:table-cell>
          <table:table-cell table:formula="of:=[.C$4]*[.$B92]^[.C$6]" office:value-type="float" office:value="4.137806602" calcext:value-type="float">
            <text:p>4.137806602</text:p>
          </table:table-cell>
          <table:table-cell table:formula="of:=[.D$4]*[.$B92]^[.D$6]" office:value-type="float" office:value="-13.38610928272" calcext:value-type="float">
            <text:p>-13.38610928272</text:p>
          </table:table-cell>
          <table:table-cell table:formula="of:=[.E$4]*[.$B92]^[.E$6]" office:value-type="float" office:value="21.1448245926041" calcext:value-type="float">
            <text:p>21.1448245926041</text:p>
          </table:table-cell>
          <table:table-cell table:formula="of:=[.F$4]*[.$B92]^[.F$6]" office:value-type="float" office:value="-8.59655644188338" calcext:value-type="float">
            <text:p>-8.59655644188338</text:p>
          </table:table-cell>
          <table:table-cell table:formula="of:=[.G$4]*[.$B92]^[.G$6]" office:value-type="float" office:value="-3.67800911329822" calcext:value-type="float">
            <text:p>-3.67800911329822</text:p>
          </table:table-cell>
          <table:table-cell table:formula="of:=SUM([.K92:.Q92])" office:value-type="float" office:value="4.27386805670251" calcext:value-type="float">
            <text:p>4.27386805670251</text:p>
          </table:table-cell>
        </table:table-row>
        <table:table-row table:style-name="ro1">
          <table:table-cell table:formula="of:=EXP(LN([.B93])+1/[.$I$2]*[.J93]+ ([.R93]))" office:value-type="float" office:value="30.7105195516152" calcext:value-type="float">
            <text:p>30.7105195516152</text:p>
          </table:table-cell>
          <table:table-cell office:value-type="float" office:value="24.4" calcext:value-type="float">
            <text:p>24.4</text:p>
          </table:table-cell>
          <table:table-cell table:formula="of:=[.A$2]*[.$B93]^[.A$6]" office:value-type="float" office:value="-784.62" calcext:value-type="float">
            <text:p>-784.62</text:p>
          </table:table-cell>
          <table:table-cell table:formula="of:=[.B$2]*[.$B93]^[.B$6]" office:value-type="float" office:value="276.5496" calcext:value-type="float">
            <text:p>276.5496</text:p>
          </table:table-cell>
          <table:table-cell table:formula="of:=[.C$2]*[.$B93]^[.C$6]" office:value-type="float" office:value="386.6029696" calcext:value-type="float">
            <text:p>386.6029696</text:p>
          </table:table-cell>
          <table:table-cell table:formula="of:=[.D$2]*[.$B93]^[.D$6]" office:value-type="float" office:value="-965.682493184001" calcext:value-type="float">
            <text:p>-965.682493184001</text:p>
          </table:table-cell>
          <table:table-cell table:formula="of:=[.E$2]*[.$B93]^[.E$6]" office:value-type="float" office:value="1230.6626547712" calcext:value-type="float">
            <text:p>1230.6626547712</text:p>
          </table:table-cell>
          <table:table-cell table:formula="of:=[.F$2]*[.$B93]^[.F$6]" office:value-type="float" office:value="-1224.99706955408" calcext:value-type="float">
            <text:p>-1224.99706955408</text:p>
          </table:table-cell>
          <table:table-cell table:formula="of:=[.G$2]*[.$B93]^[.G$6]" office:value-type="float" office:value="783.481626173788" calcext:value-type="float">
            <text:p>783.481626173788</text:p>
          </table:table-cell>
          <table:table-cell table:formula="of:=SUM([.C93:.I93])" office:value-type="float" office:value="-298.002712193086" calcext:value-type="float">
            <text:p>-298.002712193086</text:p>
          </table:table-cell>
          <table:table-cell table:formula="of:=[.A$4]*[.$B93]^[.A$6]" office:value-type="float" office:value="5.6102" calcext:value-type="float">
            <text:p>5.6102</text:p>
          </table:table-cell>
          <table:table-cell table:formula="of:=[.B$4]*[.$B93]^[.B$6]" office:value-type="float" office:value="-0.9702172" calcext:value-type="float">
            <text:p>-0.9702172</text:p>
          </table:table-cell>
          <table:table-cell table:formula="of:=[.C$4]*[.$B93]^[.C$6]" office:value-type="float" office:value="4.241463712" calcext:value-type="float">
            <text:p>4.241463712</text:p>
          </table:table-cell>
          <table:table-cell table:formula="of:=[.D$4]*[.$B93]^[.D$6]" office:value-type="float" office:value="-13.89225407488" calcext:value-type="float">
            <text:p>-13.89225407488</text:p>
          </table:table-cell>
          <table:table-cell table:formula="of:=[.E$4]*[.$B93]^[.E$6]" office:value-type="float" office:value="22.2175016888576" calcext:value-type="float">
            <text:p>22.2175016888576</text:p>
          </table:table-cell>
          <table:table-cell table:formula="of:=[.F$4]*[.$B93]^[.F$6]" office:value-type="float" office:value="-9.14509955765659" calcext:value-type="float">
            <text:p>-9.14509955765659</text:p>
          </table:table-cell>
          <table:table-cell table:formula="of:=[.G$4]*[.$B93]^[.G$6]" office:value-type="float" office:value="-3.96140735489922" calcext:value-type="float">
            <text:p>-3.96140735489922</text:p>
          </table:table-cell>
          <table:table-cell table:formula="of:=SUM([.K93:.Q93])" office:value-type="float" office:value="4.10018721342181" calcext:value-type="float">
            <text:p>4.10018721342181</text:p>
          </table:table-cell>
        </table:table-row>
        <table:table-row table:style-name="ro1">
          <table:table-cell table:formula="of:=EXP(LN([.B94])+1/[.$I$2]*[.J94]+ ([.R94]))" office:value-type="float" office:value="33.748971294851" calcext:value-type="float">
            <text:p>33.748971294851</text:p>
          </table:table-cell>
          <table:table-cell office:value-type="float" office:value="24.7" calcext:value-type="float">
            <text:p>24.7</text:p>
          </table:table-cell>
          <table:table-cell table:formula="of:=[.A$2]*[.$B94]^[.A$6]" office:value-type="float" office:value="-784.62" calcext:value-type="float">
            <text:p>-784.62</text:p>
          </table:table-cell>
          <table:table-cell table:formula="of:=[.B$2]*[.$B94]^[.B$6]" office:value-type="float" office:value="279.9498" calcext:value-type="float">
            <text:p>279.9498</text:p>
          </table:table-cell>
          <table:table-cell table:formula="of:=[.C$2]*[.$B94]^[.C$6]" office:value-type="float" office:value="396.1680424" calcext:value-type="float">
            <text:p>396.1680424</text:p>
          </table:table-cell>
          <table:table-cell table:formula="of:=[.D$2]*[.$B94]^[.D$6]" office:value-type="float" office:value="-1001.741668148" calcext:value-type="float">
            <text:p>-1001.741668148</text:p>
          </table:table-cell>
          <table:table-cell table:formula="of:=[.E$2]*[.$B94]^[.E$6]" office:value-type="float" office:value="1292.3124537232" calcext:value-type="float">
            <text:p>1292.3124537232</text:p>
          </table:table-cell>
          <table:table-cell table:formula="of:=[.F$2]*[.$B94]^[.F$6]" office:value-type="float" office:value="-1302.17899131632" calcext:value-type="float">
            <text:p>-1302.17899131632</text:p>
          </table:table-cell>
          <table:table-cell table:formula="of:=[.G$2]*[.$B94]^[.G$6]" office:value-type="float" office:value="843.08541756696" calcext:value-type="float">
            <text:p>843.08541756696</text:p>
          </table:table-cell>
          <table:table-cell table:formula="of:=SUM([.C94:.I94])" office:value-type="float" office:value="-277.024945774155" calcext:value-type="float">
            <text:p>-277.024945774155</text:p>
          </table:table-cell>
          <table:table-cell table:formula="of:=[.A$4]*[.$B94]^[.A$6]" office:value-type="float" office:value="5.6102" calcext:value-type="float">
            <text:p>5.6102</text:p>
          </table:table-cell>
          <table:table-cell table:formula="of:=[.B$4]*[.$B94]^[.B$6]" office:value-type="float" office:value="-0.9821461" calcext:value-type="float">
            <text:p>-0.9821461</text:p>
          </table:table-cell>
          <table:table-cell table:formula="of:=[.C$4]*[.$B94]^[.C$6]" office:value-type="float" office:value="4.346403178" calcext:value-type="float">
            <text:p>4.346403178</text:p>
          </table:table-cell>
          <table:table-cell table:formula="of:=[.D$4]*[.$B94]^[.D$6]" office:value-type="float" office:value="-14.41099933936" calcext:value-type="float">
            <text:p>-14.41099933936</text:p>
          </table:table-cell>
          <table:table-cell table:formula="of:=[.E$4]*[.$B94]^[.E$6]" office:value-type="float" office:value="23.3304829815161" calcext:value-type="float">
            <text:p>23.3304829815161</text:p>
          </table:table-cell>
          <table:table-cell table:formula="of:=[.F$4]*[.$B94]^[.F$6]" office:value-type="float" office:value="-9.72129388179803" calcext:value-type="float">
            <text:p>-9.72129388179803</text:p>
          </table:table-cell>
          <table:table-cell table:formula="of:=[.G$4]*[.$B94]^[.G$6]" office:value-type="float" office:value="-4.26277357679505" calcext:value-type="float">
            <text:p>-4.26277357679505</text:p>
          </table:table-cell>
          <table:table-cell table:formula="of:=SUM([.K94:.Q94])" office:value-type="float" office:value="3.90987326156304" calcext:value-type="float">
            <text:p>3.90987326156304</text:p>
          </table:table-cell>
        </table:table-row>
        <table:table-row table:style-name="ro1">
          <table:table-cell table:formula="of:=EXP(LN([.B95])+1/[.$I$2]*[.J95]+ ([.R95]))" office:value-type="float" office:value="37.1031668753362" calcext:value-type="float">
            <text:p>37.1031668753362</text:p>
          </table:table-cell>
          <table:table-cell office:value-type="float" office:value="25" calcext:value-type="float">
            <text:p>25</text:p>
          </table:table-cell>
          <table:table-cell table:formula="of:=[.A$2]*[.$B95]^[.A$6]" office:value-type="float" office:value="-784.62" calcext:value-type="float">
            <text:p>-784.62</text:p>
          </table:table-cell>
          <table:table-cell table:formula="of:=[.B$2]*[.$B95]^[.B$6]" office:value-type="float" office:value="283.35" calcext:value-type="float">
            <text:p>283.35</text:p>
          </table:table-cell>
          <table:table-cell table:formula="of:=[.C$2]*[.$B95]^[.C$6]" office:value-type="float" office:value="405.85" calcext:value-type="float">
            <text:p>405.85</text:p>
          </table:table-cell>
          <table:table-cell table:formula="of:=[.D$2]*[.$B95]^[.D$6]" office:value-type="float" office:value="-1038.6875" calcext:value-type="float">
            <text:p>-1038.6875</text:p>
          </table:table-cell>
          <table:table-cell table:formula="of:=[.E$2]*[.$B95]^[.E$6]" office:value-type="float" office:value="1356.25" calcext:value-type="float">
            <text:p>1356.25</text:p>
          </table:table-cell>
          <table:table-cell table:formula="of:=[.F$2]*[.$B95]^[.F$6]" office:value-type="float" office:value="-1383.203125" calcext:value-type="float">
            <text:p>-1383.203125</text:p>
          </table:table-cell>
          <table:table-cell table:formula="of:=[.G$2]*[.$B95]^[.G$6]" office:value-type="float" office:value="906.420898437501" calcext:value-type="float">
            <text:p>906.420898437501</text:p>
          </table:table-cell>
          <table:table-cell table:formula="of:=SUM([.C95:.I95])" office:value-type="float" office:value="-254.6397265625" calcext:value-type="float">
            <text:p>-254.6397265625</text:p>
          </table:table-cell>
          <table:table-cell table:formula="of:=[.A$4]*[.$B95]^[.A$6]" office:value-type="float" office:value="5.6102" calcext:value-type="float">
            <text:p>5.6102</text:p>
          </table:table-cell>
          <table:table-cell table:formula="of:=[.B$4]*[.$B95]^[.B$6]" office:value-type="float" office:value="-0.994075" calcext:value-type="float">
            <text:p>-0.994075</text:p>
          </table:table-cell>
          <table:table-cell table:formula="of:=[.C$4]*[.$B95]^[.C$6]" office:value-type="float" office:value="4.452625" calcext:value-type="float">
            <text:p>4.452625</text:p>
          </table:table-cell>
          <table:table-cell table:formula="of:=[.D$4]*[.$B95]^[.D$6]" office:value-type="float" office:value="-14.9425" calcext:value-type="float">
            <text:p>-14.9425</text:p>
          </table:table-cell>
          <table:table-cell table:formula="of:=[.E$4]*[.$B95]^[.E$6]" office:value-type="float" office:value="24.484765625" calcext:value-type="float">
            <text:p>24.484765625</text:p>
          </table:table-cell>
          <table:table-cell table:formula="of:=[.F$4]*[.$B95]^[.F$6]" office:value-type="float" office:value="-10.326171875" calcext:value-type="float">
            <text:p>-10.326171875</text:p>
          </table:table-cell>
          <table:table-cell table:formula="of:=[.G$4]*[.$B95]^[.G$6]" office:value-type="float" office:value="-4.5830078125" calcext:value-type="float">
            <text:p>-4.5830078125</text:p>
          </table:table-cell>
          <table:table-cell table:formula="of:=SUM([.K95:.Q95])" office:value-type="float" office:value="3.7018359375" calcext:value-type="float">
            <text:p>3.7018359375</text:p>
          </table:table-cell>
        </table:table-row>
        <table:table-row table:style-name="ro1">
          <table:table-cell table:formula="of:=EXP(LN([.B96])+1/[.$I$2]*[.J96]+ ([.R96]))" office:value-type="float" office:value="40.8077746786603" calcext:value-type="float">
            <text:p>40.8077746786603</text:p>
          </table:table-cell>
          <table:table-cell office:value-type="float" office:value="25.3" calcext:value-type="float">
            <text:p>25.3</text:p>
          </table:table-cell>
          <table:table-cell table:formula="of:=[.A$2]*[.$B96]^[.A$6]" office:value-type="float" office:value="-784.62" calcext:value-type="float">
            <text:p>-784.62</text:p>
          </table:table-cell>
          <table:table-cell table:formula="of:=[.B$2]*[.$B96]^[.B$6]" office:value-type="float" office:value="286.7502" calcext:value-type="float">
            <text:p>286.7502</text:p>
          </table:table-cell>
          <table:table-cell table:formula="of:=[.C$2]*[.$B96]^[.C$6]" office:value-type="float" office:value="415.6488424" calcext:value-type="float">
            <text:p>415.6488424</text:p>
          </table:table-cell>
          <table:table-cell table:formula="of:=[.D$2]*[.$B96]^[.D$6]" office:value-type="float" office:value="-1076.530757852" calcext:value-type="float">
            <text:p>-1076.530757852</text:p>
          </table:table-cell>
          <table:table-cell table:formula="of:=[.E$2]*[.$B96]^[.E$6]" office:value-type="float" office:value="1422.5312025232" calcext:value-type="float">
            <text:p>1422.5312025232</text:p>
          </table:table-cell>
          <table:table-cell table:formula="of:=[.F$2]*[.$B96]^[.F$6]" office:value-type="float" office:value="-1468.21117050469" calcext:value-type="float">
            <text:p>-1468.21117050469</text:p>
          </table:table-cell>
          <table:table-cell table:formula="of:=[.G$2]*[.$B96]^[.G$6]" office:value-type="float" office:value="973.672681461018" calcext:value-type="float">
            <text:p>973.672681461018</text:p>
          </table:table-cell>
          <table:table-cell table:formula="of:=SUM([.C96:.I96])" office:value-type="float" office:value="-230.759001972468" calcext:value-type="float">
            <text:p>-230.759001972468</text:p>
          </table:table-cell>
          <table:table-cell table:formula="of:=[.A$4]*[.$B96]^[.A$6]" office:value-type="float" office:value="5.6102" calcext:value-type="float">
            <text:p>5.6102</text:p>
          </table:table-cell>
          <table:table-cell table:formula="of:=[.B$4]*[.$B96]^[.B$6]" office:value-type="float" office:value="-1.0060039" calcext:value-type="float">
            <text:p>-1.0060039</text:p>
          </table:table-cell>
          <table:table-cell table:formula="of:=[.C$4]*[.$B96]^[.C$6]" office:value-type="float" office:value="4.560129178" calcext:value-type="float">
            <text:p>4.560129178</text:p>
          </table:table-cell>
          <table:table-cell table:formula="of:=[.D$4]*[.$B96]^[.D$6]" office:value-type="float" office:value="-15.48691098064" calcext:value-type="float">
            <text:p>-15.48691098064</text:p>
          </table:table-cell>
          <table:table-cell table:formula="of:=[.E$4]*[.$B96]^[.E$6]" office:value-type="float" office:value="25.6813589589161" calcext:value-type="float">
            <text:p>25.6813589589161</text:p>
          </table:table-cell>
          <table:table-cell table:formula="of:=[.F$4]*[.$B96]^[.F$6]" office:value-type="float" office:value="-10.960791384437" calcext:value-type="float">
            <text:p>-10.960791384437</text:p>
          </table:table-cell>
          <table:table-cell table:formula="of:=[.G$4]*[.$B96]^[.G$6]" office:value-type="float" office:value="-4.92304349297983" calcext:value-type="float">
            <text:p>-4.92304349297983</text:p>
          </table:table-cell>
          <table:table-cell table:formula="of:=SUM([.K96:.Q96])" office:value-type="float" office:value="3.47493837885929" calcext:value-type="float">
            <text:p>3.47493837885929</text:p>
          </table:table-cell>
        </table:table-row>
        <table:table-row table:style-name="ro1">
          <table:table-cell table:formula="of:=EXP(LN([.B97])+1/[.$I$2]*[.J97]+ ([.R97]))" office:value-type="float" office:value="44.9016754878067" calcext:value-type="float">
            <text:p>44.9016754878067</text:p>
          </table:table-cell>
          <table:table-cell office:value-type="float" office:value="25.6" calcext:value-type="float">
            <text:p>25.6</text:p>
          </table:table-cell>
          <table:table-cell table:formula="of:=[.A$2]*[.$B97]^[.A$6]" office:value-type="float" office:value="-784.62" calcext:value-type="float">
            <text:p>-784.62</text:p>
          </table:table-cell>
          <table:table-cell table:formula="of:=[.B$2]*[.$B97]^[.B$6]" office:value-type="float" office:value="290.1504" calcext:value-type="float">
            <text:p>290.1504</text:p>
          </table:table-cell>
          <table:table-cell table:formula="of:=[.C$2]*[.$B97]^[.C$6]" office:value-type="float" office:value="425.5645696" calcext:value-type="float">
            <text:p>425.5645696</text:p>
          </table:table-cell>
          <table:table-cell table:formula="of:=[.D$2]*[.$B97]^[.D$6]" office:value-type="float" office:value="-1115.282210816" calcext:value-type="float">
            <text:p>-1115.282210816</text:p>
          </table:table-cell>
          <table:table-cell table:formula="of:=[.E$2]*[.$B97]^[.E$6]" office:value-type="float" office:value="1491.2126451712" calcext:value-type="float">
            <text:p>1491.2126451712</text:p>
          </table:table-cell>
          <table:table-cell table:formula="of:=[.F$2]*[.$B97]^[.F$6]" office:value-type="float" office:value="-1557.34826958193" calcext:value-type="float">
            <text:p>-1557.34826958193</text:p>
          </table:table-cell>
          <table:table-cell table:formula="of:=[.G$2]*[.$B97]^[.G$6]" office:value-type="float" office:value="1045.03214603365" calcext:value-type="float">
            <text:p>1045.03214603365</text:p>
          </table:table-cell>
          <table:table-cell table:formula="of:=SUM([.C97:.I97])" office:value-type="float" office:value="-205.290719593073" calcext:value-type="float">
            <text:p>-205.290719593073</text:p>
          </table:table-cell>
          <table:table-cell table:formula="of:=[.A$4]*[.$B97]^[.A$6]" office:value-type="float" office:value="5.6102" calcext:value-type="float">
            <text:p>5.6102</text:p>
          </table:table-cell>
          <table:table-cell table:formula="of:=[.B$4]*[.$B97]^[.B$6]" office:value-type="float" office:value="-1.0179328" calcext:value-type="float">
            <text:p>-1.0179328</text:p>
          </table:table-cell>
          <table:table-cell table:formula="of:=[.C$4]*[.$B97]^[.C$6]" office:value-type="float" office:value="4.668915712" calcext:value-type="float">
            <text:p>4.668915712</text:p>
          </table:table-cell>
          <table:table-cell table:formula="of:=[.D$4]*[.$B97]^[.D$6]" office:value-type="float" office:value="-16.04438720512" calcext:value-type="float">
            <text:p>-16.04438720512</text:p>
          </table:table-cell>
          <table:table-cell table:formula="of:=[.E$4]*[.$B97]^[.E$6]" office:value-type="float" office:value="26.9212845080576" calcext:value-type="float">
            <text:p>26.9212845080576</text:p>
          </table:table-cell>
          <table:table-cell table:formula="of:=[.F$4]*[.$B97]^[.F$6]" office:value-type="float" office:value="-11.6262359521034" calcext:value-type="float">
            <text:p>-11.6262359521034</text:p>
          </table:table-cell>
          <table:table-cell table:formula="of:=[.G$4]*[.$B97]^[.G$6]" office:value-type="float" office:value="-5.28384826281244" calcext:value-type="float">
            <text:p>-5.28384826281244</text:p>
          </table:table-cell>
          <table:table-cell table:formula="of:=SUM([.K97:.Q97])" office:value-type="float" office:value="3.22799600002174" calcext:value-type="float">
            <text:p>3.22799600002174</text:p>
          </table:table-cell>
        </table:table-row>
        <table:table-row table:style-name="ro1">
          <table:table-cell table:formula="of:=EXP(LN([.B98])+1/[.$I$2]*[.J98]+ ([.R98]))" office:value-type="float" office:value="49.4285725931144" calcext:value-type="float">
            <text:p>49.4285725931144</text:p>
          </table:table-cell>
          <table:table-cell office:value-type="float" office:value="25.9" calcext:value-type="float">
            <text:p>25.9</text:p>
          </table:table-cell>
          <table:table-cell table:formula="of:=[.A$2]*[.$B98]^[.A$6]" office:value-type="float" office:value="-784.62" calcext:value-type="float">
            <text:p>-784.62</text:p>
          </table:table-cell>
          <table:table-cell table:formula="of:=[.B$2]*[.$B98]^[.B$6]" office:value-type="float" office:value="293.5506" calcext:value-type="float">
            <text:p>293.5506</text:p>
          </table:table-cell>
          <table:table-cell table:formula="of:=[.C$2]*[.$B98]^[.C$6]" office:value-type="float" office:value="435.5971816" calcext:value-type="float">
            <text:p>435.5971816</text:p>
          </table:table-cell>
          <table:table-cell table:formula="of:=[.D$2]*[.$B98]^[.D$6]" office:value-type="float" office:value="-1154.952628004" calcext:value-type="float">
            <text:p>-1154.952628004</text:p>
          </table:table-cell>
          <table:table-cell table:formula="of:=[.E$2]*[.$B98]^[.E$6]" office:value-type="float" office:value="1562.3515867792" calcext:value-type="float">
            <text:p>1562.3515867792</text:p>
          </table:table-cell>
          <table:table-cell table:formula="of:=[.F$2]*[.$B98]^[.F$6]" office:value-type="float" office:value="-1650.76304713751" calcext:value-type="float">
            <text:p>-1650.76304713751</text:p>
          </table:table-cell>
          <table:table-cell table:formula="of:=[.G$2]*[.$B98]^[.G$6]" office:value-type="float" office:value="1120.69760163995" calcext:value-type="float">
            <text:p>1120.69760163995</text:p>
          </table:table-cell>
          <table:table-cell table:formula="of:=SUM([.C98:.I98])" office:value-type="float" office:value="-178.138705122358" calcext:value-type="float">
            <text:p>-178.138705122358</text:p>
          </table:table-cell>
          <table:table-cell table:formula="of:=[.A$4]*[.$B98]^[.A$6]" office:value-type="float" office:value="5.6102" calcext:value-type="float">
            <text:p>5.6102</text:p>
          </table:table-cell>
          <table:table-cell table:formula="of:=[.B$4]*[.$B98]^[.B$6]" office:value-type="float" office:value="-1.0298617" calcext:value-type="float">
            <text:p>-1.0298617</text:p>
          </table:table-cell>
          <table:table-cell table:formula="of:=[.C$4]*[.$B98]^[.C$6]" office:value-type="float" office:value="4.778984602" calcext:value-type="float">
            <text:p>4.778984602</text:p>
          </table:table-cell>
          <table:table-cell table:formula="of:=[.D$4]*[.$B98]^[.D$6]" office:value-type="float" office:value="-16.61508359728" calcext:value-type="float">
            <text:p>-16.61508359728</text:p>
          </table:table-cell>
          <table:table-cell table:formula="of:=[.E$4]*[.$B98]^[.E$6]" office:value-type="float" office:value="28.2055759824041" calcext:value-type="float">
            <text:p>28.2055759824041</text:p>
          </table:table-cell>
          <table:table-cell table:formula="of:=[.F$4]*[.$B98]^[.F$6]" office:value-type="float" office:value="-12.3236151231516" calcext:value-type="float">
            <text:p>-12.3236151231516</text:p>
          </table:table-cell>
          <table:table-cell table:formula="of:=[.G$4]*[.$B98]^[.G$6]" office:value-type="float" office:value="-5.66642480620171" calcext:value-type="float">
            <text:p>-5.66642480620171</text:p>
          </table:table-cell>
          <table:table-cell table:formula="of:=SUM([.K98:.Q98])" office:value-type="float" office:value="2.95977535777077" calcext:value-type="float">
            <text:p>2.95977535777077</text:p>
          </table:table-cell>
        </table:table-row>
        <table:table-row table:style-name="ro1">
          <table:table-cell table:formula="of:=EXP(LN([.B99])+1/[.$I$2]*[.J99]+ ([.R99]))" office:value-type="float" office:value="54.437710126754" calcext:value-type="float">
            <text:p>54.437710126754</text:p>
          </table:table-cell>
          <table:table-cell office:value-type="float" office:value="26.2" calcext:value-type="float">
            <text:p>26.2</text:p>
          </table:table-cell>
          <table:table-cell table:formula="of:=[.A$2]*[.$B99]^[.A$6]" office:value-type="float" office:value="-784.62" calcext:value-type="float">
            <text:p>-784.62</text:p>
          </table:table-cell>
          <table:table-cell table:formula="of:=[.B$2]*[.$B99]^[.B$6]" office:value-type="float" office:value="296.9508" calcext:value-type="float">
            <text:p>296.9508</text:p>
          </table:table-cell>
          <table:table-cell table:formula="of:=[.C$2]*[.$B99]^[.C$6]" office:value-type="float" office:value="445.7466784" calcext:value-type="float">
            <text:p>445.7466784</text:p>
          </table:table-cell>
          <table:table-cell table:formula="of:=[.D$2]*[.$B99]^[.D$6]" office:value-type="float" office:value="-1195.552778528" calcext:value-type="float">
            <text:p>-1195.552778528</text:p>
          </table:table-cell>
          <table:table-cell table:formula="of:=[.E$2]*[.$B99]^[.E$6]" office:value-type="float" office:value="1636.0059611392" calcext:value-type="float">
            <text:p>1636.0059611392</text:p>
          </table:table-cell>
          <table:table-cell table:formula="of:=[.F$2]*[.$B99]^[.F$6]" office:value-type="float" office:value="-1748.60765253365" calcext:value-type="float">
            <text:p>-1748.60765253365</text:p>
          </table:table-cell>
          <table:table-cell table:formula="of:=[.G$2]*[.$B99]^[.G$6]" office:value-type="float" office:value="1200.87445316941" calcext:value-type="float">
            <text:p>1200.87445316941</text:p>
          </table:table-cell>
          <table:table-cell table:formula="of:=SUM([.C99:.I99])" office:value-type="float" office:value="-149.202538353032" calcext:value-type="float">
            <text:p>-149.202538353032</text:p>
          </table:table-cell>
          <table:table-cell table:formula="of:=[.A$4]*[.$B99]^[.A$6]" office:value-type="float" office:value="5.6102" calcext:value-type="float">
            <text:p>5.6102</text:p>
          </table:table-cell>
          <table:table-cell table:formula="of:=[.B$4]*[.$B99]^[.B$6]" office:value-type="float" office:value="-1.0417906" calcext:value-type="float">
            <text:p>-1.0417906</text:p>
          </table:table-cell>
          <table:table-cell table:formula="of:=[.C$4]*[.$B99]^[.C$6]" office:value-type="float" office:value="4.890335848" calcext:value-type="float">
            <text:p>4.890335848</text:p>
          </table:table-cell>
          <table:table-cell table:formula="of:=[.D$4]*[.$B99]^[.D$6]" office:value-type="float" office:value="-17.19915508096" calcext:value-type="float">
            <text:p>-17.19915508096</text:p>
          </table:table-cell>
          <table:table-cell table:formula="of:=[.E$4]*[.$B99]^[.E$6]" office:value-type="float" office:value="29.5352792771216" calcext:value-type="float">
            <text:p>29.5352792771216</text:p>
          </table:table-cell>
          <table:table-cell table:formula="of:=[.F$4]*[.$B99]^[.F$6]" office:value-type="float" office:value="-13.0540647542296" calcext:value-type="float">
            <text:p>-13.0540647542296</text:p>
          </table:table-cell>
          <table:table-cell table:formula="of:=[.G$4]*[.$B99]^[.G$6]" office:value-type="float" office:value="-6.07181168284436" calcext:value-type="float">
            <text:p>-6.07181168284436</text:p>
          </table:table-cell>
          <table:table-cell table:formula="of:=SUM([.K99:.Q99])" office:value-type="float" office:value="2.66899300708768" calcext:value-type="float">
            <text:p>2.66899300708768</text:p>
          </table:table-cell>
        </table:table-row>
        <table:table-row table:style-name="ro1">
          <table:table-cell table:formula="of:=EXP(LN([.B100])+1/[.$I$2]*[.J100]+ ([.R100]))" office:value-type="float" office:value="59.9847219450685" calcext:value-type="float">
            <text:p>59.9847219450685</text:p>
          </table:table-cell>
          <table:table-cell office:value-type="float" office:value="26.5" calcext:value-type="float">
            <text:p>26.5</text:p>
          </table:table-cell>
          <table:table-cell table:formula="of:=[.A$2]*[.$B100]^[.A$6]" office:value-type="float" office:value="-784.62" calcext:value-type="float">
            <text:p>-784.62</text:p>
          </table:table-cell>
          <table:table-cell table:formula="of:=[.B$2]*[.$B100]^[.B$6]" office:value-type="float" office:value="300.351" calcext:value-type="float">
            <text:p>300.351</text:p>
          </table:table-cell>
          <table:table-cell table:formula="of:=[.C$2]*[.$B100]^[.C$6]" office:value-type="float" office:value="456.01306" calcext:value-type="float">
            <text:p>456.01306</text:p>
          </table:table-cell>
          <table:table-cell table:formula="of:=[.D$2]*[.$B100]^[.D$6]" office:value-type="float" office:value="-1237.0934315" calcext:value-type="float">
            <text:p>-1237.0934315</text:p>
          </table:table-cell>
          <table:table-cell table:formula="of:=[.E$2]*[.$B100]^[.E$6]" office:value-type="float" office:value="1712.234377" calcext:value-type="float">
            <text:p>1712.234377</text:p>
          </table:table-cell>
          <table:table-cell table:formula="of:=[.F$2]*[.$B100]^[.F$6]" office:value-type="float" office:value="-1851.03780089125" calcext:value-type="float">
            <text:p>-1851.03780089125</text:p>
          </table:table-cell>
          <table:table-cell table:formula="of:=[.G$2]*[.$B100]^[.G$6]" office:value-type="float" office:value="1285.77536818185" calcext:value-type="float">
            <text:p>1285.77536818185</text:p>
          </table:table-cell>
          <table:table-cell table:formula="of:=SUM([.C100:.I100])" office:value-type="float" office:value="-118.377427209401" calcext:value-type="float">
            <text:p>-118.377427209401</text:p>
          </table:table-cell>
          <table:table-cell table:formula="of:=[.A$4]*[.$B100]^[.A$6]" office:value-type="float" office:value="5.6102" calcext:value-type="float">
            <text:p>5.6102</text:p>
          </table:table-cell>
          <table:table-cell table:formula="of:=[.B$4]*[.$B100]^[.B$6]" office:value-type="float" office:value="-1.0537195" calcext:value-type="float">
            <text:p>-1.0537195</text:p>
          </table:table-cell>
          <table:table-cell table:formula="of:=[.C$4]*[.$B100]^[.C$6]" office:value-type="float" office:value="5.00296945" calcext:value-type="float">
            <text:p>5.00296945</text:p>
          </table:table-cell>
          <table:table-cell table:formula="of:=[.D$4]*[.$B100]^[.D$6]" office:value-type="float" office:value="-17.79675658" calcext:value-type="float">
            <text:p>-17.79675658</text:p>
          </table:table-cell>
          <table:table-cell table:formula="of:=[.E$4]*[.$B100]^[.E$6]" office:value-type="float" office:value="30.9114524725625" calcext:value-type="float">
            <text:p>30.9114524725625</text:p>
          </table:table-cell>
          <table:table-cell table:formula="of:=[.F$4]*[.$B100]^[.F$6]" office:value-type="float" office:value="-13.8187473218188" calcext:value-type="float">
            <text:p>-13.8187473218188</text:p>
          </table:table-cell>
          <table:table-cell table:formula="of:=[.G$4]*[.$B100]^[.G$6]" office:value-type="float" office:value="-6.50108417364982" calcext:value-type="float">
            <text:p>-6.50108417364982</text:p>
          </table:table-cell>
          <table:table-cell table:formula="of:=SUM([.K100:.Q100])" office:value-type="float" office:value="2.35431434709393" calcext:value-type="float">
            <text:p>2.35431434709393</text:p>
          </table:table-cell>
        </table:table-row>
        <table:table-row table:style-name="ro1">
          <table:table-cell table:formula="of:=EXP(LN([.B101])+1/[.$I$2]*[.J101]+ ([.R101]))" office:value-type="float" office:value="66.1326384448287" calcext:value-type="float">
            <text:p>66.1326384448287</text:p>
          </table:table-cell>
          <table:table-cell office:value-type="float" office:value="26.8" calcext:value-type="float">
            <text:p>26.8</text:p>
          </table:table-cell>
          <table:table-cell table:formula="of:=[.A$2]*[.$B101]^[.A$6]" office:value-type="float" office:value="-784.62" calcext:value-type="float">
            <text:p>-784.62</text:p>
          </table:table-cell>
          <table:table-cell table:formula="of:=[.B$2]*[.$B101]^[.B$6]" office:value-type="float" office:value="303.7512" calcext:value-type="float">
            <text:p>303.7512</text:p>
          </table:table-cell>
          <table:table-cell table:formula="of:=[.C$2]*[.$B101]^[.C$6]" office:value-type="float" office:value="466.3963264" calcext:value-type="float">
            <text:p>466.3963264</text:p>
          </table:table-cell>
          <table:table-cell table:formula="of:=[.D$2]*[.$B101]^[.D$6]" office:value-type="float" office:value="-1279.585356032" calcext:value-type="float">
            <text:p>-1279.585356032</text:p>
          </table:table-cell>
          <table:table-cell table:formula="of:=[.E$2]*[.$B101]^[.E$6]" office:value-type="float" office:value="1791.0961180672" calcext:value-type="float">
            <text:p>1791.0961180672</text:p>
          </table:table-cell>
          <table:table-cell table:formula="of:=[.F$2]*[.$B101]^[.F$6]" office:value-type="float" office:value="-1958.21281439212" calcext:value-type="float">
            <text:p>-1958.21281439212</text:p>
          </table:table-cell>
          <table:table-cell table:formula="of:=[.G$2]*[.$B101]^[.G$6]" office:value-type="float" office:value="1375.62044612136" calcext:value-type="float">
            <text:p>1375.62044612136</text:p>
          </table:table-cell>
          <table:table-cell table:formula="of:=SUM([.C101:.I101])" office:value-type="float" office:value="-85.5540798355604" calcext:value-type="float">
            <text:p>-85.5540798355604</text:p>
          </table:table-cell>
          <table:table-cell table:formula="of:=[.A$4]*[.$B101]^[.A$6]" office:value-type="float" office:value="5.6102" calcext:value-type="float">
            <text:p>5.6102</text:p>
          </table:table-cell>
          <table:table-cell table:formula="of:=[.B$4]*[.$B101]^[.B$6]" office:value-type="float" office:value="-1.0656484" calcext:value-type="float">
            <text:p>-1.0656484</text:p>
          </table:table-cell>
          <table:table-cell table:formula="of:=[.C$4]*[.$B101]^[.C$6]" office:value-type="float" office:value="5.116885408" calcext:value-type="float">
            <text:p>5.116885408</text:p>
          </table:table-cell>
          <table:table-cell table:formula="of:=[.D$4]*[.$B101]^[.D$6]" office:value-type="float" office:value="-18.40804301824" calcext:value-type="float">
            <text:p>-18.40804301824</text:p>
          </table:table-cell>
          <table:table-cell table:formula="of:=[.E$4]*[.$B101]^[.E$6]" office:value-type="float" office:value="32.3351658342656" calcext:value-type="float">
            <text:p>32.3351658342656</text:p>
          </table:table-cell>
          <table:table-cell table:formula="of:=[.F$4]*[.$B101]^[.F$6]" office:value-type="float" office:value="-14.618852230572" calcext:value-type="float">
            <text:p>-14.618852230572</text:p>
          </table:table-cell>
          <table:table-cell table:formula="of:=[.G$4]*[.$B101]^[.G$6]" office:value-type="float" office:value="-6.95535513631322" calcext:value-type="float">
            <text:p>-6.95535513631322</text:p>
          </table:table-cell>
          <table:table-cell table:formula="of:=SUM([.K101:.Q101])" office:value-type="float" office:value="2.01435245714035" calcext:value-type="float">
            <text:p>2.01435245714035</text:p>
          </table:table-cell>
        </table:table-row>
        <table:table-row table:style-name="ro1">
          <table:table-cell table:formula="of:=EXP(LN([.B102])+1/[.$I$2]*[.J102]+ ([.R102]))" office:value-type="float" office:value="72.9530850108866" calcext:value-type="float">
            <text:p>72.9530850108866</text:p>
          </table:table-cell>
          <table:table-cell office:value-type="float" office:value="27.1" calcext:value-type="float">
            <text:p>27.1</text:p>
          </table:table-cell>
          <table:table-cell table:formula="of:=[.A$2]*[.$B102]^[.A$6]" office:value-type="float" office:value="-784.62" calcext:value-type="float">
            <text:p>-784.62</text:p>
          </table:table-cell>
          <table:table-cell table:formula="of:=[.B$2]*[.$B102]^[.B$6]" office:value-type="float" office:value="307.1514" calcext:value-type="float">
            <text:p>307.1514</text:p>
          </table:table-cell>
          <table:table-cell table:formula="of:=[.C$2]*[.$B102]^[.C$6]" office:value-type="float" office:value="476.8964776" calcext:value-type="float">
            <text:p>476.8964776</text:p>
          </table:table-cell>
          <table:table-cell table:formula="of:=[.D$2]*[.$B102]^[.D$6]" office:value-type="float" office:value="-1323.039321236" calcext:value-type="float">
            <text:p>-1323.039321236</text:p>
          </table:table-cell>
          <table:table-cell table:formula="of:=[.E$2]*[.$B102]^[.E$6]" office:value-type="float" office:value="1872.6511430032" calcext:value-type="float">
            <text:p>1872.6511430032</text:p>
          </table:table-cell>
          <table:table-cell table:formula="of:=[.F$2]*[.$B102]^[.F$6]" office:value-type="float" office:value="-2070.29566358116" calcext:value-type="float">
            <text:p>-2070.29566358116</text:p>
          </table:table-cell>
          <table:table-cell table:formula="of:=[.G$2]*[.$B102]^[.G$6]" office:value-type="float" office:value="1470.63738947908" calcext:value-type="float">
            <text:p>1470.63738947908</text:p>
          </table:table-cell>
          <table:table-cell table:formula="of:=SUM([.C102:.I102])" office:value-type="float" office:value="-50.6185747348731" calcext:value-type="float">
            <text:p>-50.6185747348731</text:p>
          </table:table-cell>
          <table:table-cell table:formula="of:=[.A$4]*[.$B102]^[.A$6]" office:value-type="float" office:value="5.6102" calcext:value-type="float">
            <text:p>5.6102</text:p>
          </table:table-cell>
          <table:table-cell table:formula="of:=[.B$4]*[.$B102]^[.B$6]" office:value-type="float" office:value="-1.0775773" calcext:value-type="float">
            <text:p>-1.0775773</text:p>
          </table:table-cell>
          <table:table-cell table:formula="of:=[.C$4]*[.$B102]^[.C$6]" office:value-type="float" office:value="5.232083722" calcext:value-type="float">
            <text:p>5.232083722</text:p>
          </table:table-cell>
          <table:table-cell table:formula="of:=[.D$4]*[.$B102]^[.D$6]" office:value-type="float" office:value="-19.03316931952" calcext:value-type="float">
            <text:p>-19.03316931952</text:p>
          </table:table-cell>
          <table:table-cell table:formula="of:=[.E$4]*[.$B102]^[.E$6]" office:value-type="float" office:value="33.8075018129561" calcext:value-type="float">
            <text:p>33.8075018129561</text:p>
          </table:table-cell>
          <table:table-cell table:formula="of:=[.F$4]*[.$B102]^[.F$6]" office:value-type="float" office:value="-15.4555961216515" calcext:value-type="float">
            <text:p>-15.4555961216515</text:p>
          </table:table-cell>
          <table:table-cell table:formula="of:=[.G$4]*[.$B102]^[.G$6]" office:value-type="float" office:value="-7.43577587074134" calcext:value-type="float">
            <text:p>-7.43577587074134</text:p>
          </table:table-cell>
          <table:table-cell table:formula="of:=SUM([.K102:.Q102])" office:value-type="float" office:value="1.64766692304329" calcext:value-type="float">
            <text:p>1.64766692304329</text:p>
          </table:table-cell>
        </table:table-row>
        <table:table-row table:style-name="ro1">
          <table:table-cell table:formula="of:=EXP(LN([.B103])+1/[.$I$2]*[.J103]+ ([.R103]))" office:value-type="float" office:value="80.5277136921074" calcext:value-type="float">
            <text:p>80.5277136921074</text:p>
          </table:table-cell>
          <table:table-cell office:value-type="float" office:value="27.4" calcext:value-type="float">
            <text:p>27.4</text:p>
          </table:table-cell>
          <table:table-cell table:formula="of:=[.A$2]*[.$B103]^[.A$6]" office:value-type="float" office:value="-784.62" calcext:value-type="float">
            <text:p>-784.62</text:p>
          </table:table-cell>
          <table:table-cell table:formula="of:=[.B$2]*[.$B103]^[.B$6]" office:value-type="float" office:value="310.5516" calcext:value-type="float">
            <text:p>310.5516</text:p>
          </table:table-cell>
          <table:table-cell table:formula="of:=[.C$2]*[.$B103]^[.C$6]" office:value-type="float" office:value="487.5135136" calcext:value-type="float">
            <text:p>487.5135136</text:p>
          </table:table-cell>
          <table:table-cell table:formula="of:=[.D$2]*[.$B103]^[.D$6]" office:value-type="float" office:value="-1367.466096224" calcext:value-type="float">
            <text:p>-1367.466096224</text:p>
          </table:table-cell>
          <table:table-cell table:formula="of:=[.E$2]*[.$B103]^[.E$6]" office:value-type="float" office:value="1956.9600854272" calcext:value-type="float">
            <text:p>1956.9600854272</text:p>
          </table:table-cell>
          <table:table-cell table:formula="of:=[.F$2]*[.$B103]^[.F$6]" office:value-type="float" office:value="-2187.45300866864" calcext:value-type="float">
            <text:p>-2187.45300866864</text:p>
          </table:table-cell>
          <table:table-cell table:formula="of:=[.G$2]*[.$B103]^[.G$6]" office:value-type="float" office:value="1571.06167690471" calcext:value-type="float">
            <text:p>1571.06167690471</text:p>
          </table:table-cell>
          <table:table-cell table:formula="of:=SUM([.C103:.I103])" office:value-type="float" office:value="-13.4522289607268" calcext:value-type="float">
            <text:p>-13.4522289607268</text:p>
          </table:table-cell>
          <table:table-cell table:formula="of:=[.A$4]*[.$B103]^[.A$6]" office:value-type="float" office:value="5.6102" calcext:value-type="float">
            <text:p>5.6102</text:p>
          </table:table-cell>
          <table:table-cell table:formula="of:=[.B$4]*[.$B103]^[.B$6]" office:value-type="float" office:value="-1.0895062" calcext:value-type="float">
            <text:p>-1.0895062</text:p>
          </table:table-cell>
          <table:table-cell table:formula="of:=[.C$4]*[.$B103]^[.C$6]" office:value-type="float" office:value="5.348564392" calcext:value-type="float">
            <text:p>5.348564392</text:p>
          </table:table-cell>
          <table:table-cell table:formula="of:=[.D$4]*[.$B103]^[.D$6]" office:value-type="float" office:value="-19.67229040768" calcext:value-type="float">
            <text:p>-19.67229040768</text:p>
          </table:table-cell>
          <table:table-cell table:formula="of:=[.E$4]*[.$B103]^[.E$6]" office:value-type="float" office:value="35.3295550445456" calcext:value-type="float">
            <text:p>35.3295550445456</text:p>
          </table:table-cell>
          <table:table-cell table:formula="of:=[.F$4]*[.$B103]^[.F$6]" office:value-type="float" office:value="-16.3302231810662" calcext:value-type="float">
            <text:p>-16.3302231810662</text:p>
          </table:table-cell>
          <table:table-cell table:formula="of:=[.G$4]*[.$B103]^[.G$6]" office:value-type="float" office:value="-7.94353699433167" calcext:value-type="float">
            <text:p>-7.94353699433167</text:p>
          </table:table-cell>
          <table:table-cell table:formula="of:=SUM([.K103:.Q103])" office:value-type="float" office:value="1.25276265346776" calcext:value-type="float">
            <text:p>1.25276265346776</text:p>
          </table:table-cell>
        </table:table-row>
        <table:table-row table:style-name="ro1">
          <table:table-cell table:formula="of:=EXP(LN([.B104])+1/[.$I$2]*[.J104]+ ([.R104]))" office:value-type="float" office:value="88.9499196307471" calcext:value-type="float">
            <text:p>88.9499196307471</text:p>
          </table:table-cell>
          <table:table-cell office:value-type="float" office:value="27.7" calcext:value-type="float">
            <text:p>27.7</text:p>
          </table:table-cell>
          <table:table-cell table:formula="of:=[.A$2]*[.$B104]^[.A$6]" office:value-type="float" office:value="-784.62" calcext:value-type="float">
            <text:p>-784.62</text:p>
          </table:table-cell>
          <table:table-cell table:formula="of:=[.B$2]*[.$B104]^[.B$6]" office:value-type="float" office:value="313.9518" calcext:value-type="float">
            <text:p>313.9518</text:p>
          </table:table-cell>
          <table:table-cell table:formula="of:=[.C$2]*[.$B104]^[.C$6]" office:value-type="float" office:value="498.2474344" calcext:value-type="float">
            <text:p>498.2474344</text:p>
          </table:table-cell>
          <table:table-cell table:formula="of:=[.D$2]*[.$B104]^[.D$6]" office:value-type="float" office:value="-1412.876450108" calcext:value-type="float">
            <text:p>-1412.876450108</text:p>
          </table:table-cell>
          <table:table-cell table:formula="of:=[.E$2]*[.$B104]^[.E$6]" office:value-type="float" office:value="2044.0842539152" calcext:value-type="float">
            <text:p>2044.0842539152</text:p>
          </table:table-cell>
          <table:table-cell table:formula="of:=[.F$2]*[.$B104]^[.F$6]" office:value-type="float" office:value="-2309.85524083238" calcext:value-type="float">
            <text:p>-2309.85524083238</text:p>
          </table:table-cell>
          <table:table-cell table:formula="of:=[.G$2]*[.$B104]^[.G$6]" office:value-type="float" office:value="1677.13673826661" calcext:value-type="float">
            <text:p>1677.13673826661</text:p>
          </table:table-cell>
          <table:table-cell table:formula="of:=SUM([.C104:.I104])" office:value-type="float" office:value="26.0685356414348" calcext:value-type="float">
            <text:p>26.0685356414348</text:p>
          </table:table-cell>
          <table:table-cell table:formula="of:=[.A$4]*[.$B104]^[.A$6]" office:value-type="float" office:value="5.6102" calcext:value-type="float">
            <text:p>5.6102</text:p>
          </table:table-cell>
          <table:table-cell table:formula="of:=[.B$4]*[.$B104]^[.B$6]" office:value-type="float" office:value="-1.1014351" calcext:value-type="float">
            <text:p>-1.1014351</text:p>
          </table:table-cell>
          <table:table-cell table:formula="of:=[.C$4]*[.$B104]^[.C$6]" office:value-type="float" office:value="5.466327418" calcext:value-type="float">
            <text:p>5.466327418</text:p>
          </table:table-cell>
          <table:table-cell table:formula="of:=[.D$4]*[.$B104]^[.D$6]" office:value-type="float" office:value="-20.32556120656" calcext:value-type="float">
            <text:p>-20.32556120656</text:p>
          </table:table-cell>
          <table:table-cell table:formula="of:=[.E$4]*[.$B104]^[.E$6]" office:value-type="float" office:value="36.9024323501321" calcext:value-type="float">
            <text:p>36.9024323501321</text:p>
          </table:table-cell>
          <table:table-cell table:formula="of:=[.F$4]*[.$B104]^[.F$6]" office:value-type="float" office:value="-17.2440054480101" calcext:value-type="float">
            <text:p>-17.2440054480101</text:p>
          </table:table-cell>
          <table:table-cell table:formula="of:=[.G$4]*[.$B104]^[.G$6]" office:value-type="float" office:value="-8.47986932710449" calcext:value-type="float">
            <text:p>-8.47986932710449</text:p>
          </table:table-cell>
          <table:table-cell table:formula="of:=SUM([.K104:.Q104])" office:value-type="float" office:value="0.828088686457503" calcext:value-type="float">
            <text:p>0.828088686457503</text:p>
          </table:table-cell>
        </table:table-row>
        <table:table-row table:style-name="ro1">
          <table:table-cell table:formula="of:=EXP(LN([.B105])+1/[.$I$2]*[.J105]+ ([.R105]))" office:value-type="float" office:value="98.3269063032767" calcext:value-type="float">
            <text:p>98.3269063032767</text:p>
          </table:table-cell>
          <table:table-cell office:value-type="float" office:value="28" calcext:value-type="float">
            <text:p>28</text:p>
          </table:table-cell>
          <table:table-cell table:formula="of:=[.A$2]*[.$B105]^[.A$6]" office:value-type="float" office:value="-784.62" calcext:value-type="float">
            <text:p>-784.62</text:p>
          </table:table-cell>
          <table:table-cell table:formula="of:=[.B$2]*[.$B105]^[.B$6]" office:value-type="float" office:value="317.352" calcext:value-type="float">
            <text:p>317.352</text:p>
          </table:table-cell>
          <table:table-cell table:formula="of:=[.C$2]*[.$B105]^[.C$6]" office:value-type="float" office:value="509.09824" calcext:value-type="float">
            <text:p>509.09824</text:p>
          </table:table-cell>
          <table:table-cell table:formula="of:=[.D$2]*[.$B105]^[.D$6]" office:value-type="float" office:value="-1459.281152" calcext:value-type="float">
            <text:p>-1459.281152</text:p>
          </table:table-cell>
          <table:table-cell table:formula="of:=[.E$2]*[.$B105]^[.E$6]" office:value-type="float" office:value="2134.085632" calcext:value-type="float">
            <text:p>2134.085632</text:p>
          </table:table-cell>
          <table:table-cell table:formula="of:=[.F$2]*[.$B105]^[.F$6]" office:value-type="float" office:value="-2437.67652352" calcext:value-type="float">
            <text:p>-2437.67652352</text:p>
          </table:table-cell>
          <table:table-cell table:formula="of:=[.G$2]*[.$B105]^[.G$6]" office:value-type="float" office:value="1789.1141316608" calcext:value-type="float">
            <text:p>1789.1141316608</text:p>
          </table:table-cell>
          <table:table-cell table:formula="of:=SUM([.C105:.I105])" office:value-type="float" office:value="68.0723281408006" calcext:value-type="float">
            <text:p>68.0723281408006</text:p>
          </table:table-cell>
          <table:table-cell table:formula="of:=[.A$4]*[.$B105]^[.A$6]" office:value-type="float" office:value="5.6102" calcext:value-type="float">
            <text:p>5.6102</text:p>
          </table:table-cell>
          <table:table-cell table:formula="of:=[.B$4]*[.$B105]^[.B$6]" office:value-type="float" office:value="-1.113364" calcext:value-type="float">
            <text:p>-1.113364</text:p>
          </table:table-cell>
          <table:table-cell table:formula="of:=[.C$4]*[.$B105]^[.C$6]" office:value-type="float" office:value="5.5853728" calcext:value-type="float">
            <text:p>5.5853728</text:p>
          </table:table-cell>
          <table:table-cell table:formula="of:=[.D$4]*[.$B105]^[.D$6]" office:value-type="float" office:value="-20.99313664" calcext:value-type="float">
            <text:p>-20.99313664</text:p>
          </table:table-cell>
          <table:table-cell table:formula="of:=[.E$4]*[.$B105]^[.E$6]" office:value-type="float" office:value="38.527252736" calcext:value-type="float">
            <text:p>38.527252736</text:p>
          </table:table-cell>
          <table:table-cell table:formula="of:=[.F$4]*[.$B105]^[.F$6]" office:value-type="float" office:value="-18.1982431232" calcext:value-type="float">
            <text:p>-18.1982431232</text:p>
          </table:table-cell>
          <table:table-cell table:formula="of:=[.G$4]*[.$B105]^[.G$6]" office:value-type="float" office:value="-9.04604478668801" calcext:value-type="float">
            <text:p>-9.04604478668801</text:p>
          </table:table-cell>
          <table:table-cell table:formula="of:=SUM([.K105:.Q105])" office:value-type="float" office:value="0.372036986111991" calcext:value-type="float">
            <text:p>0.372036986111991</text:p>
          </table:table-cell>
        </table:table-row>
        <table:table-row table:style-name="ro1">
          <table:table-cell table:formula="of:=EXP(LN([.B106])+1/[.$I$2]*[.J106]+ ([.R106]))" office:value-type="float" office:value="108.782179523214" calcext:value-type="float">
            <text:p>108.782179523214</text:p>
          </table:table-cell>
          <table:table-cell office:value-type="float" office:value="28.3" calcext:value-type="float">
            <text:p>28.3</text:p>
          </table:table-cell>
          <table:table-cell table:formula="of:=[.A$2]*[.$B106]^[.A$6]" office:value-type="float" office:value="-784.62" calcext:value-type="float">
            <text:p>-784.62</text:p>
          </table:table-cell>
          <table:table-cell table:formula="of:=[.B$2]*[.$B106]^[.B$6]" office:value-type="float" office:value="320.7522" calcext:value-type="float">
            <text:p>320.7522</text:p>
          </table:table-cell>
          <table:table-cell table:formula="of:=[.C$2]*[.$B106]^[.C$6]" office:value-type="float" office:value="520.0659304" calcext:value-type="float">
            <text:p>520.0659304</text:p>
          </table:table-cell>
          <table:table-cell table:formula="of:=[.D$2]*[.$B106]^[.D$6]" office:value-type="float" office:value="-1506.690971012" calcext:value-type="float">
            <text:p>-1506.690971012</text:p>
          </table:table-cell>
          <table:table-cell table:formula="of:=[.E$2]*[.$B106]^[.E$6]" office:value-type="float" office:value="2227.0268781712" calcext:value-type="float">
            <text:p>2227.0268781712</text:p>
          </table:table-cell>
          <table:table-cell table:formula="of:=[.F$2]*[.$B106]^[.F$6]" office:value-type="float" office:value="-2571.09483375115" calcext:value-type="float">
            <text:p>-2571.09483375115</text:p>
          </table:table-cell>
          <table:table-cell table:formula="of:=[.G$2]*[.$B106]^[.G$6]" office:value-type="float" office:value="1907.25372236855" calcext:value-type="float">
            <text:p>1907.25372236855</text:p>
          </table:table-cell>
          <table:table-cell table:formula="of:=SUM([.C106:.I106])" office:value-type="float" office:value="112.692926176602" calcext:value-type="float">
            <text:p>112.692926176602</text:p>
          </table:table-cell>
          <table:table-cell table:formula="of:=[.A$4]*[.$B106]^[.A$6]" office:value-type="float" office:value="5.6102" calcext:value-type="float">
            <text:p>5.6102</text:p>
          </table:table-cell>
          <table:table-cell table:formula="of:=[.B$4]*[.$B106]^[.B$6]" office:value-type="float" office:value="-1.1252929" calcext:value-type="float">
            <text:p>-1.1252929</text:p>
          </table:table-cell>
          <table:table-cell table:formula="of:=[.C$4]*[.$B106]^[.C$6]" office:value-type="float" office:value="5.705700538" calcext:value-type="float">
            <text:p>5.705700538</text:p>
          </table:table-cell>
          <table:table-cell table:formula="of:=[.D$4]*[.$B106]^[.D$6]" office:value-type="float" office:value="-21.67517163184" calcext:value-type="float">
            <text:p>-21.67517163184</text:p>
          </table:table-cell>
          <table:table-cell table:formula="of:=[.E$4]*[.$B106]^[.E$6]" office:value-type="float" office:value="40.2051473936201" calcext:value-type="float">
            <text:p>40.2051473936201</text:p>
          </table:table-cell>
          <table:table-cell table:formula="of:=[.F$4]*[.$B106]^[.F$6]" office:value-type="float" office:value="-19.1942648772131" calcext:value-type="float">
            <text:p>-19.1942648772131</text:p>
          </table:table-cell>
          <table:table-cell table:formula="of:=[.G$4]*[.$B106]^[.G$6]" office:value-type="float" office:value="-9.64337729315657" calcext:value-type="float">
            <text:p>-9.64337729315657</text:p>
          </table:table-cell>
          <table:table-cell table:formula="of:=SUM([.K106:.Q106])" office:value-type="float" office:value="-0.11705877058954" calcext:value-type="float">
            <text:p>-0.11705877058954</text:p>
          </table:table-cell>
        </table:table-row>
        <table:table-row table:style-name="ro1">
          <table:table-cell table:formula="of:=EXP(LN([.B107])+1/[.$I$2]*[.J107]+ ([.R107]))" office:value-type="float" office:value="120.458570404074" calcext:value-type="float">
            <text:p>120.458570404074</text:p>
          </table:table-cell>
          <table:table-cell office:value-type="float" office:value="28.6" calcext:value-type="float">
            <text:p>28.6</text:p>
          </table:table-cell>
          <table:table-cell table:formula="of:=[.A$2]*[.$B107]^[.A$6]" office:value-type="float" office:value="-784.62" calcext:value-type="float">
            <text:p>-784.62</text:p>
          </table:table-cell>
          <table:table-cell table:formula="of:=[.B$2]*[.$B107]^[.B$6]" office:value-type="float" office:value="324.1524" calcext:value-type="float">
            <text:p>324.1524</text:p>
          </table:table-cell>
          <table:table-cell table:formula="of:=[.C$2]*[.$B107]^[.C$6]" office:value-type="float" office:value="531.1505056" calcext:value-type="float">
            <text:p>531.1505056</text:p>
          </table:table-cell>
          <table:table-cell table:formula="of:=[.D$2]*[.$B107]^[.D$6]" office:value-type="float" office:value="-1555.116676256" calcext:value-type="float">
            <text:p>-1555.116676256</text:p>
          </table:table-cell>
          <table:table-cell table:formula="of:=[.E$2]*[.$B107]^[.E$6]" office:value-type="float" office:value="2322.9713258752" calcext:value-type="float">
            <text:p>2322.9713258752</text:p>
          </table:table-cell>
          <table:table-cell table:formula="of:=[.F$2]*[.$B107]^[.F$6]" office:value-type="float" office:value="-2710.29200341969" calcext:value-type="float">
            <text:p>-2710.29200341969</text:p>
          </table:table-cell>
          <table:table-cell table:formula="of:=[.G$2]*[.$B107]^[.G$6]" office:value-type="float" office:value="2031.82386376273" calcext:value-type="float">
            <text:p>2031.82386376273</text:p>
          </table:table-cell>
          <table:table-cell table:formula="of:=SUM([.C107:.I107])" office:value-type="float" office:value="160.069415562246" calcext:value-type="float">
            <text:p>160.069415562246</text:p>
          </table:table-cell>
          <table:table-cell table:formula="of:=[.A$4]*[.$B107]^[.A$6]" office:value-type="float" office:value="5.6102" calcext:value-type="float">
            <text:p>5.6102</text:p>
          </table:table-cell>
          <table:table-cell table:formula="of:=[.B$4]*[.$B107]^[.B$6]" office:value-type="float" office:value="-1.1372218" calcext:value-type="float">
            <text:p>-1.1372218</text:p>
          </table:table-cell>
          <table:table-cell table:formula="of:=[.C$4]*[.$B107]^[.C$6]" office:value-type="float" office:value="5.827310632" calcext:value-type="float">
            <text:p>5.827310632</text:p>
          </table:table-cell>
          <table:table-cell table:formula="of:=[.D$4]*[.$B107]^[.D$6]" office:value-type="float" office:value="-22.37182110592" calcext:value-type="float">
            <text:p>-22.37182110592</text:p>
          </table:table-cell>
          <table:table-cell table:formula="of:=[.E$4]*[.$B107]^[.E$6]" office:value-type="float" office:value="41.9372596996496" calcext:value-type="float">
            <text:p>41.9372596996496</text:p>
          </table:table-cell>
          <table:table-cell table:formula="of:=[.F$4]*[.$B107]^[.F$6]" office:value-type="float" office:value="-20.233428158825" calcext:value-type="float">
            <text:p>-20.233428158825</text:p>
          </table:table-cell>
          <table:table-cell table:formula="of:=[.G$4]*[.$B107]^[.G$6]" office:value-type="float" office:value="-10.2732236837218" calcext:value-type="float">
            <text:p>-10.2732236837218</text:p>
          </table:table-cell>
          <table:table-cell table:formula="of:=SUM([.K107:.Q107])" office:value-type="float" office:value="-0.640924416817243" calcext:value-type="float">
            <text:p>-0.640924416817243</text:p>
          </table:table-cell>
        </table:table-row>
        <table:table-row table:style-name="ro1">
          <table:table-cell table:formula="of:=EXP(LN([.B108])+1/[.$I$2]*[.J108]+ ([.R108]))" office:value-type="float" office:value="133.52191340137" calcext:value-type="float">
            <text:p>133.52191340137</text:p>
          </table:table-cell>
          <table:table-cell office:value-type="float" office:value="28.9" calcext:value-type="float">
            <text:p>28.9</text:p>
          </table:table-cell>
          <table:table-cell table:formula="of:=[.A$2]*[.$B108]^[.A$6]" office:value-type="float" office:value="-784.62" calcext:value-type="float">
            <text:p>-784.62</text:p>
          </table:table-cell>
          <table:table-cell table:formula="of:=[.B$2]*[.$B108]^[.B$6]" office:value-type="float" office:value="327.5526" calcext:value-type="float">
            <text:p>327.5526</text:p>
          </table:table-cell>
          <table:table-cell table:formula="of:=[.C$2]*[.$B108]^[.C$6]" office:value-type="float" office:value="542.3519656" calcext:value-type="float">
            <text:p>542.3519656</text:p>
          </table:table-cell>
          <table:table-cell table:formula="of:=[.D$2]*[.$B108]^[.D$6]" office:value-type="float" office:value="-1604.569036844" calcext:value-type="float">
            <text:p>-1604.569036844</text:p>
          </table:table-cell>
          <table:table-cell table:formula="of:=[.E$2]*[.$B108]^[.E$6]" office:value-type="float" office:value="2421.9829835152" calcext:value-type="float">
            <text:p>2421.9829835152</text:p>
          </table:table-cell>
          <table:table-cell table:formula="of:=[.F$2]*[.$B108]^[.F$6]" office:value-type="float" office:value="-2855.45376059597" calcext:value-type="float">
            <text:p>-2855.45376059597</text:p>
          </table:table-cell>
          <table:table-cell table:formula="of:=[.G$2]*[.$B108]^[.G$6]" office:value-type="float" office:value="2163.10158016294" calcext:value-type="float">
            <text:p>2163.10158016294</text:p>
          </table:table-cell>
          <table:table-cell table:formula="of:=SUM([.C108:.I108])" office:value-type="float" office:value="210.346331838171" calcext:value-type="float">
            <text:p>210.346331838171</text:p>
          </table:table-cell>
          <table:table-cell table:formula="of:=[.A$4]*[.$B108]^[.A$6]" office:value-type="float" office:value="5.6102" calcext:value-type="float">
            <text:p>5.6102</text:p>
          </table:table-cell>
          <table:table-cell table:formula="of:=[.B$4]*[.$B108]^[.B$6]" office:value-type="float" office:value="-1.1491507" calcext:value-type="float">
            <text:p>-1.1491507</text:p>
          </table:table-cell>
          <table:table-cell table:formula="of:=[.C$4]*[.$B108]^[.C$6]" office:value-type="float" office:value="5.950203082" calcext:value-type="float">
            <text:p>5.950203082</text:p>
          </table:table-cell>
          <table:table-cell table:formula="of:=[.D$4]*[.$B108]^[.D$6]" office:value-type="float" office:value="-23.08323998608" calcext:value-type="float">
            <text:p>-23.08323998608</text:p>
          </table:table-cell>
          <table:table-cell table:formula="of:=[.E$4]*[.$B108]^[.E$6]" office:value-type="float" office:value="43.7247452159321" calcext:value-type="float">
            <text:p>43.7247452159321</text:p>
          </table:table-cell>
          <table:table-cell table:formula="of:=[.F$4]*[.$B108]^[.F$6]" office:value-type="float" office:value="-21.3171195033477" calcext:value-type="float">
            <text:p>-21.3171195033477</text:p>
          </table:table-cell>
          <table:table-cell table:formula="of:=[.G$4]*[.$B108]^[.G$6]" office:value-type="float" office:value="-10.9369846372771" calcext:value-type="float">
            <text:p>-10.9369846372771</text:p>
          </table:table-cell>
          <table:table-cell table:formula="of:=SUM([.K108:.Q108])" office:value-type="float" office:value="-1.2013465287727" calcext:value-type="float">
            <text:p>-1.2013465287727</text:p>
          </table:table-cell>
        </table:table-row>
        <table:table-row table:style-name="ro1">
          <table:table-cell table:formula="of:=EXP(LN([.B109])+1/[.$I$2]*[.J109]+ ([.R109]))" office:value-type="float" office:value="148.165538901086" calcext:value-type="float">
            <text:p>148.165538901086</text:p>
          </table:table-cell>
          <table:table-cell office:value-type="float" office:value="29.2" calcext:value-type="float">
            <text:p>29.2</text:p>
          </table:table-cell>
          <table:table-cell table:formula="of:=[.A$2]*[.$B109]^[.A$6]" office:value-type="float" office:value="-784.62" calcext:value-type="float">
            <text:p>-784.62</text:p>
          </table:table-cell>
          <table:table-cell table:formula="of:=[.B$2]*[.$B109]^[.B$6]" office:value-type="float" office:value="330.9528" calcext:value-type="float">
            <text:p>330.9528</text:p>
          </table:table-cell>
          <table:table-cell table:formula="of:=[.C$2]*[.$B109]^[.C$6]" office:value-type="float" office:value="553.6703104" calcext:value-type="float">
            <text:p>553.6703104</text:p>
          </table:table-cell>
          <table:table-cell table:formula="of:=[.D$2]*[.$B109]^[.D$6]" office:value-type="float" office:value="-1655.058821888" calcext:value-type="float">
            <text:p>-1655.058821888</text:p>
          </table:table-cell>
          <table:table-cell table:formula="of:=[.E$2]*[.$B109]^[.E$6]" office:value-type="float" office:value="2524.1265344512" calcext:value-type="float">
            <text:p>2524.1265344512</text:p>
          </table:table-cell>
          <table:table-cell table:formula="of:=[.F$2]*[.$B109]^[.F$6]" office:value-type="float" office:value="-3006.76977082901" calcext:value-type="float">
            <text:p>-3006.76977082901</text:p>
          </table:table-cell>
          <table:table-cell table:formula="of:=[.G$2]*[.$B109]^[.G$6]" office:value-type="float" office:value="2301.37275163923" calcext:value-type="float">
            <text:p>2301.37275163923</text:p>
          </table:table-cell>
          <table:table-cell table:formula="of:=SUM([.C109:.I109])" office:value-type="float" office:value="263.673803773421" calcext:value-type="float">
            <text:p>263.673803773421</text:p>
          </table:table-cell>
          <table:table-cell table:formula="of:=[.A$4]*[.$B109]^[.A$6]" office:value-type="float" office:value="5.6102" calcext:value-type="float">
            <text:p>5.6102</text:p>
          </table:table-cell>
          <table:table-cell table:formula="of:=[.B$4]*[.$B109]^[.B$6]" office:value-type="float" office:value="-1.1610796" calcext:value-type="float">
            <text:p>-1.1610796</text:p>
          </table:table-cell>
          <table:table-cell table:formula="of:=[.C$4]*[.$B109]^[.C$6]" office:value-type="float" office:value="6.074377888" calcext:value-type="float">
            <text:p>6.074377888</text:p>
          </table:table-cell>
          <table:table-cell table:formula="of:=[.D$4]*[.$B109]^[.D$6]" office:value-type="float" office:value="-23.80958319616" calcext:value-type="float">
            <text:p>-23.80958319616</text:p>
          </table:table-cell>
          <table:table-cell table:formula="of:=[.E$4]*[.$B109]^[.E$6]" office:value-type="float" office:value="45.5687716894976" calcext:value-type="float">
            <text:p>45.5687716894976</text:p>
          </table:table-cell>
          <table:table-cell table:formula="of:=[.F$4]*[.$B109]^[.F$6]" office:value-type="float" office:value="-22.4467548409672" calcext:value-type="float">
            <text:p>-22.4467548409672</text:p>
          </table:table-cell>
          <table:table-cell table:formula="of:=[.G$4]*[.$B109]^[.G$6]" office:value-type="float" office:value="-11.6361056087946" calcext:value-type="float">
            <text:p>-11.6361056087946</text:p>
          </table:table-cell>
          <table:table-cell table:formula="of:=SUM([.K109:.Q109])" office:value-type="float" office:value="-1.80017366842413" calcext:value-type="float">
            <text:p>-1.80017366842413</text:p>
          </table:table-cell>
        </table:table-row>
        <table:table-row table:style-name="ro1">
          <table:table-cell table:formula="of:=EXP(LN([.B110])+1/[.$I$2]*[.J110]+ ([.R110]))" office:value-type="float" office:value="164.615782945775" calcext:value-type="float">
            <text:p>164.615782945775</text:p>
          </table:table-cell>
          <table:table-cell office:value-type="float" office:value="29.5" calcext:value-type="float">
            <text:p>29.5</text:p>
          </table:table-cell>
          <table:table-cell table:formula="of:=[.A$2]*[.$B110]^[.A$6]" office:value-type="float" office:value="-784.62" calcext:value-type="float">
            <text:p>-784.62</text:p>
          </table:table-cell>
          <table:table-cell table:formula="of:=[.B$2]*[.$B110]^[.B$6]" office:value-type="float" office:value="334.353" calcext:value-type="float">
            <text:p>334.353</text:p>
          </table:table-cell>
          <table:table-cell table:formula="of:=[.C$2]*[.$B110]^[.C$6]" office:value-type="float" office:value="565.10554" calcext:value-type="float">
            <text:p>565.10554</text:p>
          </table:table-cell>
          <table:table-cell table:formula="of:=[.D$2]*[.$B110]^[.D$6]" office:value-type="float" office:value="-1706.5968005" calcext:value-type="float">
            <text:p>-1706.5968005</text:p>
          </table:table-cell>
          <table:table-cell table:formula="of:=[.E$2]*[.$B110]^[.E$6]" office:value-type="float" office:value="2629.467337" calcext:value-type="float">
            <text:p>2629.467337</text:p>
          </table:table-cell>
          <table:table-cell table:formula="of:=[.F$2]*[.$B110]^[.F$6]" office:value-type="float" office:value="-3164.43367844875" calcext:value-type="float">
            <text:p>-3164.43367844875</text:p>
          </table:table-cell>
          <table:table-cell table:formula="of:=[.G$2]*[.$B110]^[.G$6]" office:value-type="float" office:value="2446.9323007647" calcext:value-type="float">
            <text:p>2446.9323007647</text:p>
          </table:table-cell>
          <table:table-cell table:formula="of:=SUM([.C110:.I110])" office:value-type="float" office:value="320.20769881595" calcext:value-type="float">
            <text:p>320.20769881595</text:p>
          </table:table-cell>
          <table:table-cell table:formula="of:=[.A$4]*[.$B110]^[.A$6]" office:value-type="float" office:value="5.6102" calcext:value-type="float">
            <text:p>5.6102</text:p>
          </table:table-cell>
          <table:table-cell table:formula="of:=[.B$4]*[.$B110]^[.B$6]" office:value-type="float" office:value="-1.1730085" calcext:value-type="float">
            <text:p>-1.1730085</text:p>
          </table:table-cell>
          <table:table-cell table:formula="of:=[.C$4]*[.$B110]^[.C$6]" office:value-type="float" office:value="6.19983505" calcext:value-type="float">
            <text:p>6.19983505</text:p>
          </table:table-cell>
          <table:table-cell table:formula="of:=[.D$4]*[.$B110]^[.D$6]" office:value-type="float" office:value="-24.55100566" calcext:value-type="float">
            <text:p>-24.55100566</text:p>
          </table:table-cell>
          <table:table-cell table:formula="of:=[.E$4]*[.$B110]^[.E$6]" office:value-type="float" office:value="47.4705190525626" calcext:value-type="float">
            <text:p>47.4705190525626</text:p>
          </table:table-cell>
          <table:table-cell table:formula="of:=[.F$4]*[.$B110]^[.F$6]" office:value-type="float" office:value="-23.6237798050813" calcext:value-type="float">
            <text:p>-23.6237798050813</text:p>
          </table:table-cell>
          <table:table-cell table:formula="of:=[.G$4]*[.$B110]^[.G$6]" office:value-type="float" office:value="-12.3720777735758" calcext:value-type="float">
            <text:p>-12.3720777735758</text:p>
          </table:table-cell>
          <table:table-cell table:formula="of:=SUM([.K110:.Q110])" office:value-type="float" office:value="-2.43931763609457" calcext:value-type="float">
            <text:p>-2.43931763609457</text:p>
          </table:table-cell>
        </table:table-row>
        <table:table-row table:style-name="ro1">
          <table:table-cell table:formula="of:=EXP(LN([.B111])+1/[.$I$2]*[.J111]+ ([.R111]))" office:value-type="float" office:value="183.138772745235" calcext:value-type="float">
            <text:p>183.138772745235</text:p>
          </table:table-cell>
          <table:table-cell office:value-type="float" office:value="29.8" calcext:value-type="float">
            <text:p>29.8</text:p>
          </table:table-cell>
          <table:table-cell table:formula="of:=[.A$2]*[.$B111]^[.A$6]" office:value-type="float" office:value="-784.62" calcext:value-type="float">
            <text:p>-784.62</text:p>
          </table:table-cell>
          <table:table-cell table:formula="of:=[.B$2]*[.$B111]^[.B$6]" office:value-type="float" office:value="337.7532" calcext:value-type="float">
            <text:p>337.7532</text:p>
          </table:table-cell>
          <table:table-cell table:formula="of:=[.C$2]*[.$B111]^[.C$6]" office:value-type="float" office:value="576.6576544" calcext:value-type="float">
            <text:p>576.6576544</text:p>
          </table:table-cell>
          <table:table-cell table:formula="of:=[.D$2]*[.$B111]^[.D$6]" office:value-type="float" office:value="-1759.193741792" calcext:value-type="float">
            <text:p>-1759.193741792</text:p>
          </table:table-cell>
          <table:table-cell table:formula="of:=[.E$2]*[.$B111]^[.E$6]" office:value-type="float" office:value="2738.0714244352" calcext:value-type="float">
            <text:p>2738.0714244352</text:p>
          </table:table-cell>
          <table:table-cell table:formula="of:=[.F$2]*[.$B111]^[.F$6]" office:value-type="float" office:value="-3328.64314786828" calcext:value-type="float">
            <text:p>-3328.64314786828</text:p>
          </table:table-cell>
          <table:table-cell table:formula="of:=[.G$2]*[.$B111]^[.G$6]" office:value-type="float" office:value="2600.08438131671" calcext:value-type="float">
            <text:p>2600.08438131671</text:p>
          </table:table-cell>
          <table:table-cell table:formula="of:=SUM([.C111:.I111])" office:value-type="float" office:value="380.109770491631" calcext:value-type="float">
            <text:p>380.109770491631</text:p>
          </table:table-cell>
          <table:table-cell table:formula="of:=[.A$4]*[.$B111]^[.A$6]" office:value-type="float" office:value="5.6102" calcext:value-type="float">
            <text:p>5.6102</text:p>
          </table:table-cell>
          <table:table-cell table:formula="of:=[.B$4]*[.$B111]^[.B$6]" office:value-type="float" office:value="-1.1849374" calcext:value-type="float">
            <text:p>-1.1849374</text:p>
          </table:table-cell>
          <table:table-cell table:formula="of:=[.C$4]*[.$B111]^[.C$6]" office:value-type="float" office:value="6.326574568" calcext:value-type="float">
            <text:p>6.326574568</text:p>
          </table:table-cell>
          <table:table-cell table:formula="of:=[.D$4]*[.$B111]^[.D$6]" office:value-type="float" office:value="-25.30766230144" calcext:value-type="float">
            <text:p>-25.30766230144</text:p>
          </table:table-cell>
          <table:table-cell table:formula="of:=[.E$4]*[.$B111]^[.E$6]" office:value-type="float" office:value="49.4311794225296" calcext:value-type="float">
            <text:p>49.4311794225296</text:p>
          </table:table-cell>
          <table:table-cell table:formula="of:=[.F$4]*[.$B111]^[.F$6]" office:value-type="float" office:value="-24.8496700406376" calcext:value-type="float">
            <text:p>-24.8496700406376</text:p>
          </table:table-cell>
          <table:table-cell table:formula="of:=[.G$4]*[.$B111]^[.G$6]" office:value-type="float" office:value="-13.1464389813551" calcext:value-type="float">
            <text:p>-13.1464389813551</text:p>
          </table:table-cell>
          <table:table-cell table:formula="of:=SUM([.K111:.Q111])" office:value-type="float" office:value="-3.12075473290317" calcext:value-type="float">
            <text:p>-3.12075473290317</text:p>
          </table:table-cell>
        </table:table-row>
        <table:table-row table:style-name="ro1">
          <table:table-cell table:formula="of:=EXP(LN([.B112])+1/[.$I$2]*[.J112]+ ([.R112]))" office:value-type="float" office:value="204.048819876177" calcext:value-type="float">
            <text:p>204.048819876177</text:p>
          </table:table-cell>
          <table:table-cell office:value-type="float" office:value="30.1" calcext:value-type="float">
            <text:p>30.1</text:p>
          </table:table-cell>
          <table:table-cell table:formula="of:=[.A$2]*[.$B112]^[.A$6]" office:value-type="float" office:value="-784.62" calcext:value-type="float">
            <text:p>-784.62</text:p>
          </table:table-cell>
          <table:table-cell table:formula="of:=[.B$2]*[.$B112]^[.B$6]" office:value-type="float" office:value="341.1534" calcext:value-type="float">
            <text:p>341.1534</text:p>
          </table:table-cell>
          <table:table-cell table:formula="of:=[.C$2]*[.$B112]^[.C$6]" office:value-type="float" office:value="588.3266536" calcext:value-type="float">
            <text:p>588.3266536</text:p>
          </table:table-cell>
          <table:table-cell table:formula="of:=[.D$2]*[.$B112]^[.D$6]" office:value-type="float" office:value="-1812.860414876" calcext:value-type="float">
            <text:p>-1812.860414876</text:p>
          </table:table-cell>
          <table:table-cell table:formula="of:=[.E$2]*[.$B112]^[.E$6]" office:value-type="float" office:value="2850.0055049872" calcext:value-type="float">
            <text:p>2850.0055049872</text:p>
          </table:table-cell>
          <table:table-cell table:formula="of:=[.F$2]*[.$B112]^[.F$6]" office:value-type="float" office:value="-3499.59990488602" calcext:value-type="float">
            <text:p>-3499.59990488602</text:p>
          </table:table-cell>
          <table:table-cell table:formula="of:=[.G$2]*[.$B112]^[.G$6]" office:value-type="float" office:value="2761.14256892683" calcext:value-type="float">
            <text:p>2761.14256892683</text:p>
          </table:table-cell>
          <table:table-cell table:formula="of:=SUM([.C112:.I112])" office:value-type="float" office:value="443.547807752016" calcext:value-type="float">
            <text:p>443.547807752016</text:p>
          </table:table-cell>
          <table:table-cell table:formula="of:=[.A$4]*[.$B112]^[.A$6]" office:value-type="float" office:value="5.6102" calcext:value-type="float">
            <text:p>5.6102</text:p>
          </table:table-cell>
          <table:table-cell table:formula="of:=[.B$4]*[.$B112]^[.B$6]" office:value-type="float" office:value="-1.1968663" calcext:value-type="float">
            <text:p>-1.1968663</text:p>
          </table:table-cell>
          <table:table-cell table:formula="of:=[.C$4]*[.$B112]^[.C$6]" office:value-type="float" office:value="6.454596442" calcext:value-type="float">
            <text:p>6.454596442</text:p>
          </table:table-cell>
          <table:table-cell table:formula="of:=[.D$4]*[.$B112]^[.D$6]" office:value-type="float" office:value="-26.07970804432" calcext:value-type="float">
            <text:p>-26.07970804432</text:p>
          </table:table-cell>
          <table:table-cell table:formula="of:=[.E$4]*[.$B112]^[.E$6]" office:value-type="float" office:value="51.4519571019881" calcext:value-type="float">
            <text:p>51.4519571019881</text:p>
          </table:table-cell>
          <table:table-cell table:formula="of:=[.F$4]*[.$B112]^[.F$6]" office:value-type="float" office:value="-26.1259315124716" calcext:value-type="float">
            <text:p>-26.1259315124716</text:p>
          </table:table-cell>
          <table:table-cell table:formula="of:=[.G$4]*[.$B112]^[.G$6]" office:value-type="float" office:value="-13.960774720256" calcext:value-type="float">
            <text:p>-13.960774720256</text:p>
          </table:table-cell>
          <table:table-cell table:formula="of:=SUM([.K112:.Q112])" office:value-type="float" office:value="-3.84652703305949" calcext:value-type="float">
            <text:p>-3.84652703305949</text:p>
          </table:table-cell>
        </table:table-row>
        <table:table-row table:style-name="ro1">
          <table:table-cell table:formula="of:=EXP(LN([.B113])+1/[.$I$2]*[.J113]+ ([.R113]))" office:value-type="float" office:value="227.718849340566" calcext:value-type="float">
            <text:p>227.718849340566</text:p>
          </table:table-cell>
          <table:table-cell office:value-type="float" office:value="30.4" calcext:value-type="float">
            <text:p>30.4</text:p>
          </table:table-cell>
          <table:table-cell table:formula="of:=[.A$2]*[.$B113]^[.A$6]" office:value-type="float" office:value="-784.62" calcext:value-type="float">
            <text:p>-784.62</text:p>
          </table:table-cell>
          <table:table-cell table:formula="of:=[.B$2]*[.$B113]^[.B$6]" office:value-type="float" office:value="344.5536" calcext:value-type="float">
            <text:p>344.5536</text:p>
          </table:table-cell>
          <table:table-cell table:formula="of:=[.C$2]*[.$B113]^[.C$6]" office:value-type="float" office:value="600.1125376" calcext:value-type="float">
            <text:p>600.1125376</text:p>
          </table:table-cell>
          <table:table-cell table:formula="of:=[.D$2]*[.$B113]^[.D$6]" office:value-type="float" office:value="-1867.607588864" calcext:value-type="float">
            <text:p>-1867.607588864</text:p>
          </table:table-cell>
          <table:table-cell table:formula="of:=[.E$2]*[.$B113]^[.E$6]" office:value-type="float" office:value="2965.3369618432" calcext:value-type="float">
            <text:p>2965.3369618432</text:p>
          </table:table-cell>
          <table:table-cell table:formula="of:=[.F$2]*[.$B113]^[.F$6]" office:value-type="float" office:value="-3677.509777988" calcext:value-type="float">
            <text:p>-3677.509777988</text:p>
          </table:table-cell>
          <table:table-cell table:formula="of:=[.G$2]*[.$B113]^[.G$6]" office:value-type="float" office:value="2930.43005367958" calcext:value-type="float">
            <text:p>2930.43005367958</text:p>
          </table:table-cell>
          <table:table-cell table:formula="of:=SUM([.C113:.I113])" office:value-type="float" office:value="510.695786270783" calcext:value-type="float">
            <text:p>510.695786270783</text:p>
          </table:table-cell>
          <table:table-cell table:formula="of:=[.A$4]*[.$B113]^[.A$6]" office:value-type="float" office:value="5.6102" calcext:value-type="float">
            <text:p>5.6102</text:p>
          </table:table-cell>
          <table:table-cell table:formula="of:=[.B$4]*[.$B113]^[.B$6]" office:value-type="float" office:value="-1.2087952" calcext:value-type="float">
            <text:p>-1.2087952</text:p>
          </table:table-cell>
          <table:table-cell table:formula="of:=[.C$4]*[.$B113]^[.C$6]" office:value-type="float" office:value="6.583900672" calcext:value-type="float">
            <text:p>6.583900672</text:p>
          </table:table-cell>
          <table:table-cell table:formula="of:=[.D$4]*[.$B113]^[.D$6]" office:value-type="float" office:value="-26.86729781248" calcext:value-type="float">
            <text:p>-26.86729781248</text:p>
          </table:table-cell>
          <table:table-cell table:formula="of:=[.E$4]*[.$B113]^[.E$6]" office:value-type="float" office:value="53.5340685787137" calcext:value-type="float">
            <text:p>53.5340685787137</text:p>
          </table:table-cell>
          <table:table-cell table:formula="of:=[.F$4]*[.$B113]^[.F$6]" office:value-type="float" office:value="-27.4541008136438" calcext:value-type="float">
            <text:p>-27.4541008136438</text:p>
          </table:table-cell>
          <table:table-cell table:formula="of:=[.G$4]*[.$B113]^[.G$6]" office:value-type="float" office:value="-14.8167190906007" calcext:value-type="float">
            <text:p>-14.8167190906007</text:p>
          </table:table-cell>
          <table:table-cell table:formula="of:=SUM([.K113:.Q113])" office:value-type="float" office:value="-4.61874366601081" calcext:value-type="float">
            <text:p>-4.61874366601081</text:p>
          </table:table-cell>
        </table:table-row>
        <table:table-row table:style-name="ro1">
          <table:table-cell table:formula="of:=EXP(LN([.B114])+1/[.$I$2]*[.J114]+ ([.R114]))" office:value-type="float" office:value="254.593419868776" calcext:value-type="float">
            <text:p>254.593419868776</text:p>
          </table:table-cell>
          <table:table-cell office:value-type="float" office:value="30.7" calcext:value-type="float">
            <text:p>30.7</text:p>
          </table:table-cell>
          <table:table-cell table:formula="of:=[.A$2]*[.$B114]^[.A$6]" office:value-type="float" office:value="-784.62" calcext:value-type="float">
            <text:p>-784.62</text:p>
          </table:table-cell>
          <table:table-cell table:formula="of:=[.B$2]*[.$B114]^[.B$6]" office:value-type="float" office:value="347.9538" calcext:value-type="float">
            <text:p>347.9538</text:p>
          </table:table-cell>
          <table:table-cell table:formula="of:=[.C$2]*[.$B114]^[.C$6]" office:value-type="float" office:value="612.0153064" calcext:value-type="float">
            <text:p>612.0153064</text:p>
          </table:table-cell>
          <table:table-cell table:formula="of:=[.D$2]*[.$B114]^[.D$6]" office:value-type="float" office:value="-1923.446032868" calcext:value-type="float">
            <text:p>-1923.446032868</text:p>
          </table:table-cell>
          <table:table-cell table:formula="of:=[.E$2]*[.$B114]^[.E$6]" office:value-type="float" office:value="3084.1338531472" calcext:value-type="float">
            <text:p>3084.1338531472</text:p>
          </table:table-cell>
          <table:table-cell table:formula="of:=[.F$2]*[.$B114]^[.F$6]" office:value-type="float" office:value="-3862.58273965004" calcext:value-type="float">
            <text:p>-3862.58273965004</text:p>
          </table:table-cell>
          <table:table-cell table:formula="of:=[.G$2]*[.$B114]^[.G$6]" office:value-type="float" office:value="3108.27983465977" calcext:value-type="float">
            <text:p>3108.27983465977</text:p>
          </table:table-cell>
          <table:table-cell table:formula="of:=SUM([.C114:.I114])" office:value-type="float" office:value="581.734021688935" calcext:value-type="float">
            <text:p>581.734021688935</text:p>
          </table:table-cell>
          <table:table-cell table:formula="of:=[.A$4]*[.$B114]^[.A$6]" office:value-type="float" office:value="5.6102" calcext:value-type="float">
            <text:p>5.6102</text:p>
          </table:table-cell>
          <table:table-cell table:formula="of:=[.B$4]*[.$B114]^[.B$6]" office:value-type="float" office:value="-1.2207241" calcext:value-type="float">
            <text:p>-1.2207241</text:p>
          </table:table-cell>
          <table:table-cell table:formula="of:=[.C$4]*[.$B114]^[.C$6]" office:value-type="float" office:value="6.714487258" calcext:value-type="float">
            <text:p>6.714487258</text:p>
          </table:table-cell>
          <table:table-cell table:formula="of:=[.D$4]*[.$B114]^[.D$6]" office:value-type="float" office:value="-27.67058652976" calcext:value-type="float">
            <text:p>-27.67058652976</text:p>
          </table:table-cell>
          <table:table-cell table:formula="of:=[.E$4]*[.$B114]^[.E$6]" office:value-type="float" office:value="55.6787425256682" calcext:value-type="float">
            <text:p>55.6787425256682</text:p>
          </table:table-cell>
          <table:table-cell table:formula="of:=[.F$4]*[.$B114]^[.F$6]" office:value-type="float" office:value="-28.8357454737782" calcext:value-type="float">
            <text:p>-28.8357454737782</text:p>
          </table:table-cell>
          <table:table-cell table:formula="of:=[.G$4]*[.$B114]^[.G$6]" office:value-type="float" office:value="-15.7159557885725" calcext:value-type="float">
            <text:p>-15.7159557885725</text:p>
          </table:table-cell>
          <table:table-cell table:formula="of:=SUM([.K114:.Q114])" office:value-type="float" office:value="-5.43958210844264" calcext:value-type="float">
            <text:p>-5.43958210844264</text:p>
          </table:table-cell>
        </table:table-row>
        <table:table-row table:style-name="ro1">
          <table:table-cell table:formula="of:=EXP(LN([.B115])+1/[.$I$2]*[.J115]+ ([.R115]))" office:value-type="float" office:value="285.205059953287" calcext:value-type="float">
            <text:p>285.205059953287</text:p>
          </table:table-cell>
          <table:table-cell office:value-type="float" office:value="31" calcext:value-type="float">
            <text:p>31</text:p>
          </table:table-cell>
          <table:table-cell table:formula="of:=[.A$2]*[.$B115]^[.A$6]" office:value-type="float" office:value="-784.62" calcext:value-type="float">
            <text:p>-784.62</text:p>
          </table:table-cell>
          <table:table-cell table:formula="of:=[.B$2]*[.$B115]^[.B$6]" office:value-type="float" office:value="351.354" calcext:value-type="float">
            <text:p>351.354</text:p>
          </table:table-cell>
          <table:table-cell table:formula="of:=[.C$2]*[.$B115]^[.C$6]" office:value-type="float" office:value="624.03496" calcext:value-type="float">
            <text:p>624.03496</text:p>
          </table:table-cell>
          <table:table-cell table:formula="of:=[.D$2]*[.$B115]^[.D$6]" office:value-type="float" office:value="-1980.386516" calcext:value-type="float">
            <text:p>-1980.386516</text:p>
          </table:table-cell>
          <table:table-cell table:formula="of:=[.E$2]*[.$B115]^[.E$6]" office:value-type="float" office:value="3206.464912" calcext:value-type="float">
            <text:p>3206.464912</text:p>
          </table:table-cell>
          <table:table-cell table:formula="of:=[.F$2]*[.$B115]^[.F$6]" office:value-type="float" office:value="-4055.03294764" calcext:value-type="float">
            <text:p>-4055.03294764</text:p>
          </table:table-cell>
          <table:table-cell table:formula="of:=[.G$2]*[.$B115]^[.G$6]" office:value-type="float" office:value="3295.0349164487" calcext:value-type="float">
            <text:p>3295.0349164487</text:p>
          </table:table-cell>
          <table:table-cell table:formula="of:=SUM([.C115:.I115])" office:value-type="float" office:value="656.849324808701" calcext:value-type="float">
            <text:p>656.849324808701</text:p>
          </table:table-cell>
          <table:table-cell table:formula="of:=[.A$4]*[.$B115]^[.A$6]" office:value-type="float" office:value="5.6102" calcext:value-type="float">
            <text:p>5.6102</text:p>
          </table:table-cell>
          <table:table-cell table:formula="of:=[.B$4]*[.$B115]^[.B$6]" office:value-type="float" office:value="-1.232653" calcext:value-type="float">
            <text:p>-1.232653</text:p>
          </table:table-cell>
          <table:table-cell table:formula="of:=[.C$4]*[.$B115]^[.C$6]" office:value-type="float" office:value="6.8463562" calcext:value-type="float">
            <text:p>6.8463562</text:p>
          </table:table-cell>
          <table:table-cell table:formula="of:=[.D$4]*[.$B115]^[.D$6]" office:value-type="float" office:value="-28.48972912" calcext:value-type="float">
            <text:p>-28.48972912</text:p>
          </table:table-cell>
          <table:table-cell table:formula="of:=[.E$4]*[.$B115]^[.E$6]" office:value-type="float" office:value="57.8872198010001" calcext:value-type="float">
            <text:p>57.8872198010001</text:p>
          </table:table-cell>
          <table:table-cell table:formula="of:=[.F$4]*[.$B115]^[.F$6]" office:value-type="float" office:value="-30.2724642674" calcext:value-type="float">
            <text:p>-30.2724642674</text:p>
          </table:table-cell>
          <table:table-cell table:formula="of:=[.G$4]*[.$B115]^[.G$6]" office:value-type="float" office:value="-16.660219099732" calcext:value-type="float">
            <text:p>-16.660219099732</text:p>
          </table:table-cell>
          <table:table-cell table:formula="of:=SUM([.K115:.Q115])" office:value-type="float" office:value="-6.31128948613201" calcext:value-type="float">
            <text:p>-6.31128948613201</text:p>
          </table:table-cell>
        </table:table-row>
        <table:table-row table:style-name="ro1">
          <table:table-cell table:formula="of:=EXP(LN([.B116])+1/[.$I$2]*[.J116]+ ([.R116]))" office:value-type="float" office:value="320.194870223083" calcext:value-type="float">
            <text:p>320.194870223083</text:p>
          </table:table-cell>
          <table:table-cell office:value-type="float" office:value="31.3" calcext:value-type="float">
            <text:p>31.3</text:p>
          </table:table-cell>
          <table:table-cell table:formula="of:=[.A$2]*[.$B116]^[.A$6]" office:value-type="float" office:value="-784.62" calcext:value-type="float">
            <text:p>-784.62</text:p>
          </table:table-cell>
          <table:table-cell table:formula="of:=[.B$2]*[.$B116]^[.B$6]" office:value-type="float" office:value="354.7542" calcext:value-type="float">
            <text:p>354.7542</text:p>
          </table:table-cell>
          <table:table-cell table:formula="of:=[.C$2]*[.$B116]^[.C$6]" office:value-type="float" office:value="636.1714984" calcext:value-type="float">
            <text:p>636.1714984</text:p>
          </table:table-cell>
          <table:table-cell table:formula="of:=[.D$2]*[.$B116]^[.D$6]" office:value-type="float" office:value="-2038.439807372" calcext:value-type="float">
            <text:p>-2038.439807372</text:p>
          </table:table-cell>
          <table:table-cell table:formula="of:=[.E$2]*[.$B116]^[.E$6]" office:value-type="float" office:value="3332.3995464592" calcext:value-type="float">
            <text:p>3332.3995464592</text:p>
          </table:table-cell>
          <table:table-cell table:formula="of:=[.F$2]*[.$B116]^[.F$6]" office:value-type="float" office:value="-4255.07878632001" calcext:value-type="float">
            <text:p>-4255.07878632001</text:p>
          </table:table-cell>
          <table:table-cell table:formula="of:=[.G$2]*[.$B116]^[.G$6]" office:value-type="float" office:value="3491.04850756898" calcext:value-type="float">
            <text:p>3491.04850756898</text:p>
          </table:table-cell>
          <table:table-cell table:formula="of:=SUM([.C116:.I116])" office:value-type="float" office:value="736.235158736173" calcext:value-type="float">
            <text:p>736.235158736173</text:p>
          </table:table-cell>
          <table:table-cell table:formula="of:=[.A$4]*[.$B116]^[.A$6]" office:value-type="float" office:value="5.6102" calcext:value-type="float">
            <text:p>5.6102</text:p>
          </table:table-cell>
          <table:table-cell table:formula="of:=[.B$4]*[.$B116]^[.B$6]" office:value-type="float" office:value="-1.2445819" calcext:value-type="float">
            <text:p>-1.2445819</text:p>
          </table:table-cell>
          <table:table-cell table:formula="of:=[.C$4]*[.$B116]^[.C$6]" office:value-type="float" office:value="6.979507498" calcext:value-type="float">
            <text:p>6.979507498</text:p>
          </table:table-cell>
          <table:table-cell table:formula="of:=[.D$4]*[.$B116]^[.D$6]" office:value-type="float" office:value="-29.32488050704" calcext:value-type="float">
            <text:p>-29.32488050704</text:p>
          </table:table-cell>
          <table:table-cell table:formula="of:=[.E$4]*[.$B116]^[.E$6]" office:value-type="float" office:value="60.1607534480441" calcext:value-type="float">
            <text:p>60.1607534480441</text:p>
          </table:table-cell>
          <table:table-cell table:formula="of:=[.F$4]*[.$B116]^[.F$6]" office:value-type="float" office:value="-31.7658875222732" calcext:value-type="float">
            <text:p>-31.7658875222732</text:p>
          </table:table-cell>
          <table:table-cell table:formula="of:=[.G$4]*[.$B116]^[.G$6]" office:value-type="float" office:value="-17.651294902385" calcext:value-type="float">
            <text:p>-17.651294902385</text:p>
          </table:table-cell>
          <table:table-cell table:formula="of:=SUM([.K116:.Q116])" office:value-type="float" office:value="-7.23618388565409" calcext:value-type="float">
            <text:p>-7.23618388565409</text:p>
          </table:table-cell>
        </table:table-row>
        <table:table-row table:style-name="ro1">
          <table:table-cell table:formula="of:=EXP(LN([.B117])+1/[.$I$2]*[.J117]+ ([.R117]))" office:value-type="float" office:value="360.338647025742" calcext:value-type="float">
            <text:p>360.338647025742</text:p>
          </table:table-cell>
          <table:table-cell office:value-type="float" office:value="31.6" calcext:value-type="float">
            <text:p>31.6</text:p>
          </table:table-cell>
          <table:table-cell table:formula="of:=[.A$2]*[.$B117]^[.A$6]" office:value-type="float" office:value="-784.62" calcext:value-type="float">
            <text:p>-784.62</text:p>
          </table:table-cell>
          <table:table-cell table:formula="of:=[.B$2]*[.$B117]^[.B$6]" office:value-type="float" office:value="358.1544" calcext:value-type="float">
            <text:p>358.1544</text:p>
          </table:table-cell>
          <table:table-cell table:formula="of:=[.C$2]*[.$B117]^[.C$6]" office:value-type="float" office:value="648.4249216" calcext:value-type="float">
            <text:p>648.4249216</text:p>
          </table:table-cell>
          <table:table-cell table:formula="of:=[.D$2]*[.$B117]^[.D$6]" office:value-type="float" office:value="-2097.616676096" calcext:value-type="float">
            <text:p>-2097.616676096</text:p>
          </table:table-cell>
          <table:table-cell table:formula="of:=[.E$2]*[.$B117]^[.E$6]" office:value-type="float" office:value="3462.0078395392" calcext:value-type="float">
            <text:p>3462.0078395392</text:p>
          </table:table-cell>
          <table:table-cell table:formula="of:=[.F$2]*[.$B117]^[.F$6]" office:value-type="float" office:value="-4462.94290794865" calcext:value-type="float">
            <text:p>-4462.94290794865</text:p>
          </table:table-cell>
          <table:table-cell table:formula="of:=[.G$2]*[.$B117]^[.G$6]" office:value-type="float" office:value="3696.6842208781" calcext:value-type="float">
            <text:p>3696.6842208781</text:p>
          </table:table-cell>
          <table:table-cell table:formula="of:=SUM([.C117:.I117])" office:value-type="float" office:value="820.091797972652" calcext:value-type="float">
            <text:p>820.091797972652</text:p>
          </table:table-cell>
          <table:table-cell table:formula="of:=[.A$4]*[.$B117]^[.A$6]" office:value-type="float" office:value="5.6102" calcext:value-type="float">
            <text:p>5.6102</text:p>
          </table:table-cell>
          <table:table-cell table:formula="of:=[.B$4]*[.$B117]^[.B$6]" office:value-type="float" office:value="-1.2565108" calcext:value-type="float">
            <text:p>-1.2565108</text:p>
          </table:table-cell>
          <table:table-cell table:formula="of:=[.C$4]*[.$B117]^[.C$6]" office:value-type="float" office:value="7.113941152" calcext:value-type="float">
            <text:p>7.113941152</text:p>
          </table:table-cell>
          <table:table-cell table:formula="of:=[.D$4]*[.$B117]^[.D$6]" office:value-type="float" office:value="-30.17619561472" calcext:value-type="float">
            <text:p>-30.17619561472</text:p>
          </table:table-cell>
          <table:table-cell table:formula="of:=[.E$4]*[.$B117]^[.E$6]" office:value-type="float" office:value="62.5006086953217" calcext:value-type="float">
            <text:p>62.5006086953217</text:p>
          </table:table-cell>
          <table:table-cell table:formula="of:=[.F$4]*[.$B117]^[.F$6]" office:value-type="float" office:value="-33.3176774277386" calcext:value-type="float">
            <text:p>-33.3176774277386</text:p>
          </table:table-cell>
          <table:table-cell table:formula="of:=[.G$4]*[.$B117]^[.G$6]" office:value-type="float" office:value="-18.6910216808047" calcext:value-type="float">
            <text:p>-18.6910216808047</text:p>
          </table:table-cell>
          <table:table-cell table:formula="of:=SUM([.K117:.Q117])" office:value-type="float" office:value="-8.21665567594173" calcext:value-type="float">
            <text:p>-8.21665567594173</text:p>
          </table:table-cell>
        </table:table-row>
        <table:table-row table:style-name="ro1">
          <table:table-cell table:formula="of:=EXP(LN([.B118])+1/[.$I$2]*[.J118]+ ([.R118]))" office:value-type="float" office:value="406.580194098274" calcext:value-type="float">
            <text:p>406.580194098274</text:p>
          </table:table-cell>
          <table:table-cell office:value-type="float" office:value="31.9" calcext:value-type="float">
            <text:p>31.9</text:p>
          </table:table-cell>
          <table:table-cell table:formula="of:=[.A$2]*[.$B118]^[.A$6]" office:value-type="float" office:value="-784.62" calcext:value-type="float">
            <text:p>-784.62</text:p>
          </table:table-cell>
          <table:table-cell table:formula="of:=[.B$2]*[.$B118]^[.B$6]" office:value-type="float" office:value="361.5546" calcext:value-type="float">
            <text:p>361.5546</text:p>
          </table:table-cell>
          <table:table-cell table:formula="of:=[.C$2]*[.$B118]^[.C$6]" office:value-type="float" office:value="660.7952296" calcext:value-type="float">
            <text:p>660.7952296</text:p>
          </table:table-cell>
          <table:table-cell table:formula="of:=[.D$2]*[.$B118]^[.D$6]" office:value-type="float" office:value="-2157.927891284" calcext:value-type="float">
            <text:p>-2157.927891284</text:p>
          </table:table-cell>
          <table:table-cell table:formula="of:=[.E$2]*[.$B118]^[.E$6]" office:value-type="float" office:value="3595.3605492112" calcext:value-type="float">
            <text:p>3595.3605492112</text:p>
          </table:table-cell>
          <table:table-cell table:formula="of:=[.F$2]*[.$B118]^[.F$6]" office:value-type="float" office:value="-4678.85227398323" calcext:value-type="float">
            <text:p>-4678.85227398323</text:p>
          </table:table-cell>
          <table:table-cell table:formula="of:=[.G$2]*[.$B118]^[.G$6]" office:value-type="float" office:value="3912.31627591075" calcext:value-type="float">
            <text:p>3912.31627591075</text:p>
          </table:table-cell>
          <table:table-cell table:formula="of:=SUM([.C118:.I118])" office:value-type="float" office:value="908.626489454728" calcext:value-type="float">
            <text:p>908.626489454728</text:p>
          </table:table-cell>
          <table:table-cell table:formula="of:=[.A$4]*[.$B118]^[.A$6]" office:value-type="float" office:value="5.6102" calcext:value-type="float">
            <text:p>5.6102</text:p>
          </table:table-cell>
          <table:table-cell table:formula="of:=[.B$4]*[.$B118]^[.B$6]" office:value-type="float" office:value="-1.2684397" calcext:value-type="float">
            <text:p>-1.2684397</text:p>
          </table:table-cell>
          <table:table-cell table:formula="of:=[.C$4]*[.$B118]^[.C$6]" office:value-type="float" office:value="7.249657162" calcext:value-type="float">
            <text:p>7.249657162</text:p>
          </table:table-cell>
          <table:table-cell table:formula="of:=[.D$4]*[.$B118]^[.D$6]" office:value-type="float" office:value="-31.04382936688" calcext:value-type="float">
            <text:p>-31.04382936688</text:p>
          </table:table-cell>
          <table:table-cell table:formula="of:=[.E$4]*[.$B118]^[.E$6]" office:value-type="float" office:value="64.9080629565402" calcext:value-type="float">
            <text:p>64.9080629565402</text:p>
          </table:table-cell>
          <table:table-cell table:formula="of:=[.F$4]*[.$B118]^[.F$6]" office:value-type="float" office:value="-34.9295283430518" calcext:value-type="float">
            <text:p>-34.9295283430518</text:p>
          </table:table-cell>
          <table:table-cell table:formula="of:=[.G$4]*[.$B118]^[.G$6]" office:value-type="float" office:value="-19.7812915483063" calcext:value-type="float">
            <text:p>-19.7812915483063</text:p>
          </table:table-cell>
          <table:table-cell table:formula="of:=SUM([.K118:.Q118])" office:value-type="float" office:value="-9.25516883969799" calcext:value-type="float">
            <text:p>-9.25516883969799</text:p>
          </table:table-cell>
        </table:table-row>
        <table:table-row table:style-name="ro1">
          <table:table-cell table:formula="of:=EXP(LN([.B119])+1/[.$I$2]*[.J119]+ ([.R119]))" office:value-type="float" office:value="460.074050847203" calcext:value-type="float">
            <text:p>460.074050847203</text:p>
          </table:table-cell>
          <table:table-cell office:value-type="float" office:value="32.2" calcext:value-type="float">
            <text:p>32.2</text:p>
          </table:table-cell>
          <table:table-cell table:formula="of:=[.A$2]*[.$B119]^[.A$6]" office:value-type="float" office:value="-784.62" calcext:value-type="float">
            <text:p>-784.62</text:p>
          </table:table-cell>
          <table:table-cell table:formula="of:=[.B$2]*[.$B119]^[.B$6]" office:value-type="float" office:value="364.9548" calcext:value-type="float">
            <text:p>364.9548</text:p>
          </table:table-cell>
          <table:table-cell table:formula="of:=[.C$2]*[.$B119]^[.C$6]" office:value-type="float" office:value="673.2824224" calcext:value-type="float">
            <text:p>673.2824224</text:p>
          </table:table-cell>
          <table:table-cell table:formula="of:=[.D$2]*[.$B119]^[.D$6]" office:value-type="float" office:value="-2219.384222048" calcext:value-type="float">
            <text:p>-2219.384222048</text:p>
          </table:table-cell>
          <table:table-cell table:formula="of:=[.E$2]*[.$B119]^[.E$6]" office:value-type="float" office:value="3732.5291084032" calcext:value-type="float">
            <text:p>3732.5291084032</text:p>
          </table:table-cell>
          <table:table-cell table:formula="of:=[.F$2]*[.$B119]^[.F$6]" office:value-type="float" office:value="-4903.03819638197" calcext:value-type="float">
            <text:p>-4903.03819638197</text:p>
          </table:table-cell>
          <table:table-cell table:formula="of:=[.G$2]*[.$B119]^[.G$6]" office:value-type="float" office:value="4138.32970316984" calcext:value-type="float">
            <text:p>4138.32970316984</text:p>
          </table:table-cell>
          <table:table-cell table:formula="of:=SUM([.C119:.I119])" office:value-type="float" office:value="1002.05361554307" calcext:value-type="float">
            <text:p>1002.05361554307</text:p>
          </table:table-cell>
          <table:table-cell table:formula="of:=[.A$4]*[.$B119]^[.A$6]" office:value-type="float" office:value="5.6102" calcext:value-type="float">
            <text:p>5.6102</text:p>
          </table:table-cell>
          <table:table-cell table:formula="of:=[.B$4]*[.$B119]^[.B$6]" office:value-type="float" office:value="-1.2803686" calcext:value-type="float">
            <text:p>-1.2803686</text:p>
          </table:table-cell>
          <table:table-cell table:formula="of:=[.C$4]*[.$B119]^[.C$6]" office:value-type="float" office:value="7.386655528" calcext:value-type="float">
            <text:p>7.386655528</text:p>
          </table:table-cell>
          <table:table-cell table:formula="of:=[.D$4]*[.$B119]^[.D$6]" office:value-type="float" office:value="-31.92793668736" calcext:value-type="float">
            <text:p>-31.92793668736</text:p>
          </table:table-cell>
          <table:table-cell table:formula="of:=[.E$4]*[.$B119]^[.E$6]" office:value-type="float" office:value="67.3844058305936" calcext:value-type="float">
            <text:p>67.3844058305936</text:p>
          </table:table-cell>
          <table:table-cell table:formula="of:=[.F$4]*[.$B119]^[.F$6]" office:value-type="float" office:value="-36.6031671057208" calcext:value-type="float">
            <text:p>-36.6031671057208</text:p>
          </table:table-cell>
          <table:table-cell table:formula="of:=[.G$4]*[.$B119]^[.G$6]" office:value-type="float" office:value="-20.9240512801746" calcext:value-type="float">
            <text:p>-20.9240512801746</text:p>
          </table:table-cell>
          <table:table-cell table:formula="of:=SUM([.K119:.Q119])" office:value-type="float" office:value="-10.3542623146617" calcext:value-type="float">
            <text:p>-10.3542623146617</text:p>
          </table:table-cell>
        </table:table-row>
        <table:table-row table:style-name="ro1">
          <table:table-cell table:formula="of:=EXP(LN([.B120])+1/[.$I$2]*[.J120]+ ([.R120]))" office:value-type="float" office:value="522.240636624619" calcext:value-type="float">
            <text:p>522.240636624619</text:p>
          </table:table-cell>
          <table:table-cell office:value-type="float" office:value="32.5" calcext:value-type="float">
            <text:p>32.5</text:p>
          </table:table-cell>
          <table:table-cell table:formula="of:=[.A$2]*[.$B120]^[.A$6]" office:value-type="float" office:value="-784.62" calcext:value-type="float">
            <text:p>-784.62</text:p>
          </table:table-cell>
          <table:table-cell table:formula="of:=[.B$2]*[.$B120]^[.B$6]" office:value-type="float" office:value="368.355" calcext:value-type="float">
            <text:p>368.355</text:p>
          </table:table-cell>
          <table:table-cell table:formula="of:=[.C$2]*[.$B120]^[.C$6]" office:value-type="float" office:value="685.8865" calcext:value-type="float">
            <text:p>685.8865</text:p>
          </table:table-cell>
          <table:table-cell table:formula="of:=[.D$2]*[.$B120]^[.D$6]" office:value-type="float" office:value="-2281.9964375" calcext:value-type="float">
            <text:p>-2281.9964375</text:p>
          </table:table-cell>
          <table:table-cell table:formula="of:=[.E$2]*[.$B120]^[.E$6]" office:value-type="float" office:value="3873.585625" calcext:value-type="float">
            <text:p>3873.585625</text:p>
          </table:table-cell>
          <table:table-cell table:formula="of:=[.F$2]*[.$B120]^[.F$6]" office:value-type="float" office:value="-5135.73637890626" calcext:value-type="float">
            <text:p>-5135.73637890626</text:p>
          </table:table-cell>
          <table:table-cell table:formula="of:=[.G$2]*[.$B120]^[.G$6]" office:value-type="float" office:value="4375.12055036622" calcext:value-type="float">
            <text:p>4375.12055036622</text:p>
          </table:table-cell>
          <table:table-cell table:formula="of:=SUM([.C120:.I120])" office:value-type="float" office:value="1100.59485895996" calcext:value-type="float">
            <text:p>1100.59485895996</text:p>
          </table:table-cell>
          <table:table-cell table:formula="of:=[.A$4]*[.$B120]^[.A$6]" office:value-type="float" office:value="5.6102" calcext:value-type="float">
            <text:p>5.6102</text:p>
          </table:table-cell>
          <table:table-cell table:formula="of:=[.B$4]*[.$B120]^[.B$6]" office:value-type="float" office:value="-1.2922975" calcext:value-type="float">
            <text:p>-1.2922975</text:p>
          </table:table-cell>
          <table:table-cell table:formula="of:=[.C$4]*[.$B120]^[.C$6]" office:value-type="float" office:value="7.52493625" calcext:value-type="float">
            <text:p>7.52493625</text:p>
          </table:table-cell>
          <table:table-cell table:formula="of:=[.D$4]*[.$B120]^[.D$6]" office:value-type="float" office:value="-32.8286725" calcext:value-type="float">
            <text:p>-32.8286725</text:p>
          </table:table-cell>
          <table:table-cell table:formula="of:=[.E$4]*[.$B120]^[.E$6]" office:value-type="float" office:value="69.9309391015626" calcext:value-type="float">
            <text:p>69.9309391015626</text:p>
          </table:table-cell>
          <table:table-cell table:formula="of:=[.F$4]*[.$B120]^[.F$6]" office:value-type="float" office:value="-38.3403533398438" calcext:value-type="float">
            <text:p>-38.3403533398438</text:p>
          </table:table-cell>
          <table:table-cell table:formula="of:=[.G$4]*[.$B120]^[.G$6]" office:value-type="float" office:value="-22.1213033564453" calcext:value-type="float">
            <text:p>-22.1213033564453</text:p>
          </table:table-cell>
          <table:table-cell table:formula="of:=SUM([.K120:.Q120])" office:value-type="float" office:value="-11.5165513447266" calcext:value-type="float">
            <text:p>-11.5165513447266</text:p>
          </table:table-cell>
        </table:table-row>
        <table:table-row table:style-name="ro1">
          <table:table-cell table:formula="of:=EXP(LN([.B121])+1/[.$I$2]*[.J121]+ ([.R121]))" office:value-type="float" office:value="594.8378759625" calcext:value-type="float">
            <text:p>594.8378759625</text:p>
          </table:table-cell>
          <table:table-cell office:value-type="float" office:value="32.8" calcext:value-type="float">
            <text:p>32.8</text:p>
          </table:table-cell>
          <table:table-cell table:formula="of:=[.A$2]*[.$B121]^[.A$6]" office:value-type="float" office:value="-784.62" calcext:value-type="float">
            <text:p>-784.62</text:p>
          </table:table-cell>
          <table:table-cell table:formula="of:=[.B$2]*[.$B121]^[.B$6]" office:value-type="float" office:value="371.7552" calcext:value-type="float">
            <text:p>371.7552</text:p>
          </table:table-cell>
          <table:table-cell table:formula="of:=[.C$2]*[.$B121]^[.C$6]" office:value-type="float" office:value="698.6074624" calcext:value-type="float">
            <text:p>698.6074624</text:p>
          </table:table-cell>
          <table:table-cell table:formula="of:=[.D$2]*[.$B121]^[.D$6]" office:value-type="float" office:value="-2345.775306752" calcext:value-type="float">
            <text:p>-2345.775306752</text:p>
          </table:table-cell>
          <table:table-cell table:formula="of:=[.E$2]*[.$B121]^[.E$6]" office:value-type="float" office:value="4018.6028818432" calcext:value-type="float">
            <text:p>4018.6028818432</text:p>
          </table:table-cell>
          <table:table-cell table:formula="of:=[.F$2]*[.$B121]^[.F$6]" office:value-type="float" office:value="-5377.18695842284" calcext:value-type="float">
            <text:p>-5377.18695842284</text:p>
          </table:table-cell>
          <table:table-cell table:formula="of:=[.G$2]*[.$B121]^[.G$6]" office:value-type="float" office:value="4623.09609060715" calcext:value-type="float">
            <text:p>4623.09609060715</text:p>
          </table:table-cell>
          <table:table-cell table:formula="of:=SUM([.C121:.I121])" office:value-type="float" office:value="1204.47936967551" calcext:value-type="float">
            <text:p>1204.47936967551</text:p>
          </table:table-cell>
          <table:table-cell table:formula="of:=[.A$4]*[.$B121]^[.A$6]" office:value-type="float" office:value="5.6102" calcext:value-type="float">
            <text:p>5.6102</text:p>
          </table:table-cell>
          <table:table-cell table:formula="of:=[.B$4]*[.$B121]^[.B$6]" office:value-type="float" office:value="-1.3042264" calcext:value-type="float">
            <text:p>-1.3042264</text:p>
          </table:table-cell>
          <table:table-cell table:formula="of:=[.C$4]*[.$B121]^[.C$6]" office:value-type="float" office:value="7.664499328" calcext:value-type="float">
            <text:p>7.664499328</text:p>
          </table:table-cell>
          <table:table-cell table:formula="of:=[.D$4]*[.$B121]^[.D$6]" office:value-type="float" office:value="-33.74619172864" calcext:value-type="float">
            <text:p>-33.74619172864</text:p>
          </table:table-cell>
          <table:table-cell table:formula="of:=[.E$4]*[.$B121]^[.E$6]" office:value-type="float" office:value="72.5489767387136" calcext:value-type="float">
            <text:p>72.5489767387136</text:p>
          </table:table-cell>
          <table:table-cell table:formula="of:=[.F$4]*[.$B121]^[.F$6]" office:value-type="float" office:value="-40.1428797644473" calcext:value-type="float">
            <text:p>-40.1428797644473</text:p>
          </table:table-cell>
          <table:table-cell table:formula="of:=[.G$4]*[.$B121]^[.G$6]" office:value-type="float" office:value="-23.3751070145386" calcext:value-type="float">
            <text:p>-23.3751070145386</text:p>
          </table:table-cell>
          <table:table-cell table:formula="of:=SUM([.K121:.Q121])" office:value-type="float" office:value="-12.7447288409122" calcext:value-type="float">
            <text:p>-12.7447288409122</text:p>
          </table:table-cell>
        </table:table-row>
        <table:table-row table:style-name="ro1">
          <table:table-cell table:formula="of:=EXP(LN([.B122])+1/[.$I$2]*[.J122]+ ([.R122]))" office:value-type="float" office:value="680.054853559557" calcext:value-type="float">
            <text:p>680.054853559557</text:p>
          </table:table-cell>
          <table:table-cell office:value-type="float" office:value="33.1" calcext:value-type="float">
            <text:p>33.1</text:p>
          </table:table-cell>
          <table:table-cell table:formula="of:=[.A$2]*[.$B122]^[.A$6]" office:value-type="float" office:value="-784.62" calcext:value-type="float">
            <text:p>-784.62</text:p>
          </table:table-cell>
          <table:table-cell table:formula="of:=[.B$2]*[.$B122]^[.B$6]" office:value-type="float" office:value="375.1554" calcext:value-type="float">
            <text:p>375.1554</text:p>
          </table:table-cell>
          <table:table-cell table:formula="of:=[.C$2]*[.$B122]^[.C$6]" office:value-type="float" office:value="711.4453096" calcext:value-type="float">
            <text:p>711.4453096</text:p>
          </table:table-cell>
          <table:table-cell table:formula="of:=[.D$2]*[.$B122]^[.D$6]" office:value-type="float" office:value="-2410.731598916" calcext:value-type="float">
            <text:p>-2410.731598916</text:p>
          </table:table-cell>
          <table:table-cell table:formula="of:=[.E$2]*[.$B122]^[.E$6]" office:value-type="float" office:value="4167.6543367312" calcext:value-type="float">
            <text:p>4167.6543367312</text:p>
          </table:table-cell>
          <table:table-cell table:formula="of:=[.F$2]*[.$B122]^[.F$6]" office:value-type="float" office:value="-5627.63454620608" calcext:value-type="float">
            <text:p>-5627.63454620608</text:p>
          </table:table-cell>
          <table:table-cell table:formula="of:=[.G$2]*[.$B122]^[.G$6]" office:value-type="float" office:value="4882.67503253352" calcext:value-type="float">
            <text:p>4882.67503253352</text:p>
          </table:table-cell>
          <table:table-cell table:formula="of:=SUM([.C122:.I122])" office:value-type="float" office:value="1313.94393374264" calcext:value-type="float">
            <text:p>1313.94393374264</text:p>
          </table:table-cell>
          <table:table-cell table:formula="of:=[.A$4]*[.$B122]^[.A$6]" office:value-type="float" office:value="5.6102" calcext:value-type="float">
            <text:p>5.6102</text:p>
          </table:table-cell>
          <table:table-cell table:formula="of:=[.B$4]*[.$B122]^[.B$6]" office:value-type="float" office:value="-1.3161553" calcext:value-type="float">
            <text:p>-1.3161553</text:p>
          </table:table-cell>
          <table:table-cell table:formula="of:=[.C$4]*[.$B122]^[.C$6]" office:value-type="float" office:value="7.805344762" calcext:value-type="float">
            <text:p>7.805344762</text:p>
          </table:table-cell>
          <table:table-cell table:formula="of:=[.D$4]*[.$B122]^[.D$6]" office:value-type="float" office:value="-34.68064929712" calcext:value-type="float">
            <text:p>-34.68064929712</text:p>
          </table:table-cell>
          <table:table-cell table:formula="of:=[.E$4]*[.$B122]^[.E$6]" office:value-type="float" office:value="75.2398448965002" calcext:value-type="float">
            <text:p>75.2398448965002</text:p>
          </table:table-cell>
          <table:table-cell table:formula="of:=[.F$4]*[.$B122]^[.F$6]" office:value-type="float" office:value="-42.0125725018237" calcext:value-type="float">
            <text:p>-42.0125725018237</text:p>
          </table:table-cell>
          <table:table-cell table:formula="of:=[.G$4]*[.$B122]^[.G$6]" office:value-type="float" office:value="-24.687579311746" calcext:value-type="float">
            <text:p>-24.687579311746</text:p>
          </table:table-cell>
          <table:table-cell table:formula="of:=SUM([.K122:.Q122])" office:value-type="float" office:value="-14.0415667521895" calcext:value-type="float">
            <text:p>-14.0415667521895</text:p>
          </table:table-cell>
        </table:table-row>
        <table:table-row table:style-name="ro1">
          <table:table-cell table:formula="of:=EXP(LN([.B123])+1/[.$I$2]*[.J123]+ ([.R123]))" office:value-type="float" office:value="780.635129916836" calcext:value-type="float">
            <text:p>780.635129916836</text:p>
          </table:table-cell>
          <table:table-cell office:value-type="float" office:value="33.4" calcext:value-type="float">
            <text:p>33.4</text:p>
          </table:table-cell>
          <table:table-cell table:formula="of:=[.A$2]*[.$B123]^[.A$6]" office:value-type="float" office:value="-784.62" calcext:value-type="float">
            <text:p>-784.62</text:p>
          </table:table-cell>
          <table:table-cell table:formula="of:=[.B$2]*[.$B123]^[.B$6]" office:value-type="float" office:value="378.5556" calcext:value-type="float">
            <text:p>378.5556</text:p>
          </table:table-cell>
          <table:table-cell table:formula="of:=[.C$2]*[.$B123]^[.C$6]" office:value-type="float" office:value="724.4000416" calcext:value-type="float">
            <text:p>724.4000416</text:p>
          </table:table-cell>
          <table:table-cell table:formula="of:=[.D$2]*[.$B123]^[.D$6]" office:value-type="float" office:value="-2476.876083104" calcext:value-type="float">
            <text:p>-2476.876083104</text:p>
          </table:table-cell>
          <table:table-cell table:formula="of:=[.E$2]*[.$B123]^[.E$6]" office:value-type="float" office:value="4320.8141224192" calcext:value-type="float">
            <text:p>4320.8141224192</text:p>
          </table:table-cell>
          <table:table-cell table:formula="of:=[.F$2]*[.$B123]^[.F$6]" office:value-type="float" office:value="-5887.32826924016" calcext:value-type="float">
            <text:p>-5887.32826924016</text:p>
          </table:table-cell>
          <table:table-cell table:formula="of:=[.G$2]*[.$B123]^[.G$6]" office:value-type="float" office:value="5154.28773240571" calcext:value-type="float">
            <text:p>5154.28773240571</text:p>
          </table:table-cell>
          <table:table-cell table:formula="of:=SUM([.C123:.I123])" office:value-type="float" office:value="1429.23314408076" calcext:value-type="float">
            <text:p>1429.23314408076</text:p>
          </table:table-cell>
          <table:table-cell table:formula="of:=[.A$4]*[.$B123]^[.A$6]" office:value-type="float" office:value="5.6102" calcext:value-type="float">
            <text:p>5.6102</text:p>
          </table:table-cell>
          <table:table-cell table:formula="of:=[.B$4]*[.$B123]^[.B$6]" office:value-type="float" office:value="-1.3280842" calcext:value-type="float">
            <text:p>-1.3280842</text:p>
          </table:table-cell>
          <table:table-cell table:formula="of:=[.C$4]*[.$B123]^[.C$6]" office:value-type="float" office:value="7.947472552" calcext:value-type="float">
            <text:p>7.947472552</text:p>
          </table:table-cell>
          <table:table-cell table:formula="of:=[.D$4]*[.$B123]^[.D$6]" office:value-type="float" office:value="-35.63220012928" calcext:value-type="float">
            <text:p>-35.63220012928</text:p>
          </table:table-cell>
          <table:table-cell table:formula="of:=[.E$4]*[.$B123]^[.E$6]" office:value-type="float" office:value="78.0048819145617" calcext:value-type="float">
            <text:p>78.0048819145617</text:p>
          </table:table-cell>
          <table:table-cell table:formula="of:=[.F$4]*[.$B123]^[.F$6]" office:value-type="float" office:value="-43.9512913858694" calcext:value-type="float">
            <text:p>-43.9512913858694</text:p>
          </table:table-cell>
          <table:table-cell table:formula="of:=[.G$4]*[.$B123]^[.G$6]" office:value-type="float" office:value="-26.0608961975705" calcext:value-type="float">
            <text:p>-26.0608961975705</text:p>
          </table:table-cell>
          <table:table-cell table:formula="of:=SUM([.K123:.Q123])" office:value-type="float" office:value="-15.4099174461583" calcext:value-type="float">
            <text:p>-15.4099174461583</text:p>
          </table:table-cell>
        </table:table-row>
        <table:table-row table:style-name="ro1">
          <table:table-cell table:formula="of:=EXP(LN([.B124])+1/[.$I$2]*[.J124]+ ([.R124]))" office:value-type="float" office:value="900.040293332489" calcext:value-type="float">
            <text:p>900.040293332489</text:p>
          </table:table-cell>
          <table:table-cell office:value-type="float" office:value="33.7" calcext:value-type="float">
            <text:p>33.7</text:p>
          </table:table-cell>
          <table:table-cell table:formula="of:=[.A$2]*[.$B124]^[.A$6]" office:value-type="float" office:value="-784.62" calcext:value-type="float">
            <text:p>-784.62</text:p>
          </table:table-cell>
          <table:table-cell table:formula="of:=[.B$2]*[.$B124]^[.B$6]" office:value-type="float" office:value="381.9558" calcext:value-type="float">
            <text:p>381.9558</text:p>
          </table:table-cell>
          <table:table-cell table:formula="of:=[.C$2]*[.$B124]^[.C$6]" office:value-type="float" office:value="737.471658400001" calcext:value-type="float">
            <text:p>737.471658400001</text:p>
          </table:table-cell>
          <table:table-cell table:formula="of:=[.D$2]*[.$B124]^[.D$6]" office:value-type="float" office:value="-2544.219528428" calcext:value-type="float">
            <text:p>-2544.219528428</text:p>
          </table:table-cell>
          <table:table-cell table:formula="of:=[.E$2]*[.$B124]^[.E$6]" office:value-type="float" office:value="4478.15704661921" calcext:value-type="float">
            <text:p>4478.15704661921</text:p>
          </table:table-cell>
          <table:table-cell table:formula="of:=[.F$2]*[.$B124]^[.F$6]" office:value-type="float" office:value="-6156.5218115213" calcext:value-type="float">
            <text:p>-6156.5218115213</text:p>
          </table:table-cell>
          <table:table-cell table:formula="of:=[.G$2]*[.$B124]^[.G$6]" office:value-type="float" office:value="5438.37640813827" calcext:value-type="float">
            <text:p>5438.37640813827</text:p>
          </table:table-cell>
          <table:table-cell table:formula="of:=SUM([.C124:.I124])" office:value-type="float" office:value="1550.59957320817" calcext:value-type="float">
            <text:p>1550.59957320817</text:p>
          </table:table-cell>
          <table:table-cell table:formula="of:=[.A$4]*[.$B124]^[.A$6]" office:value-type="float" office:value="5.6102" calcext:value-type="float">
            <text:p>5.6102</text:p>
          </table:table-cell>
          <table:table-cell table:formula="of:=[.B$4]*[.$B124]^[.B$6]" office:value-type="float" office:value="-1.3400131" calcext:value-type="float">
            <text:p>-1.3400131</text:p>
          </table:table-cell>
          <table:table-cell table:formula="of:=[.C$4]*[.$B124]^[.C$6]" office:value-type="float" office:value="8.09088269800001" calcext:value-type="float">
            <text:p>8.09088269800001</text:p>
          </table:table-cell>
          <table:table-cell table:formula="of:=[.D$4]*[.$B124]^[.D$6]" office:value-type="float" office:value="-36.60099914896" calcext:value-type="float">
            <text:p>-36.60099914896</text:p>
          </table:table-cell>
          <table:table-cell table:formula="of:=[.E$4]*[.$B124]^[.E$6]" office:value-type="float" office:value="80.8454383177242" calcext:value-type="float">
            <text:p>80.8454383177242</text:p>
          </table:table-cell>
          <table:table-cell table:formula="of:=[.F$4]*[.$B124]^[.F$6]" office:value-type="float" office:value="-45.9609302704224" calcext:value-type="float">
            <text:p>-45.9609302704224</text:p>
          </table:table-cell>
          <table:table-cell table:formula="of:=[.G$4]*[.$B124]^[.G$6]" office:value-type="float" office:value="-27.4972935959198" calcext:value-type="float">
            <text:p>-27.4972935959198</text:p>
          </table:table-cell>
          <table:table-cell table:formula="of:=SUM([.K124:.Q124])" office:value-type="float" office:value="-16.852715099578" calcext:value-type="float">
            <text:p>-16.852715099578</text:p>
          </table:table-cell>
        </table:table-row>
        <table:table-row table:style-name="ro1">
          <table:table-cell table:formula="of:=EXP(LN([.B125])+1/[.$I$2]*[.J125]+ ([.R125]))" office:value-type="float" office:value="1042.66852334573" calcext:value-type="float">
            <text:p>1042.66852334573</text:p>
          </table:table-cell>
          <table:table-cell office:value-type="float" office:value="34" calcext:value-type="float">
            <text:p>34</text:p>
          </table:table-cell>
          <table:table-cell table:formula="of:=[.A$2]*[.$B125]^[.A$6]" office:value-type="float" office:value="-784.62" calcext:value-type="float">
            <text:p>-784.62</text:p>
          </table:table-cell>
          <table:table-cell table:formula="of:=[.B$2]*[.$B125]^[.B$6]" office:value-type="float" office:value="385.356" calcext:value-type="float">
            <text:p>385.356</text:p>
          </table:table-cell>
          <table:table-cell table:formula="of:=[.C$2]*[.$B125]^[.C$6]" office:value-type="float" office:value="750.66016" calcext:value-type="float">
            <text:p>750.66016</text:p>
          </table:table-cell>
          <table:table-cell table:formula="of:=[.D$2]*[.$B125]^[.D$6]" office:value-type="float" office:value="-2612.772704" calcext:value-type="float">
            <text:p>-2612.772704</text:p>
          </table:table-cell>
          <table:table-cell table:formula="of:=[.E$2]*[.$B125]^[.E$6]" office:value-type="float" office:value="4639.758592" calcext:value-type="float">
            <text:p>4639.758592</text:p>
          </table:table-cell>
          <table:table-cell table:formula="of:=[.F$2]*[.$B125]^[.F$6]" office:value-type="float" office:value="-6435.47345536001" calcext:value-type="float">
            <text:p>-6435.47345536001</text:p>
          </table:table-cell>
          <table:table-cell table:formula="of:=[.G$2]*[.$B125]^[.G$6]" office:value-type="float" office:value="5735.39535528321" calcext:value-type="float">
            <text:p>5735.39535528321</text:p>
          </table:table-cell>
          <table:table-cell table:formula="of:=SUM([.C125:.I125])" office:value-type="float" office:value="1678.3039479232" calcext:value-type="float">
            <text:p>1678.3039479232</text:p>
          </table:table-cell>
          <table:table-cell table:formula="of:=[.A$4]*[.$B125]^[.A$6]" office:value-type="float" office:value="5.6102" calcext:value-type="float">
            <text:p>5.6102</text:p>
          </table:table-cell>
          <table:table-cell table:formula="of:=[.B$4]*[.$B125]^[.B$6]" office:value-type="float" office:value="-1.351942" calcext:value-type="float">
            <text:p>-1.351942</text:p>
          </table:table-cell>
          <table:table-cell table:formula="of:=[.C$4]*[.$B125]^[.C$6]" office:value-type="float" office:value="8.2355752" calcext:value-type="float">
            <text:p>8.2355752</text:p>
          </table:table-cell>
          <table:table-cell table:formula="of:=[.D$4]*[.$B125]^[.D$6]" office:value-type="float" office:value="-37.58720128" calcext:value-type="float">
            <text:p>-37.58720128</text:p>
          </table:table-cell>
          <table:table-cell table:formula="of:=[.E$4]*[.$B125]^[.E$6]" office:value-type="float" office:value="83.7628768160001" calcext:value-type="float">
            <text:p>83.7628768160001</text:p>
          </table:table-cell>
          <table:table-cell table:formula="of:=[.F$4]*[.$B125]^[.F$6]" office:value-type="float" office:value="-48.0434173376" calcext:value-type="float">
            <text:p>-48.0434173376</text:p>
          </table:table-cell>
          <table:table-cell table:formula="of:=[.G$4]*[.$B125]^[.G$6]" office:value-type="float" office:value="-28.999068497152" calcext:value-type="float">
            <text:p>-28.999068497152</text:p>
          </table:table-cell>
          <table:table-cell table:formula="of:=SUM([.K125:.Q125])" office:value-type="float" office:value="-18.372977098752" calcext:value-type="float">
            <text:p>-18.372977098752</text:p>
          </table:table-cell>
        </table:table-row>
        <table:table-row table:style-name="ro1">
          <table:table-cell table:formula="of:=EXP(LN([.B126])+1/[.$I$2]*[.J126]+ ([.R126]))" office:value-type="float" office:value="1214.14898048001" calcext:value-type="float">
            <text:p>1214.14898048001</text:p>
          </table:table-cell>
          <table:table-cell office:value-type="float" office:value="34.3" calcext:value-type="float">
            <text:p>34.3</text:p>
          </table:table-cell>
          <table:table-cell table:formula="of:=[.A$2]*[.$B126]^[.A$6]" office:value-type="float" office:value="-784.62" calcext:value-type="float">
            <text:p>-784.62</text:p>
          </table:table-cell>
          <table:table-cell table:formula="of:=[.B$2]*[.$B126]^[.B$6]" office:value-type="float" office:value="388.7562" calcext:value-type="float">
            <text:p>388.7562</text:p>
          </table:table-cell>
          <table:table-cell table:formula="of:=[.C$2]*[.$B126]^[.C$6]" office:value-type="float" office:value="763.9655464" calcext:value-type="float">
            <text:p>763.9655464</text:p>
          </table:table-cell>
          <table:table-cell table:formula="of:=[.D$2]*[.$B126]^[.D$6]" office:value-type="float" office:value="-2682.546378932" calcext:value-type="float">
            <text:p>-2682.546378932</text:p>
          </table:table-cell>
          <table:table-cell table:formula="of:=[.E$2]*[.$B126]^[.E$6]" office:value-type="float" office:value="4805.6949161872" calcext:value-type="float">
            <text:p>4805.6949161872</text:p>
          </table:table-cell>
          <table:table-cell table:formula="of:=[.F$2]*[.$B126]^[.F$6]" office:value-type="float" office:value="-6724.44612268327" calcext:value-type="float">
            <text:p>-6724.44612268327</text:p>
          </table:table-cell>
          <table:table-cell table:formula="of:=[.G$2]*[.$B126]^[.G$6]" office:value-type="float" office:value="6045.81116496213" calcext:value-type="float">
            <text:p>6045.81116496213</text:p>
          </table:table-cell>
          <table:table-cell table:formula="of:=SUM([.C126:.I126])" office:value-type="float" office:value="1812.61532593406" calcext:value-type="float">
            <text:p>1812.61532593406</text:p>
          </table:table-cell>
          <table:table-cell table:formula="of:=[.A$4]*[.$B126]^[.A$6]" office:value-type="float" office:value="5.6102" calcext:value-type="float">
            <text:p>5.6102</text:p>
          </table:table-cell>
          <table:table-cell table:formula="of:=[.B$4]*[.$B126]^[.B$6]" office:value-type="float" office:value="-1.3638709" calcext:value-type="float">
            <text:p>-1.3638709</text:p>
          </table:table-cell>
          <table:table-cell table:formula="of:=[.C$4]*[.$B126]^[.C$6]" office:value-type="float" office:value="8.381550058" calcext:value-type="float">
            <text:p>8.381550058</text:p>
          </table:table-cell>
          <table:table-cell table:formula="of:=[.D$4]*[.$B126]^[.D$6]" office:value-type="float" office:value="-38.59096144624" calcext:value-type="float">
            <text:p>-38.59096144624</text:p>
          </table:table-cell>
          <table:table-cell table:formula="of:=[.E$4]*[.$B126]^[.E$6]" office:value-type="float" office:value="86.7585723045882" calcext:value-type="float">
            <text:p>86.7585723045882</text:p>
          </table:table-cell>
          <table:table-cell table:formula="of:=[.F$4]*[.$B126]^[.F$6]" office:value-type="float" office:value="-50.2007154061373" calcext:value-type="float">
            <text:p>-50.2007154061373</text:p>
          </table:table-cell>
          <table:table-cell table:formula="of:=[.G$4]*[.$B126]^[.G$6]" office:value-type="float" office:value="-30.568580059975" calcext:value-type="float">
            <text:p>-30.568580059975</text:p>
          </table:table-cell>
          <table:table-cell table:formula="of:=SUM([.K126:.Q126])" office:value-type="float" office:value="-19.9738054497641" calcext:value-type="float">
            <text:p>-19.9738054497641</text:p>
          </table:table-cell>
        </table:table-row>
        <table:table-row table:style-name="ro1">
          <table:table-cell table:formula="of:=EXP(LN([.B127])+1/[.$I$2]*[.J127]+ ([.R127]))" office:value-type="float" office:value="1421.74160117682" calcext:value-type="float">
            <text:p>1421.74160117682</text:p>
          </table:table-cell>
          <table:table-cell office:value-type="float" office:value="34.6" calcext:value-type="float">
            <text:p>34.6</text:p>
          </table:table-cell>
          <table:table-cell table:formula="of:=[.A$2]*[.$B127]^[.A$6]" office:value-type="float" office:value="-784.62" calcext:value-type="float">
            <text:p>-784.62</text:p>
          </table:table-cell>
          <table:table-cell table:formula="of:=[.B$2]*[.$B127]^[.B$6]" office:value-type="float" office:value="392.1564" calcext:value-type="float">
            <text:p>392.1564</text:p>
          </table:table-cell>
          <table:table-cell table:formula="of:=[.C$2]*[.$B127]^[.C$6]" office:value-type="float" office:value="777.3878176" calcext:value-type="float">
            <text:p>777.3878176</text:p>
          </table:table-cell>
          <table:table-cell table:formula="of:=[.D$2]*[.$B127]^[.D$6]" office:value-type="float" office:value="-2753.551322336" calcext:value-type="float">
            <text:p>-2753.551322336</text:p>
          </table:table-cell>
          <table:table-cell table:formula="of:=[.E$2]*[.$B127]^[.E$6]" office:value-type="float" office:value="4976.04285176321" calcext:value-type="float">
            <text:p>4976.04285176321</text:p>
          </table:table-cell>
          <table:table-cell table:formula="of:=[.F$2]*[.$B127]^[.F$6]" office:value-type="float" office:value="-7023.70741633682" calcext:value-type="float">
            <text:p>-7023.70741633682</text:p>
          </table:table-cell>
          <table:table-cell table:formula="of:=[.G$2]*[.$B127]^[.G$6]" office:value-type="float" office:value="6370.10294374701" calcext:value-type="float">
            <text:p>6370.10294374701</text:p>
          </table:table-cell>
          <table:table-cell table:formula="of:=SUM([.C127:.I127])" office:value-type="float" office:value="1953.81127443739" calcext:value-type="float">
            <text:p>1953.81127443739</text:p>
          </table:table-cell>
          <table:table-cell table:formula="of:=[.A$4]*[.$B127]^[.A$6]" office:value-type="float" office:value="5.6102" calcext:value-type="float">
            <text:p>5.6102</text:p>
          </table:table-cell>
          <table:table-cell table:formula="of:=[.B$4]*[.$B127]^[.B$6]" office:value-type="float" office:value="-1.3757998" calcext:value-type="float">
            <text:p>-1.3757998</text:p>
          </table:table-cell>
          <table:table-cell table:formula="of:=[.C$4]*[.$B127]^[.C$6]" office:value-type="float" office:value="8.528807272" calcext:value-type="float">
            <text:p>8.528807272</text:p>
          </table:table-cell>
          <table:table-cell table:formula="of:=[.D$4]*[.$B127]^[.D$6]" office:value-type="float" office:value="-39.61243457152" calcext:value-type="float">
            <text:p>-39.61243457152</text:p>
          </table:table-cell>
          <table:table-cell table:formula="of:=[.E$4]*[.$B127]^[.E$6]" office:value-type="float" office:value="89.8339118638737" calcext:value-type="float">
            <text:p>89.8339118638737</text:p>
          </table:table-cell>
          <table:table-cell table:formula="of:=[.F$4]*[.$B127]^[.F$6]" office:value-type="float" office:value="-52.4348222397243" calcext:value-type="float">
            <text:p>-52.4348222397243</text:p>
          </table:table-cell>
          <table:table-cell table:formula="of:=[.G$4]*[.$B127]^[.G$6]" office:value-type="float" office:value="-32.2082507231984" calcext:value-type="float">
            <text:p>-32.2082507231984</text:p>
          </table:table-cell>
          <table:table-cell table:formula="of:=SUM([.K127:.Q127])" office:value-type="float" office:value="-21.658388198569" calcext:value-type="float">
            <text:p>-21.658388198569</text:p>
          </table:table-cell>
        </table:table-row>
        <table:table-row table:style-name="ro1">
          <table:table-cell table:formula="of:=EXP(LN([.B128])+1/[.$I$2]*[.J128]+ ([.R128]))" office:value-type="float" office:value="1674.88471164423" calcext:value-type="float">
            <text:p>1674.88471164423</text:p>
          </table:table-cell>
          <table:table-cell office:value-type="float" office:value="34.9" calcext:value-type="float">
            <text:p>34.9</text:p>
          </table:table-cell>
          <table:table-cell table:formula="of:=[.A$2]*[.$B128]^[.A$6]" office:value-type="float" office:value="-784.62" calcext:value-type="float">
            <text:p>-784.62</text:p>
          </table:table-cell>
          <table:table-cell table:formula="of:=[.B$2]*[.$B128]^[.B$6]" office:value-type="float" office:value="395.5566" calcext:value-type="float">
            <text:p>395.5566</text:p>
          </table:table-cell>
          <table:table-cell table:formula="of:=[.C$2]*[.$B128]^[.C$6]" office:value-type="float" office:value="790.9269736" calcext:value-type="float">
            <text:p>790.9269736</text:p>
          </table:table-cell>
          <table:table-cell table:formula="of:=[.D$2]*[.$B128]^[.D$6]" office:value-type="float" office:value="-2825.798303324" calcext:value-type="float">
            <text:p>-2825.798303324</text:p>
          </table:table-cell>
          <table:table-cell table:formula="of:=[.E$2]*[.$B128]^[.E$6]" office:value-type="float" office:value="5150.8799062672" calcext:value-type="float">
            <text:p>5150.8799062672</text:p>
          </table:table-cell>
          <table:table-cell table:formula="of:=[.F$2]*[.$B128]^[.F$6]" office:value-type="float" office:value="-7333.52966138729" calcext:value-type="float">
            <text:p>-7333.52966138729</text:p>
          </table:table-cell>
          <table:table-cell table:formula="of:=[.G$2]*[.$B128]^[.G$6]" office:value-type="float" office:value="6708.76253548967" calcext:value-type="float">
            <text:p>6708.76253548967</text:p>
          </table:table-cell>
          <table:table-cell table:formula="of:=SUM([.C128:.I128])" office:value-type="float" office:value="2102.17805064558" calcext:value-type="float">
            <text:p>2102.17805064558</text:p>
          </table:table-cell>
          <table:table-cell table:formula="of:=[.A$4]*[.$B128]^[.A$6]" office:value-type="float" office:value="5.6102" calcext:value-type="float">
            <text:p>5.6102</text:p>
          </table:table-cell>
          <table:table-cell table:formula="of:=[.B$4]*[.$B128]^[.B$6]" office:value-type="float" office:value="-1.3877287" calcext:value-type="float">
            <text:p>-1.3877287</text:p>
          </table:table-cell>
          <table:table-cell table:formula="of:=[.C$4]*[.$B128]^[.C$6]" office:value-type="float" office:value="8.677346842" calcext:value-type="float">
            <text:p>8.677346842</text:p>
          </table:table-cell>
          <table:table-cell table:formula="of:=[.D$4]*[.$B128]^[.D$6]" office:value-type="float" office:value="-40.65177557968" calcext:value-type="float">
            <text:p>-40.65177557968</text:p>
          </table:table-cell>
          <table:table-cell table:formula="of:=[.E$4]*[.$B128]^[.E$6]" office:value-type="float" office:value="92.9902947594282" calcext:value-type="float">
            <text:p>92.9902947594282</text:p>
          </table:table-cell>
          <table:table-cell table:formula="of:=[.F$4]*[.$B128]^[.F$6]" office:value-type="float" office:value="-54.747770855344" calcext:value-type="float">
            <text:p>-54.747770855344</text:p>
          </table:table-cell>
          <table:table-cell table:formula="of:=[.G$4]*[.$B128]^[.G$6]" office:value-type="float" office:value="-33.9205673273392" calcext:value-type="float">
            <text:p>-33.9205673273392</text:p>
          </table:table-cell>
          <table:table-cell table:formula="of:=SUM([.K128:.Q128])" office:value-type="float" office:value="-23.430000860935" calcext:value-type="float">
            <text:p>-23.430000860935</text:p>
          </table:table-cell>
        </table:table-row>
        <table:table-row table:style-name="ro1">
          <table:table-cell table:formula="of:=EXP(LN([.B129])+1/[.$I$2]*[.J129]+ ([.R129]))" office:value-type="float" office:value="1985.95185159235" calcext:value-type="float">
            <text:p>1985.95185159235</text:p>
          </table:table-cell>
          <table:table-cell office:value-type="float" office:value="35.2" calcext:value-type="float">
            <text:p>35.2</text:p>
          </table:table-cell>
          <table:table-cell table:formula="of:=[.A$2]*[.$B129]^[.A$6]" office:value-type="float" office:value="-784.62" calcext:value-type="float">
            <text:p>-784.62</text:p>
          </table:table-cell>
          <table:table-cell table:formula="of:=[.B$2]*[.$B129]^[.B$6]" office:value-type="float" office:value="398.9568" calcext:value-type="float">
            <text:p>398.9568</text:p>
          </table:table-cell>
          <table:table-cell table:formula="of:=[.C$2]*[.$B129]^[.C$6]" office:value-type="float" office:value="804.583014400001" calcext:value-type="float">
            <text:p>804.583014400001</text:p>
          </table:table-cell>
          <table:table-cell table:formula="of:=[.D$2]*[.$B129]^[.D$6]" office:value-type="float" office:value="-2899.298091008" calcext:value-type="float">
            <text:p>-2899.298091008</text:p>
          </table:table-cell>
          <table:table-cell table:formula="of:=[.E$2]*[.$B129]^[.E$6]" office:value-type="float" office:value="5330.28426219521" calcext:value-type="float">
            <text:p>5330.28426219521</text:p>
          </table:table-cell>
          <table:table-cell table:formula="of:=[.F$2]*[.$B129]^[.F$6]" office:value-type="float" office:value="-7654.18994642454" calcext:value-type="float">
            <text:p>-7654.18994642454</text:p>
          </table:table-cell>
          <table:table-cell table:formula="of:=[.G$2]*[.$B129]^[.G$6]" office:value-type="float" office:value="7062.29474510012" calcext:value-type="float">
            <text:p>7062.29474510012</text:p>
          </table:table-cell>
          <table:table-cell table:formula="of:=SUM([.C129:.I129])" office:value-type="float" office:value="2258.01078426279" calcext:value-type="float">
            <text:p>2258.01078426279</text:p>
          </table:table-cell>
          <table:table-cell table:formula="of:=[.A$4]*[.$B129]^[.A$6]" office:value-type="float" office:value="5.6102" calcext:value-type="float">
            <text:p>5.6102</text:p>
          </table:table-cell>
          <table:table-cell table:formula="of:=[.B$4]*[.$B129]^[.B$6]" office:value-type="float" office:value="-1.3996576" calcext:value-type="float">
            <text:p>-1.3996576</text:p>
          </table:table-cell>
          <table:table-cell table:formula="of:=[.C$4]*[.$B129]^[.C$6]" office:value-type="float" office:value="8.827168768" calcext:value-type="float">
            <text:p>8.827168768</text:p>
          </table:table-cell>
          <table:table-cell table:formula="of:=[.D$4]*[.$B129]^[.D$6]" office:value-type="float" office:value="-41.70913939456" calcext:value-type="float">
            <text:p>-41.70913939456</text:p>
          </table:table-cell>
          <table:table-cell table:formula="of:=[.E$4]*[.$B129]^[.E$6]" office:value-type="float" office:value="96.2291324420097" calcext:value-type="float">
            <text:p>96.2291324420097</text:p>
          </table:table-cell>
          <table:table-cell table:formula="of:=[.F$4]*[.$B129]^[.F$6]" office:value-type="float" office:value="-57.1416298316104" calcext:value-type="float">
            <text:p>-57.1416298316104</text:p>
          </table:table-cell>
          <table:table-cell table:formula="of:=[.G$4]*[.$B129]^[.G$6]" office:value-type="float" office:value="-35.7080822460795" calcext:value-type="float">
            <text:p>-35.7080822460795</text:p>
          </table:table-cell>
          <table:table-cell table:formula="of:=SUM([.K129:.Q129])" office:value-type="float" office:value="-25.2920078622403" calcext:value-type="float">
            <text:p>-25.2920078622403</text:p>
          </table:table-cell>
        </table:table-row>
        <table:table-row table:style-name="ro1">
          <table:table-cell table:formula="of:=EXP(LN([.B130])+1/[.$I$2]*[.J130]+ ([.R130]))" office:value-type="float" office:value="2371.307538744" calcext:value-type="float">
            <text:p>2371.307538744</text:p>
          </table:table-cell>
          <table:table-cell office:value-type="float" office:value="35.5" calcext:value-type="float">
            <text:p>35.5</text:p>
          </table:table-cell>
          <table:table-cell table:formula="of:=[.A$2]*[.$B130]^[.A$6]" office:value-type="float" office:value="-784.62" calcext:value-type="float">
            <text:p>-784.62</text:p>
          </table:table-cell>
          <table:table-cell table:formula="of:=[.B$2]*[.$B130]^[.B$6]" office:value-type="float" office:value="402.357" calcext:value-type="float">
            <text:p>402.357</text:p>
          </table:table-cell>
          <table:table-cell table:formula="of:=[.C$2]*[.$B130]^[.C$6]" office:value-type="float" office:value="818.35594" calcext:value-type="float">
            <text:p>818.35594</text:p>
          </table:table-cell>
          <table:table-cell table:formula="of:=[.D$2]*[.$B130]^[.D$6]" office:value-type="float" office:value="-2974.0614545" calcext:value-type="float">
            <text:p>-2974.0614545</text:p>
          </table:table-cell>
          <table:table-cell table:formula="of:=[.E$2]*[.$B130]^[.E$6]" office:value-type="float" office:value="5514.334777" calcext:value-type="float">
            <text:p>5514.334777</text:p>
          </table:table-cell>
          <table:table-cell table:formula="of:=[.F$2]*[.$B130]^[.F$6]" office:value-type="float" office:value="-7985.97016486376" calcext:value-type="float">
            <text:p>-7985.97016486376</text:p>
          </table:table-cell>
          <table:table-cell table:formula="of:=[.G$2]*[.$B130]^[.G$6]" office:value-type="float" office:value="7431.21756427339" calcext:value-type="float">
            <text:p>7431.21756427339</text:p>
          </table:table-cell>
          <table:table-cell table:formula="of:=SUM([.C130:.I130])" office:value-type="float" office:value="2421.61366190964" calcext:value-type="float">
            <text:p>2421.61366190964</text:p>
          </table:table-cell>
          <table:table-cell table:formula="of:=[.A$4]*[.$B130]^[.A$6]" office:value-type="float" office:value="5.6102" calcext:value-type="float">
            <text:p>5.6102</text:p>
          </table:table-cell>
          <table:table-cell table:formula="of:=[.B$4]*[.$B130]^[.B$6]" office:value-type="float" office:value="-1.4115865" calcext:value-type="float">
            <text:p>-1.4115865</text:p>
          </table:table-cell>
          <table:table-cell table:formula="of:=[.C$4]*[.$B130]^[.C$6]" office:value-type="float" office:value="8.97827305" calcext:value-type="float">
            <text:p>8.97827305</text:p>
          </table:table-cell>
          <table:table-cell table:formula="of:=[.D$4]*[.$B130]^[.D$6]" office:value-type="float" office:value="-42.78468094" calcext:value-type="float">
            <text:p>-42.78468094</text:p>
          </table:table-cell>
          <table:table-cell table:formula="of:=[.E$4]*[.$B130]^[.E$6]" office:value-type="float" office:value="99.5518485475626" calcext:value-type="float">
            <text:p>99.5518485475626</text:p>
          </table:table-cell>
          <table:table-cell table:formula="of:=[.F$4]*[.$B130]^[.F$6]" office:value-type="float" office:value="-59.6185036171063" calcext:value-type="float">
            <text:p>-59.6185036171063</text:p>
          </table:table-cell>
          <table:table-cell table:formula="of:=[.G$4]*[.$B130]^[.G$6]" office:value-type="float" office:value="-37.5734145275784" calcext:value-type="float">
            <text:p>-37.5734145275784</text:p>
          </table:table-cell>
          <table:table-cell table:formula="of:=SUM([.K130:.Q130])" office:value-type="float" office:value="-27.2478639871221" calcext:value-type="float">
            <text:p>-27.2478639871221</text:p>
          </table:table-cell>
        </table:table-row>
        <table:table-row table:style-name="ro1">
          <table:table-cell table:formula="of:=EXP(LN([.B131])+1/[.$I$2]*[.J131]+ ([.R131]))" office:value-type="float" office:value="2852.7944670659" calcext:value-type="float">
            <text:p>2852.7944670659</text:p>
          </table:table-cell>
          <table:table-cell office:value-type="float" office:value="35.8" calcext:value-type="float">
            <text:p>35.8</text:p>
          </table:table-cell>
          <table:table-cell table:formula="of:=[.A$2]*[.$B131]^[.A$6]" office:value-type="float" office:value="-784.62" calcext:value-type="float">
            <text:p>-784.62</text:p>
          </table:table-cell>
          <table:table-cell table:formula="of:=[.B$2]*[.$B131]^[.B$6]" office:value-type="float" office:value="405.7572" calcext:value-type="float">
            <text:p>405.7572</text:p>
          </table:table-cell>
          <table:table-cell table:formula="of:=[.C$2]*[.$B131]^[.C$6]" office:value-type="float" office:value="832.2457504" calcext:value-type="float">
            <text:p>832.2457504</text:p>
          </table:table-cell>
          <table:table-cell table:formula="of:=[.D$2]*[.$B131]^[.D$6]" office:value-type="float" office:value="-3050.099162912" calcext:value-type="float">
            <text:p>-3050.099162912</text:p>
          </table:table-cell>
          <table:table-cell table:formula="of:=[.E$2]*[.$B131]^[.E$6]" office:value-type="float" office:value="5703.1109830912" calcext:value-type="float">
            <text:p>5703.1109830912</text:p>
          </table:table-cell>
          <table:table-cell table:formula="of:=[.F$2]*[.$B131]^[.F$6]" office:value-type="float" office:value="-8329.1570562478" calcext:value-type="float">
            <text:p>-8329.1570562478</text:p>
          </table:table-cell>
          <table:table-cell table:formula="of:=[.G$2]*[.$B131]^[.G$6]" office:value-type="float" office:value="7816.06239916533" calcext:value-type="float">
            <text:p>7816.06239916533</text:p>
          </table:table-cell>
          <table:table-cell table:formula="of:=SUM([.C131:.I131])" office:value-type="float" office:value="2593.30011349673" calcext:value-type="float">
            <text:p>2593.30011349673</text:p>
          </table:table-cell>
          <table:table-cell table:formula="of:=[.A$4]*[.$B131]^[.A$6]" office:value-type="float" office:value="5.6102" calcext:value-type="float">
            <text:p>5.6102</text:p>
          </table:table-cell>
          <table:table-cell table:formula="of:=[.B$4]*[.$B131]^[.B$6]" office:value-type="float" office:value="-1.4235154" calcext:value-type="float">
            <text:p>-1.4235154</text:p>
          </table:table-cell>
          <table:table-cell table:formula="of:=[.C$4]*[.$B131]^[.C$6]" office:value-type="float" office:value="9.130659688" calcext:value-type="float">
            <text:p>9.130659688</text:p>
          </table:table-cell>
          <table:table-cell table:formula="of:=[.D$4]*[.$B131]^[.D$6]" office:value-type="float" office:value="-43.87855513984" calcext:value-type="float">
            <text:p>-43.87855513984</text:p>
          </table:table-cell>
          <table:table-cell table:formula="of:=[.E$4]*[.$B131]^[.E$6]" office:value-type="float" office:value="102.959878897218" calcext:value-type="float">
            <text:p>102.959878897218</text:p>
          </table:table-cell>
          <table:table-cell table:formula="of:=[.F$4]*[.$B131]^[.F$6]" office:value-type="float" office:value="-62.1805328387209" calcext:value-type="float">
            <text:p>-62.1805328387209</text:p>
          </table:table-cell>
          <table:table-cell table:formula="of:=[.G$4]*[.$B131]^[.G$6]" office:value-type="float" office:value="-39.5192510456357" calcext:value-type="float">
            <text:p>-39.5192510456357</text:p>
          </table:table-cell>
          <table:table-cell table:formula="of:=SUM([.K131:.Q131])" office:value-type="float" office:value="-29.3011158389789" calcext:value-type="float">
            <text:p>-29.3011158389789</text:p>
          </table:table-cell>
        </table:table-row>
        <table:table-row table:style-name="ro1">
          <table:table-cell table:formula="of:=EXP(LN([.B132])+1/[.$I$2]*[.J132]+ ([.R132]))" office:value-type="float" office:value="3459.8498536295" calcext:value-type="float">
            <text:p>3459.8498536295</text:p>
          </table:table-cell>
          <table:table-cell office:value-type="float" office:value="36.1" calcext:value-type="float">
            <text:p>36.1</text:p>
          </table:table-cell>
          <table:table-cell table:formula="of:=[.A$2]*[.$B132]^[.A$6]" office:value-type="float" office:value="-784.62" calcext:value-type="float">
            <text:p>-784.62</text:p>
          </table:table-cell>
          <table:table-cell table:formula="of:=[.B$2]*[.$B132]^[.B$6]" office:value-type="float" office:value="409.1574" calcext:value-type="float">
            <text:p>409.1574</text:p>
          </table:table-cell>
          <table:table-cell table:formula="of:=[.C$2]*[.$B132]^[.C$6]" office:value-type="float" office:value="846.252445600001" calcext:value-type="float">
            <text:p>846.252445600001</text:p>
          </table:table-cell>
          <table:table-cell table:formula="of:=[.D$2]*[.$B132]^[.D$6]" office:value-type="float" office:value="-3127.421985356" calcext:value-type="float">
            <text:p>-3127.421985356</text:p>
          </table:table-cell>
          <table:table-cell table:formula="of:=[.E$2]*[.$B132]^[.E$6]" office:value-type="float" office:value="5896.69308783521" calcext:value-type="float">
            <text:p>5896.69308783521</text:p>
          </table:table-cell>
          <table:table-cell table:formula="of:=[.F$2]*[.$B132]^[.F$6]" office:value-type="float" office:value="-8684.04224754935" calcext:value-type="float">
            <text:p>-8684.04224754935</text:p>
          </table:table-cell>
          <table:table-cell table:formula="of:=[.G$2]*[.$B132]^[.G$6]" office:value-type="float" office:value="8217.37430001695" calcext:value-type="float">
            <text:p>8217.37430001695</text:p>
          </table:table-cell>
          <table:table-cell table:formula="of:=SUM([.C132:.I132])" office:value-type="float" office:value="2773.39300054681" calcext:value-type="float">
            <text:p>2773.39300054681</text:p>
          </table:table-cell>
          <table:table-cell table:formula="of:=[.A$4]*[.$B132]^[.A$6]" office:value-type="float" office:value="5.6102" calcext:value-type="float">
            <text:p>5.6102</text:p>
          </table:table-cell>
          <table:table-cell table:formula="of:=[.B$4]*[.$B132]^[.B$6]" office:value-type="float" office:value="-1.4354443" calcext:value-type="float">
            <text:p>-1.4354443</text:p>
          </table:table-cell>
          <table:table-cell table:formula="of:=[.C$4]*[.$B132]^[.C$6]" office:value-type="float" office:value="9.28432868200001" calcext:value-type="float">
            <text:p>9.28432868200001</text:p>
          </table:table-cell>
          <table:table-cell table:formula="of:=[.D$4]*[.$B132]^[.D$6]" office:value-type="float" office:value="-44.99091691792" calcext:value-type="float">
            <text:p>-44.99091691792</text:p>
          </table:table-cell>
          <table:table-cell table:formula="of:=[.E$4]*[.$B132]^[.E$6]" office:value-type="float" office:value="106.454671497292" calcext:value-type="float">
            <text:p>106.454671497292</text:p>
          </table:table-cell>
          <table:table-cell table:formula="of:=[.F$4]*[.$B132]^[.F$6]" office:value-type="float" office:value="-64.8298946099879" calcext:value-type="float">
            <text:p>-64.8298946099879</text:p>
          </table:table-cell>
          <table:table-cell table:formula="of:=[.G$4]*[.$B132]^[.G$6]" office:value-type="float" office:value="-41.54834766071" calcext:value-type="float">
            <text:p>-41.54834766071</text:p>
          </table:table-cell>
          <table:table-cell table:formula="of:=SUM([.K132:.Q132])" office:value-type="float" office:value="-31.4554033093257" calcext:value-type="float">
            <text:p>-31.4554033093257</text:p>
          </table:table-cell>
        </table:table-row>
        <table:table-row table:style-name="ro1">
          <table:table-cell table:formula="of:=EXP(LN([.B133])+1/[.$I$2]*[.J133]+ ([.R133]))" office:value-type="float" office:value="4232.54924819362" calcext:value-type="float">
            <text:p>4232.54924819362</text:p>
          </table:table-cell>
          <table:table-cell office:value-type="float" office:value="36.4" calcext:value-type="float">
            <text:p>36.4</text:p>
          </table:table-cell>
          <table:table-cell table:formula="of:=[.A$2]*[.$B133]^[.A$6]" office:value-type="float" office:value="-784.62" calcext:value-type="float">
            <text:p>-784.62</text:p>
          </table:table-cell>
          <table:table-cell table:formula="of:=[.B$2]*[.$B133]^[.B$6]" office:value-type="float" office:value="412.5576" calcext:value-type="float">
            <text:p>412.5576</text:p>
          </table:table-cell>
          <table:table-cell table:formula="of:=[.C$2]*[.$B133]^[.C$6]" office:value-type="float" office:value="860.3760256" calcext:value-type="float">
            <text:p>860.3760256</text:p>
          </table:table-cell>
          <table:table-cell table:formula="of:=[.D$2]*[.$B133]^[.D$6]" office:value-type="float" office:value="-3206.040690944" calcext:value-type="float">
            <text:p>-3206.040690944</text:p>
          </table:table-cell>
          <table:table-cell table:formula="of:=[.E$2]*[.$B133]^[.E$6]" office:value-type="float" office:value="6095.1619735552" calcext:value-type="float">
            <text:p>6095.1619735552</text:p>
          </table:table-cell>
          <table:table-cell table:formula="of:=[.F$2]*[.$B133]^[.F$6]" office:value-type="float" office:value="-9050.92229447312" calcext:value-type="float">
            <text:p>-9050.92229447312</text:p>
          </table:table-cell>
          <table:table-cell table:formula="of:=[.G$2]*[.$B133]^[.G$6]" office:value-type="float" office:value="8635.71219272754" calcext:value-type="float">
            <text:p>8635.71219272754</text:p>
          </table:table-cell>
          <table:table-cell table:formula="of:=SUM([.C133:.I133])" office:value-type="float" office:value="2962.22480646562" calcext:value-type="float">
            <text:p>2962.22480646562</text:p>
          </table:table-cell>
          <table:table-cell table:formula="of:=[.A$4]*[.$B133]^[.A$6]" office:value-type="float" office:value="5.6102" calcext:value-type="float">
            <text:p>5.6102</text:p>
          </table:table-cell>
          <table:table-cell table:formula="of:=[.B$4]*[.$B133]^[.B$6]" office:value-type="float" office:value="-1.4473732" calcext:value-type="float">
            <text:p>-1.4473732</text:p>
          </table:table-cell>
          <table:table-cell table:formula="of:=[.C$4]*[.$B133]^[.C$6]" office:value-type="float" office:value="9.439280032" calcext:value-type="float">
            <text:p>9.439280032</text:p>
          </table:table-cell>
          <table:table-cell table:formula="of:=[.D$4]*[.$B133]^[.D$6]" office:value-type="float" office:value="-46.12192119808" calcext:value-type="float">
            <text:p>-46.12192119808</text:p>
          </table:table-cell>
          <table:table-cell table:formula="of:=[.E$4]*[.$B133]^[.E$6]" office:value-type="float" office:value="110.03768653929" calcext:value-type="float">
            <text:p>110.03768653929</text:p>
          </table:table-cell>
          <table:table-cell table:formula="of:=[.F$4]*[.$B133]^[.F$6]" office:value-type="float" office:value="-67.568802839423" calcext:value-type="float">
            <text:p>-67.568802839423</text:p>
          </table:table-cell>
          <table:table-cell table:formula="of:=[.G$4]*[.$B133]^[.G$6]" office:value-type="float" office:value="-43.6635303907888" calcext:value-type="float">
            <text:p>-43.6635303907888</text:p>
          </table:table-cell>
          <table:table-cell table:formula="of:=SUM([.K133:.Q133])" office:value-type="float" office:value="-33.7144610570021" calcext:value-type="float">
            <text:p>-33.7144610570021</text:p>
          </table:table-cell>
        </table:table-row>
        <table:table-row table:style-name="ro1">
          <table:table-cell table:formula="of:=EXP(LN([.B134])+1/[.$I$2]*[.J134]+ ([.R134]))" office:value-type="float" office:value="5226.03310485128" calcext:value-type="float">
            <text:p>5226.03310485128</text:p>
          </table:table-cell>
          <table:table-cell office:value-type="float" office:value="36.7" calcext:value-type="float">
            <text:p>36.7</text:p>
          </table:table-cell>
          <table:table-cell table:formula="of:=[.A$2]*[.$B134]^[.A$6]" office:value-type="float" office:value="-784.62" calcext:value-type="float">
            <text:p>-784.62</text:p>
          </table:table-cell>
          <table:table-cell table:formula="of:=[.B$2]*[.$B134]^[.B$6]" office:value-type="float" office:value="415.9578" calcext:value-type="float">
            <text:p>415.9578</text:p>
          </table:table-cell>
          <table:table-cell table:formula="of:=[.C$2]*[.$B134]^[.C$6]" office:value-type="float" office:value="874.616490400001" calcext:value-type="float">
            <text:p>874.616490400001</text:p>
          </table:table-cell>
          <table:table-cell table:formula="of:=[.D$2]*[.$B134]^[.D$6]" office:value-type="float" office:value="-3285.966048788" calcext:value-type="float">
            <text:p>-3285.966048788</text:p>
          </table:table-cell>
          <table:table-cell table:formula="of:=[.E$2]*[.$B134]^[.E$6]" office:value-type="float" office:value="6298.59919753121" calcext:value-type="float">
            <text:p>6298.59919753121</text:p>
          </table:table-cell>
          <table:table-cell table:formula="of:=[.F$2]*[.$B134]^[.F$6]" office:value-type="float" office:value="-9430.09872275817" calcext:value-type="float">
            <text:p>-9430.09872275817</text:p>
          </table:table-cell>
          <table:table-cell table:formula="of:=[.G$2]*[.$B134]^[.G$6]" office:value-type="float" office:value="9071.6491123766" calcext:value-type="float">
            <text:p>9071.6491123766</text:p>
          </table:table-cell>
          <table:table-cell table:formula="of:=SUM([.C134:.I134])" office:value-type="float" office:value="3160.13782876164" calcext:value-type="float">
            <text:p>3160.13782876164</text:p>
          </table:table-cell>
          <table:table-cell table:formula="of:=[.A$4]*[.$B134]^[.A$6]" office:value-type="float" office:value="5.6102" calcext:value-type="float">
            <text:p>5.6102</text:p>
          </table:table-cell>
          <table:table-cell table:formula="of:=[.B$4]*[.$B134]^[.B$6]" office:value-type="float" office:value="-1.4593021" calcext:value-type="float">
            <text:p>-1.4593021</text:p>
          </table:table-cell>
          <table:table-cell table:formula="of:=[.C$4]*[.$B134]^[.C$6]" office:value-type="float" office:value="9.595513738" calcext:value-type="float">
            <text:p>9.595513738</text:p>
          </table:table-cell>
          <table:table-cell table:formula="of:=[.D$4]*[.$B134]^[.D$6]" office:value-type="float" office:value="-47.27172290416" calcext:value-type="float">
            <text:p>-47.27172290416</text:p>
          </table:table-cell>
          <table:table-cell table:formula="of:=[.E$4]*[.$B134]^[.E$6]" office:value-type="float" office:value="113.7103963999" calcext:value-type="float">
            <text:p>113.7103963999</text:p>
          </table:table-cell>
          <table:table-cell table:formula="of:=[.F$4]*[.$B134]^[.F$6]" office:value-type="float" office:value="-70.3995085388625" calcext:value-type="float">
            <text:p>-70.3995085388625</text:p>
          </table:table-cell>
          <table:table-cell table:formula="of:=[.G$4]*[.$B134]^[.G$6]" office:value-type="float" office:value="-45.8676965921118" calcext:value-type="float">
            <text:p>-45.8676965921118</text:p>
          </table:table-cell>
          <table:table-cell table:formula="of:=SUM([.K134:.Q134])" office:value-type="float" office:value="-36.0821199972341" calcext:value-type="float">
            <text:p>-36.0821199972341</text:p>
          </table:table-cell>
        </table:table-row>
        <table:table-row table:style-name="ro1">
          <table:table-cell table:formula="of:=EXP(LN([.B135])+1/[.$I$2]*[.J135]+ ([.R135]))" office:value-type="float" office:value="6517.01938328958" calcext:value-type="float">
            <text:p>6517.01938328958</text:p>
          </table:table-cell>
          <table:table-cell office:value-type="float" office:value="37" calcext:value-type="float">
            <text:p>37</text:p>
          </table:table-cell>
          <table:table-cell table:formula="of:=[.A$2]*[.$B135]^[.A$6]" office:value-type="float" office:value="-784.62" calcext:value-type="float">
            <text:p>-784.62</text:p>
          </table:table-cell>
          <table:table-cell table:formula="of:=[.B$2]*[.$B135]^[.B$6]" office:value-type="float" office:value="419.358" calcext:value-type="float">
            <text:p>419.358</text:p>
          </table:table-cell>
          <table:table-cell table:formula="of:=[.C$2]*[.$B135]^[.C$6]" office:value-type="float" office:value="888.97384" calcext:value-type="float">
            <text:p>888.97384</text:p>
          </table:table-cell>
          <table:table-cell table:formula="of:=[.D$2]*[.$B135]^[.D$6]" office:value-type="float" office:value="-3367.208828" calcext:value-type="float">
            <text:p>-3367.208828</text:p>
          </table:table-cell>
          <table:table-cell table:formula="of:=[.E$2]*[.$B135]^[.E$6]" office:value-type="float" office:value="6507.086992" calcext:value-type="float">
            <text:p>6507.086992</text:p>
          </table:table-cell>
          <table:table-cell table:formula="of:=[.F$2]*[.$B135]^[.F$6]" office:value-type="float" office:value="-9821.87806948001" calcext:value-type="float">
            <text:p>-9821.87806948001</text:p>
          </table:table-cell>
          <table:table-cell table:formula="of:=[.G$2]*[.$B135]^[.G$6]" office:value-type="float" office:value="9525.77243869431" calcext:value-type="float">
            <text:p>9525.77243869431</text:p>
          </table:table-cell>
          <table:table-cell table:formula="of:=SUM([.C135:.I135])" office:value-type="float" office:value="3367.4843732143" calcext:value-type="float">
            <text:p>3367.4843732143</text:p>
          </table:table-cell>
          <table:table-cell table:formula="of:=[.A$4]*[.$B135]^[.A$6]" office:value-type="float" office:value="5.6102" calcext:value-type="float">
            <text:p>5.6102</text:p>
          </table:table-cell>
          <table:table-cell table:formula="of:=[.B$4]*[.$B135]^[.B$6]" office:value-type="float" office:value="-1.471231" calcext:value-type="float">
            <text:p>-1.471231</text:p>
          </table:table-cell>
          <table:table-cell table:formula="of:=[.C$4]*[.$B135]^[.C$6]" office:value-type="float" office:value="9.7530298" calcext:value-type="float">
            <text:p>9.7530298</text:p>
          </table:table-cell>
          <table:table-cell table:formula="of:=[.D$4]*[.$B135]^[.D$6]" office:value-type="float" office:value="-48.44047696" calcext:value-type="float">
            <text:p>-48.44047696</text:p>
          </table:table-cell>
          <table:table-cell table:formula="of:=[.E$4]*[.$B135]^[.E$6]" office:value-type="float" office:value="117.474285641" calcext:value-type="float">
            <text:p>117.474285641</text:p>
          </table:table-cell>
          <table:table-cell table:formula="of:=[.F$4]*[.$B135]^[.F$6]" office:value-type="float" office:value="-73.3243001318" calcext:value-type="float">
            <text:p>-73.3243001318</text:p>
          </table:table-cell>
          <table:table-cell table:formula="of:=[.G$4]*[.$B135]^[.G$6]" office:value-type="float" office:value="-48.1638161497481" calcext:value-type="float">
            <text:p>-48.1638161497481</text:p>
          </table:table-cell>
          <table:table-cell table:formula="of:=SUM([.K135:.Q135])" office:value-type="float" office:value="-38.562308800548" calcext:value-type="float">
            <text:p>-38.562308800548</text:p>
          </table:table-cell>
        </table:table-row>
        <table:table-row table:style-name="ro1">
          <table:table-cell table:formula="of:=EXP(LN([.B136])+1/[.$I$2]*[.J136]+ ([.R136]))" office:value-type="float" office:value="8213.5021130238" calcext:value-type="float">
            <text:p>8213.5021130238</text:p>
          </table:table-cell>
          <table:table-cell office:value-type="float" office:value="37.3" calcext:value-type="float">
            <text:p>37.3</text:p>
          </table:table-cell>
          <table:table-cell table:formula="of:=[.A$2]*[.$B136]^[.A$6]" office:value-type="float" office:value="-784.62" calcext:value-type="float">
            <text:p>-784.62</text:p>
          </table:table-cell>
          <table:table-cell table:formula="of:=[.B$2]*[.$B136]^[.B$6]" office:value-type="float" office:value="422.7582" calcext:value-type="float">
            <text:p>422.7582</text:p>
          </table:table-cell>
          <table:table-cell table:formula="of:=[.C$2]*[.$B136]^[.C$6]" office:value-type="float" office:value="903.4480744" calcext:value-type="float">
            <text:p>903.4480744</text:p>
          </table:table-cell>
          <table:table-cell table:formula="of:=[.D$2]*[.$B136]^[.D$6]" office:value-type="float" office:value="-3449.779797692" calcext:value-type="float">
            <text:p>-3449.779797692</text:p>
          </table:table-cell>
          <table:table-cell table:formula="of:=[.E$2]*[.$B136]^[.E$6]" office:value-type="float" office:value="6720.7082641552" calcext:value-type="float">
            <text:p>6720.7082641552</text:p>
          </table:table-cell>
          <table:table-cell table:formula="of:=[.F$2]*[.$B136]^[.F$6]" office:value-type="float" office:value="-10226.5719243529" calcext:value-type="float">
            <text:p>-10226.5719243529</text:p>
          </table:table-cell>
          <table:table-cell table:formula="of:=[.G$2]*[.$B136]^[.G$6]" office:value-type="float" office:value="9998.68413348089" calcext:value-type="float">
            <text:p>9998.68413348089</text:p>
          </table:table-cell>
          <table:table-cell table:formula="of:=SUM([.C136:.I136])" office:value-type="float" office:value="3584.62694999116" calcext:value-type="float">
            <text:p>3584.62694999116</text:p>
          </table:table-cell>
          <table:table-cell table:formula="of:=[.A$4]*[.$B136]^[.A$6]" office:value-type="float" office:value="5.6102" calcext:value-type="float">
            <text:p>5.6102</text:p>
          </table:table-cell>
          <table:table-cell table:formula="of:=[.B$4]*[.$B136]^[.B$6]" office:value-type="float" office:value="-1.4831599" calcext:value-type="float">
            <text:p>-1.4831599</text:p>
          </table:table-cell>
          <table:table-cell table:formula="of:=[.C$4]*[.$B136]^[.C$6]" office:value-type="float" office:value="9.911828218" calcext:value-type="float">
            <text:p>9.911828218</text:p>
          </table:table-cell>
          <table:table-cell table:formula="of:=[.D$4]*[.$B136]^[.D$6]" office:value-type="float" office:value="-49.62833828944" calcext:value-type="float">
            <text:p>-49.62833828944</text:p>
          </table:table-cell>
          <table:table-cell table:formula="of:=[.E$4]*[.$B136]^[.E$6]" office:value-type="float" office:value="121.330851009652" calcext:value-type="float">
            <text:p>121.330851009652</text:p>
          </table:table-cell>
          <table:table-cell table:formula="of:=[.F$4]*[.$B136]^[.F$6]" office:value-type="float" office:value="-76.3455037617254" calcext:value-type="float">
            <text:p>-76.3455037617254</text:p>
          </table:table-cell>
          <table:table-cell table:formula="of:=[.G$4]*[.$B136]^[.G$6]" office:value-type="float" office:value="-50.554932678025" calcext:value-type="float">
            <text:p>-50.554932678025</text:p>
          </table:table-cell>
          <table:table-cell table:formula="of:=SUM([.K136:.Q136])" office:value-type="float" office:value="-41.1590554015382" calcext:value-type="float">
            <text:p>-41.1590554015382</text:p>
          </table:table-cell>
        </table:table-row>
        <table:table-row table:style-name="ro1">
          <table:table-cell table:formula="of:=EXP(LN([.B137])+1/[.$I$2]*[.J137]+ ([.R137]))" office:value-type="float" office:value="10469.3788006957" calcext:value-type="float">
            <text:p>10469.3788006957</text:p>
          </table:table-cell>
          <table:table-cell office:value-type="float" office:value="37.6" calcext:value-type="float">
            <text:p>37.6</text:p>
          </table:table-cell>
          <table:table-cell table:formula="of:=[.A$2]*[.$B137]^[.A$6]" office:value-type="float" office:value="-784.62" calcext:value-type="float">
            <text:p>-784.62</text:p>
          </table:table-cell>
          <table:table-cell table:formula="of:=[.B$2]*[.$B137]^[.B$6]" office:value-type="float" office:value="426.1584" calcext:value-type="float">
            <text:p>426.1584</text:p>
          </table:table-cell>
          <table:table-cell table:formula="of:=[.C$2]*[.$B137]^[.C$6]" office:value-type="float" office:value="918.039193600001" calcext:value-type="float">
            <text:p>918.039193600001</text:p>
          </table:table-cell>
          <table:table-cell table:formula="of:=[.D$2]*[.$B137]^[.D$6]" office:value-type="float" office:value="-3533.689726976" calcext:value-type="float">
            <text:p>-3533.689726976</text:p>
          </table:table-cell>
          <table:table-cell table:formula="of:=[.E$2]*[.$B137]^[.E$6]" office:value-type="float" office:value="6939.54659614721" calcext:value-type="float">
            <text:p>6939.54659614721</text:p>
          </table:table-cell>
          <table:table-cell table:formula="of:=[.F$2]*[.$B137]^[.F$6]" office:value-type="float" office:value="-10644.4969710322" calcext:value-type="float">
            <text:p>-10644.4969710322</text:p>
          </table:table-cell>
          <table:table-cell table:formula="of:=[.G$2]*[.$B137]^[.G$6]" office:value-type="float" office:value="10491.0009799746" calcext:value-type="float">
            <text:p>10491.0009799746</text:p>
          </table:table-cell>
          <table:table-cell table:formula="of:=SUM([.C137:.I137])" office:value-type="float" office:value="3811.93847171364" calcext:value-type="float">
            <text:p>3811.93847171364</text:p>
          </table:table-cell>
          <table:table-cell table:formula="of:=[.A$4]*[.$B137]^[.A$6]" office:value-type="float" office:value="5.6102" calcext:value-type="float">
            <text:p>5.6102</text:p>
          </table:table-cell>
          <table:table-cell table:formula="of:=[.B$4]*[.$B137]^[.B$6]" office:value-type="float" office:value="-1.4950888" calcext:value-type="float">
            <text:p>-1.4950888</text:p>
          </table:table-cell>
          <table:table-cell table:formula="of:=[.C$4]*[.$B137]^[.C$6]" office:value-type="float" office:value="10.071908992" calcext:value-type="float">
            <text:p>10.071908992</text:p>
          </table:table-cell>
          <table:table-cell table:formula="of:=[.D$4]*[.$B137]^[.D$6]" office:value-type="float" office:value="-50.83546181632" calcext:value-type="float">
            <text:p>-50.83546181632</text:p>
          </table:table-cell>
          <table:table-cell table:formula="of:=[.E$4]*[.$B137]^[.E$6]" office:value-type="float" office:value="125.281601438106" calcext:value-type="float">
            <text:p>125.281601438106</text:p>
          </table:table-cell>
          <table:table-cell table:formula="of:=[.F$4]*[.$B137]^[.F$6]" office:value-type="float" office:value="-79.4654836004619" calcext:value-type="float">
            <text:p>-79.4654836004619</text:p>
          </table:table-cell>
          <table:table-cell table:formula="of:=[.G$4]*[.$B137]^[.G$6]" office:value-type="float" office:value="-53.0441647308114" calcext:value-type="float">
            <text:p>-53.0441647308114</text:p>
          </table:table-cell>
          <table:table-cell table:formula="of:=SUM([.K137:.Q137])" office:value-type="float" office:value="-43.8764885174876" calcext:value-type="float">
            <text:p>-43.8764885174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18:13.773012631</meta:creation-date>
    <dc:date>2019-09-04T12:41:30.787383210</dc:date>
    <meta:editing-duration>PT2M16S</meta:editing-duration>
    <meta:editing-cycles>1</meta:editing-cycles>
    <meta:generator>LibreOffice/5.2.7.2$Linux_X86_64 LibreOffice_project/20m0$Build-2</meta:generator>
    <meta:document-statistic meta:table-count="1" meta:cell-count="2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29cm" svg:height="12.804cm" xlink:href=".." xlink:type="simple" chart:class="chart:scatter" chart:style-name="ch1">
        <chart:legend chart:legend-position="end" svg:x="22.766cm" svg:y="6.103cm" style:legend-expansion="high" chart:style-name="ch2"/>
        <chart:plot-area chart:style-name="ch3" table:cell-range-address="Sheet1.A12:Sheet1.B106" svg:x="0.5cm" svg:y="0.256cm" svg:width="21.766cm" svg:height="12.292cm">
          <chartooo:coordinate-region svg:x="1.121cm" svg:y="0.455cm" svg:width="20.865cm" svg:height="11.4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106" chart:class="chart:scatter">
            <chart:domain table:cell-range-address="Sheet1.A12:Sheet1.A106"/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706748285635">
                <text:p>0.00103706748285635</text:p>
                <draw:g>
                  <svg:desc>Sheet1.A12:Sheet1.A106</svg:desc>
                </draw:g>
              </table:table-cell>
              <table:table-cell office:value-type="float" office:value="0.1">
                <text:p>0.1</text:p>
                <draw:g>
                  <svg:desc>Sheet1.B12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9367325405228">
                <text:p>0.004293673254052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79620340474188">
                <text:p>0.007796203404741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5809286225325">
                <text:p>0.0115809286225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849598136886">
                <text:p>0.015684959813688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146485932212">
                <text:p>0.02014648593221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049812503126">
                <text:p>0.025004981250312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3013907929055">
                <text:p>0.03030139079290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0783015139931">
                <text:p>0.036078301513993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380105996427">
                <text:p>0.0423801059964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2531649133122">
                <text:p>0.04925316491331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459741282862">
                <text:p>0.056745974128286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9093420803868">
                <text:p>0.064909342080386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37965829584789">
                <text:p>0.07379658295847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4637310924506">
                <text:p>0.083463731092450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9697819545362">
                <text:p>0.093969781954536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376965162221">
                <text:p>0.10537696516222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7751054898123">
                <text:p>0.11775105489812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1161723210723">
                <text:p>0.13116172321072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5682941735455">
                <text:p>0.14568294173545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1393437484394">
                <text:p>0.16139343748439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8377208502818">
                <text:p>0.17837720850281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724105392627">
                <text:p>0.19672410539262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6530484967476">
                <text:p>0.216530484967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7899942644884">
                <text:p>0.23789994264488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944130609517">
                <text:p>0.26094413060951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5783669311966">
                <text:p>0.28578366931196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54916051177">
                <text:p>0.3125491605117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1382310844255">
                <text:p>0.34138231084425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2437175800442">
                <text:p>0.3724371758004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881535069243">
                <text:p>0.40588153506924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1898411413027">
                <text:p>0.44189841141302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0687746642672">
                <text:p>0.48068774664267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2468249837827">
                <text:p>0.522468249837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7479434734028">
                <text:p>0.56747943473402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5983865182908">
                <text:p>0.61598386518290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8269629798123">
                <text:p>0.6682696297981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4653069342568">
                <text:p>0.72465306934256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5481783107381">
                <text:p>0.7854817831073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1137943498646">
                <text:p>0.85113794349864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041951302787">
                <text:p>0.92204195130278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656467669492">
                <text:p>0.99865646766949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149086275645">
                <text:p>1.0814908627564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110612525174">
                <text:p>1.17110612525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812028165983">
                <text:p>1.2681202816598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7321437934175">
                <text:p>1.373214379341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8713909288059">
                <text:p>1.4871390928805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1072201944734">
                <text:p>1.6107220194473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4487573552234">
                <text:p>1.7448757355223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9060669464717">
                <text:p>1.8906066946471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4902505391225">
                <text:p>2.049025053912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2135552571149">
                <text:p>2.2213555257114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0894936101664">
                <text:p>2.4089493610166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1329758115868">
                <text:p>2.613297581158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3604558699466">
                <text:p>2.8360455869946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7900928755632">
                <text:p>3.0790092875563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4419290502959">
                <text:p>3.3441929050295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3380862945601">
                <text:p>3.6338086294560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5029831518569">
                <text:p>3.9502983151856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963574322288">
                <text:p>4.296357432228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7496150971217">
                <text:p>4.67496150971217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8939533622286">
                <text:p>5.0893953362228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4328521361329">
                <text:p>5.5432852136132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4063459771592">
                <text:p>6.04063459771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8586350242627">
                <text:p>6.5858635024262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8385209405877">
                <text:p>7.1838520940587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83998896234442">
                <text:p>7.8399889623444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602246248597">
                <text:p>8.560224624859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35113090541843">
                <text:p>9.3511309054184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199669268966">
                <text:p>10.219966926896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1747525786075">
                <text:p>11.174752578607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2243504619578">
                <text:p>12.224350461957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3785574908868">
                <text:p>13.378557490886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482075318144">
                <text:p>14.64820753181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452867191842">
                <text:p>16.045286719184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83063386498">
                <text:p>17.58306338649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762349204009">
                <text:p>19.276234920400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1410942907774">
                <text:p>21.141094290777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195719549986">
                <text:p>23.19571954998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4601902501826">
                <text:p>25.46019025018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9568355249142">
                <text:p>27.956835524914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7105195516152">
                <text:p>30.710519551615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.748971294851">
                <text:p>33.74897129485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1031668753362">
                <text:p>37.10316687533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8077746786603">
                <text:p>40.807774678660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.9016754878067">
                <text:p>44.9016754878067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4285725931144">
                <text:p>49.428572593114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437710126754">
                <text:p>54.43771012675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.9847219450685">
                <text:p>59.984721945068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1326384448287">
                <text:p>66.132638444828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9530850108866">
                <text:p>72.953085010886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.5277136921074">
                <text:p>80.527713692107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9499196307471">
                <text:p>88.949919630747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.3269063032767">
                <text:p>98.3269063032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82179523214">
                <text:p>108.782179523214</text:p>
              </table:table-cell>
              <table:table-cell office:value-type="float" office:value="28.3">
                <text:p>2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